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/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714375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0.00125cm" style:use-optimal-column-width="true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3">
            <text:p>Typ</text:p>
          </table:table-cell>
          <table:table-cell office:value-type="string" table:style-name="ce14">
            <text:p>Rechnung 2017</text:p>
          </table:table-cell>
          <table:table-cell office:value-type="string" table:style-name="ce14">
            <text:p>Voranschlag 2018</text:p>
          </table:table-cell>
          <table:table-cell office:value-type="string" table:style-name="ce13">
            <text:p>Voranschlag</text:p>
          </table:table-cell>
          <table:table-cell office:value-type="string" table:style-name="ce13">
            <text:p>Konto</text:p>
          </table:table-cell>
          <table:table-cell table:style-name="ce14"/>
          <table:table-cell office:value-type="string" table:style-name="ce14">
            <text:p>Rechnung 2018 Aufwand</text:p>
          </table:table-cell>
          <table:table-cell office:value-type="string" table:style-name="ce14">
            <text:p>Rechnung 2018 Ertrag</text:p>
          </table:table-cell>
          <table:table-cell office:value-type="string" table:style-name="ce14">
            <text:p>Abweichung von Budget u. Nachtr.</text:p>
          </table:table-cell>
          <table:table-cell table:number-columns-repeated="16375" table:style-name="ce14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T</text:p>
          </table:table-cell>
          <table:table-cell office:value-type="string" table:style-name="ce9">
            <text:p>Laufende Rechnung Stadt St. Ga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71297401.71000004" table:style-name="ce10">
            <text:p>671’297’401.71</text:p>
          </table:table-cell>
          <table:table-cell office:value-type="float" office:value="685193620" table:style-name="ce11">
            <text:p>685’193’62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63321775.66999996" table:style-name="ce10">
            <text:p>663’321’775.67</text:p>
          </table:table-cell>
          <table:table-cell table:style-name="ce10"/>
          <table:table-cell office:value-type="float" office:value="-28244844" table:style-name="ce11">
            <text:p>-28’244’84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64500" table:style-name="ce11">
            <text:p>264’5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759500" table:style-name="ce11">
            <text:p>3’759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349000" table:style-name="ce11">
            <text:p>2’349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83393698.75" table:style-name="ce10">
            <text:p>683’393’698.75</text:p>
          </table:table-cell>
          <table:table-cell office:value-type="float" office:value="675957875" table:style-name="ce11">
            <text:p>675’957’87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74223096.38999999" table:style-name="ce10">
            <text:p>674’223’096.39</text:p>
          </table:table-cell>
          <table:table-cell office:value-type="float" office:value="-1734779" table:style-name="ce11">
            <text:p>-1’734’7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5608745" table:style-name="ce11">
            <text:p>15’608’74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096297.039999999" table:style-name="ce10">
            <text:p>12’096’297.04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0901320.720000001" table:style-name="ce10">
            <text:p>10’901’320.72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</text:p>
          </table:table-cell>
          <table:table-cell office:value-type="string" table:style-name="ce9">
            <text:p>Bürgerschaft und Behörd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111113.2699999996" table:style-name="ce10">
            <text:p>8’111’113.27</text:p>
          </table:table-cell>
          <table:table-cell office:value-type="float" office:value="8334680" table:style-name="ce11">
            <text:p>8’334’68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359880.1500000004" table:style-name="ce10">
            <text:p>8’359’880.15</text:p>
          </table:table-cell>
          <table:table-cell table:style-name="ce10"/>
          <table:table-cell office:value-type="float" office:value="-114000" table:style-name="ce11">
            <text:p>-114’0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9200" table:style-name="ce11">
            <text:p>139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7319.75" table:style-name="ce10">
            <text:p>377’319.75</text:p>
          </table:table-cell>
          <table:table-cell office:value-type="float" office:value="399100" table:style-name="ce11">
            <text:p>39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22356" table:style-name="ce10">
            <text:p>422’356.00</text:p>
          </table:table-cell>
          <table:table-cell office:value-type="float" office:value="23256" table:style-name="ce11">
            <text:p>23’25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733793.5199999996" table:style-name="ce10">
            <text:p>7’733’793.52</text:p>
          </table:table-cell>
          <table:table-cell office:value-type="float" office:value="8074780" table:style-name="ce11">
            <text:p>8’074’78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937524.1500000004" table:style-name="ce10">
            <text:p>7’937’524.1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0</text:p>
          </table:table-cell>
          <table:table-cell office:value-type="string" table:style-name="ce9">
            <text:p>Gemein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2218.05" table:style-name="ce10">
            <text:p>422’218.05</text:p>
          </table:table-cell>
          <table:table-cell office:value-type="float" office:value="462000" table:style-name="ce11">
            <text:p>46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62438.9" table:style-name="ce10">
            <text:p>462’438.90</text:p>
          </table:table-cell>
          <table:table-cell table:style-name="ce10"/>
          <table:table-cell office:value-type="float" office:value="-16661" table:style-name="ce11">
            <text:p>-16’66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7100" table:style-name="ce11">
            <text:p>17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00" table:style-name="ce10">
            <text:p>6’000.00</text:p>
          </table:table-cell>
          <table:table-cell office:value-type="float" office:value="6500" table:style-name="ce11">
            <text:p>6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00" table:style-name="ce10">
            <text:p>2’000.00</text:p>
          </table:table-cell>
          <table:table-cell office:value-type="float" office:value="-4500" table:style-name="ce11">
            <text:p>-4’5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16218.05" table:style-name="ce10">
            <text:p>416’218.05</text:p>
          </table:table-cell>
          <table:table-cell office:value-type="float" office:value="472600" table:style-name="ce11">
            <text:p>472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60438.9" table:style-name="ce10">
            <text:p>460’438.9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589.3" table:style-name="ce6">
            <text:p>93’589.30</text:p>
          </table:table-cell>
          <table:table-cell office:value-type="float" office:value="97700" table:style-name="ce7">
            <text:p>97’7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00660.05" table:style-name="ce6">
            <text:p>100’660.05</text:p>
          </table:table-cell>
          <table:table-cell table:style-name="ce6"/>
          <table:table-cell office:value-type="float" office:value="2960" table:style-name="ce7">
            <text:p>2’9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5.8" table:style-name="ce6">
            <text:p>335.8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3.2" table:style-name="ce6">
            <text:p>383.20</text:p>
          </table:table-cell>
          <table:table-cell table:style-name="ce6"/>
          <table:table-cell office:value-type="float" office:value="-417" table:style-name="ce7">
            <text:p>-4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.2" table:style-name="ce6">
            <text:p>43.2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2.05" table:style-name="ce6">
            <text:p>42.05</text:p>
          </table:table-cell>
          <table:table-cell table:style-name="ce6"/>
          <table:table-cell office:value-type="float" office:value="-58" table:style-name="ce7">
            <text:p>-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065.4" table:style-name="ce6">
            <text:p>95’065.40</text:p>
          </table:table-cell>
          <table:table-cell office:value-type="float" office:value="101300" table:style-name="ce7">
            <text:p>101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0226.95" table:style-name="ce6">
            <text:p>120’226.95</text:p>
          </table:table-cell>
          <table:table-cell table:style-name="ce6"/>
          <table:table-cell office:value-type="float" office:value="1827" table:style-name="ce7">
            <text:p>1’8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7100" table:style-name="ce7">
            <text:p>17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722.5" table:style-name="ce6">
            <text:p>1’722.50</text:p>
          </table:table-cell>
          <table:table-cell table:style-name="ce6"/>
          <table:table-cell office:value-type="float" office:value="-1278" table:style-name="ce7">
            <text:p>-1’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64.9" table:style-name="ce6">
            <text:p>3’764.9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061.4" table:style-name="ce6">
            <text:p>2’061.40</text:p>
          </table:table-cell>
          <table:table-cell table:style-name="ce6"/>
          <table:table-cell office:value-type="float" office:value="-939" table:style-name="ce7">
            <text:p>-9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407.05" table:style-name="ce6">
            <text:p>229’407.05</text:p>
          </table:table-cell>
          <table:table-cell office:value-type="float" office:value="256100" table:style-name="ce7">
            <text:p>256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37327.35" table:style-name="ce6">
            <text:p>237’327.35</text:p>
          </table:table-cell>
          <table:table-cell table:style-name="ce6"/>
          <table:table-cell office:value-type="float" office:value="-18773" table:style-name="ce7">
            <text:p>-18’7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.4" table:style-name="ce6">
            <text:p>12.4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5.4" table:style-name="ce6">
            <text:p>15.40</text:p>
          </table:table-cell>
          <table:table-cell table:style-name="ce6"/>
          <table:table-cell office:value-type="float" office:value="15" table:style-name="ce7">
            <text:p>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00" table:style-name="ce6">
            <text:p>5’00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5000" table:style-name="ce7">
            <text:p>-5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0" table:style-name="ce6">
            <text:p>1’000.0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00" table:style-name="ce6">
            <text:p>2’000.00</text:p>
          </table:table-cell>
          <table:table-cell office:value-type="float" office:value="500" table:style-name="ce7">
            <text:p>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1</text:p>
          </table:table-cell>
          <table:table-cell office:value-type="string" table:style-name="ce9">
            <text:p>Stadtparlamen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1586.38" table:style-name="ce10">
            <text:p>371’586.38</text:p>
          </table:table-cell>
          <table:table-cell office:value-type="float" office:value="318580" table:style-name="ce11">
            <text:p>318’58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63479.38" table:style-name="ce10">
            <text:p>363’479.38</text:p>
          </table:table-cell>
          <table:table-cell table:style-name="ce10"/>
          <table:table-cell office:value-type="float" office:value="-12801" table:style-name="ce11">
            <text:p>-12’80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7700" table:style-name="ce11">
            <text:p>57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1586.38" table:style-name="ce10">
            <text:p>371’586.38</text:p>
          </table:table-cell>
          <table:table-cell office:value-type="float" office:value="376280" table:style-name="ce11">
            <text:p>376’28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63479.38" table:style-name="ce10">
            <text:p>363’479.3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1245.8" table:style-name="ce6">
            <text:p>271’245.80</text:p>
          </table:table-cell>
          <table:table-cell office:value-type="float" office:value="244040" table:style-name="ce7">
            <text:p>244’04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239415" table:style-name="ce6">
            <text:p>239’415.00</text:p>
          </table:table-cell>
          <table:table-cell table:style-name="ce6"/>
          <table:table-cell office:value-type="float" office:value="-4625" table:style-name="ce7">
            <text:p>-4’6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90.2" table:style-name="ce6">
            <text:p>6’990.2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508.9" table:style-name="ce6">
            <text:p>3’508.90</text:p>
          </table:table-cell>
          <table:table-cell table:style-name="ce6"/>
          <table:table-cell office:value-type="float" office:value="-1491" table:style-name="ce7">
            <text:p>-1’4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3.95" table:style-name="ce6">
            <text:p>393.9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37.15" table:style-name="ce6">
            <text:p>337.15</text:p>
          </table:table-cell>
          <table:table-cell table:style-name="ce6"/>
          <table:table-cell office:value-type="float" office:value="-163" table:style-name="ce7">
            <text:p>-1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170.31" table:style-name="ce6">
            <text:p>62’170.31</text:p>
          </table:table-cell>
          <table:table-cell office:value-type="float" office:value="67040" table:style-name="ce7">
            <text:p>67’04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3395.73" table:style-name="ce6">
            <text:p>113’395.73</text:p>
          </table:table-cell>
          <table:table-cell table:style-name="ce6"/>
          <table:table-cell office:value-type="float" office:value="-7344" table:style-name="ce7">
            <text:p>-7’3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3700" table:style-name="ce7">
            <text:p>53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185.97" table:style-name="ce6">
            <text:p>30’185.97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200.73" table:style-name="ce6">
            <text:p>6’200.73</text:p>
          </table:table-cell>
          <table:table-cell table:style-name="ce6"/>
          <table:table-cell office:value-type="float" office:value="1301" table:style-name="ce7">
            <text:p>1’3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0" table:style-name="ce7">
            <text:p>4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.15" table:style-name="ce6">
            <text:p>600.15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21.87" table:style-name="ce6">
            <text:p>621.87</text:p>
          </table:table-cell>
          <table:table-cell table:style-name="ce6"/>
          <table:table-cell office:value-type="float" office:value="-478" table:style-name="ce7">
            <text:p>-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2</text:p>
          </table:table-cell>
          <table:table-cell office:value-type="string" table:style-name="ce9">
            <text:p>Stadtra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14460.5499999998" table:style-name="ce10">
            <text:p>2’314’460.55</text:p>
          </table:table-cell>
          <table:table-cell office:value-type="float" office:value="2315800" table:style-name="ce11">
            <text:p>2’315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38486.88" table:style-name="ce10">
            <text:p>2’338’486.88</text:p>
          </table:table-cell>
          <table:table-cell table:style-name="ce10"/>
          <table:table-cell office:value-type="float" office:value="-11313" table:style-name="ce11">
            <text:p>-11’31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4000" table:style-name="ce11">
            <text:p>34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870" table:style-name="ce10">
            <text:p>98’870.00</text:p>
          </table:table-cell>
          <table:table-cell office:value-type="float" office:value="116500" table:style-name="ce11">
            <text:p>116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5836.2" table:style-name="ce10">
            <text:p>115’836.20</text:p>
          </table:table-cell>
          <table:table-cell office:value-type="float" office:value="-664" table:style-name="ce11">
            <text:p>-66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15590.5499999998" table:style-name="ce10">
            <text:p>2’215’590.55</text:p>
          </table:table-cell>
          <table:table-cell office:value-type="float" office:value="2233300" table:style-name="ce11">
            <text:p>2’233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222650.6800000002" table:style-name="ce10">
            <text:p>2’222’650.6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1076.45" table:style-name="ce6">
            <text:p>1’251’076.45</text:p>
          </table:table-cell>
          <table:table-cell office:value-type="float" office:value="1284900" table:style-name="ce7">
            <text:p>1’284’9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280023.25" table:style-name="ce6">
            <text:p>1’280’023.25</text:p>
          </table:table-cell>
          <table:table-cell table:style-name="ce6"/>
          <table:table-cell office:value-type="float" office:value="-4877" table:style-name="ce7">
            <text:p>-4’8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971.75" table:style-name="ce6">
            <text:p>89’971.75</text:p>
          </table:table-cell>
          <table:table-cell office:value-type="float" office:value="95700" table:style-name="ce7">
            <text:p>95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2944.45" table:style-name="ce6">
            <text:p>92’944.45</text:p>
          </table:table-cell>
          <table:table-cell table:style-name="ce6"/>
          <table:table-cell office:value-type="float" office:value="-2756" table:style-name="ce7">
            <text:p>-2’7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112.04999999999" table:style-name="ce6">
            <text:p>165’112.05</text:p>
          </table:table-cell>
          <table:table-cell office:value-type="float" office:value="175000" table:style-name="ce7">
            <text:p>175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74053.4" table:style-name="ce6">
            <text:p>174’053.40</text:p>
          </table:table-cell>
          <table:table-cell table:style-name="ce6"/>
          <table:table-cell office:value-type="float" office:value="-947" table:style-name="ce7">
            <text:p>-9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11.2" table:style-name="ce6">
            <text:p>7’411.20</text:p>
          </table:table-cell>
          <table:table-cell office:value-type="float" office:value="11600" table:style-name="ce7">
            <text:p>11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686" table:style-name="ce6">
            <text:p>7’686.00</text:p>
          </table:table-cell>
          <table:table-cell table:style-name="ce6"/>
          <table:table-cell office:value-type="float" office:value="-3914" table:style-name="ce7">
            <text:p>-3’9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8718.4" table:style-name="ce6">
            <text:p>668’718.40</text:p>
          </table:table-cell>
          <table:table-cell office:value-type="float" office:value="670000" table:style-name="ce7">
            <text:p>670’000</text:p>
          </table:table-cell>
          <table:table-cell table:style-name="ce5"/>
          <table:table-cell office:value-type="string" table:style-name="ce5">
            <text:p>307</text:p>
          </table:table-cell>
          <table:table-cell office:value-type="string" table:style-name="ce5">
            <text:p>Besondere Rentenleistungen</text:p>
          </table:table-cell>
          <table:table-cell office:value-type="float" office:value="676089.4" table:style-name="ce6">
            <text:p>676’089.40</text:p>
          </table:table-cell>
          <table:table-cell table:style-name="ce6"/>
          <table:table-cell office:value-type="float" office:value="6089" table:style-name="ce7">
            <text:p>6’0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511.9" table:style-name="ce6">
            <text:p>29’511.9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0000" table:style-name="ce6">
            <text:p>3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723.5" table:style-name="ce6">
            <text:p>73’723.50</text:p>
          </table:table-cell>
          <table:table-cell office:value-type="float" office:value="45000" table:style-name="ce7">
            <text:p>45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2105.85" table:style-name="ce6">
            <text:p>42’105.85</text:p>
          </table:table-cell>
          <table:table-cell table:style-name="ce6"/>
          <table:table-cell office:value-type="float" office:value="-2894" table:style-name="ce7">
            <text:p>-2’8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220.2" table:style-name="ce6">
            <text:p>26’220.20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3985.050000000003" table:style-name="ce6">
            <text:p>33’985.05</text:p>
          </table:table-cell>
          <table:table-cell table:style-name="ce6"/>
          <table:table-cell office:value-type="float" office:value="-15" table:style-name="ce7">
            <text:p>-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4000" table:style-name="ce7">
            <text:p>34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15.1" table:style-name="ce6">
            <text:p>2’715.10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599.48" table:style-name="ce6">
            <text:p>1’599.48</text:p>
          </table:table-cell>
          <table:table-cell table:style-name="ce6"/>
          <table:table-cell office:value-type="float" office:value="-2001" table:style-name="ce7">
            <text:p>-2’0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8870" table:style-name="ce6">
            <text:p>98’870.00</text:p>
          </table:table-cell>
          <table:table-cell office:value-type="float" office:value="116500" table:style-name="ce7">
            <text:p>116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5836.2" table:style-name="ce6">
            <text:p>115’836.20</text:p>
          </table:table-cell>
          <table:table-cell office:value-type="float" office:value="-664" table:style-name="ce7">
            <text:p>-6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5</text:p>
          </table:table-cell>
          <table:table-cell office:value-type="string" table:style-name="ce9">
            <text:p>Ombuds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965.29" table:style-name="ce10">
            <text:p>112’965.29</text:p>
          </table:table-cell>
          <table:table-cell office:value-type="float" office:value="111300" table:style-name="ce11">
            <text:p>111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3105.53" table:style-name="ce10">
            <text:p>103’105.53</text:p>
          </table:table-cell>
          <table:table-cell table:style-name="ce10"/>
          <table:table-cell office:value-type="float" office:value="-8194" table:style-name="ce11">
            <text:p>-8’19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965.29" table:style-name="ce10">
            <text:p>112’965.29</text:p>
          </table:table-cell>
          <table:table-cell office:value-type="float" office:value="111300" table:style-name="ce11">
            <text:p>111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3105.53" table:style-name="ce10">
            <text:p>103’105.5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862.400000000001" table:style-name="ce6">
            <text:p>62’862.40</text:p>
          </table:table-cell>
          <table:table-cell office:value-type="float" office:value="66800" table:style-name="ce7">
            <text:p>66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1996.4" table:style-name="ce6">
            <text:p>61’996.40</text:p>
          </table:table-cell>
          <table:table-cell table:style-name="ce6"/>
          <table:table-cell office:value-type="float" office:value="-4804" table:style-name="ce7">
            <text:p>-4’8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44.2" table:style-name="ce6">
            <text:p>4’744.20</text:p>
          </table:table-cell>
          <table:table-cell office:value-type="float" office:value="4800" table:style-name="ce7">
            <text:p>4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615.1000000000004" table:style-name="ce6">
            <text:p>4’615.10</text:p>
          </table:table-cell>
          <table:table-cell table:style-name="ce6"/>
          <table:table-cell office:value-type="float" office:value="-185" table:style-name="ce7">
            <text:p>-1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71.1" table:style-name="ce6">
            <text:p>5’771.10</text:p>
          </table:table-cell>
          <table:table-cell office:value-type="float" office:value="7800" table:style-name="ce7">
            <text:p>7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028.05" table:style-name="ce6">
            <text:p>6’028.05</text:p>
          </table:table-cell>
          <table:table-cell table:style-name="ce6"/>
          <table:table-cell office:value-type="float" office:value="-1772" table:style-name="ce7">
            <text:p>-1’7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3.2" table:style-name="ce6">
            <text:p>413.2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93.65" table:style-name="ce6">
            <text:p>393.65</text:p>
          </table:table-cell>
          <table:table-cell table:style-name="ce6"/>
          <table:table-cell office:value-type="float" office:value="94" table:style-name="ce7">
            <text:p>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77.5" table:style-name="ce6">
            <text:p>1’377.5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26.05" table:style-name="ce6">
            <text:p>926.05</text:p>
          </table:table-cell>
          <table:table-cell table:style-name="ce6"/>
          <table:table-cell office:value-type="float" office:value="-974" table:style-name="ce7">
            <text:p>-9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2.45" table:style-name="ce6">
            <text:p>842.4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993.7" table:style-name="ce6">
            <text:p>13’993.70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2971.35" table:style-name="ce6">
            <text:p>12’971.35</text:p>
          </table:table-cell>
          <table:table-cell table:style-name="ce6"/>
          <table:table-cell office:value-type="float" office:value="-29" table:style-name="ce7">
            <text:p>-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8.5" table:style-name="ce6">
            <text:p>778.5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4.400000000000006" table:style-name="ce6">
            <text:p>74.40</text:p>
          </table:table-cell>
          <table:table-cell table:style-name="ce6"/>
          <table:table-cell office:value-type="float" office:value="-326" table:style-name="ce7">
            <text:p>-3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03.85" table:style-name="ce6">
            <text:p>9’603.8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643" table:style-name="ce6">
            <text:p>5’643.00</text:p>
          </table:table-cell>
          <table:table-cell table:style-name="ce6"/>
          <table:table-cell office:value-type="float" office:value="1143" table:style-name="ce7">
            <text:p>1’1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5.9" table:style-name="ce6">
            <text:p>205.90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72.49" table:style-name="ce6">
            <text:p>12’372.49</text:p>
          </table:table-cell>
          <table:table-cell office:value-type="float" office:value="11800" table:style-name="ce7">
            <text:p>11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457.530000000001" table:style-name="ce6">
            <text:p>10’457.53</text:p>
          </table:table-cell>
          <table:table-cell table:style-name="ce6"/>
          <table:table-cell office:value-type="float" office:value="-1342" table:style-name="ce7">
            <text:p>-1’3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</text:p>
          </table:table-cell>
          <table:table-cell office:value-type="string" table:style-name="ce9">
            <text:p>Stadtkanzl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31822.0299999998" table:style-name="ce10">
            <text:p>2’431’822.03</text:p>
          </table:table-cell>
          <table:table-cell office:value-type="float" office:value="2484800" table:style-name="ce11">
            <text:p>2’484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57427.25" table:style-name="ce10">
            <text:p>2’457’427.25</text:p>
          </table:table-cell>
          <table:table-cell table:style-name="ce10"/>
          <table:table-cell office:value-type="float" office:value="-57773" table:style-name="ce11">
            <text:p>-57’77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0400" table:style-name="ce11">
            <text:p>30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9001.35" table:style-name="ce10">
            <text:p>169’001.35</text:p>
          </table:table-cell>
          <table:table-cell office:value-type="float" office:value="172200" table:style-name="ce11">
            <text:p>172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6846.25" table:style-name="ce10">
            <text:p>176’846.25</text:p>
          </table:table-cell>
          <table:table-cell office:value-type="float" office:value="4646" table:style-name="ce11">
            <text:p>4’64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62820.6800000002" table:style-name="ce10">
            <text:p>2’262’820.68</text:p>
          </table:table-cell>
          <table:table-cell office:value-type="float" office:value="2343000" table:style-name="ce11">
            <text:p>2’343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280581" table:style-name="ce10">
            <text:p>2’280’581.0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0</text:p>
          </table:table-cell>
          <table:table-cell office:value-type="string" table:style-name="ce9">
            <text:p>Stadtschreiber und Kanzl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79780.1000000001" table:style-name="ce10">
            <text:p>1’079’780.10</text:p>
          </table:table-cell>
          <table:table-cell office:value-type="float" office:value="1093000" table:style-name="ce11">
            <text:p>1’09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94842.02" table:style-name="ce10">
            <text:p>1’094’842.02</text:p>
          </table:table-cell>
          <table:table-cell table:style-name="ce10"/>
          <table:table-cell office:value-type="float" office:value="-23558" table:style-name="ce11">
            <text:p>-23’55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5400" table:style-name="ce11">
            <text:p>25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114.5" table:style-name="ce10">
            <text:p>21’114.50</text:p>
          </table:table-cell>
          <table:table-cell office:value-type="float" office:value="16000" table:style-name="ce11">
            <text:p>16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313.849999999999" table:style-name="ce10">
            <text:p>20’313.85</text:p>
          </table:table-cell>
          <table:table-cell office:value-type="float" office:value="4314" table:style-name="ce11">
            <text:p>4’31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58665.6000000001" table:style-name="ce10">
            <text:p>1’058’665.60</text:p>
          </table:table-cell>
          <table:table-cell office:value-type="float" office:value="1102400" table:style-name="ce11">
            <text:p>1’102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74528.17" table:style-name="ce10">
            <text:p>1’074’528.17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6122.35" table:style-name="ce6">
            <text:p>606’122.35</text:p>
          </table:table-cell>
          <table:table-cell office:value-type="float" office:value="611300" table:style-name="ce7">
            <text:p>611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19632.44999999995" table:style-name="ce6">
            <text:p>619’632.45</text:p>
          </table:table-cell>
          <table:table-cell table:style-name="ce6"/>
          <table:table-cell office:value-type="float" office:value="8332" table:style-name="ce7">
            <text:p>8’3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5417.8" table:style-name="ce6">
            <text:p>45’417.80</text:p>
          </table:table-cell>
          <table:table-cell office:value-type="float" office:value="45000" table:style-name="ce7">
            <text:p>45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6738.65" table:style-name="ce6">
            <text:p>46’738.65</text:p>
          </table:table-cell>
          <table:table-cell table:style-name="ce6"/>
          <table:table-cell office:value-type="float" office:value="1739" table:style-name="ce7">
            <text:p>1’7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531.149999999994" table:style-name="ce6">
            <text:p>75’531.15</text:p>
          </table:table-cell>
          <table:table-cell office:value-type="float" office:value="78000" table:style-name="ce7">
            <text:p>78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7536.600000000006" table:style-name="ce6">
            <text:p>77’536.60</text:p>
          </table:table-cell>
          <table:table-cell table:style-name="ce6"/>
          <table:table-cell office:value-type="float" office:value="-463" table:style-name="ce7">
            <text:p>-4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07.85" table:style-name="ce6">
            <text:p>3’507.85</text:p>
          </table:table-cell>
          <table:table-cell office:value-type="float" office:value="3200" table:style-name="ce7">
            <text:p>3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557.2" table:style-name="ce6">
            <text:p>3’557.20</text:p>
          </table:table-cell>
          <table:table-cell table:style-name="ce6"/>
          <table:table-cell office:value-type="float" office:value="357" table:style-name="ce7">
            <text:p>3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27.95" table:style-name="ce6">
            <text:p>5’727.9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-2678.35" table:style-name="ce6">
            <text:p>-2’678.35</text:p>
          </table:table-cell>
          <table:table-cell table:style-name="ce6"/>
          <table:table-cell office:value-type="float" office:value="7678" table:style-name="ce7">
            <text:p>7’6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707.89" table:style-name="ce6">
            <text:p>84’707.89</text:p>
          </table:table-cell>
          <table:table-cell office:value-type="float" office:value="68100" table:style-name="ce7">
            <text:p>68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5502.02" table:style-name="ce6">
            <text:p>55’502.02</text:p>
          </table:table-cell>
          <table:table-cell table:style-name="ce6"/>
          <table:table-cell office:value-type="float" office:value="-12598" table:style-name="ce7">
            <text:p>-12’5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06.35" table:style-name="ce6">
            <text:p>3’206.35</text:p>
          </table:table-cell>
          <table:table-cell office:value-type="float" office:value="5200" table:style-name="ce7">
            <text:p>5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761.65" table:style-name="ce6">
            <text:p>6’761.65</text:p>
          </table:table-cell>
          <table:table-cell table:style-name="ce6"/>
          <table:table-cell office:value-type="float" office:value="1562" table:style-name="ce7">
            <text:p>1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778.06" table:style-name="ce6">
            <text:p>77’778.06</text:p>
          </table:table-cell>
          <table:table-cell office:value-type="float" office:value="91700" table:style-name="ce7">
            <text:p>91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5775.03" table:style-name="ce6">
            <text:p>75’775.03</text:p>
          </table:table-cell>
          <table:table-cell table:style-name="ce6"/>
          <table:table-cell office:value-type="float" office:value="-15925" table:style-name="ce7">
            <text:p>-15’9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619.07" table:style-name="ce6">
            <text:p>167’619.07</text:p>
          </table:table-cell>
          <table:table-cell office:value-type="float" office:value="174400" table:style-name="ce7">
            <text:p>174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05730.59" table:style-name="ce6">
            <text:p>205’730.59</text:p>
          </table:table-cell>
          <table:table-cell table:style-name="ce6"/>
          <table:table-cell office:value-type="float" office:value="5931" table:style-name="ce7">
            <text:p>5’9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5400" table:style-name="ce7">
            <text:p>25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61.629999999999" table:style-name="ce6">
            <text:p>10’161.63</text:p>
          </table:table-cell>
          <table:table-cell office:value-type="float" office:value="9100" table:style-name="ce7">
            <text:p>9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286.18" table:style-name="ce6">
            <text:p>6’286.18</text:p>
          </table:table-cell>
          <table:table-cell table:style-name="ce6"/>
          <table:table-cell office:value-type="float" office:value="-2814" table:style-name="ce7">
            <text:p>-2’8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" table:style-name="ce6">
            <text:p>600.0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000" table:style-name="ce6">
            <text:p>1’000.00</text:p>
          </table:table-cell>
          <table:table-cell office:value-type="float" office:value="100" table:style-name="ce7">
            <text:p>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81.7999999999993" table:style-name="ce6">
            <text:p>9’781.8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713.85" table:style-name="ce6">
            <text:p>13’713.85</text:p>
          </table:table-cell>
          <table:table-cell office:value-type="float" office:value="8314" table:style-name="ce7">
            <text:p>8’3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00" table:style-name="ce6">
            <text:p>7’400.00</text:p>
          </table:table-cell>
          <table:table-cell office:value-type="float" office:value="8100" table:style-name="ce7">
            <text:p>8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600" table:style-name="ce6">
            <text:p>5’600.00</text:p>
          </table:table-cell>
          <table:table-cell office:value-type="float" office:value="-2500" table:style-name="ce7">
            <text:p>-2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32.7" table:style-name="ce6">
            <text:p>3’332.7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number-columns-repeated="2" table:style-name="ce6"/>
          <table:table-cell office:value-type="float" office:value="-1600" table:style-name="ce7">
            <text:p>-1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2</text:p>
          </table:table-cell>
          <table:table-cell office:value-type="string" table:style-name="ce9">
            <text:p>Information, Postdienst, Kopierer und Drucksach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87965.24" table:style-name="ce10">
            <text:p>1’287’965.24</text:p>
          </table:table-cell>
          <table:table-cell office:value-type="float" office:value="1325300" table:style-name="ce11">
            <text:p>1’325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98663.71" table:style-name="ce10">
            <text:p>1’298’663.71</text:p>
          </table:table-cell>
          <table:table-cell table:style-name="ce10"/>
          <table:table-cell office:value-type="float" office:value="-31636" table:style-name="ce11">
            <text:p>-31’63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000" table:style-name="ce11">
            <text:p>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4786.85" table:style-name="ce10">
            <text:p>124’786.85</text:p>
          </table:table-cell>
          <table:table-cell office:value-type="float" office:value="134700" table:style-name="ce11">
            <text:p>13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7682.4" table:style-name="ce10">
            <text:p>127’682.40</text:p>
          </table:table-cell>
          <table:table-cell office:value-type="float" office:value="-7018" table:style-name="ce11">
            <text:p>-7’01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63178.3899999999" table:style-name="ce10">
            <text:p>1’163’178.39</text:p>
          </table:table-cell>
          <table:table-cell office:value-type="float" office:value="1195600" table:style-name="ce11">
            <text:p>1’19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70981.31" table:style-name="ce10">
            <text:p>1’170’981.3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9025.35" table:style-name="ce6">
            <text:p>429’025.35</text:p>
          </table:table-cell>
          <table:table-cell office:value-type="float" office:value="402000" table:style-name="ce7">
            <text:p>402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12694.95" table:style-name="ce6">
            <text:p>412’694.95</text:p>
          </table:table-cell>
          <table:table-cell table:style-name="ce6"/>
          <table:table-cell office:value-type="float" office:value="10695" table:style-name="ce7">
            <text:p>10’6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189.8" table:style-name="ce6">
            <text:p>32’189.80</text:p>
          </table:table-cell>
          <table:table-cell office:value-type="float" office:value="29800" table:style-name="ce7">
            <text:p>29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9826" table:style-name="ce6">
            <text:p>29’826.00</text:p>
          </table:table-cell>
          <table:table-cell table:style-name="ce6"/>
          <table:table-cell office:value-type="float" office:value="26" table:style-name="ce7">
            <text:p>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018.35" table:style-name="ce6">
            <text:p>41’018.35</text:p>
          </table:table-cell>
          <table:table-cell office:value-type="float" office:value="40100" table:style-name="ce7">
            <text:p>40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309.85" table:style-name="ce6">
            <text:p>39’309.85</text:p>
          </table:table-cell>
          <table:table-cell table:style-name="ce6"/>
          <table:table-cell office:value-type="float" office:value="-790" table:style-name="ce7">
            <text:p>-7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16.25" table:style-name="ce6">
            <text:p>2’816.25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603.4499999999998" table:style-name="ce6">
            <text:p>2’603.45</text:p>
          </table:table-cell>
          <table:table-cell table:style-name="ce6"/>
          <table:table-cell office:value-type="float" office:value="403" table:style-name="ce7">
            <text:p>4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06.15" table:style-name="ce6">
            <text:p>7’906.15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1405.2" table:style-name="ce6">
            <text:p>11’405.20</text:p>
          </table:table-cell>
          <table:table-cell table:style-name="ce6"/>
          <table:table-cell office:value-type="float" office:value="-95" table:style-name="ce7">
            <text:p>-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1.85" table:style-name="ce6">
            <text:p>851.85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70.1" table:style-name="ce6">
            <text:p>1’970.10</text:p>
          </table:table-cell>
          <table:table-cell table:style-name="ce6"/>
          <table:table-cell office:value-type="float" office:value="1170" table:style-name="ce7">
            <text:p>1’1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71.7" table:style-name="ce6">
            <text:p>10’971.70</text:p>
          </table:table-cell>
          <table:table-cell office:value-type="float" office:value="7900" table:style-name="ce7">
            <text:p>7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664.9" table:style-name="ce6">
            <text:p>7’664.90</text:p>
          </table:table-cell>
          <table:table-cell table:style-name="ce6"/>
          <table:table-cell office:value-type="float" office:value="-235" table:style-name="ce7">
            <text:p>-2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500" table:style-name="ce7">
            <text:p>16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806.15" table:style-name="ce6">
            <text:p>14’806.15</text:p>
          </table:table-cell>
          <table:table-cell table:style-name="ce6"/>
          <table:table-cell office:value-type="float" office:value="-1694" table:style-name="ce7">
            <text:p>-1’6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52.3000000000002" table:style-name="ce6">
            <text:p>2’352.30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112.55" table:style-name="ce6">
            <text:p>3’112.55</text:p>
          </table:table-cell>
          <table:table-cell table:style-name="ce6"/>
          <table:table-cell office:value-type="float" office:value="913" table:style-name="ce7">
            <text:p>9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359.01" table:style-name="ce6">
            <text:p>40’359.01</text:p>
          </table:table-cell>
          <table:table-cell office:value-type="float" office:value="46000" table:style-name="ce7">
            <text:p>46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40492.85" table:style-name="ce6">
            <text:p>40’492.85</text:p>
          </table:table-cell>
          <table:table-cell table:style-name="ce6"/>
          <table:table-cell office:value-type="float" office:value="-5507" table:style-name="ce7">
            <text:p>-5’5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1.6" table:style-name="ce6">
            <text:p>351.6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3.3" table:style-name="ce6">
            <text:p>53.30</text:p>
          </table:table-cell>
          <table:table-cell table:style-name="ce6"/>
          <table:table-cell office:value-type="float" office:value="-347" table:style-name="ce7">
            <text:p>-3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3728.25" table:style-name="ce6">
            <text:p>583’728.25</text:p>
          </table:table-cell>
          <table:table-cell office:value-type="float" office:value="643700" table:style-name="ce7">
            <text:p>643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15619.75" table:style-name="ce6">
            <text:p>615’619.75</text:p>
          </table:table-cell>
          <table:table-cell table:style-name="ce6"/>
          <table:table-cell office:value-type="float" office:value="-28080" table:style-name="ce7">
            <text:p>-28’0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41.95" table:style-name="ce6">
            <text:p>2’641.95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97.05" table:style-name="ce6">
            <text:p>1’897.05</text:p>
          </table:table-cell>
          <table:table-cell table:style-name="ce6"/>
          <table:table-cell office:value-type="float" office:value="-103" table:style-name="ce7">
            <text:p>-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515.8" table:style-name="ce6">
            <text:p>128’515.80</text:p>
          </table:table-cell>
          <table:table-cell office:value-type="float" office:value="121700" table:style-name="ce7">
            <text:p>121’7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15596.6" table:style-name="ce6">
            <text:p>115’596.60</text:p>
          </table:table-cell>
          <table:table-cell table:style-name="ce6"/>
          <table:table-cell office:value-type="float" office:value="-6103" table:style-name="ce7">
            <text:p>-6’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36.88" table:style-name="ce6">
            <text:p>5’236.88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11.01" table:style-name="ce6">
            <text:p>1’611.01</text:p>
          </table:table-cell>
          <table:table-cell table:style-name="ce6"/>
          <table:table-cell office:value-type="float" office:value="-1889" table:style-name="ce7">
            <text:p>-1’8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391.7" table:style-name="ce6">
            <text:p>75’391.70</text:p>
          </table:table-cell>
          <table:table-cell office:value-type="float" office:value="75900" table:style-name="ce7">
            <text:p>75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9701.899999999994" table:style-name="ce6">
            <text:p>79’701.90</text:p>
          </table:table-cell>
          <table:table-cell office:value-type="float" office:value="3802" table:style-name="ce7">
            <text:p>3’8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395.15" table:style-name="ce6">
            <text:p>49’395.15</text:p>
          </table:table-cell>
          <table:table-cell office:value-type="float" office:value="58400" table:style-name="ce7">
            <text:p>58’4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7980.5" table:style-name="ce6">
            <text:p>47’980.50</text:p>
          </table:table-cell>
          <table:table-cell office:value-type="float" office:value="-10420" table:style-name="ce7">
            <text:p>-10’4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number-columns-repeated="2" table:style-name="ce6"/>
          <table:table-cell office:value-type="float" office:value="-400" table:style-name="ce7">
            <text:p>-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3</text:p>
          </table:table-cell>
          <table:table-cell office:value-type="string" table:style-name="ce9">
            <text:p>Saalbewirtschaf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4076.69" table:style-name="ce10">
            <text:p>64’076.69</text:p>
          </table:table-cell>
          <table:table-cell office:value-type="float" office:value="66500" table:style-name="ce11">
            <text:p>66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3921.52" table:style-name="ce10">
            <text:p>63’921.52</text:p>
          </table:table-cell>
          <table:table-cell table:style-name="ce10"/>
          <table:table-cell office:value-type="float" office:value="-2578" table:style-name="ce11">
            <text:p>-2’57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100" table:style-name="ce10">
            <text:p>23’100.00</text:p>
          </table:table-cell>
          <table:table-cell office:value-type="float" office:value="21500" table:style-name="ce11">
            <text:p>21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850" table:style-name="ce10">
            <text:p>28’850.00</text:p>
          </table:table-cell>
          <table:table-cell office:value-type="float" office:value="7350" table:style-name="ce11">
            <text:p>7’35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0976.69" table:style-name="ce10">
            <text:p>40’976.69</text:p>
          </table:table-cell>
          <table:table-cell office:value-type="float" office:value="45000" table:style-name="ce11">
            <text:p>45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5071.519999999997" table:style-name="ce10">
            <text:p>35’071.5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779.55" table:style-name="ce6">
            <text:p>52’779.55</text:p>
          </table:table-cell>
          <table:table-cell office:value-type="float" office:value="54900" table:style-name="ce7">
            <text:p>54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2973" table:style-name="ce6">
            <text:p>52’973.00</text:p>
          </table:table-cell>
          <table:table-cell table:style-name="ce6"/>
          <table:table-cell office:value-type="float" office:value="-1927" table:style-name="ce7">
            <text:p>-1’9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7.65" table:style-name="ce6">
            <text:p>3’847.65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74" table:style-name="ce6">
            <text:p>3’874.00</text:p>
          </table:table-cell>
          <table:table-cell table:style-name="ce6"/>
          <table:table-cell office:value-type="float" office:value="74" table:style-name="ce7">
            <text:p>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00" table:style-name="ce6">
            <text:p>5’400.0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796" table:style-name="ce6">
            <text:p>5’796.00</text:p>
          </table:table-cell>
          <table:table-cell table:style-name="ce6"/>
          <table:table-cell office:value-type="float" office:value="696" table:style-name="ce7">
            <text:p>6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1.9" table:style-name="ce6">
            <text:p>331.9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24.10000000000002" table:style-name="ce6">
            <text:p>324.10</text:p>
          </table:table-cell>
          <table:table-cell table:style-name="ce6"/>
          <table:table-cell office:value-type="float" office:value="24" table:style-name="ce7">
            <text:p>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9.5" table:style-name="ce6">
            <text:p>669.5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84.5" table:style-name="ce6">
            <text:p>284.50</text:p>
          </table:table-cell>
          <table:table-cell table:style-name="ce6"/>
          <table:table-cell office:value-type="float" office:value="-16" table:style-name="ce7">
            <text:p>-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0" table:style-name="ce6">
            <text:p>460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.900000000000006" table:style-name="ce6">
            <text:p>69.9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8.1" table:style-name="ce6">
            <text:p>158.10</text:p>
          </table:table-cell>
          <table:table-cell table:style-name="ce6"/>
          <table:table-cell office:value-type="float" office:value="-142" table:style-name="ce7">
            <text:p>-1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8.19000000000005" table:style-name="ce6">
            <text:p>518.19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11.82" table:style-name="ce6">
            <text:p>511.82</text:p>
          </table:table-cell>
          <table:table-cell table:style-name="ce6"/>
          <table:table-cell office:value-type="float" office:value="-588" table:style-name="ce7">
            <text:p>-5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600" table:style-name="ce6">
            <text:p>21’600.0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7350" table:style-name="ce6">
            <text:p>27’350.00</text:p>
          </table:table-cell>
          <table:table-cell office:value-type="float" office:value="7350" table:style-name="ce7">
            <text:p>7’3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0" table:style-name="ce6">
            <text:p>1’500.0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500" table:style-name="ce6">
            <text:p>1’5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7</text:p>
          </table:table-cell>
          <table:table-cell office:value-type="string" table:style-name="ce9">
            <text:p>Recht und Legisti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1520.37" table:style-name="ce10">
            <text:p>351’520.37</text:p>
          </table:table-cell>
          <table:table-cell office:value-type="float" office:value="382500" table:style-name="ce11">
            <text:p>382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2361.09000000003" table:style-name="ce10">
            <text:p>332’361.09</text:p>
          </table:table-cell>
          <table:table-cell table:style-name="ce10"/>
          <table:table-cell office:value-type="float" office:value="-50139" table:style-name="ce11">
            <text:p>-50’13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50" table:style-name="ce10">
            <text:p>3’850.00</text:p>
          </table:table-cell>
          <table:table-cell office:value-type="float" office:value="5400" table:style-name="ce11">
            <text:p>5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148.450000000001" table:style-name="ce10">
            <text:p>10’148.45</text:p>
          </table:table-cell>
          <table:table-cell office:value-type="float" office:value="4748" table:style-name="ce11">
            <text:p>4’74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7670.37" table:style-name="ce10">
            <text:p>347’670.37</text:p>
          </table:table-cell>
          <table:table-cell office:value-type="float" office:value="377100" table:style-name="ce11">
            <text:p>377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2212.64" table:style-name="ce10">
            <text:p>322’212.6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6402.65000000002" table:style-name="ce6">
            <text:p>276’402.65</text:p>
          </table:table-cell>
          <table:table-cell office:value-type="float" office:value="277000" table:style-name="ce7">
            <text:p>277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63267.84999999998" table:style-name="ce6">
            <text:p>263’267.85</text:p>
          </table:table-cell>
          <table:table-cell table:style-name="ce6"/>
          <table:table-cell office:value-type="float" office:value="-13732" table:style-name="ce7">
            <text:p>-13’7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74.5" table:style-name="ce6">
            <text:p>20’874.50</text:p>
          </table:table-cell>
          <table:table-cell office:value-type="float" office:value="20600" table:style-name="ce7">
            <text:p>20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9606.849999999999" table:style-name="ce6">
            <text:p>19’606.85</text:p>
          </table:table-cell>
          <table:table-cell table:style-name="ce6"/>
          <table:table-cell office:value-type="float" office:value="-993" table:style-name="ce7">
            <text:p>-9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673.8" table:style-name="ce6">
            <text:p>25’673.80</text:p>
          </table:table-cell>
          <table:table-cell office:value-type="float" office:value="28500" table:style-name="ce7">
            <text:p>28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7452.1" table:style-name="ce6">
            <text:p>27’452.10</text:p>
          </table:table-cell>
          <table:table-cell table:style-name="ce6"/>
          <table:table-cell office:value-type="float" office:value="-1048" table:style-name="ce7">
            <text:p>-1’0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34.35" table:style-name="ce6">
            <text:p>1’734.3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631.95" table:style-name="ce6">
            <text:p>1’631.95</text:p>
          </table:table-cell>
          <table:table-cell table:style-name="ce6"/>
          <table:table-cell office:value-type="float" office:value="132" table:style-name="ce7">
            <text:p>1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26.0999999999999" table:style-name="ce6">
            <text:p>1’226.1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table:number-columns-repeated="2" table:style-name="ce6"/>
          <table:table-cell office:value-type="float" office:value="-900" table:style-name="ce7">
            <text:p>-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4.4" table:style-name="ce6">
            <text:p>3’004.4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471.49" table:style-name="ce6">
            <text:p>3’471.49</text:p>
          </table:table-cell>
          <table:table-cell table:style-name="ce6"/>
          <table:table-cell office:value-type="float" office:value="-629" table:style-name="ce7">
            <text:p>-6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900" table:style-name="ce7">
            <text:p>-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0.6" table:style-name="ce6">
            <text:p>430.6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394.2" table:style-name="ce6">
            <text:p>21’394.20</text:p>
          </table:table-cell>
          <table:table-cell office:value-type="float" office:value="47700" table:style-name="ce7">
            <text:p>47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399.400000000001" table:style-name="ce6">
            <text:p>16’399.40</text:p>
          </table:table-cell>
          <table:table-cell table:style-name="ce6"/>
          <table:table-cell office:value-type="float" office:value="-31301" table:style-name="ce7">
            <text:p>-31’3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9.77" table:style-name="ce6">
            <text:p>779.77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31.45000000000005" table:style-name="ce6">
            <text:p>531.45</text:p>
          </table:table-cell>
          <table:table-cell table:style-name="ce6"/>
          <table:table-cell office:value-type="float" office:value="-369" table:style-name="ce7">
            <text:p>-3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700" table:style-name="ce6">
            <text:p>1’700.00</text:p>
          </table:table-cell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700" table:style-name="ce6">
            <text:p>1’700.00</text:p>
          </table:table-cell>
          <table:table-cell office:value-type="float" office:value="1700" table:style-name="ce7">
            <text:p>1’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50" table:style-name="ce6">
            <text:p>3’850.00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748.45" table:style-name="ce6">
            <text:p>6’748.45</text:p>
          </table:table-cell>
          <table:table-cell office:value-type="float" office:value="3348" table:style-name="ce7">
            <text:p>3’3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8</text:p>
          </table:table-cell>
          <table:table-cell office:value-type="string" table:style-name="ce9">
            <text:p>Finanzkontro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5862.44" table:style-name="ce10">
            <text:p>985’862.44</text:p>
          </table:table-cell>
          <table:table-cell office:value-type="float" office:value="1020400" table:style-name="ce11">
            <text:p>1’020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03571.85" table:style-name="ce10">
            <text:p>1’003’571.85</text:p>
          </table:table-cell>
          <table:table-cell table:style-name="ce10"/>
          <table:table-cell office:value-type="float" office:value="-16828" table:style-name="ce11">
            <text:p>-16’82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7150" table:style-name="ce10">
            <text:p>87’150.00</text:p>
          </table:table-cell>
          <table:table-cell office:value-type="float" office:value="85700" table:style-name="ce11">
            <text:p>85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9625.1" table:style-name="ce10">
            <text:p>109’625.10</text:p>
          </table:table-cell>
          <table:table-cell office:value-type="float" office:value="23925" table:style-name="ce11">
            <text:p>23’9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98712.44" table:style-name="ce10">
            <text:p>898’712.44</text:p>
          </table:table-cell>
          <table:table-cell office:value-type="float" office:value="934700" table:style-name="ce11">
            <text:p>934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93946.75" table:style-name="ce10">
            <text:p>893’946.7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2488.4" table:style-name="ce6">
            <text:p>792’488.40</text:p>
          </table:table-cell>
          <table:table-cell office:value-type="float" office:value="819800" table:style-name="ce7">
            <text:p>819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811729.45" table:style-name="ce6">
            <text:p>811’729.45</text:p>
          </table:table-cell>
          <table:table-cell table:style-name="ce6"/>
          <table:table-cell office:value-type="float" office:value="-8071" table:style-name="ce7">
            <text:p>-8’0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645.599999999999" table:style-name="ce6">
            <text:p>58’645.60</text:p>
          </table:table-cell>
          <table:table-cell office:value-type="float" office:value="59400" table:style-name="ce7">
            <text:p>59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7993.4" table:style-name="ce6">
            <text:p>57’993.40</text:p>
          </table:table-cell>
          <table:table-cell table:style-name="ce6"/>
          <table:table-cell office:value-type="float" office:value="-1407" table:style-name="ce7">
            <text:p>-1’4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780.45" table:style-name="ce6">
            <text:p>99’780.45</text:p>
          </table:table-cell>
          <table:table-cell office:value-type="float" office:value="98000" table:style-name="ce7">
            <text:p>98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07183.7" table:style-name="ce6">
            <text:p>107’183.70</text:p>
          </table:table-cell>
          <table:table-cell table:style-name="ce6"/>
          <table:table-cell office:value-type="float" office:value="9184" table:style-name="ce7">
            <text:p>9’1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44.5" table:style-name="ce6">
            <text:p>4’644.50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94.3500000000004" table:style-name="ce6">
            <text:p>4’394.35</text:p>
          </table:table-cell>
          <table:table-cell table:style-name="ce6"/>
          <table:table-cell office:value-type="float" office:value="94" table:style-name="ce7">
            <text:p>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63.5" table:style-name="ce6">
            <text:p>12’163.50</text:p>
          </table:table-cell>
          <table:table-cell office:value-type="float" office:value="11100" table:style-name="ce7">
            <text:p>11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430.4500000000007" table:style-name="ce6">
            <text:p>9’430.45</text:p>
          </table:table-cell>
          <table:table-cell table:style-name="ce6"/>
          <table:table-cell office:value-type="float" office:value="-1670" table:style-name="ce7">
            <text:p>-1’6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17.3000000000002" table:style-name="ce6">
            <text:p>2’417.30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030.95" table:style-name="ce6">
            <text:p>2’030.95</text:p>
          </table:table-cell>
          <table:table-cell table:style-name="ce6"/>
          <table:table-cell office:value-type="float" office:value="-869" table:style-name="ce7">
            <text:p>-8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23.15" table:style-name="ce6">
            <text:p>5’723.1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59.45" table:style-name="ce6">
            <text:p>859.45</text:p>
          </table:table-cell>
          <table:table-cell table:style-name="ce6"/>
          <table:table-cell office:value-type="float" office:value="-141" table:style-name="ce7">
            <text:p>-1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9.55" table:style-name="ce6">
            <text:p>169.55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57" table:style-name="ce6">
            <text:p>1’957.0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932.6" table:style-name="ce6">
            <text:p>1’932.60</text:p>
          </table:table-cell>
          <table:table-cell table:style-name="ce6"/>
          <table:table-cell office:value-type="float" office:value="633" table:style-name="ce7">
            <text:p>6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2.55" table:style-name="ce6">
            <text:p>692.55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162.65" table:style-name="ce6">
            <text:p>2’162.65</text:p>
          </table:table-cell>
          <table:table-cell table:style-name="ce6"/>
          <table:table-cell office:value-type="float" office:value="-13537" table:style-name="ce7">
            <text:p>-13’5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25" table:style-name="ce6">
            <text:p>2’825.00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884.35" table:style-name="ce6">
            <text:p>2’884.35</text:p>
          </table:table-cell>
          <table:table-cell table:style-name="ce6"/>
          <table:table-cell office:value-type="float" office:value="84" table:style-name="ce7">
            <text:p>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55.4399999999996" table:style-name="ce6">
            <text:p>4’355.44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970.5" table:style-name="ce6">
            <text:p>2’970.50</text:p>
          </table:table-cell>
          <table:table-cell table:style-name="ce6"/>
          <table:table-cell office:value-type="float" office:value="-1130" table:style-name="ce7">
            <text:p>-1’1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400" table:style-name="ce6">
            <text:p>70’400.00</text:p>
          </table:table-cell>
          <table:table-cell office:value-type="float" office:value="70000" table:style-name="ce7">
            <text:p>7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4325" table:style-name="ce6">
            <text:p>64’325.00</text:p>
          </table:table-cell>
          <table:table-cell office:value-type="float" office:value="-5675" table:style-name="ce7">
            <text:p>-5’6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50" table:style-name="ce6">
            <text:p>16’750.00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5300.1" table:style-name="ce6">
            <text:p>45’300.10</text:p>
          </table:table-cell>
          <table:table-cell office:value-type="float" office:value="29600" table:style-name="ce7">
            <text:p>29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9</text:p>
          </table:table-cell>
          <table:table-cell office:value-type="string" table:style-name="ce9">
            <text:p>Kommunik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0678.1599999999" table:style-name="ce10">
            <text:p>1’120’678.16</text:p>
          </table:table-cell>
          <table:table-cell office:value-type="float" office:value="1239300" table:style-name="ce11">
            <text:p>1’239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99009.27" table:style-name="ce10">
            <text:p>1’299’009.27</text:p>
          </table:table-cell>
          <table:table-cell table:style-name="ce10"/>
          <table:table-cell office:value-type="float" office:value="59709" table:style-name="ce11">
            <text:p>59’70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448.4" table:style-name="ce10">
            <text:p>12’448.40</text:p>
          </table:table-cell>
          <table:table-cell office:value-type="float" office:value="12800" table:style-name="ce11">
            <text:p>12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900" table:style-name="ce10">
            <text:p>7’900.00</text:p>
          </table:table-cell>
          <table:table-cell office:value-type="float" office:value="-4900" table:style-name="ce11">
            <text:p>-4’9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08229.76" table:style-name="ce10">
            <text:p>1’108’229.76</text:p>
          </table:table-cell>
          <table:table-cell office:value-type="float" office:value="1226500" table:style-name="ce11">
            <text:p>1’226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91109.27" table:style-name="ce10">
            <text:p>1’291’109.27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4969.55000000005" table:style-name="ce6">
            <text:p>624’969.55</text:p>
          </table:table-cell>
          <table:table-cell office:value-type="float" office:value="726300" table:style-name="ce7">
            <text:p>726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30465.85" table:style-name="ce6">
            <text:p>730’465.85</text:p>
          </table:table-cell>
          <table:table-cell table:style-name="ce6"/>
          <table:table-cell office:value-type="float" office:value="4166" table:style-name="ce7">
            <text:p>4’1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831.199999999997" table:style-name="ce6">
            <text:p>46’831.20</text:p>
          </table:table-cell>
          <table:table-cell office:value-type="float" office:value="53300" table:style-name="ce7">
            <text:p>53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5199.75" table:style-name="ce6">
            <text:p>55’199.75</text:p>
          </table:table-cell>
          <table:table-cell table:style-name="ce6"/>
          <table:table-cell office:value-type="float" office:value="1900" table:style-name="ce7">
            <text:p>1’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830.15" table:style-name="ce6">
            <text:p>60’830.15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7562.149999999994" table:style-name="ce6">
            <text:p>77’562.15</text:p>
          </table:table-cell>
          <table:table-cell table:style-name="ce6"/>
          <table:table-cell office:value-type="float" office:value="17562" table:style-name="ce7">
            <text:p>17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61.85" table:style-name="ce6">
            <text:p>3’961.85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534.3" table:style-name="ce6">
            <text:p>4’534.30</text:p>
          </table:table-cell>
          <table:table-cell table:style-name="ce6"/>
          <table:table-cell office:value-type="float" office:value="734" table:style-name="ce7">
            <text:p>7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638.85" table:style-name="ce6">
            <text:p>50’638.85</text:p>
          </table:table-cell>
          <table:table-cell office:value-type="float" office:value="52200" table:style-name="ce7">
            <text:p>52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2553.55" table:style-name="ce6">
            <text:p>42’553.55</text:p>
          </table:table-cell>
          <table:table-cell table:style-name="ce6"/>
          <table:table-cell office:value-type="float" office:value="-9646" table:style-name="ce7">
            <text:p>-9’6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92.8" table:style-name="ce6">
            <text:p>1’692.80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774.9" table:style-name="ce6">
            <text:p>3’774.90</text:p>
          </table:table-cell>
          <table:table-cell table:style-name="ce6"/>
          <table:table-cell office:value-type="float" office:value="-125" table:style-name="ce7">
            <text:p>-1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25.3000000000002" table:style-name="ce6">
            <text:p>2’225.3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34.5" table:style-name="ce6">
            <text:p>534.50</text:p>
          </table:table-cell>
          <table:table-cell table:style-name="ce6"/>
          <table:table-cell office:value-type="float" office:value="-466" table:style-name="ce7">
            <text:p>-4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08.95" table:style-name="ce6">
            <text:p>2’908.9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431.15" table:style-name="ce6">
            <text:p>3’431.15</text:p>
          </table:table-cell>
          <table:table-cell table:style-name="ce6"/>
          <table:table-cell office:value-type="float" office:value="-569" table:style-name="ce7">
            <text:p>-5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456.06" table:style-name="ce6">
            <text:p>208’456.06</text:p>
          </table:table-cell>
          <table:table-cell office:value-type="float" office:value="242000" table:style-name="ce7">
            <text:p>24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33679.1" table:style-name="ce6">
            <text:p>233’679.10</text:p>
          </table:table-cell>
          <table:table-cell table:style-name="ce6"/>
          <table:table-cell office:value-type="float" office:value="-8321" table:style-name="ce7">
            <text:p>-8’3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37.11" table:style-name="ce6">
            <text:p>3’637.11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669.65" table:style-name="ce6">
            <text:p>2’669.65</text:p>
          </table:table-cell>
          <table:table-cell table:style-name="ce6"/>
          <table:table-cell office:value-type="float" office:value="-730" table:style-name="ce7">
            <text:p>-7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96.2" table:style-name="ce6">
            <text:p>15’096.20</text:p>
          </table:table-cell>
          <table:table-cell office:value-type="float" office:value="15100" table:style-name="ce7">
            <text:p>15’1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5104.4" table:style-name="ce6">
            <text:p>15’104.40</text:p>
          </table:table-cell>
          <table:table-cell table:style-name="ce6"/>
          <table:table-cell office:value-type="float" office:value="4" table:style-name="ce7">
            <text:p>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430.14" table:style-name="ce6">
            <text:p>99’430.14</text:p>
          </table:table-cell>
          <table:table-cell office:value-type="float" office:value="74300" table:style-name="ce7">
            <text:p>74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9499.97" table:style-name="ce6">
            <text:p>129’499.97</text:p>
          </table:table-cell>
          <table:table-cell table:style-name="ce6"/>
          <table:table-cell office:value-type="float" office:value="55200" table:style-name="ce7">
            <text:p>55’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448.4" table:style-name="ce6">
            <text:p>12’448.40</text:p>
          </table:table-cell>
          <table:table-cell office:value-type="float" office:value="12800" table:style-name="ce7">
            <text:p>12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900" table:style-name="ce6">
            <text:p>7’900.00</text:p>
          </table:table-cell>
          <table:table-cell office:value-type="float" office:value="-4900" table:style-name="ce7">
            <text:p>-4’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</text:p>
          </table:table-cell>
          <table:table-cell office:value-type="string" table:style-name="ce9">
            <text:p>Direktion Inneres und 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1854622.93000001" table:style-name="ce10">
            <text:p>131’854’622.93</text:p>
          </table:table-cell>
          <table:table-cell office:value-type="float" office:value="138666640" table:style-name="ce11">
            <text:p>138’666’64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4062466.95999999" table:style-name="ce10">
            <text:p>134’062’466.96</text:p>
          </table:table-cell>
          <table:table-cell table:style-name="ce10"/>
          <table:table-cell office:value-type="float" office:value="-6912673" table:style-name="ce11">
            <text:p>-6’912’67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25500" table:style-name="ce11">
            <text:p>925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83000" table:style-name="ce11">
            <text:p>1’383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7246944.56" table:style-name="ce10">
            <text:p>427’246’944.56</text:p>
          </table:table-cell>
          <table:table-cell office:value-type="float" office:value="424361250" table:style-name="ce11">
            <text:p>424’361’25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28749014.80000001" table:style-name="ce10">
            <text:p>428’749’014.80</text:p>
          </table:table-cell>
          <table:table-cell office:value-type="float" office:value="4387765" table:style-name="ce11">
            <text:p>4’387’7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5392321.63" table:style-name="ce10">
            <text:p>295’392’321.63</text:p>
          </table:table-cell>
          <table:table-cell office:value-type="float" office:value="283386110" table:style-name="ce11">
            <text:p>283’386’11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94686547.83999997" table:style-name="ce10">
            <text:p>294’686’547.84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</text:p>
          </table:table-cell>
          <table:table-cell office:value-type="string" table:style-name="ce9">
            <text:p>Stab Inneres und 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422176.199999999" table:style-name="ce10">
            <text:p>19’422’176.20</text:p>
          </table:table-cell>
          <table:table-cell office:value-type="float" office:value="19747100" table:style-name="ce11">
            <text:p>19’747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557779.469999999" table:style-name="ce10">
            <text:p>20’557’779.47</text:p>
          </table:table-cell>
          <table:table-cell table:style-name="ce10"/>
          <table:table-cell office:value-type="float" office:value="-617821" table:style-name="ce11">
            <text:p>-617’82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98500" table:style-name="ce11">
            <text:p>598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30000" table:style-name="ce11">
            <text:p>830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250" table:style-name="ce10">
            <text:p>13’250.00</text:p>
          </table:table-cell>
          <table:table-cell office:value-type="float" office:value="18900" table:style-name="ce11">
            <text:p>1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9219.35" table:style-name="ce10">
            <text:p>149’219.35</text:p>
          </table:table-cell>
          <table:table-cell office:value-type="float" office:value="130319" table:style-name="ce11">
            <text:p>130’31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408926.199999999" table:style-name="ce10">
            <text:p>19’408’926.20</text:p>
          </table:table-cell>
          <table:table-cell office:value-type="float" office:value="21156700" table:style-name="ce11">
            <text:p>21’156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408560.120000001" table:style-name="ce10">
            <text:p>20’408’560.1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8086.61" table:style-name="ce10">
            <text:p>358’086.61</text:p>
          </table:table-cell>
          <table:table-cell office:value-type="float" office:value="310400" table:style-name="ce11">
            <text:p>310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51948.07999999996" table:style-name="ce10">
            <text:p>651’948.08</text:p>
          </table:table-cell>
          <table:table-cell table:style-name="ce10"/>
          <table:table-cell office:value-type="float" office:value="20548" table:style-name="ce11">
            <text:p>20’54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56000" table:style-name="ce11">
            <text:p>156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65000" table:style-name="ce11">
            <text:p>165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650" table:style-name="ce10">
            <text:p>3’650.00</text:p>
          </table:table-cell>
          <table:table-cell office:value-type="float" office:value="18900" table:style-name="ce11">
            <text:p>1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9219.35" table:style-name="ce10">
            <text:p>149’219.35</text:p>
          </table:table-cell>
          <table:table-cell office:value-type="float" office:value="130319" table:style-name="ce11">
            <text:p>130’31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4436.61" table:style-name="ce10">
            <text:p>354’436.61</text:p>
          </table:table-cell>
          <table:table-cell office:value-type="float" office:value="612500" table:style-name="ce11">
            <text:p>61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02728.73" table:style-name="ce10">
            <text:p>502’728.7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8786.2" table:style-name="ce6">
            <text:p>278’786.20</text:p>
          </table:table-cell>
          <table:table-cell office:value-type="float" office:value="251100" table:style-name="ce7">
            <text:p>251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14449.05" table:style-name="ce6">
            <text:p>414’449.05</text:p>
          </table:table-cell>
          <table:table-cell table:style-name="ce6"/>
          <table:table-cell office:value-type="float" office:value="-1651" table:style-name="ce7">
            <text:p>-1’6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5000" table:style-name="ce7">
            <text:p>165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146" table:style-name="ce6">
            <text:p>21’146.00</text:p>
          </table:table-cell>
          <table:table-cell office:value-type="float" office:value="18400" table:style-name="ce7">
            <text:p>18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1477.95" table:style-name="ce6">
            <text:p>31’477.95</text:p>
          </table:table-cell>
          <table:table-cell table:style-name="ce6"/>
          <table:table-cell office:value-type="float" office:value="13078" table:style-name="ce7">
            <text:p>13’0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652.35" table:style-name="ce6">
            <text:p>21’652.35</text:p>
          </table:table-cell>
          <table:table-cell office:value-type="float" office:value="25800" table:style-name="ce7">
            <text:p>25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8941.599999999999" table:style-name="ce6">
            <text:p>38’941.60</text:p>
          </table:table-cell>
          <table:table-cell table:style-name="ce6"/>
          <table:table-cell office:value-type="float" office:value="13142" table:style-name="ce7">
            <text:p>13’1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12.95" table:style-name="ce6">
            <text:p>1’812.95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800.3" table:style-name="ce6">
            <text:p>2’800.30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27.7" table:style-name="ce6">
            <text:p>5’127.7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31.7" table:style-name="ce6">
            <text:p>1’831.70</text:p>
          </table:table-cell>
          <table:table-cell table:style-name="ce6"/>
          <table:table-cell office:value-type="float" office:value="-1168" table:style-name="ce7">
            <text:p>-1’1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50.65" table:style-name="ce6">
            <text:p>2’150.65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30.1" table:style-name="ce6">
            <text:p>1’430.10</text:p>
          </table:table-cell>
          <table:table-cell table:style-name="ce6"/>
          <table:table-cell office:value-type="float" office:value="30" table:style-name="ce7">
            <text:p>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5.3" table:style-name="ce6">
            <text:p>505.3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24.25" table:style-name="ce6">
            <text:p>3’724.25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446.9500000000007" table:style-name="ce6">
            <text:p>8’446.95</text:p>
          </table:table-cell>
          <table:table-cell table:style-name="ce6"/>
          <table:table-cell office:value-type="float" office:value="-153" table:style-name="ce7">
            <text:p>-1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000" table:style-name="ce7">
            <text:p>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106.15" table:style-name="ce6">
            <text:p>21’106.1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9965.85" table:style-name="ce6">
            <text:p>149’965.85</text:p>
          </table:table-cell>
          <table:table-cell table:style-name="ce6"/>
          <table:table-cell office:value-type="float" office:value="-34" table:style-name="ce7">
            <text:p>-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49000" table:style-name="ce7">
            <text:p>149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5.36" table:style-name="ce6">
            <text:p>265.36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6.95" table:style-name="ce6">
            <text:p>126.95</text:p>
          </table:table-cell>
          <table:table-cell table:style-name="ce6"/>
          <table:table-cell office:value-type="float" office:value="-5173" table:style-name="ce7">
            <text:p>-5’1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9.7" table:style-name="ce6">
            <text:p>1’809.7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477.63" table:style-name="ce6">
            <text:p>2’477.63</text:p>
          </table:table-cell>
          <table:table-cell table:style-name="ce6"/>
          <table:table-cell office:value-type="float" office:value="1478" table:style-name="ce7">
            <text:p>1’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50" table:style-name="ce6">
            <text:p>3’650.00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33219.35" table:style-name="ce6">
            <text:p>133’219.35</text:p>
          </table:table-cell>
          <table:table-cell office:value-type="float" office:value="130319" table:style-name="ce7">
            <text:p>130’3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000" table:style-name="ce6">
            <text:p>16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1</text:p>
          </table:table-cell>
          <table:table-cell office:value-type="string" table:style-name="ce9">
            <text:p>Kulturförder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9254.48" table:style-name="ce10">
            <text:p>339’254.48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600" table:style-name="ce10">
            <text:p>9’600.00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29654.48" table:style-name="ce10">
            <text:p>329’654.48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65" table:style-name="ce6">
            <text:p>6’065.00</text:p>
          </table:table-cell>
          <table:table-cell table:style-name="ce7"/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4086.75" table:style-name="ce6">
            <text:p>254’086.75</text:p>
          </table:table-cell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816.55" table:style-name="ce6">
            <text:p>18’816.55</text:p>
          </table:table-cell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207.200000000001" table:style-name="ce6">
            <text:p>23’207.20</text:p>
          </table:table-cell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19.6" table:style-name="ce6">
            <text:p>1’619.60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28.3" table:style-name="ce6">
            <text:p>1’028.30</text:p>
          </table:table-cell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06.85" table:style-name="ce6">
            <text:p>2’406.85</text:p>
          </table:table-cell>
          <table:table-cell table:style-name="ce7"/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6.65" table:style-name="ce6">
            <text:p>1’626.6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08.9" table:style-name="ce6">
            <text:p>2’508.9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8.5" table:style-name="ce6">
            <text:p>138.50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338.95" table:style-name="ce6">
            <text:p>26’338.95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1.23" table:style-name="ce6">
            <text:p>1’411.23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00" table:style-name="ce6">
            <text:p>9’600.0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724835.109999999" table:style-name="ce10">
            <text:p>18’724’835.11</text:p>
          </table:table-cell>
          <table:table-cell office:value-type="float" office:value="19436700" table:style-name="ce11">
            <text:p>19’436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9905831.390000001" table:style-name="ce10">
            <text:p>19’905’831.39</text:p>
          </table:table-cell>
          <table:table-cell table:style-name="ce10"/>
          <table:table-cell office:value-type="float" office:value="-638369" table:style-name="ce11">
            <text:p>-638’36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42500" table:style-name="ce11">
            <text:p>442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65000" table:style-name="ce11">
            <text:p>665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724835.109999999" table:style-name="ce10">
            <text:p>18’724’835.11</text:p>
          </table:table-cell>
          <table:table-cell office:value-type="float" office:value="20544200" table:style-name="ce11">
            <text:p>20’544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905831.390000001" table:style-name="ce10">
            <text:p>19’905’831.3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5000" table:style-name="ce6">
            <text:p>65’000.0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90000" table:style-name="ce6">
            <text:p>9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2621.9" table:style-name="ce6">
            <text:p>212’621.90</text:p>
          </table:table-cell>
          <table:table-cell office:value-type="float" office:value="190000" table:style-name="ce7">
            <text:p>190’000</text:p>
          </table:table-cell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office:value-type="float" office:value="192476.55" table:style-name="ce6">
            <text:p>192’476.55</text:p>
          </table:table-cell>
          <table:table-cell table:style-name="ce6"/>
          <table:table-cell office:value-type="float" office:value="2477" table:style-name="ce7">
            <text:p>2’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30800" table:style-name="ce6">
            <text:p>5’830’800.00</text:p>
          </table:table-cell>
          <table:table-cell office:value-type="float" office:value="6012300" table:style-name="ce7">
            <text:p>6’012’300</text:p>
          </table:table-cell>
          <table:table-cell table:style-name="ce5"/>
          <table:table-cell office:value-type="string" table:style-name="ce5">
            <text:p>364</text:p>
          </table:table-cell>
          <table:table-cell office:value-type="string" table:style-name="ce5">
            <text:p>Beiträge an gemischtwirtschaftliche Unternehmungen</text:p>
          </table:table-cell>
          <table:table-cell office:value-type="float" office:value="6277339" table:style-name="ce6">
            <text:p>6’277’339.00</text:p>
          </table:table-cell>
          <table:table-cell table:style-name="ce6"/>
          <table:table-cell office:value-type="float" office:value="-181561" table:style-name="ce7">
            <text:p>-181’5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3600" table:style-name="ce7">
            <text:p>83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63000" table:style-name="ce7">
            <text:p>363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61413.210000001" table:style-name="ce6">
            <text:p>12’361’413.21</text:p>
          </table:table-cell>
          <table:table-cell office:value-type="float" office:value="12835400" table:style-name="ce7">
            <text:p>12’835’4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3065875.689999999" table:style-name="ce6">
            <text:p>13’065’875.69</text:p>
          </table:table-cell>
          <table:table-cell table:style-name="ce6"/>
          <table:table-cell office:value-type="float" office:value="-430424" table:style-name="ce7">
            <text:p>-430’4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58900" table:style-name="ce7">
            <text:p>358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2000" table:style-name="ce7">
            <text:p>302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00" table:style-name="ce6">
            <text:p>60’000.0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1140.1500000000001" table:style-name="ce6">
            <text:p>1’140.15</text:p>
          </table:table-cell>
          <table:table-cell table:style-name="ce6"/>
          <table:table-cell office:value-type="float" office:value="-28860" table:style-name="ce7">
            <text:p>-28’8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5000" table:style-name="ce6">
            <text:p>195’000.00</text:p>
          </table:table-cell>
          <table:table-cell office:value-type="float" office:value="279000" table:style-name="ce7">
            <text:p>279’000</text:p>
          </table:table-cell>
          <table:table-cell table:style-name="ce5"/>
          <table:table-cell office:value-type="string" table:style-name="ce5">
            <text:p>367</text:p>
          </table:table-cell>
          <table:table-cell office:value-type="string" table:style-name="ce5">
            <text:p>Beiträge ins Ausland</text:p>
          </table:table-cell>
          <table:table-cell office:value-type="float" office:value="279000" table:style-name="ce6">
            <text:p>279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1</text:p>
          </table:table-cell>
          <table:table-cell office:value-type="string" table:style-name="ce9">
            <text:p>Standortförder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2096.3" table:style-name="ce10">
            <text:p>1’122’096.30</text:p>
          </table:table-cell>
          <table:table-cell office:value-type="float" office:value="1132000" table:style-name="ce11">
            <text:p>1’13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48334.19" table:style-name="ce10">
            <text:p>1’148’334.19</text:p>
          </table:table-cell>
          <table:table-cell table:style-name="ce10"/>
          <table:table-cell office:value-type="float" office:value="-53666" table:style-name="ce11">
            <text:p>-53’6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70000" table:style-name="ce11">
            <text:p>7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64.55" table:style-name="ce10">
            <text:p>6’164.55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15931.75" table:style-name="ce10">
            <text:p>1’115’931.75</text:p>
          </table:table-cell>
          <table:table-cell office:value-type="float" office:value="1202000" table:style-name="ce11">
            <text:p>1’202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48334.19" table:style-name="ce10">
            <text:p>1’148’334.1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1260.35" table:style-name="ce6">
            <text:p>401’260.35</text:p>
          </table:table-cell>
          <table:table-cell office:value-type="float" office:value="405600" table:style-name="ce7">
            <text:p>405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14174.65" table:style-name="ce6">
            <text:p>414’174.65</text:p>
          </table:table-cell>
          <table:table-cell table:style-name="ce6"/>
          <table:table-cell office:value-type="float" office:value="8575" table:style-name="ce7">
            <text:p>8’5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449.8" table:style-name="ce6">
            <text:p>30’449.80</text:p>
          </table:table-cell>
          <table:table-cell office:value-type="float" office:value="30500" table:style-name="ce7">
            <text:p>30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1871.55" table:style-name="ce6">
            <text:p>31’871.55</text:p>
          </table:table-cell>
          <table:table-cell table:style-name="ce6"/>
          <table:table-cell office:value-type="float" office:value="1372" table:style-name="ce7">
            <text:p>1’3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411.7" table:style-name="ce6">
            <text:p>28’411.70</text:p>
          </table:table-cell>
          <table:table-cell office:value-type="float" office:value="41900" table:style-name="ce7">
            <text:p>41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2504.2" table:style-name="ce6">
            <text:p>32’504.20</text:p>
          </table:table-cell>
          <table:table-cell table:style-name="ce6"/>
          <table:table-cell office:value-type="float" office:value="-9396" table:style-name="ce7">
            <text:p>-9’3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90.35" table:style-name="ce6">
            <text:p>2’490.35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520.85" table:style-name="ce6">
            <text:p>2’520.85</text:p>
          </table:table-cell>
          <table:table-cell table:style-name="ce6"/>
          <table:table-cell office:value-type="float" office:value="321" table:style-name="ce7">
            <text:p>3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522.75" table:style-name="ce6">
            <text:p>38’522.75</text:p>
          </table:table-cell>
          <table:table-cell office:value-type="float" office:value="28600" table:style-name="ce7">
            <text:p>28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71.35" table:style-name="ce6">
            <text:p>371.35</text:p>
          </table:table-cell>
          <table:table-cell table:style-name="ce6"/>
          <table:table-cell office:value-type="float" office:value="-28229" table:style-name="ce7">
            <text:p>-28’2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422.28" table:style-name="ce6">
            <text:p>49’422.28</text:p>
          </table:table-cell>
          <table:table-cell office:value-type="float" office:value="64400" table:style-name="ce7">
            <text:p>64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3683.7" table:style-name="ce6">
            <text:p>63’683.70</text:p>
          </table:table-cell>
          <table:table-cell table:style-name="ce6"/>
          <table:table-cell office:value-type="float" office:value="-716" table:style-name="ce7">
            <text:p>-7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65.25" table:style-name="ce6">
            <text:p>965.25</text:p>
          </table:table-cell>
          <table:table-cell table:style-name="ce6"/>
          <table:table-cell office:value-type="float" office:value="-35" table:style-name="ce7">
            <text:p>-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2.2" table:style-name="ce6">
            <text:p>1’972.2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790.75" table:style-name="ce6">
            <text:p>3’790.75</text:p>
          </table:table-cell>
          <table:table-cell table:style-name="ce6"/>
          <table:table-cell office:value-type="float" office:value="1291" table:style-name="ce7">
            <text:p>1’2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4611.71999999997" table:style-name="ce6">
            <text:p>274’611.72</text:p>
          </table:table-cell>
          <table:table-cell office:value-type="float" office:value="285100" table:style-name="ce7">
            <text:p>285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53990.89" table:style-name="ce6">
            <text:p>353’990.89</text:p>
          </table:table-cell>
          <table:table-cell table:style-name="ce6"/>
          <table:table-cell office:value-type="float" office:value="-1109" table:style-name="ce7">
            <text:p>-1’1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0000" table:style-name="ce7">
            <text:p>7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80.6" table:style-name="ce6">
            <text:p>9’280.60</text:p>
          </table:table-cell>
          <table:table-cell office:value-type="float" office:value="18800" table:style-name="ce7">
            <text:p>18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7001" table:style-name="ce6">
            <text:p>17’001.00</text:p>
          </table:table-cell>
          <table:table-cell table:style-name="ce6"/>
          <table:table-cell office:value-type="float" office:value="-1799" table:style-name="ce7">
            <text:p>-1’7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6339.05" table:style-name="ce6">
            <text:p>276’339.05</text:p>
          </table:table-cell>
          <table:table-cell office:value-type="float" office:value="240000" table:style-name="ce7">
            <text:p>240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219967" table:style-name="ce6">
            <text:p>219’967.00</text:p>
          </table:table-cell>
          <table:table-cell table:style-name="ce6"/>
          <table:table-cell office:value-type="float" office:value="-20033" table:style-name="ce7">
            <text:p>-20’0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35.5" table:style-name="ce6">
            <text:p>9’335.50</text:p>
          </table:table-cell>
          <table:table-cell office:value-type="float" office:value="11400" table:style-name="ce7">
            <text:p>11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493" table:style-name="ce6">
            <text:p>7’493.00</text:p>
          </table:table-cell>
          <table:table-cell table:style-name="ce6"/>
          <table:table-cell office:value-type="float" office:value="-3907" table:style-name="ce7">
            <text:p>-3’9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64.55" table:style-name="ce6">
            <text:p>6’164.55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2</text:p>
          </table:table-cell>
          <table:table-cell office:value-type="string" table:style-name="ce9">
            <text:p>Bevölkerungs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97171.15" table:style-name="ce10">
            <text:p>3’997’171.15</text:p>
          </table:table-cell>
          <table:table-cell office:value-type="float" office:value="3988300" table:style-name="ce11">
            <text:p>3’988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64932.52" table:style-name="ce10">
            <text:p>4’064’932.52</text:p>
          </table:table-cell>
          <table:table-cell table:style-name="ce10"/>
          <table:table-cell office:value-type="float" office:value="-58367" table:style-name="ce11">
            <text:p>-58’36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5000" table:style-name="ce11">
            <text:p>13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04990.4900000002" table:style-name="ce10">
            <text:p>2’404’990.49</text:p>
          </table:table-cell>
          <table:table-cell office:value-type="float" office:value="2458800" table:style-name="ce11">
            <text:p>2’458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591890.08" table:style-name="ce10">
            <text:p>2’591’890.08</text:p>
          </table:table-cell>
          <table:table-cell office:value-type="float" office:value="133090" table:style-name="ce11">
            <text:p>133’09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92180.66" table:style-name="ce10">
            <text:p>1’592’180.66</text:p>
          </table:table-cell>
          <table:table-cell office:value-type="float" office:value="1664500" table:style-name="ce11">
            <text:p>1’664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73042.44" table:style-name="ce10">
            <text:p>1’473’042.4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89318.5" table:style-name="ce6">
            <text:p>1’889’318.50</text:p>
          </table:table-cell>
          <table:table-cell office:value-type="float" office:value="1848100" table:style-name="ce7">
            <text:p>1’848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20622.6" table:style-name="ce6">
            <text:p>1’820’622.60</text:p>
          </table:table-cell>
          <table:table-cell table:style-name="ce6"/>
          <table:table-cell office:value-type="float" office:value="-27477" table:style-name="ce7">
            <text:p>-27’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244.25" table:style-name="ce6">
            <text:p>144’244.25</text:p>
          </table:table-cell>
          <table:table-cell office:value-type="float" office:value="138000" table:style-name="ce7">
            <text:p>138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9008.35" table:style-name="ce6">
            <text:p>139’008.35</text:p>
          </table:table-cell>
          <table:table-cell table:style-name="ce6"/>
          <table:table-cell office:value-type="float" office:value="1008" table:style-name="ce7">
            <text:p>1’0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4249.3" table:style-name="ce6">
            <text:p>174’249.30</text:p>
          </table:table-cell>
          <table:table-cell office:value-type="float" office:value="170000" table:style-name="ce7">
            <text:p>17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80062.3" table:style-name="ce6">
            <text:p>180’062.30</text:p>
          </table:table-cell>
          <table:table-cell table:style-name="ce6"/>
          <table:table-cell office:value-type="float" office:value="10062" table:style-name="ce7">
            <text:p>10’0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45.55" table:style-name="ce6">
            <text:p>12’145.55</text:p>
          </table:table-cell>
          <table:table-cell office:value-type="float" office:value="9900" table:style-name="ce7">
            <text:p>9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439.2" table:style-name="ce6">
            <text:p>11’439.20</text:p>
          </table:table-cell>
          <table:table-cell table:style-name="ce6"/>
          <table:table-cell office:value-type="float" office:value="1539" table:style-name="ce7">
            <text:p>1’5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18.2" table:style-name="ce6">
            <text:p>3’718.20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0124.299999999999" table:style-name="ce6">
            <text:p>10’124.30</text:p>
          </table:table-cell>
          <table:table-cell table:style-name="ce6"/>
          <table:table-cell office:value-type="float" office:value="-476" table:style-name="ce7">
            <text:p>-4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600" table:style-name="ce7">
            <text:p>2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5653.8" table:style-name="ce6">
            <text:p>755’653.80</text:p>
          </table:table-cell>
          <table:table-cell office:value-type="float" office:value="808000" table:style-name="ce7">
            <text:p>808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94272.9" table:style-name="ce6">
            <text:p>894’272.90</text:p>
          </table:table-cell>
          <table:table-cell table:style-name="ce6"/>
          <table:table-cell office:value-type="float" office:value="-21827" table:style-name="ce7">
            <text:p>-21’8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8100" table:style-name="ce7">
            <text:p>108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6.65" table:style-name="ce6">
            <text:p>1’626.6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618.6" table:style-name="ce6">
            <text:p>1’618.60</text:p>
          </table:table-cell>
          <table:table-cell table:style-name="ce6"/>
          <table:table-cell office:value-type="float" office:value="1619" table:style-name="ce7">
            <text:p>1’6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0.9" table:style-name="ce6">
            <text:p>430.9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54.29999999999995" table:style-name="ce6">
            <text:p>654.30</text:p>
          </table:table-cell>
          <table:table-cell table:style-name="ce6"/>
          <table:table-cell office:value-type="float" office:value="254" table:style-name="ce7">
            <text:p>2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54" table:style-name="ce6">
            <text:p>3’454.0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848" table:style-name="ce6">
            <text:p>2’848.00</text:p>
          </table:table-cell>
          <table:table-cell table:style-name="ce6"/>
          <table:table-cell office:value-type="float" office:value="448" table:style-name="ce7">
            <text:p>4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20.85" table:style-name="ce6">
            <text:p>1’420.85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399.9" table:style-name="ce6">
            <text:p>1’399.90</text:p>
          </table:table-cell>
          <table:table-cell table:style-name="ce6"/>
          <table:table-cell office:value-type="float" office:value="-900" table:style-name="ce7">
            <text:p>-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1145.17" table:style-name="ce6">
            <text:p>811’145.17</text:p>
          </table:table-cell>
          <table:table-cell office:value-type="float" office:value="817900" table:style-name="ce7">
            <text:p>817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38408.53" table:style-name="ce6">
            <text:p>838’408.53</text:p>
          </table:table-cell>
          <table:table-cell table:style-name="ce6"/>
          <table:table-cell office:value-type="float" office:value="-3791" table:style-name="ce7">
            <text:p>-3’7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4300" table:style-name="ce7">
            <text:p>24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34.85" table:style-name="ce6">
            <text:p>2’034.8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99.1" table:style-name="ce6">
            <text:p>599.10</text:p>
          </table:table-cell>
          <table:table-cell table:style-name="ce6"/>
          <table:table-cell office:value-type="float" office:value="-401" table:style-name="ce7">
            <text:p>-4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5" table:style-name="ce6">
            <text:p>665.0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80" table:style-name="ce6">
            <text:p>380.00</text:p>
          </table:table-cell>
          <table:table-cell table:style-name="ce6"/>
          <table:table-cell office:value-type="float" office:value="180" table:style-name="ce7">
            <text:p>1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064.13" table:style-name="ce6">
            <text:p>197’064.13</text:p>
          </table:table-cell>
          <table:table-cell office:value-type="float" office:value="182100" table:style-name="ce7">
            <text:p>182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3494.44" table:style-name="ce6">
            <text:p>163’494.44</text:p>
          </table:table-cell>
          <table:table-cell table:style-name="ce6"/>
          <table:table-cell office:value-type="float" office:value="-18606" table:style-name="ce7">
            <text:p>-18’6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47464.59" table:style-name="ce6">
            <text:p>1’547’464.59</text:p>
          </table:table-cell>
          <table:table-cell office:value-type="float" office:value="1571100" table:style-name="ce7">
            <text:p>1’571’1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750204.83" table:style-name="ce6">
            <text:p>1’750’204.83</text:p>
          </table:table-cell>
          <table:table-cell office:value-type="float" office:value="179105" table:style-name="ce7">
            <text:p>179’1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176.3" table:style-name="ce6">
            <text:p>17’176.30</text:p>
          </table:table-cell>
          <table:table-cell office:value-type="float" office:value="19600" table:style-name="ce7">
            <text:p>19’6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3468.6" table:style-name="ce6">
            <text:p>23’468.60</text:p>
          </table:table-cell>
          <table:table-cell office:value-type="float" office:value="3869" table:style-name="ce7">
            <text:p>3’8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0349.6" table:style-name="ce6">
            <text:p>640’349.60</text:p>
          </table:table-cell>
          <table:table-cell office:value-type="float" office:value="668100" table:style-name="ce7">
            <text:p>668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18216.65" table:style-name="ce6">
            <text:p>618’216.65</text:p>
          </table:table-cell>
          <table:table-cell office:value-type="float" office:value="-49883" table:style-name="ce7">
            <text:p>-49’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000" table:style-name="ce6">
            <text:p>200’000.00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0000" table:style-name="ce6">
            <text:p>20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3</text:p>
          </table:table-cell>
          <table:table-cell office:value-type="string" table:style-name="ce9">
            <text:p>Zivilstands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94677.17" table:style-name="ce10">
            <text:p>1’894’677.17</text:p>
          </table:table-cell>
          <table:table-cell office:value-type="float" office:value="1835540" table:style-name="ce11">
            <text:p>1’835’54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57489.17" table:style-name="ce10">
            <text:p>1’757’489.17</text:p>
          </table:table-cell>
          <table:table-cell table:style-name="ce10"/>
          <table:table-cell office:value-type="float" office:value="-91451" table:style-name="ce11">
            <text:p>-91’45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400" table:style-name="ce11">
            <text:p>13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26325.43000000005" table:style-name="ce10">
            <text:p>626’325.43</text:p>
          </table:table-cell>
          <table:table-cell office:value-type="float" office:value="634300" table:style-name="ce11">
            <text:p>634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40155.13" table:style-name="ce10">
            <text:p>640’155.13</text:p>
          </table:table-cell>
          <table:table-cell office:value-type="float" office:value="5855" table:style-name="ce11">
            <text:p>5’8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68351.74" table:style-name="ce10">
            <text:p>1’268’351.74</text:p>
          </table:table-cell>
          <table:table-cell office:value-type="float" office:value="1214640" table:style-name="ce11">
            <text:p>1’214’64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17334.04" table:style-name="ce10">
            <text:p>1’117’334.0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2108.94999999995" table:style-name="ce6">
            <text:p>662’108.95</text:p>
          </table:table-cell>
          <table:table-cell office:value-type="float" office:value="654100" table:style-name="ce7">
            <text:p>654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16429.44999999995" table:style-name="ce6">
            <text:p>616’429.45</text:p>
          </table:table-cell>
          <table:table-cell table:style-name="ce6"/>
          <table:table-cell office:value-type="float" office:value="-37671" table:style-name="ce7">
            <text:p>-37’6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875.7" table:style-name="ce6">
            <text:p>47’875.70</text:p>
          </table:table-cell>
          <table:table-cell office:value-type="float" office:value="47900" table:style-name="ce7">
            <text:p>47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6227.45" table:style-name="ce6">
            <text:p>46’227.45</text:p>
          </table:table-cell>
          <table:table-cell table:style-name="ce6"/>
          <table:table-cell office:value-type="float" office:value="-1673" table:style-name="ce7">
            <text:p>-1’6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997.35" table:style-name="ce6">
            <text:p>52’997.35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1062.9" table:style-name="ce6">
            <text:p>51’062.90</text:p>
          </table:table-cell>
          <table:table-cell table:style-name="ce6"/>
          <table:table-cell office:value-type="float" office:value="-8937" table:style-name="ce7">
            <text:p>-8’9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45.65" table:style-name="ce6">
            <text:p>4’045.65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839.65" table:style-name="ce6">
            <text:p>3’839.65</text:p>
          </table:table-cell>
          <table:table-cell table:style-name="ce6"/>
          <table:table-cell office:value-type="float" office:value="340" table:style-name="ce7">
            <text:p>3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66.15" table:style-name="ce6">
            <text:p>7’166.15</text:p>
          </table:table-cell>
          <table:table-cell office:value-type="float" office:value="12700" table:style-name="ce7">
            <text:p>12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211.6" table:style-name="ce6">
            <text:p>13’211.60</text:p>
          </table:table-cell>
          <table:table-cell table:style-name="ce6"/>
          <table:table-cell office:value-type="float" office:value="512" table:style-name="ce7">
            <text:p>5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211.6" table:style-name="ce6">
            <text:p>14’211.60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226.5" table:style-name="ce6">
            <text:p>9’226.50</text:p>
          </table:table-cell>
          <table:table-cell table:style-name="ce6"/>
          <table:table-cell office:value-type="float" office:value="-274" table:style-name="ce7">
            <text:p>-2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026.6499999999996" table:style-name="ce6">
            <text:p>5’026.65</text:p>
          </table:table-cell>
          <table:table-cell table:style-name="ce6"/>
          <table:table-cell office:value-type="float" office:value="327" table:style-name="ce7">
            <text:p>3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700" table:style-name="ce7">
            <text:p>4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9007.3" table:style-name="ce6">
            <text:p>259’007.30</text:p>
          </table:table-cell>
          <table:table-cell office:value-type="float" office:value="235400" table:style-name="ce7">
            <text:p>235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31428.4" table:style-name="ce6">
            <text:p>231’428.40</text:p>
          </table:table-cell>
          <table:table-cell table:style-name="ce6"/>
          <table:table-cell office:value-type="float" office:value="-3972" table:style-name="ce7">
            <text:p>-3’9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2.7" table:style-name="ce6">
            <text:p>1’202.70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45.8" table:style-name="ce6">
            <text:p>345.80</text:p>
          </table:table-cell>
          <table:table-cell table:style-name="ce6"/>
          <table:table-cell office:value-type="float" office:value="-754" table:style-name="ce7">
            <text:p>-7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1692.56" table:style-name="ce6">
            <text:p>771’692.56</text:p>
          </table:table-cell>
          <table:table-cell office:value-type="float" office:value="737100" table:style-name="ce7">
            <text:p>737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12458.56" table:style-name="ce6">
            <text:p>712’458.56</text:p>
          </table:table-cell>
          <table:table-cell table:style-name="ce6"/>
          <table:table-cell office:value-type="float" office:value="-33341" table:style-name="ce7">
            <text:p>-33’3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700" table:style-name="ce7">
            <text:p>8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78" table:style-name="ce6">
            <text:p>2’878.00</text:p>
          </table:table-cell>
          <table:table-cell office:value-type="float" office:value="1540" table:style-name="ce7">
            <text:p>1’54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468.73" table:style-name="ce6">
            <text:p>3’468.73</text:p>
          </table:table-cell>
          <table:table-cell table:style-name="ce6"/>
          <table:table-cell office:value-type="float" office:value="1929" table:style-name="ce7">
            <text:p>1’9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23.55" table:style-name="ce6">
            <text:p>3’223.5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952.45" table:style-name="ce6">
            <text:p>3’952.45</text:p>
          </table:table-cell>
          <table:table-cell table:style-name="ce6"/>
          <table:table-cell office:value-type="float" office:value="2452" table:style-name="ce7">
            <text:p>2’4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24.55" table:style-name="ce6">
            <text:p>17’724.55</text:p>
          </table:table-cell>
          <table:table-cell office:value-type="float" office:value="16900" table:style-name="ce7">
            <text:p>16’900</text:p>
          </table:table-cell>
          <table:table-cell table:style-name="ce5"/>
          <table:table-cell office:value-type="string" table:style-name="ce5">
            <text:p>351</text:p>
          </table:table-cell>
          <table:table-cell office:value-type="string" table:style-name="ce5">
            <text:p>Entschädigungen an Gemeinwesen auf kantonaler Ebene</text:p>
          </table:table-cell>
          <table:table-cell office:value-type="float" office:value="16943.25" table:style-name="ce6">
            <text:p>16’943.25</text:p>
          </table:table-cell>
          <table:table-cell table:style-name="ce6"/>
          <table:table-cell office:value-type="float" office:value="43" table:style-name="ce7">
            <text:p>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543.11" table:style-name="ce6">
            <text:p>50’543.11</text:p>
          </table:table-cell>
          <table:table-cell office:value-type="float" office:value="54300" table:style-name="ce7">
            <text:p>54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3867.78" table:style-name="ce6">
            <text:p>43’867.78</text:p>
          </table:table-cell>
          <table:table-cell table:style-name="ce6"/>
          <table:table-cell office:value-type="float" office:value="-10432" table:style-name="ce7">
            <text:p>-10’4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2504.32999999996" table:style-name="ce6">
            <text:p>542’504.33</text:p>
          </table:table-cell>
          <table:table-cell office:value-type="float" office:value="549000" table:style-name="ce7">
            <text:p>549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559530.78" table:style-name="ce6">
            <text:p>559’530.78</text:p>
          </table:table-cell>
          <table:table-cell office:value-type="float" office:value="10531" table:style-name="ce7">
            <text:p>10’5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513" table:style-name="ce6">
            <text:p>13’513.00</text:p>
          </table:table-cell>
          <table:table-cell office:value-type="float" office:value="17700" table:style-name="ce7">
            <text:p>17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884.5" table:style-name="ce6">
            <text:p>9’884.50</text:p>
          </table:table-cell>
          <table:table-cell office:value-type="float" office:value="-7816" table:style-name="ce7">
            <text:p>-7’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308.100000000006" table:style-name="ce6">
            <text:p>70’308.10</text:p>
          </table:table-cell>
          <table:table-cell office:value-type="float" office:value="67600" table:style-name="ce7">
            <text:p>67’6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70739.850000000006" table:style-name="ce6">
            <text:p>70’739.85</text:p>
          </table:table-cell>
          <table:table-cell office:value-type="float" office:value="3140" table:style-name="ce7">
            <text:p>3’1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4</text:p>
          </table:table-cell>
          <table:table-cell office:value-type="string" table:style-name="ce9">
            <text:p>Betreibungs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001698.58" table:style-name="ce10">
            <text:p>3’001’698.58</text:p>
          </table:table-cell>
          <table:table-cell office:value-type="float" office:value="3067800" table:style-name="ce11">
            <text:p>3’067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935849.49" table:style-name="ce10">
            <text:p>2’935’849.49</text:p>
          </table:table-cell>
          <table:table-cell table:style-name="ce10"/>
          <table:table-cell office:value-type="float" office:value="-131951" table:style-name="ce11">
            <text:p>-131’95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266312.9000000004" table:style-name="ce10">
            <text:p>5’266’312.90</text:p>
          </table:table-cell>
          <table:table-cell office:value-type="float" office:value="5080000" table:style-name="ce11">
            <text:p>5’08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149161.7699999996" table:style-name="ce10">
            <text:p>5’149’161.77</text:p>
          </table:table-cell>
          <table:table-cell office:value-type="float" office:value="69162" table:style-name="ce11">
            <text:p>69’16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64614.3199999998" table:style-name="ce10">
            <text:p>2’264’614.32</text:p>
          </table:table-cell>
          <table:table-cell office:value-type="float" office:value="2012200" table:style-name="ce11">
            <text:p>2’012’2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213312.2799999998" table:style-name="ce10">
            <text:p>2’213’312.28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44774.3" table:style-name="ce6">
            <text:p>1’844’774.30</text:p>
          </table:table-cell>
          <table:table-cell office:value-type="float" office:value="1852200" table:style-name="ce7">
            <text:p>1’852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10220.5" table:style-name="ce6">
            <text:p>1’810’220.50</text:p>
          </table:table-cell>
          <table:table-cell table:style-name="ce6"/>
          <table:table-cell office:value-type="float" office:value="-41980" table:style-name="ce7">
            <text:p>-41’9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0496.70000000001" table:style-name="ce6">
            <text:p>140’496.70</text:p>
          </table:table-cell>
          <table:table-cell office:value-type="float" office:value="136900" table:style-name="ce7">
            <text:p>136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7946.45000000001" table:style-name="ce6">
            <text:p>137’946.45</text:p>
          </table:table-cell>
          <table:table-cell table:style-name="ce6"/>
          <table:table-cell office:value-type="float" office:value="1046" table:style-name="ce7">
            <text:p>1’0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4371.54999999999" table:style-name="ce6">
            <text:p>154’371.55</text:p>
          </table:table-cell>
          <table:table-cell office:value-type="float" office:value="175000" table:style-name="ce7">
            <text:p>175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1873.1" table:style-name="ce6">
            <text:p>161’873.10</text:p>
          </table:table-cell>
          <table:table-cell table:style-name="ce6"/>
          <table:table-cell office:value-type="float" office:value="-13127" table:style-name="ce7">
            <text:p>-13’1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47.85" table:style-name="ce6">
            <text:p>12’047.85</text:p>
          </table:table-cell>
          <table:table-cell office:value-type="float" office:value="9900" table:style-name="ce7">
            <text:p>9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504.5" table:style-name="ce6">
            <text:p>11’504.50</text:p>
          </table:table-cell>
          <table:table-cell table:style-name="ce6"/>
          <table:table-cell office:value-type="float" office:value="1605" table:style-name="ce7">
            <text:p>1’6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21.75" table:style-name="ce6">
            <text:p>6’421.75</text:p>
          </table:table-cell>
          <table:table-cell office:value-type="float" office:value="33000" table:style-name="ce7">
            <text:p>33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142.1" table:style-name="ce6">
            <text:p>13’142.10</text:p>
          </table:table-cell>
          <table:table-cell table:style-name="ce6"/>
          <table:table-cell office:value-type="float" office:value="-19858" table:style-name="ce7">
            <text:p>-19’8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431.1" table:style-name="ce6">
            <text:p>28’431.10</text:p>
          </table:table-cell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1561.040000000001" table:style-name="ce6">
            <text:p>21’561.04</text:p>
          </table:table-cell>
          <table:table-cell table:style-name="ce6"/>
          <table:table-cell office:value-type="float" office:value="-13439" table:style-name="ce7">
            <text:p>-13’4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590.400000000001" table:style-name="ce6">
            <text:p>28’590.4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56.4" table:style-name="ce6">
            <text:p>1’356.4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table:number-columns-repeated="2" table:style-name="ce6"/>
          <table:table-cell office:value-type="float" office:value="-2400" table:style-name="ce7">
            <text:p>-2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88" table:style-name="ce6">
            <text:p>2’988.00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932.5" table:style-name="ce6">
            <text:p>1’932.50</text:p>
          </table:table-cell>
          <table:table-cell table:style-name="ce6"/>
          <table:table-cell office:value-type="float" office:value="-1568" table:style-name="ce7">
            <text:p>-1’5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87" table:style-name="ce6">
            <text:p>3’187.00</text:p>
          </table:table-cell>
          <table:table-cell office:value-type="float" office:value="11000" table:style-name="ce7">
            <text:p>11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813.6" table:style-name="ce6">
            <text:p>3’813.60</text:p>
          </table:table-cell>
          <table:table-cell table:style-name="ce6"/>
          <table:table-cell office:value-type="float" office:value="-7186" table:style-name="ce7">
            <text:p>-7’1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58.45" table:style-name="ce6">
            <text:p>3’558.4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566.5" table:style-name="ce6">
            <text:p>1’566.50</text:p>
          </table:table-cell>
          <table:table-cell table:style-name="ce6"/>
          <table:table-cell office:value-type="float" office:value="-2134" table:style-name="ce7">
            <text:p>-2’1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1709.02" table:style-name="ce6">
            <text:p>601’709.02</text:p>
          </table:table-cell>
          <table:table-cell office:value-type="float" office:value="612900" table:style-name="ce7">
            <text:p>612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07194.21" table:style-name="ce6">
            <text:p>607’194.21</text:p>
          </table:table-cell>
          <table:table-cell table:style-name="ce6"/>
          <table:table-cell office:value-type="float" office:value="-5706" table:style-name="ce7">
            <text:p>-5’7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43.79" table:style-name="ce6">
            <text:p>1’743.79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154.78" table:style-name="ce6">
            <text:p>1’154.78</text:p>
          </table:table-cell>
          <table:table-cell table:style-name="ce6"/>
          <table:table-cell office:value-type="float" office:value="-1345" table:style-name="ce7">
            <text:p>-1’3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229" table:style-name="ce6">
            <text:p>35’229.00</text:p>
          </table:table-cell>
          <table:table-cell office:value-type="float" office:value="36500" table:style-name="ce7">
            <text:p>36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4159.1" table:style-name="ce6">
            <text:p>34’159.10</text:p>
          </table:table-cell>
          <table:table-cell table:style-name="ce6"/>
          <table:table-cell office:value-type="float" office:value="-2341" table:style-name="ce7">
            <text:p>-2’3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393.26999999999" table:style-name="ce6">
            <text:p>136’393.27</text:p>
          </table:table-cell>
          <table:table-cell office:value-type="float" office:value="152900" table:style-name="ce7">
            <text:p>152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9381.11" table:style-name="ce6">
            <text:p>129’381.11</text:p>
          </table:table-cell>
          <table:table-cell table:style-name="ce6"/>
          <table:table-cell office:value-type="float" office:value="-23519" table:style-name="ce7">
            <text:p>-23’5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29191.5999999996" table:style-name="ce6">
            <text:p>4’429’191.60</text:p>
          </table:table-cell>
          <table:table-cell office:value-type="float" office:value="4258000" table:style-name="ce7">
            <text:p>4’258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4321296.0199999996" table:style-name="ce6">
            <text:p>4’321’296.02</text:p>
          </table:table-cell>
          <table:table-cell office:value-type="float" office:value="63296" table:style-name="ce7">
            <text:p>63’2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645.5" table:style-name="ce6">
            <text:p>17’645.5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9972.400000000001" table:style-name="ce6">
            <text:p>19’972.40</text:p>
          </table:table-cell>
          <table:table-cell office:value-type="float" office:value="-20028" table:style-name="ce7">
            <text:p>-20’0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3065.55" table:style-name="ce6">
            <text:p>773’065.55</text:p>
          </table:table-cell>
          <table:table-cell office:value-type="float" office:value="742000" table:style-name="ce7">
            <text:p>742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762415.15" table:style-name="ce6">
            <text:p>762’415.15</text:p>
          </table:table-cell>
          <table:table-cell office:value-type="float" office:value="20415" table:style-name="ce7">
            <text:p>20’4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410.25" table:style-name="ce6">
            <text:p>46’410.25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97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5478.2" table:style-name="ce6">
            <text:p>45’478.20</text:p>
          </table:table-cell>
          <table:table-cell office:value-type="float" office:value="5478" table:style-name="ce7">
            <text:p>5’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</text:p>
          </table:table-cell>
          <table:table-cell office:value-type="string" table:style-name="ce9">
            <text:p>Steuer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798797.359999999" table:style-name="ce10">
            <text:p>14’798’797.36</text:p>
          </table:table-cell>
          <table:table-cell office:value-type="float" office:value="17361100" table:style-name="ce11">
            <text:p>17’361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638714.140000001" table:style-name="ce10">
            <text:p>17’638’714.14</text:p>
          </table:table-cell>
          <table:table-cell table:style-name="ce10"/>
          <table:table-cell office:value-type="float" office:value="277614" table:style-name="ce11">
            <text:p>277’61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8520224.68000001" table:style-name="ce10">
            <text:p>348’520’224.68</text:p>
          </table:table-cell>
          <table:table-cell office:value-type="float" office:value="345687100" table:style-name="ce11">
            <text:p>345’687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49897639.88999999" table:style-name="ce10">
            <text:p>349’897’639.89</text:p>
          </table:table-cell>
          <table:table-cell office:value-type="float" office:value="4210540" table:style-name="ce11">
            <text:p>4’210’5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3721427.31999999" table:style-name="ce10">
            <text:p>333’721’427.32</text:p>
          </table:table-cell>
          <table:table-cell office:value-type="float" office:value="328326000" table:style-name="ce11">
            <text:p>328’326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32258925.75" table:style-name="ce10">
            <text:p>332’258’925.7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46026.65" table:style-name="ce10">
            <text:p>3’546’026.65</text:p>
          </table:table-cell>
          <table:table-cell office:value-type="float" office:value="3774300" table:style-name="ce11">
            <text:p>3’774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543452.86" table:style-name="ce10">
            <text:p>3’543’452.86</text:p>
          </table:table-cell>
          <table:table-cell table:style-name="ce10"/>
          <table:table-cell office:value-type="float" office:value="-230847" table:style-name="ce11">
            <text:p>-230’84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55053.34" table:style-name="ce10">
            <text:p>755’053.34</text:p>
          </table:table-cell>
          <table:table-cell office:value-type="float" office:value="751000" table:style-name="ce11">
            <text:p>751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17538.1" table:style-name="ce10">
            <text:p>817’538.10</text:p>
          </table:table-cell>
          <table:table-cell office:value-type="float" office:value="66538" table:style-name="ce11">
            <text:p>66’53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790973.31" table:style-name="ce10">
            <text:p>2’790’973.31</text:p>
          </table:table-cell>
          <table:table-cell office:value-type="float" office:value="3023300" table:style-name="ce11">
            <text:p>3’023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25914.76" table:style-name="ce10">
            <text:p>2’725’914.76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42339.4" table:style-name="ce6">
            <text:p>2’242’339.40</text:p>
          </table:table-cell>
          <table:table-cell office:value-type="float" office:value="2351900" table:style-name="ce7">
            <text:p>2’351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228324.35" table:style-name="ce6">
            <text:p>2’228’324.35</text:p>
          </table:table-cell>
          <table:table-cell table:style-name="ce6"/>
          <table:table-cell office:value-type="float" office:value="-123576" table:style-name="ce7">
            <text:p>-123’5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4713.4" table:style-name="ce6">
            <text:p>164’713.40</text:p>
          </table:table-cell>
          <table:table-cell office:value-type="float" office:value="173900" table:style-name="ce7">
            <text:p>173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65224" table:style-name="ce6">
            <text:p>165’224.00</text:p>
          </table:table-cell>
          <table:table-cell table:style-name="ce6"/>
          <table:table-cell office:value-type="float" office:value="-8676" table:style-name="ce7">
            <text:p>-8’6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1225.8" table:style-name="ce6">
            <text:p>181’225.80</text:p>
          </table:table-cell>
          <table:table-cell office:value-type="float" office:value="220000" table:style-name="ce7">
            <text:p>22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5084.45" table:style-name="ce6">
            <text:p>195’084.45</text:p>
          </table:table-cell>
          <table:table-cell table:style-name="ce6"/>
          <table:table-cell office:value-type="float" office:value="-24916" table:style-name="ce7">
            <text:p>-24’9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21.65" table:style-name="ce6">
            <text:p>14’121.65</text:p>
          </table:table-cell>
          <table:table-cell office:value-type="float" office:value="12500" table:style-name="ce7">
            <text:p>12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3699.95" table:style-name="ce6">
            <text:p>13’699.95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353.25" table:style-name="ce6">
            <text:p>22’353.25</text:p>
          </table:table-cell>
          <table:table-cell office:value-type="float" office:value="26500" table:style-name="ce7">
            <text:p>26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0154.450000000001" table:style-name="ce6">
            <text:p>10’154.45</text:p>
          </table:table-cell>
          <table:table-cell table:style-name="ce6"/>
          <table:table-cell office:value-type="float" office:value="-16346" table:style-name="ce7">
            <text:p>-16’3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69.0499999999993" table:style-name="ce6">
            <text:p>8’869.05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433.0300000000007" table:style-name="ce6">
            <text:p>8’433.03</text:p>
          </table:table-cell>
          <table:table-cell table:style-name="ce6"/>
          <table:table-cell office:value-type="float" office:value="-3567" table:style-name="ce7">
            <text:p>-3’5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73.55" table:style-name="ce6">
            <text:p>3’273.55</text:p>
          </table:table-cell>
          <table:table-cell office:value-type="float" office:value="40900" table:style-name="ce7">
            <text:p>40’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5535" table:style-name="ce6">
            <text:p>35’535.00</text:p>
          </table:table-cell>
          <table:table-cell table:style-name="ce6"/>
          <table:table-cell office:value-type="float" office:value="-5365" table:style-name="ce7">
            <text:p>-5’3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8.21" table:style-name="ce6">
            <text:p>1’188.21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934.06" table:style-name="ce6">
            <text:p>1’934.06</text:p>
          </table:table-cell>
          <table:table-cell table:style-name="ce6"/>
          <table:table-cell office:value-type="float" office:value="-566" table:style-name="ce7">
            <text:p>-5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31.6000000000004" table:style-name="ce6">
            <text:p>4’231.6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143.7" table:style-name="ce6">
            <text:p>3’143.70</text:p>
          </table:table-cell>
          <table:table-cell table:style-name="ce6"/>
          <table:table-cell office:value-type="float" office:value="-856" table:style-name="ce7">
            <text:p>-8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9692.02" table:style-name="ce6">
            <text:p>339’692.02</text:p>
          </table:table-cell>
          <table:table-cell office:value-type="float" office:value="361000" table:style-name="ce7">
            <text:p>36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26446.65999999997" table:style-name="ce6">
            <text:p>326’446.66</text:p>
          </table:table-cell>
          <table:table-cell table:style-name="ce6"/>
          <table:table-cell office:value-type="float" office:value="-34553" table:style-name="ce7">
            <text:p>-34’5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9.15" table:style-name="ce6">
            <text:p>1’659.15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400.45" table:style-name="ce6">
            <text:p>1’400.45</text:p>
          </table:table-cell>
          <table:table-cell table:style-name="ce6"/>
          <table:table-cell office:value-type="float" office:value="-400" table:style-name="ce7">
            <text:p>-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" table:style-name="ce6">
            <text:p>25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6239.31999999995" table:style-name="ce6">
            <text:p>546’239.32</text:p>
          </table:table-cell>
          <table:table-cell office:value-type="float" office:value="550000" table:style-name="ce7">
            <text:p>55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42651.39" table:style-name="ce6">
            <text:p>542’651.39</text:p>
          </table:table-cell>
          <table:table-cell table:style-name="ce6"/>
          <table:table-cell office:value-type="float" office:value="-7349" table:style-name="ce7">
            <text:p>-7’3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095.25" table:style-name="ce6">
            <text:p>16’095.25</text:p>
          </table:table-cell>
          <table:table-cell office:value-type="float" office:value="17300" table:style-name="ce7">
            <text:p>17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1421.37" table:style-name="ce6">
            <text:p>11’421.37</text:p>
          </table:table-cell>
          <table:table-cell table:style-name="ce6"/>
          <table:table-cell office:value-type="float" office:value="-5879" table:style-name="ce7">
            <text:p>-5’8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770" table:style-name="ce6">
            <text:p>117’770.00</text:p>
          </table:table-cell>
          <table:table-cell office:value-type="float" office:value="124000" table:style-name="ce7">
            <text:p>124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19135" table:style-name="ce6">
            <text:p>119’135.00</text:p>
          </table:table-cell>
          <table:table-cell office:value-type="float" office:value="-4865" table:style-name="ce7">
            <text:p>-4’8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0814" table:style-name="ce6">
            <text:p>70’814.00</text:p>
          </table:table-cell>
          <table:table-cell office:value-type="float" office:value="33814" table:style-name="ce7">
            <text:p>33’8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7283.34" table:style-name="ce6">
            <text:p>637’283.34</text:p>
          </table:table-cell>
          <table:table-cell office:value-type="float" office:value="590000" table:style-name="ce7">
            <text:p>59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27589.1" table:style-name="ce6">
            <text:p>627’589.10</text:p>
          </table:table-cell>
          <table:table-cell office:value-type="float" office:value="37589" table:style-name="ce7">
            <text:p>37’5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1</text:p>
          </table:table-cell>
          <table:table-cell office:value-type="string" table:style-name="ce9">
            <text:p>Steuereinnahm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178648.82" table:style-name="ce10">
            <text:p>5’178’648.82</text:p>
          </table:table-cell>
          <table:table-cell office:value-type="float" office:value="7586800" table:style-name="ce11">
            <text:p>7’586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965621.0300000003" table:style-name="ce10">
            <text:p>7’965’621.03</text:p>
          </table:table-cell>
          <table:table-cell table:style-name="ce10"/>
          <table:table-cell office:value-type="float" office:value="378821" table:style-name="ce11">
            <text:p>378’82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8736293.89999998" table:style-name="ce10">
            <text:p>338’736’293.90</text:p>
          </table:table-cell>
          <table:table-cell office:value-type="float" office:value="336066100" table:style-name="ce11">
            <text:p>336’066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9999165.94" table:style-name="ce10">
            <text:p>339’999’165.94</text:p>
          </table:table-cell>
          <table:table-cell office:value-type="float" office:value="3933066" table:style-name="ce11">
            <text:p>3’933’0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3557645.07999998" table:style-name="ce10">
            <text:p>333’557’645.08</text:p>
          </table:table-cell>
          <table:table-cell office:value-type="float" office:value="328479300" table:style-name="ce11">
            <text:p>328’479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32033544.91000003" table:style-name="ce10">
            <text:p>332’033’544.9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11099.37" table:style-name="ce6">
            <text:p>3’511’099.37</text:p>
          </table:table-cell>
          <table:table-cell office:value-type="float" office:value="3100000" table:style-name="ce7">
            <text:p>3’100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232729.88" table:style-name="ce6">
            <text:p>3’232’729.88</text:p>
          </table:table-cell>
          <table:table-cell table:style-name="ce6"/>
          <table:table-cell office:value-type="float" office:value="132730" table:style-name="ce7">
            <text:p>132’7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470000" table:style-name="ce7">
            <text:p>2’470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2956286.5" table:style-name="ce6">
            <text:p>2’956’286.50</text:p>
          </table:table-cell>
          <table:table-cell table:style-name="ce6"/>
          <table:table-cell office:value-type="float" office:value="486287" table:style-name="ce7">
            <text:p>486’2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46390.15" table:style-name="ce6">
            <text:p>1’546’390.15</text:p>
          </table:table-cell>
          <table:table-cell office:value-type="float" office:value="1600000" table:style-name="ce7">
            <text:p>1’60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611197.55" table:style-name="ce6">
            <text:p>1’611’197.55</text:p>
          </table:table-cell>
          <table:table-cell table:style-name="ce6"/>
          <table:table-cell office:value-type="float" office:value="11198" table:style-name="ce7">
            <text:p>11’1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159.3" table:style-name="ce6">
            <text:p>121’159.30</text:p>
          </table:table-cell>
          <table:table-cell office:value-type="float" office:value="416800" table:style-name="ce7">
            <text:p>416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5407.1" table:style-name="ce6">
            <text:p>165’407.10</text:p>
          </table:table-cell>
          <table:table-cell table:style-name="ce6"/>
          <table:table-cell office:value-type="float" office:value="-251393" table:style-name="ce7">
            <text:p>-251’3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0191376.69" table:style-name="ce6">
            <text:p>250’191’376.69</text:p>
          </table:table-cell>
          <table:table-cell office:value-type="float" office:value="250080000" table:style-name="ce7">
            <text:p>250’080’000</text:p>
          </table:table-cell>
          <table:table-cell table:style-name="ce5"/>
          <table:table-cell office:value-type="string" table:style-name="ce5">
            <text:p>400</text:p>
          </table:table-cell>
          <table:table-cell office:value-type="string" table:style-name="ce5">
            <text:p>Einkommens- und Vermögenssteuern</text:p>
          </table:table-cell>
          <table:table-cell table:style-name="ce6"/>
          <table:table-cell office:value-type="float" office:value="246630744.88999999" table:style-name="ce6">
            <text:p>246’630’744.89</text:p>
          </table:table-cell>
          <table:table-cell office:value-type="float" office:value="-3449255" table:style-name="ce7">
            <text:p>-3’449’2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118711.449999999" table:style-name="ce6">
            <text:p>15’118’711.45</text:p>
          </table:table-cell>
          <table:table-cell office:value-type="float" office:value="15600000" table:style-name="ce7">
            <text:p>15’600’000</text:p>
          </table:table-cell>
          <table:table-cell table:style-name="ce5"/>
          <table:table-cell office:value-type="string" table:style-name="ce5">
            <text:p>402</text:p>
          </table:table-cell>
          <table:table-cell office:value-type="string" table:style-name="ce5">
            <text:p>Grundsteuern</text:p>
          </table:table-cell>
          <table:table-cell table:style-name="ce6"/>
          <table:table-cell office:value-type="float" office:value="15750730.6" table:style-name="ce6">
            <text:p>15’750’730.60</text:p>
          </table:table-cell>
          <table:table-cell office:value-type="float" office:value="150731" table:style-name="ce7">
            <text:p>150’7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02108.8200000003" table:style-name="ce6">
            <text:p>8’802’108.82</text:p>
          </table:table-cell>
          <table:table-cell office:value-type="float" office:value="6500000" table:style-name="ce7">
            <text:p>6’500’000</text:p>
          </table:table-cell>
          <table:table-cell table:style-name="ce5"/>
          <table:table-cell office:value-type="string" table:style-name="ce5">
            <text:p>404</text:p>
          </table:table-cell>
          <table:table-cell office:value-type="string" table:style-name="ce5">
            <text:p>Vermögensverkehrssteuern</text:p>
          </table:table-cell>
          <table:table-cell table:style-name="ce6"/>
          <table:table-cell office:value-type="float" office:value="7759040.5999999996" table:style-name="ce6">
            <text:p>7’759’040.60</text:p>
          </table:table-cell>
          <table:table-cell office:value-type="float" office:value="1259041" table:style-name="ce7">
            <text:p>1’259’0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5127" table:style-name="ce6">
            <text:p>235’127.00</text:p>
          </table:table-cell>
          <table:table-cell office:value-type="float" office:value="225000" table:style-name="ce7">
            <text:p>225’000</text:p>
          </table:table-cell>
          <table:table-cell table:style-name="ce5"/>
          <table:table-cell office:value-type="string" table:style-name="ce5">
            <text:p>406</text:p>
          </table:table-cell>
          <table:table-cell office:value-type="string" table:style-name="ce5">
            <text:p>Besitz- und Aufwandsteuern</text:p>
          </table:table-cell>
          <table:table-cell table:style-name="ce6"/>
          <table:table-cell office:value-type="float" office:value="231300" table:style-name="ce6">
            <text:p>231’300.00</text:p>
          </table:table-cell>
          <table:table-cell office:value-type="float" office:value="6300" table:style-name="ce7">
            <text:p>6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655188.899999999" table:style-name="ce6">
            <text:p>62’655’188.90</text:p>
          </table:table-cell>
          <table:table-cell office:value-type="float" office:value="62480000" table:style-name="ce7">
            <text:p>62’480’000</text:p>
          </table:table-cell>
          <table:table-cell table:style-name="ce5"/>
          <table:table-cell office:value-type="string" table:style-name="ce5">
            <text:p>441</text:p>
          </table:table-cell>
          <table:table-cell office:value-type="string" table:style-name="ce5">
            <text:p>Anteile an Kantonseinnahmen</text:p>
          </table:table-cell>
          <table:table-cell table:style-name="ce6"/>
          <table:table-cell office:value-type="float" office:value="67980978.5" table:style-name="ce6">
            <text:p>67’980’978.50</text:p>
          </table:table-cell>
          <table:table-cell office:value-type="float" office:value="5500979" table:style-name="ce7">
            <text:p>5’500’9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5189.85" table:style-name="ce6">
            <text:p>345’189.85</text:p>
          </table:table-cell>
          <table:table-cell office:value-type="float" office:value="360000" table:style-name="ce7">
            <text:p>360’0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61244.8" table:style-name="ce6">
            <text:p>361’244.80</text:p>
          </table:table-cell>
          <table:table-cell office:value-type="float" office:value="1245" table:style-name="ce7">
            <text:p>1’2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88591.19" table:style-name="ce6">
            <text:p>1’388’591.19</text:p>
          </table:table-cell>
          <table:table-cell office:value-type="float" office:value="821100" table:style-name="ce7">
            <text:p>821’1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85126.55" table:style-name="ce6">
            <text:p>1’285’126.55</text:p>
          </table:table-cell>
          <table:table-cell office:value-type="float" office:value="464027" table:style-name="ce7">
            <text:p>464’0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2</text:p>
          </table:table-cell>
          <table:table-cell office:value-type="string" table:style-name="ce9">
            <text:p>Steuereinzugsprovision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54755.55" table:style-name="ce10">
            <text:p>2’954’755.55</text:p>
          </table:table-cell>
          <table:table-cell office:value-type="float" office:value="2870000" table:style-name="ce11">
            <text:p>2’87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951295.6" table:style-name="ce10">
            <text:p>2’951’295.60</text:p>
          </table:table-cell>
          <table:table-cell office:value-type="float" office:value="81296" table:style-name="ce11">
            <text:p>81’29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54755.55" table:style-name="ce10">
            <text:p>2’954’755.55</text:p>
          </table:table-cell>
          <table:table-cell office:value-type="float" office:value="2870000" table:style-name="ce11">
            <text:p>2’870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951295.6" table:style-name="ce10">
            <text:p>2’951’295.6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92535" table:style-name="ce6">
            <text:p>2’392’535.00</text:p>
          </table:table-cell>
          <table:table-cell office:value-type="float" office:value="2320000" table:style-name="ce7">
            <text:p>2’32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405265" table:style-name="ce6">
            <text:p>2’405’265.00</text:p>
          </table:table-cell>
          <table:table-cell office:value-type="float" office:value="85265" table:style-name="ce7">
            <text:p>85’2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2220.55000000005" table:style-name="ce6">
            <text:p>562’220.55</text:p>
          </table:table-cell>
          <table:table-cell office:value-type="float" office:value="550000" table:style-name="ce7">
            <text:p>550’0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546030.6" table:style-name="ce6">
            <text:p>546’030.60</text:p>
          </table:table-cell>
          <table:table-cell office:value-type="float" office:value="-3969" table:style-name="ce7">
            <text:p>-3’9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3</text:p>
          </table:table-cell>
          <table:table-cell office:value-type="string" table:style-name="ce9">
            <text:p>Ersatzabgaben und Benützungsgebühr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74121.8899999997" table:style-name="ce10">
            <text:p>6’074’121.89</text:p>
          </table:table-cell>
          <table:table-cell office:value-type="float" office:value="6000000" table:style-name="ce11">
            <text:p>6’000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129640.25" table:style-name="ce10">
            <text:p>6’129’640.25</text:p>
          </table:table-cell>
          <table:table-cell table:style-name="ce10"/>
          <table:table-cell office:value-type="float" office:value="129640" table:style-name="ce11">
            <text:p>129’6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74121.8899999997" table:style-name="ce10">
            <text:p>6’074’121.89</text:p>
          </table:table-cell>
          <table:table-cell office:value-type="float" office:value="6000000" table:style-name="ce11">
            <text:p>6’00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129640.25" table:style-name="ce10">
            <text:p>6’129’640.25</text:p>
          </table:table-cell>
          <table:table-cell office:value-type="float" office:value="129640" table:style-name="ce11">
            <text:p>129’6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74121.8899999997" table:style-name="ce6">
            <text:p>6’074’121.89</text:p>
          </table:table-cell>
          <table:table-cell office:value-type="float" office:value="6000000" table:style-name="ce7">
            <text:p>6’00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129640.25" table:style-name="ce6">
            <text:p>6’129’640.25</text:p>
          </table:table-cell>
          <table:table-cell table:style-name="ce6"/>
          <table:table-cell office:value-type="float" office:value="129640" table:style-name="ce7">
            <text:p>129’6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74121.8899999997" table:style-name="ce6">
            <text:p>6’074’121.89</text:p>
          </table:table-cell>
          <table:table-cell office:value-type="float" office:value="6000000" table:style-name="ce7">
            <text:p>6’000’000</text:p>
          </table:table-cell>
          <table:table-cell table:style-name="ce5"/>
          <table:table-cell office:value-type="string" table:style-name="ce5">
            <text:p>430</text:p>
          </table:table-cell>
          <table:table-cell office:value-type="string" table:style-name="ce5">
            <text:p>Ersatzabgaben</text:p>
          </table:table-cell>
          <table:table-cell table:style-name="ce6"/>
          <table:table-cell office:value-type="float" office:value="6129640.25" table:style-name="ce6">
            <text:p>6’129’640.25</text:p>
          </table:table-cell>
          <table:table-cell office:value-type="float" office:value="129640" table:style-name="ce7">
            <text:p>129’6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</text:p>
          </table:table-cell>
          <table:table-cell office:value-type="string" table:style-name="ce9">
            <text:p>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289121.420000002" table:style-name="ce10">
            <text:p>61’289’121.42</text:p>
          </table:table-cell>
          <table:table-cell office:value-type="float" office:value="65143900" table:style-name="ce11">
            <text:p>65’143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4384144.859999999" table:style-name="ce10">
            <text:p>64’384’144.86</text:p>
          </table:table-cell>
          <table:table-cell table:style-name="ce10"/>
          <table:table-cell office:value-type="float" office:value="-1419755" table:style-name="ce11">
            <text:p>-1’419’7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7000" table:style-name="ce11">
            <text:p>107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53000" table:style-name="ce11">
            <text:p>553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138865.560000002" table:style-name="ce10">
            <text:p>60’138’865.56</text:p>
          </table:table-cell>
          <table:table-cell office:value-type="float" office:value="59394050" table:style-name="ce11">
            <text:p>59’394’05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0354156.659999996" table:style-name="ce10">
            <text:p>60’354’156.66</text:p>
          </table:table-cell>
          <table:table-cell office:value-type="float" office:value="960107" table:style-name="ce11">
            <text:p>960’10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50255.8600000001" table:style-name="ce10">
            <text:p>1’150’255.86</text:p>
          </table:table-cell>
          <table:table-cell office:value-type="float" office:value="6409850" table:style-name="ce11">
            <text:p>6’409’8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029988.2" table:style-name="ce10">
            <text:p>4’029’988.2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38694.4500000002" table:style-name="ce10">
            <text:p>2’138’694.45</text:p>
          </table:table-cell>
          <table:table-cell office:value-type="float" office:value="2599400" table:style-name="ce11">
            <text:p>2’599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60976.37" table:style-name="ce10">
            <text:p>2’160’976.37</text:p>
          </table:table-cell>
          <table:table-cell table:style-name="ce10"/>
          <table:table-cell office:value-type="float" office:value="-438424" table:style-name="ce11">
            <text:p>-438’42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1362.2" table:style-name="ce10">
            <text:p>51’362.20</text:p>
          </table:table-cell>
          <table:table-cell office:value-type="float" office:value="46900" table:style-name="ce11">
            <text:p>46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4312.3" table:style-name="ce10">
            <text:p>44’312.30</text:p>
          </table:table-cell>
          <table:table-cell office:value-type="float" office:value="-2588" table:style-name="ce11">
            <text:p>-2’58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87332.25" table:style-name="ce10">
            <text:p>2’087’332.25</text:p>
          </table:table-cell>
          <table:table-cell office:value-type="float" office:value="2552500" table:style-name="ce11">
            <text:p>2’55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116664.0699999998" table:style-name="ce10">
            <text:p>2’116’664.07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0078.6000000001" table:style-name="ce6">
            <text:p>1’320’078.60</text:p>
          </table:table-cell>
          <table:table-cell office:value-type="float" office:value="1529800" table:style-name="ce7">
            <text:p>1’529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66505.3" table:style-name="ce6">
            <text:p>1’366’505.30</text:p>
          </table:table-cell>
          <table:table-cell table:style-name="ce6"/>
          <table:table-cell office:value-type="float" office:value="-163295" table:style-name="ce7">
            <text:p>-163’2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778.1" table:style-name="ce6">
            <text:p>100’778.10</text:p>
          </table:table-cell>
          <table:table-cell office:value-type="float" office:value="121400" table:style-name="ce7">
            <text:p>121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3093.85" table:style-name="ce6">
            <text:p>103’093.85</text:p>
          </table:table-cell>
          <table:table-cell table:style-name="ce6"/>
          <table:table-cell office:value-type="float" office:value="-18306" table:style-name="ce7">
            <text:p>-18’3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783.20000000001" table:style-name="ce6">
            <text:p>141’783.20</text:p>
          </table:table-cell>
          <table:table-cell office:value-type="float" office:value="168200" table:style-name="ce7">
            <text:p>168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5587.95000000001" table:style-name="ce6">
            <text:p>155’587.95</text:p>
          </table:table-cell>
          <table:table-cell table:style-name="ce6"/>
          <table:table-cell office:value-type="float" office:value="-12612" table:style-name="ce7">
            <text:p>-12’6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28.9500000000007" table:style-name="ce6">
            <text:p>8’428.95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8465.2999999999993" table:style-name="ce6">
            <text:p>8’465.30</text:p>
          </table:table-cell>
          <table:table-cell table:style-name="ce6"/>
          <table:table-cell office:value-type="float" office:value="-335" table:style-name="ce7">
            <text:p>-3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092.7" table:style-name="ce6">
            <text:p>16’092.70</text:p>
          </table:table-cell>
          <table:table-cell office:value-type="float" office:value="47000" table:style-name="ce7">
            <text:p>47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853.05" table:style-name="ce6">
            <text:p>13’853.05</text:p>
          </table:table-cell>
          <table:table-cell table:style-name="ce6"/>
          <table:table-cell office:value-type="float" office:value="-33147" table:style-name="ce7">
            <text:p>-33’1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37.05" table:style-name="ce6">
            <text:p>4’737.05</text:p>
          </table:table-cell>
          <table:table-cell office:value-type="float" office:value="9300" table:style-name="ce7">
            <text:p>9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717.7" table:style-name="ce6">
            <text:p>4’717.70</text:p>
          </table:table-cell>
          <table:table-cell table:style-name="ce6"/>
          <table:table-cell office:value-type="float" office:value="-4582" table:style-name="ce7">
            <text:p>-4’5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05.25" table:style-name="ce6">
            <text:p>505.25</text:p>
          </table:table-cell>
          <table:table-cell table:style-name="ce6"/>
          <table:table-cell office:value-type="float" office:value="505" table:style-name="ce7">
            <text:p>5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4" table:style-name="ce6">
            <text:p>324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23.10000000000002" table:style-name="ce6">
            <text:p>323.10</text:p>
          </table:table-cell>
          <table:table-cell table:style-name="ce6"/>
          <table:table-cell office:value-type="float" office:value="23" table:style-name="ce7">
            <text:p>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7" table:style-name="ce6">
            <text:p>2’177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26.1500000000001" table:style-name="ce6">
            <text:p>1’126.15</text:p>
          </table:table-cell>
          <table:table-cell table:style-name="ce6"/>
          <table:table-cell office:value-type="float" office:value="-874" table:style-name="ce7">
            <text:p>-8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8824.18" table:style-name="ce6">
            <text:p>478’824.18</text:p>
          </table:table-cell>
          <table:table-cell office:value-type="float" office:value="620500" table:style-name="ce7">
            <text:p>620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54386.36" table:style-name="ce6">
            <text:p>454’386.36</text:p>
          </table:table-cell>
          <table:table-cell table:style-name="ce6"/>
          <table:table-cell office:value-type="float" office:value="-166114" table:style-name="ce7">
            <text:p>-166’1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51.06" table:style-name="ce6">
            <text:p>3’351.06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919.65" table:style-name="ce6">
            <text:p>1’919.65</text:p>
          </table:table-cell>
          <table:table-cell table:style-name="ce6"/>
          <table:table-cell office:value-type="float" office:value="-2280" table:style-name="ce7">
            <text:p>-2’2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439.150000000001" table:style-name="ce6">
            <text:p>19’439.15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4788.65" table:style-name="ce6">
            <text:p>14’788.65</text:p>
          </table:table-cell>
          <table:table-cell table:style-name="ce6"/>
          <table:table-cell office:value-type="float" office:value="-25211" table:style-name="ce7">
            <text:p>-25’2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721.85" table:style-name="ce6">
            <text:p>34’721.85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0751.7" table:style-name="ce6">
            <text:p>30’751.70</text:p>
          </table:table-cell>
          <table:table-cell table:style-name="ce6"/>
          <table:table-cell office:value-type="float" office:value="-9248" table:style-name="ce7">
            <text:p>-9’2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58.61" table:style-name="ce6">
            <text:p>7’958.61</text:p>
          </table:table-cell>
          <table:table-cell office:value-type="float" office:value="7900" table:style-name="ce7">
            <text:p>7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952.3599999999997" table:style-name="ce6">
            <text:p>4’952.36</text:p>
          </table:table-cell>
          <table:table-cell table:style-name="ce6"/>
          <table:table-cell office:value-type="float" office:value="-2948" table:style-name="ce7">
            <text:p>-2’9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580.45" table:style-name="ce6">
            <text:p>50’580.45</text:p>
          </table:table-cell>
          <table:table-cell office:value-type="float" office:value="46600" table:style-name="ce7">
            <text:p>46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4223.8" table:style-name="ce6">
            <text:p>44’223.80</text:p>
          </table:table-cell>
          <table:table-cell office:value-type="float" office:value="-2376" table:style-name="ce7">
            <text:p>-2’3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1.75" table:style-name="ce6">
            <text:p>781.75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88.5" table:style-name="ce6">
            <text:p>88.50</text:p>
          </table:table-cell>
          <table:table-cell office:value-type="float" office:value="-212" table:style-name="ce7">
            <text:p>-2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1</text:p>
          </table:table-cell>
          <table:table-cell office:value-type="string" table:style-name="ce9">
            <text:p>Erträge aus Dienstleist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971000" table:style-name="ce10">
            <text:p>17’971’000.00</text:p>
          </table:table-cell>
          <table:table-cell office:value-type="float" office:value="17981400" table:style-name="ce11">
            <text:p>17’981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995000" table:style-name="ce10">
            <text:p>17’995’000.00</text:p>
          </table:table-cell>
          <table:table-cell office:value-type="float" office:value="13600" table:style-name="ce11">
            <text:p>13’6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971000" table:style-name="ce10">
            <text:p>17’971’000.00</text:p>
          </table:table-cell>
          <table:table-cell office:value-type="float" office:value="17981400" table:style-name="ce11">
            <text:p>17’981’4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7995000" table:style-name="ce10">
            <text:p>17’995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83700" table:style-name="ce6">
            <text:p>1’483’700.00</text:p>
          </table:table-cell>
          <table:table-cell office:value-type="float" office:value="1472000" table:style-name="ce7">
            <text:p>1’472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472000" table:style-name="ce6">
            <text:p>1’472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062900" table:style-name="ce6">
            <text:p>16’062’900.00</text:p>
          </table:table-cell>
          <table:table-cell office:value-type="float" office:value="16094400" table:style-name="ce7">
            <text:p>16’094’400</text:p>
          </table:table-cell>
          <table:table-cell table:style-name="ce5"/>
          <table:table-cell office:value-type="string" table:style-name="ce5">
            <text:p>444</text:p>
          </table:table-cell>
          <table:table-cell office:value-type="string" table:style-name="ce5">
            <text:p>Kantonsbeiträge</text:p>
          </table:table-cell>
          <table:table-cell table:style-name="ce6"/>
          <table:table-cell office:value-type="float" office:value="16108000" table:style-name="ce6">
            <text:p>16’108’000.00</text:p>
          </table:table-cell>
          <table:table-cell office:value-type="float" office:value="13600" table:style-name="ce7">
            <text:p>13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4400" table:style-name="ce6">
            <text:p>424’400.00</text:p>
          </table:table-cell>
          <table:table-cell office:value-type="float" office:value="415000" table:style-name="ce7">
            <text:p>415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5000" table:style-name="ce6">
            <text:p>415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2</text:p>
          </table:table-cell>
          <table:table-cell office:value-type="string" table:style-name="ce9">
            <text:p>Sachversicherungsprämien (ohne Gebäude)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7280.59999999998" table:style-name="ce10">
            <text:p>297’280.60</text:p>
          </table:table-cell>
          <table:table-cell office:value-type="float" office:value="338000" table:style-name="ce11">
            <text:p>338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00950.55" table:style-name="ce10">
            <text:p>300’950.55</text:p>
          </table:table-cell>
          <table:table-cell table:style-name="ce10"/>
          <table:table-cell office:value-type="float" office:value="-37049" table:style-name="ce11">
            <text:p>-37’04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1551" table:style-name="ce10">
            <text:p>91’551.00</text:p>
          </table:table-cell>
          <table:table-cell office:value-type="float" office:value="96600" table:style-name="ce11">
            <text:p>96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9167" table:style-name="ce10">
            <text:p>139’167.00</text:p>
          </table:table-cell>
          <table:table-cell office:value-type="float" office:value="42567" table:style-name="ce11">
            <text:p>42’56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5729.6" table:style-name="ce10">
            <text:p>205’729.60</text:p>
          </table:table-cell>
          <table:table-cell office:value-type="float" office:value="241400" table:style-name="ce11">
            <text:p>241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1783.54999999999" table:style-name="ce10">
            <text:p>161’783.5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7280.59999999998" table:style-name="ce6">
            <text:p>297’280.60</text:p>
          </table:table-cell>
          <table:table-cell office:value-type="float" office:value="338000" table:style-name="ce7">
            <text:p>338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00950.55" table:style-name="ce6">
            <text:p>300’950.55</text:p>
          </table:table-cell>
          <table:table-cell table:style-name="ce6"/>
          <table:table-cell office:value-type="float" office:value="-37049" table:style-name="ce7">
            <text:p>-37’0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982" table:style-name="ce6">
            <text:p>74’982.00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2598" table:style-name="ce6">
            <text:p>122’598.00</text:p>
          </table:table-cell>
          <table:table-cell office:value-type="float" office:value="42598" table:style-name="ce7">
            <text:p>42’5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69" table:style-name="ce6">
            <text:p>16’569.00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569" table:style-name="ce6">
            <text:p>16’569.00</text:p>
          </table:table-cell>
          <table:table-cell office:value-type="float" office:value="-31" table:style-name="ce7">
            <text:p>-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3</text:p>
          </table:table-cell>
          <table:table-cell office:value-type="string" table:style-name="ce9">
            <text:p>Kapitalbeschaffungs- und Anlagekos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44302.36" table:style-name="ce10">
            <text:p>444’302.36</text:p>
          </table:table-cell>
          <table:table-cell office:value-type="float" office:value="112000" table:style-name="ce11">
            <text:p>11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2528.79" table:style-name="ce10">
            <text:p>32’528.79</text:p>
          </table:table-cell>
          <table:table-cell table:style-name="ce10"/>
          <table:table-cell office:value-type="float" office:value="-79471" table:style-name="ce11">
            <text:p>-79’47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97000" table:style-name="ce10">
            <text:p>897’000.00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12000" table:style-name="ce11">
            <text:p>112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528.79" table:style-name="ce10">
            <text:p>32’528.7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52697.64" table:style-name="ce10">
            <text:p>452’697.64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4302.36" table:style-name="ce6">
            <text:p>444’302.36</text:p>
          </table:table-cell>
          <table:table-cell office:value-type="float" office:value="112000" table:style-name="ce7">
            <text:p>11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2528.79" table:style-name="ce6">
            <text:p>32’528.79</text:p>
          </table:table-cell>
          <table:table-cell table:style-name="ce6"/>
          <table:table-cell office:value-type="float" office:value="-79471" table:style-name="ce7">
            <text:p>-79’4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7000" table:style-name="ce6">
            <text:p>897’000.00</text:p>
          </table:table-cell>
          <table:table-cell table:style-name="ce7"/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6</text:p>
          </table:table-cell>
          <table:table-cell office:value-type="string" table:style-name="ce9">
            <text:p>Zins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840594" table:style-name="ce10">
            <text:p>14’840’594.00</text:p>
          </table:table-cell>
          <table:table-cell office:value-type="float" office:value="14648900" table:style-name="ce11">
            <text:p>14’648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4076944.529999999" table:style-name="ce10">
            <text:p>14’076’944.53</text:p>
          </table:table-cell>
          <table:table-cell table:style-name="ce10"/>
          <table:table-cell office:value-type="float" office:value="-571955" table:style-name="ce11">
            <text:p>-571’9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032764.399999999" table:style-name="ce10">
            <text:p>20’032’764.40</text:p>
          </table:table-cell>
          <table:table-cell office:value-type="float" office:value="20397050" table:style-name="ce11">
            <text:p>20’397’05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851883.41" table:style-name="ce10">
            <text:p>20’851’883.41</text:p>
          </table:table-cell>
          <table:table-cell office:value-type="float" office:value="454833" table:style-name="ce11">
            <text:p>454’83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192170.4000000004" table:style-name="ce10">
            <text:p>5’192’170.40</text:p>
          </table:table-cell>
          <table:table-cell office:value-type="float" office:value="5748150" table:style-name="ce11">
            <text:p>5’748’15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6774938.8799999999" table:style-name="ce10">
            <text:p>6’774’938.88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7928.7" table:style-name="ce6">
            <text:p>327’928.70</text:p>
          </table:table-cell>
          <table:table-cell office:value-type="float" office:value="350000" table:style-name="ce7">
            <text:p>350’000</text:p>
          </table:table-cell>
          <table:table-cell table:style-name="ce5"/>
          <table:table-cell office:value-type="string" table:style-name="ce5">
            <text:p>321</text:p>
          </table:table-cell>
          <table:table-cell office:value-type="string" table:style-name="ce5">
            <text:p>Passivzinsen auf kurzfristigen Schulden</text:p>
          </table:table-cell>
          <table:table-cell office:value-type="float" office:value="297662.46999999997" table:style-name="ce6">
            <text:p>297’662.47</text:p>
          </table:table-cell>
          <table:table-cell table:style-name="ce6"/>
          <table:table-cell office:value-type="float" office:value="-52338" table:style-name="ce7">
            <text:p>-52’3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60600.1" table:style-name="ce6">
            <text:p>12’760’600.10</text:p>
          </table:table-cell>
          <table:table-cell office:value-type="float" office:value="12450000" table:style-name="ce7">
            <text:p>12’450’000</text:p>
          </table:table-cell>
          <table:table-cell table:style-name="ce5"/>
          <table:table-cell office:value-type="string" table:style-name="ce5">
            <text:p>322</text:p>
          </table:table-cell>
          <table:table-cell office:value-type="string" table:style-name="ce5">
            <text:p>Passivzinsen auf mittel- und langfristigen Schulden</text:p>
          </table:table-cell>
          <table:table-cell office:value-type="float" office:value="11813811.050000001" table:style-name="ce6">
            <text:p>11’813’811.05</text:p>
          </table:table-cell>
          <table:table-cell table:style-name="ce6"/>
          <table:table-cell office:value-type="float" office:value="-636189" table:style-name="ce7">
            <text:p>-636’1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5698.45" table:style-name="ce6">
            <text:p>255’698.45</text:p>
          </table:table-cell>
          <table:table-cell office:value-type="float" office:value="150000" table:style-name="ce7">
            <text:p>150’000</text:p>
          </table:table-cell>
          <table:table-cell table:style-name="ce5"/>
          <table:table-cell office:value-type="string" table:style-name="ce5">
            <text:p>323</text:p>
          </table:table-cell>
          <table:table-cell office:value-type="string" table:style-name="ce5">
            <text:p>Passivzinsen auf Sonderrechnungen</text:p>
          </table:table-cell>
          <table:table-cell office:value-type="float" office:value="329864.61" table:style-name="ce6">
            <text:p>329’864.61</text:p>
          </table:table-cell>
          <table:table-cell table:style-name="ce6"/>
          <table:table-cell office:value-type="float" office:value="179865" table:style-name="ce7">
            <text:p>179’8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9956.5" table:style-name="ce6">
            <text:p>1’449’956.50</text:p>
          </table:table-cell>
          <table:table-cell office:value-type="float" office:value="1658900" table:style-name="ce7">
            <text:p>1’658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590128.2" table:style-name="ce6">
            <text:p>1’590’128.20</text:p>
          </table:table-cell>
          <table:table-cell table:style-name="ce6"/>
          <table:table-cell office:value-type="float" office:value="-68772" table:style-name="ce7">
            <text:p>-68’7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410.25" table:style-name="ce6">
            <text:p>46’410.25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97</text:p>
          </table:table-cell>
          <table:table-cell office:value-type="string" table:style-name="ce5">
            <text:p>Intern verrechneter Aufwand</text:p>
          </table:table-cell>
          <table:table-cell office:value-type="float" office:value="45478.2" table:style-name="ce6">
            <text:p>45’478.20</text:p>
          </table:table-cell>
          <table:table-cell table:style-name="ce6"/>
          <table:table-cell office:value-type="float" office:value="5478" table:style-name="ce7">
            <text:p>5’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.95" table:style-name="ce6">
            <text:p>6.95</text:p>
          </table:table-cell>
          <table:table-cell table:style-name="ce7"/>
          <table:table-cell table:style-name="ce5"/>
          <table:table-cell office:value-type="string" table:style-name="ce5">
            <text:p>420</text:p>
          </table:table-cell>
          <table:table-cell office:value-type="string" table:style-name="ce5">
            <text:p>Vermögenserträge von Bank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154.97" table:style-name="ce6">
            <text:p>57’154.97</text:p>
          </table:table-cell>
          <table:table-cell office:value-type="float" office:value="62000" table:style-name="ce7">
            <text:p>62’000</text:p>
          </table:table-cell>
          <table:table-cell table:style-name="ce5"/>
          <table:table-cell office:value-type="string" table:style-name="ce5">
            <text:p>421</text:p>
          </table:table-cell>
          <table:table-cell office:value-type="string" table:style-name="ce5">
            <text:p>Vermögenserträge aus Guthaben</text:p>
          </table:table-cell>
          <table:table-cell table:style-name="ce6"/>
          <table:table-cell office:value-type="float" office:value="73908.25" table:style-name="ce6">
            <text:p>73’908.25</text:p>
          </table:table-cell>
          <table:table-cell office:value-type="float" office:value="11908" table:style-name="ce7">
            <text:p>11’9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1096.35" table:style-name="ce6">
            <text:p>771’096.35</text:p>
          </table:table-cell>
          <table:table-cell office:value-type="float" office:value="834300" table:style-name="ce7">
            <text:p>834’300</text:p>
          </table:table-cell>
          <table:table-cell table:style-name="ce5"/>
          <table:table-cell office:value-type="string" table:style-name="ce5">
            <text:p>422</text:p>
          </table:table-cell>
          <table:table-cell office:value-type="string" table:style-name="ce5">
            <text:p>Vermögenserträge aus Anlagen des Finanzvermögens</text:p>
          </table:table-cell>
          <table:table-cell table:style-name="ce6"/>
          <table:table-cell office:value-type="float" office:value="647383.9" table:style-name="ce6">
            <text:p>647’383.90</text:p>
          </table:table-cell>
          <table:table-cell office:value-type="float" office:value="-186916" table:style-name="ce7">
            <text:p>-186’9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43155" table:style-name="ce6">
            <text:p>8’143’155.00</text:p>
          </table:table-cell>
          <table:table-cell office:value-type="float" office:value="8802300" table:style-name="ce7">
            <text:p>8’802’300</text:p>
          </table:table-cell>
          <table:table-cell table:style-name="ce5"/>
          <table:table-cell office:value-type="string" table:style-name="ce5">
            <text:p>425</text:p>
          </table:table-cell>
          <table:table-cell office:value-type="string" table:style-name="ce5">
            <text:p>Vermögenserträge aus Darlehen des Verwaltungsvermögens</text:p>
          </table:table-cell>
          <table:table-cell table:style-name="ce6"/>
          <table:table-cell office:value-type="float" office:value="8537228.5" table:style-name="ce6">
            <text:p>8’537’228.50</text:p>
          </table:table-cell>
          <table:table-cell office:value-type="float" office:value="-265072" table:style-name="ce7">
            <text:p>-265’0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787.3" table:style-name="ce6">
            <text:p>208’787.30</text:p>
          </table:table-cell>
          <table:table-cell office:value-type="float" office:value="206000" table:style-name="ce7">
            <text:p>206’000</text:p>
          </table:table-cell>
          <table:table-cell table:style-name="ce5"/>
          <table:table-cell office:value-type="string" table:style-name="ce5">
            <text:p>426</text:p>
          </table:table-cell>
          <table:table-cell office:value-type="string" table:style-name="ce5">
            <text:p>Vermögenserträge aus Beteiligungen des Verwaltungsvermögens</text:p>
          </table:table-cell>
          <table:table-cell table:style-name="ce6"/>
          <table:table-cell office:value-type="float" office:value="206241.3" table:style-name="ce6">
            <text:p>206’241.30</text:p>
          </table:table-cell>
          <table:table-cell office:value-type="float" office:value="241" table:style-name="ce7">
            <text:p>2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0613.07999999996" table:style-name="ce6">
            <text:p>620’613.08</text:p>
          </table:table-cell>
          <table:table-cell office:value-type="float" office:value="168500" table:style-name="ce7">
            <text:p>168’500</text:p>
          </table:table-cell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913797.66" table:style-name="ce6">
            <text:p>913’797.66</text:p>
          </table:table-cell>
          <table:table-cell office:value-type="float" office:value="745298" table:style-name="ce7">
            <text:p>745’2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7988" table:style-name="ce6">
            <text:p>537’988.00</text:p>
          </table:table-cell>
          <table:table-cell office:value-type="float" office:value="538000" table:style-name="ce7">
            <text:p>538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37988" table:style-name="ce6">
            <text:p>537’988.00</text:p>
          </table:table-cell>
          <table:table-cell office:value-type="float" office:value="-12" table:style-name="ce7">
            <text:p>-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25786.1500000004" table:style-name="ce6">
            <text:p>8’525’786.15</text:p>
          </table:table-cell>
          <table:table-cell office:value-type="float" office:value="8499950" table:style-name="ce7">
            <text:p>8’499’95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8703025.8000000007" table:style-name="ce6">
            <text:p>8’703’025.80</text:p>
          </table:table-cell>
          <table:table-cell office:value-type="float" office:value="203076" table:style-name="ce7">
            <text:p>203’0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8176.6000000001" table:style-name="ce6">
            <text:p>1’168’176.60</text:p>
          </table:table-cell>
          <table:table-cell office:value-type="float" office:value="1286000" table:style-name="ce7">
            <text:p>1’286’000</text:p>
          </table:table-cell>
          <table:table-cell table:style-name="ce5"/>
          <table:table-cell office:value-type="string" table:style-name="ce5">
            <text:p>497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32310" table:style-name="ce6">
            <text:p>1’232’310.00</text:p>
          </table:table-cell>
          <table:table-cell office:value-type="float" office:value="-53690" table:style-name="ce7">
            <text:p>-53’6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8</text:p>
          </table:table-cell>
          <table:table-cell office:value-type="string" table:style-name="ce9">
            <text:p>Abschreibungen auf dem Verwaltungsvermö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918672.189999998" table:style-name="ce10">
            <text:p>39’918’672.19</text:p>
          </table:table-cell>
          <table:table-cell office:value-type="float" office:value="45191000" table:style-name="ce11">
            <text:p>45’191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458131.939999998" table:style-name="ce10">
            <text:p>44’458’131.94</text:p>
          </table:table-cell>
          <table:table-cell table:style-name="ce10"/>
          <table:table-cell office:value-type="float" office:value="-732868" table:style-name="ce11">
            <text:p>-732’86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804093.170000002" table:style-name="ce10">
            <text:p>16’804’093.17</text:p>
          </table:table-cell>
          <table:table-cell office:value-type="float" office:value="17884000" table:style-name="ce11">
            <text:p>17’88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375068.239999998" table:style-name="ce10">
            <text:p>17’375’068.24</text:p>
          </table:table-cell>
          <table:table-cell office:value-type="float" office:value="-508932" table:style-name="ce11">
            <text:p>-508’93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114579.02" table:style-name="ce10">
            <text:p>23’114’579.02</text:p>
          </table:table-cell>
          <table:table-cell office:value-type="float" office:value="27307000" table:style-name="ce11">
            <text:p>27’30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083063.699999999" table:style-name="ce10">
            <text:p>27’083’063.7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918672.189999998" table:style-name="ce6">
            <text:p>39’918’672.19</text:p>
          </table:table-cell>
          <table:table-cell office:value-type="float" office:value="45191000" table:style-name="ce7">
            <text:p>45’191’000</text:p>
          </table:table-cell>
          <table:table-cell table:style-name="ce5"/>
          <table:table-cell office:value-type="string" table:style-name="ce5">
            <text:p>331</text:p>
          </table:table-cell>
          <table:table-cell office:value-type="string" table:style-name="ce5">
            <text:p>Abschreibungen auf dem Verwaltungsvermögen, ordentliche</text:p>
          </table:table-cell>
          <table:table-cell office:value-type="float" office:value="44458131.939999998" table:style-name="ce6">
            <text:p>44’458’131.94</text:p>
          </table:table-cell>
          <table:table-cell table:style-name="ce6"/>
          <table:table-cell office:value-type="float" office:value="-732868" table:style-name="ce7">
            <text:p>-732’8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00" table:style-name="ce6">
            <text:p>20’000.00</text:p>
          </table:table-cell>
          <table:table-cell table:style-name="ce7"/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84093.170000002" table:style-name="ce6">
            <text:p>16’784’093.17</text:p>
          </table:table-cell>
          <table:table-cell office:value-type="float" office:value="17884000" table:style-name="ce7">
            <text:p>17’884’000</text:p>
          </table:table-cell>
          <table:table-cell table:style-name="ce5"/>
          <table:table-cell office:value-type="string" table:style-name="ce5">
            <text:p>498</text:p>
          </table:table-cell>
          <table:table-cell office:value-type="string" table:style-name="ce5">
            <text:p>Intern verrechnete Abschreibungen</text:p>
          </table:table-cell>
          <table:table-cell table:style-name="ce6"/>
          <table:table-cell office:value-type="float" office:value="17375068.239999998" table:style-name="ce6">
            <text:p>17’375’068.24</text:p>
          </table:table-cell>
          <table:table-cell office:value-type="float" office:value="-508932" table:style-name="ce7">
            <text:p>-508’9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9</text:p>
          </table:table-cell>
          <table:table-cell office:value-type="string" table:style-name="ce9">
            <text:p>Verlustscheinbewirtschaf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649577.82" table:style-name="ce10">
            <text:p>3’649’577.82</text:p>
          </table:table-cell>
          <table:table-cell office:value-type="float" office:value="2254600" table:style-name="ce11">
            <text:p>2’254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54612.68" table:style-name="ce10">
            <text:p>3’354’612.68</text:p>
          </table:table-cell>
          <table:table-cell table:style-name="ce10"/>
          <table:table-cell office:value-type="float" office:value="440013" table:style-name="ce11">
            <text:p>440’01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7000" table:style-name="ce11">
            <text:p>107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53000" table:style-name="ce11">
            <text:p>553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91094.79" table:style-name="ce10">
            <text:p>4’291’094.79</text:p>
          </table:table-cell>
          <table:table-cell office:value-type="float" office:value="2988100" table:style-name="ce11">
            <text:p>2’988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948725.71" table:style-name="ce10">
            <text:p>3’948’725.71</text:p>
          </table:table-cell>
          <table:table-cell office:value-type="float" office:value="960626" table:style-name="ce11">
            <text:p>960’62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41516.97" table:style-name="ce10">
            <text:p>641’516.97</text:p>
          </table:table-cell>
          <table:table-cell office:value-type="float" office:value="73500" table:style-name="ce11">
            <text:p>73’5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594113.03" table:style-name="ce10">
            <text:p>594’113.0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027.5" table:style-name="ce6">
            <text:p>97’027.50</text:p>
          </table:table-cell>
          <table:table-cell office:value-type="float" office:value="187500" table:style-name="ce7">
            <text:p>187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21535.6" table:style-name="ce6">
            <text:p>121’535.60</text:p>
          </table:table-cell>
          <table:table-cell table:style-name="ce6"/>
          <table:table-cell office:value-type="float" office:value="-65964" table:style-name="ce7">
            <text:p>-65’9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14.65" table:style-name="ce6">
            <text:p>7’514.65</text:p>
          </table:table-cell>
          <table:table-cell office:value-type="float" office:value="6600" table:style-name="ce7">
            <text:p>6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412.85" table:style-name="ce6">
            <text:p>9’412.85</text:p>
          </table:table-cell>
          <table:table-cell table:style-name="ce6"/>
          <table:table-cell office:value-type="float" office:value="2813" table:style-name="ce7">
            <text:p>2’8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33.5" table:style-name="ce6">
            <text:p>5’733.50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0296" table:style-name="ce6">
            <text:p>10’296.00</text:p>
          </table:table-cell>
          <table:table-cell table:style-name="ce6"/>
          <table:table-cell office:value-type="float" office:value="-5704" table:style-name="ce7">
            <text:p>-5’7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9.54999999999995" table:style-name="ce6">
            <text:p>629.5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88.2" table:style-name="ce6">
            <text:p>788.20</text:p>
          </table:table-cell>
          <table:table-cell table:style-name="ce6"/>
          <table:table-cell office:value-type="float" office:value="288" table:style-name="ce7">
            <text:p>2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08.8" table:style-name="ce6">
            <text:p>1’108.8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454" table:style-name="ce6">
            <text:p>5’454.00</text:p>
          </table:table-cell>
          <table:table-cell table:style-name="ce6"/>
          <table:table-cell office:value-type="float" office:value="-546" table:style-name="ce7">
            <text:p>-5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7.55" table:style-name="ce6">
            <text:p>257.55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82.95" table:style-name="ce6">
            <text:p>782.95</text:p>
          </table:table-cell>
          <table:table-cell table:style-name="ce6"/>
          <table:table-cell office:value-type="float" office:value="-917" table:style-name="ce7">
            <text:p>-9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264.57" table:style-name="ce6">
            <text:p>64’264.57</text:p>
          </table:table-cell>
          <table:table-cell office:value-type="float" office:value="65000" table:style-name="ce7">
            <text:p>65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1400.509999999995" table:style-name="ce6">
            <text:p>71’400.51</text:p>
          </table:table-cell>
          <table:table-cell table:style-name="ce6"/>
          <table:table-cell office:value-type="float" office:value="6401" table:style-name="ce7">
            <text:p>6’4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2.43" table:style-name="ce6">
            <text:p>1’622.43</text:p>
          </table:table-cell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628.1" table:style-name="ce6">
            <text:p>1’628.10</text:p>
          </table:table-cell>
          <table:table-cell table:style-name="ce6"/>
          <table:table-cell office:value-type="float" office:value="-3972" table:style-name="ce7">
            <text:p>-3’9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58525.22" table:style-name="ce6">
            <text:p>1’558’525.22</text:p>
          </table:table-cell>
          <table:table-cell office:value-type="float" office:value="850000" table:style-name="ce7">
            <text:p>850’000</text:p>
          </table:table-cell>
          <table:table-cell table:style-name="ce5"/>
          <table:table-cell office:value-type="string" table:style-name="ce5">
            <text:p>351</text:p>
          </table:table-cell>
          <table:table-cell office:value-type="string" table:style-name="ce5">
            <text:p>Entschädigungen an Gemeinwesen auf kantonaler Ebene</text:p>
          </table:table-cell>
          <table:table-cell office:value-type="float" office:value="1403633.66" table:style-name="ce6">
            <text:p>1’403’633.66</text:p>
          </table:table-cell>
          <table:table-cell table:style-name="ce6"/>
          <table:table-cell office:value-type="float" office:value="634" table:style-name="ce7">
            <text:p>6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53000" table:style-name="ce7">
            <text:p>553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9961.55" table:style-name="ce6">
            <text:p>309’961.55</text:p>
          </table:table-cell>
          <table:table-cell office:value-type="float" office:value="150000" table:style-name="ce7">
            <text:p>150’000</text:p>
          </table:table-cell>
          <table:table-cell table:style-name="ce5"/>
          <table:table-cell office:value-type="string" table:style-name="ce5">
            <text:p>352</text:p>
          </table:table-cell>
          <table:table-cell office:value-type="string" table:style-name="ce5">
            <text:p>Entschädigungen an Gemeinwesen auf kommunaler Ebene</text:p>
          </table:table-cell>
          <table:table-cell office:value-type="float" office:value="257467.2" table:style-name="ce6">
            <text:p>257’467.20</text:p>
          </table:table-cell>
          <table:table-cell table:style-name="ce6"/>
          <table:table-cell office:value-type="float" office:value="467" table:style-name="ce7">
            <text:p>4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7000" table:style-name="ce7">
            <text:p>10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96.35" table:style-name="ce6">
            <text:p>22’996.35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373</text:p>
          </table:table-cell>
          <table:table-cell office:value-type="string" table:style-name="ce5">
            <text:p>Durchlaufende Beiträge an eigene Unternehmungen</text:p>
          </table:table-cell>
          <table:table-cell office:value-type="float" office:value="12075.9" table:style-name="ce6">
            <text:p>12’075.90</text:p>
          </table:table-cell>
          <table:table-cell table:style-name="ce6"/>
          <table:table-cell office:value-type="float" office:value="2276" table:style-name="ce7">
            <text:p>2’2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941.82999999999" table:style-name="ce6">
            <text:p>165’941.83</text:p>
          </table:table-cell>
          <table:table-cell office:value-type="float" office:value="130000" table:style-name="ce7">
            <text:p>13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0403.21" table:style-name="ce6">
            <text:p>170’403.21</text:p>
          </table:table-cell>
          <table:table-cell table:style-name="ce6"/>
          <table:table-cell office:value-type="float" office:value="40403" table:style-name="ce7">
            <text:p>40’4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3994.32" table:style-name="ce6">
            <text:p>1’413’994.32</text:p>
          </table:table-cell>
          <table:table-cell office:value-type="float" office:value="825900" table:style-name="ce7">
            <text:p>825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89734.5" table:style-name="ce6">
            <text:p>1’289’734.50</text:p>
          </table:table-cell>
          <table:table-cell table:style-name="ce6"/>
          <table:table-cell office:value-type="float" office:value="463835" table:style-name="ce7">
            <text:p>463’8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2.4" table:style-name="ce6">
            <text:p>992.4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77.55" table:style-name="ce6">
            <text:p>777.55</text:p>
          </table:table-cell>
          <table:table-cell office:value-type="float" office:value="-722" table:style-name="ce7">
            <text:p>-7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3361.61" table:style-name="ce6">
            <text:p>173’361.61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59528.6" table:style-name="ce6">
            <text:p>159’528.60</text:p>
          </table:table-cell>
          <table:table-cell office:value-type="float" office:value="99529" table:style-name="ce7">
            <text:p>99’5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71560.03" table:style-name="ce6">
            <text:p>3’971’560.03</text:p>
          </table:table-cell>
          <table:table-cell office:value-type="float" office:value="2500000" table:style-name="ce7">
            <text:p>2’500’0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3610710.16" table:style-name="ce6">
            <text:p>3’610’710.16</text:p>
          </table:table-cell>
          <table:table-cell office:value-type="float" office:value="1110710" table:style-name="ce7">
            <text:p>1’110’7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96.35" table:style-name="ce6">
            <text:p>22’996.35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473</text:p>
          </table:table-cell>
          <table:table-cell office:value-type="string" table:style-name="ce5">
            <text:p>Durchlaufende Beiträge von eigenen Unternehmungen</text:p>
          </table:table-cell>
          <table:table-cell table:style-name="ce6"/>
          <table:table-cell office:value-type="float" office:value="12075.9" table:style-name="ce6">
            <text:p>12’075.90</text:p>
          </table:table-cell>
          <table:table-cell office:value-type="float" office:value="2276" table:style-name="ce7">
            <text:p>2’2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25.0999999999999" table:style-name="ce6">
            <text:p>1’025.10</text:p>
          </table:table-cell>
          <table:table-cell table:style-name="ce7"/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26.4" table:style-name="ce6">
            <text:p>226.40</text:p>
          </table:table-cell>
          <table:table-cell office:value-type="float" office:value="226" table:style-name="ce7">
            <text:p>2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159.3" table:style-name="ce6">
            <text:p>121’159.30</text:p>
          </table:table-cell>
          <table:table-cell office:value-type="float" office:value="416800" table:style-name="ce7">
            <text:p>416’8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5407.1" table:style-name="ce6">
            <text:p>165’407.10</text:p>
          </table:table-cell>
          <table:table-cell office:value-type="float" office:value="-251393" table:style-name="ce7">
            <text:p>-251’3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</text:p>
          </table:table-cell>
          <table:table-cell office:value-type="string" table:style-name="ce9">
            <text:p>Personal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934104.33" table:style-name="ce10">
            <text:p>15’934’104.33</text:p>
          </table:table-cell>
          <table:table-cell office:value-type="float" office:value="13886900" table:style-name="ce11">
            <text:p>13’886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646586.4" table:style-name="ce10">
            <text:p>10’646’586.40</text:p>
          </table:table-cell>
          <table:table-cell table:style-name="ce10"/>
          <table:table-cell office:value-type="float" office:value="-3240314" table:style-name="ce11">
            <text:p>-3’240’31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1902.11" table:style-name="ce10">
            <text:p>371’902.11</text:p>
          </table:table-cell>
          <table:table-cell office:value-type="float" office:value="755300" table:style-name="ce11">
            <text:p>755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07510.61" table:style-name="ce10">
            <text:p>407’510.61</text:p>
          </table:table-cell>
          <table:table-cell office:value-type="float" office:value="-347789" table:style-name="ce11">
            <text:p>-347’78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562202.220000001" table:style-name="ce10">
            <text:p>15’562’202.22</text:p>
          </table:table-cell>
          <table:table-cell office:value-type="float" office:value="13131600" table:style-name="ce11">
            <text:p>13’131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239075.789999999" table:style-name="ce10">
            <text:p>10’239’075.7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66185.19" table:style-name="ce10">
            <text:p>2’366’185.19</text:p>
          </table:table-cell>
          <table:table-cell office:value-type="float" office:value="2605300" table:style-name="ce11">
            <text:p>2’605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79332.2400000002" table:style-name="ce10">
            <text:p>2’479’332.24</text:p>
          </table:table-cell>
          <table:table-cell table:style-name="ce10"/>
          <table:table-cell office:value-type="float" office:value="-125968" table:style-name="ce11">
            <text:p>-125’96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193" table:style-name="ce10">
            <text:p>34’193.00</text:p>
          </table:table-cell>
          <table:table-cell office:value-type="float" office:value="32600" table:style-name="ce11">
            <text:p>32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0407.649999999994" table:style-name="ce10">
            <text:p>70’407.65</text:p>
          </table:table-cell>
          <table:table-cell office:value-type="float" office:value="37808" table:style-name="ce11">
            <text:p>37’80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31992.19" table:style-name="ce10">
            <text:p>2’331’992.19</text:p>
          </table:table-cell>
          <table:table-cell office:value-type="float" office:value="2572700" table:style-name="ce11">
            <text:p>2’572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408924.59" table:style-name="ce10">
            <text:p>2’408’924.5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46588" table:style-name="ce6">
            <text:p>1’546’588.00</text:p>
          </table:table-cell>
          <table:table-cell office:value-type="float" office:value="1757500" table:style-name="ce7">
            <text:p>1’757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51705.55" table:style-name="ce6">
            <text:p>1’651’705.55</text:p>
          </table:table-cell>
          <table:table-cell table:style-name="ce6"/>
          <table:table-cell office:value-type="float" office:value="-105794" table:style-name="ce7">
            <text:p>-105’7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608.35" table:style-name="ce6">
            <text:p>115’608.35</text:p>
          </table:table-cell>
          <table:table-cell office:value-type="float" office:value="128500" table:style-name="ce7">
            <text:p>128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2094.45" table:style-name="ce6">
            <text:p>122’094.45</text:p>
          </table:table-cell>
          <table:table-cell table:style-name="ce6"/>
          <table:table-cell office:value-type="float" office:value="-6406" table:style-name="ce7">
            <text:p>-6’4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3601.85" table:style-name="ce6">
            <text:p>173’601.85</text:p>
          </table:table-cell>
          <table:table-cell office:value-type="float" office:value="175200" table:style-name="ce7">
            <text:p>175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7059.55" table:style-name="ce6">
            <text:p>197’059.55</text:p>
          </table:table-cell>
          <table:table-cell table:style-name="ce6"/>
          <table:table-cell office:value-type="float" office:value="21860" table:style-name="ce7">
            <text:p>21’8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36.35" table:style-name="ce6">
            <text:p>9’736.35</text:p>
          </table:table-cell>
          <table:table-cell office:value-type="float" office:value="9200" table:style-name="ce7">
            <text:p>9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000.35" table:style-name="ce6">
            <text:p>10’000.35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4171.55" table:style-name="ce6">
            <text:p>244’171.55</text:p>
          </table:table-cell>
          <table:table-cell office:value-type="float" office:value="248600" table:style-name="ce7">
            <text:p>248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32278.76" table:style-name="ce6">
            <text:p>232’278.76</text:p>
          </table:table-cell>
          <table:table-cell table:style-name="ce6"/>
          <table:table-cell office:value-type="float" office:value="-16321" table:style-name="ce7">
            <text:p>-16’3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802.25" table:style-name="ce6">
            <text:p>9’802.25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039.25" table:style-name="ce6">
            <text:p>8’039.25</text:p>
          </table:table-cell>
          <table:table-cell table:style-name="ce6"/>
          <table:table-cell office:value-type="float" office:value="39" table:style-name="ce7">
            <text:p>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61.7000000000007" table:style-name="ce6">
            <text:p>8’361.7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178.3000000000002" table:style-name="ce6">
            <text:p>2’178.30</text:p>
          </table:table-cell>
          <table:table-cell table:style-name="ce6"/>
          <table:table-cell office:value-type="float" office:value="278" table:style-name="ce7">
            <text:p>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32.35" table:style-name="ce6">
            <text:p>1’532.35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252.4" table:style-name="ce6">
            <text:p>2’252.40</text:p>
          </table:table-cell>
          <table:table-cell table:style-name="ce6"/>
          <table:table-cell office:value-type="float" office:value="452" table:style-name="ce7">
            <text:p>4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3274.55" table:style-name="ce6">
            <text:p>233’274.55</text:p>
          </table:table-cell>
          <table:table-cell office:value-type="float" office:value="250700" table:style-name="ce7">
            <text:p>250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32541.15" table:style-name="ce6">
            <text:p>232’541.15</text:p>
          </table:table-cell>
          <table:table-cell table:style-name="ce6"/>
          <table:table-cell office:value-type="float" office:value="-18159" table:style-name="ce7">
            <text:p>-18’1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79.76" table:style-name="ce6">
            <text:p>6’079.76</text:p>
          </table:table-cell>
          <table:table-cell office:value-type="float" office:value="8600" table:style-name="ce7">
            <text:p>8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7160.26" table:style-name="ce6">
            <text:p>7’160.26</text:p>
          </table:table-cell>
          <table:table-cell table:style-name="ce6"/>
          <table:table-cell office:value-type="float" office:value="-1440" table:style-name="ce7">
            <text:p>-1’4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428.48" table:style-name="ce6">
            <text:p>17’428.48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4022.22" table:style-name="ce6">
            <text:p>14’022.22</text:p>
          </table:table-cell>
          <table:table-cell table:style-name="ce6"/>
          <table:table-cell office:value-type="float" office:value="-1278" table:style-name="ce7">
            <text:p>-1’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194" table:style-name="ce6">
            <text:p>34’194.0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7461.4" table:style-name="ce6">
            <text:p>57’461.40</text:p>
          </table:table-cell>
          <table:table-cell office:value-type="float" office:value="37461" table:style-name="ce7">
            <text:p>37’4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" table:style-name="ce6">
            <text:p>1.00</text:p>
          </table:table-cell>
          <table:table-cell office:value-type="float" office:value="12600" table:style-name="ce7">
            <text:p>12’6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2946.25" table:style-name="ce6">
            <text:p>12’946.25</text:p>
          </table:table-cell>
          <table:table-cell office:value-type="float" office:value="346" table:style-name="ce7">
            <text:p>3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1</text:p>
          </table:table-cell>
          <table:table-cell office:value-type="string" table:style-name="ce9">
            <text:p>Lehrlinge und Praktikumsste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19804.2999999998" table:style-name="ce10">
            <text:p>2’419’804.30</text:p>
          </table:table-cell>
          <table:table-cell office:value-type="float" office:value="2584800" table:style-name="ce11">
            <text:p>2’584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21982.9" table:style-name="ce10">
            <text:p>2’421’982.90</text:p>
          </table:table-cell>
          <table:table-cell table:style-name="ce10"/>
          <table:table-cell office:value-type="float" office:value="-162817" table:style-name="ce11">
            <text:p>-162’81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193" table:style-name="ce10">
            <text:p>13’193.00</text:p>
          </table:table-cell>
          <table:table-cell office:value-type="float" office:value="5400" table:style-name="ce11">
            <text:p>5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350.45" table:style-name="ce10">
            <text:p>6’350.45</text:p>
          </table:table-cell>
          <table:table-cell office:value-type="float" office:value="950" table:style-name="ce11">
            <text:p>95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06611.2999999998" table:style-name="ce10">
            <text:p>2’406’611.30</text:p>
          </table:table-cell>
          <table:table-cell office:value-type="float" office:value="2579400" table:style-name="ce11">
            <text:p>2’579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415632.4500000002" table:style-name="ce10">
            <text:p>2’415’632.4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9782.95" table:style-name="ce6">
            <text:p>2’009’782.95</text:p>
          </table:table-cell>
          <table:table-cell office:value-type="float" office:value="2114000" table:style-name="ce7">
            <text:p>2’114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006506.1" table:style-name="ce6">
            <text:p>2’006’506.10</text:p>
          </table:table-cell>
          <table:table-cell table:style-name="ce6"/>
          <table:table-cell office:value-type="float" office:value="-107494" table:style-name="ce7">
            <text:p>-107’4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983.6" table:style-name="ce6">
            <text:p>127’983.60</text:p>
          </table:table-cell>
          <table:table-cell office:value-type="float" office:value="158800" table:style-name="ce7">
            <text:p>158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2702.65" table:style-name="ce6">
            <text:p>122’702.65</text:p>
          </table:table-cell>
          <table:table-cell table:style-name="ce6"/>
          <table:table-cell office:value-type="float" office:value="-36097" table:style-name="ce7">
            <text:p>-36’0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061.2" table:style-name="ce6">
            <text:p>14’061.20</text:p>
          </table:table-cell>
          <table:table-cell office:value-type="float" office:value="24000" table:style-name="ce7">
            <text:p>24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213.75" table:style-name="ce6">
            <text:p>19’213.75</text:p>
          </table:table-cell>
          <table:table-cell table:style-name="ce6"/>
          <table:table-cell office:value-type="float" office:value="-4786" table:style-name="ce7">
            <text:p>-4’7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12.9" table:style-name="ce6">
            <text:p>13’212.90</text:p>
          </table:table-cell>
          <table:table-cell office:value-type="float" office:value="11500" table:style-name="ce7">
            <text:p>11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446.55" table:style-name="ce6">
            <text:p>12’446.55</text:p>
          </table:table-cell>
          <table:table-cell table:style-name="ce6"/>
          <table:table-cell office:value-type="float" office:value="947" table:style-name="ce7">
            <text:p>9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8355.55" table:style-name="ce6">
            <text:p>198’355.55</text:p>
          </table:table-cell>
          <table:table-cell office:value-type="float" office:value="206800" table:style-name="ce7">
            <text:p>206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00130.05" table:style-name="ce6">
            <text:p>200’130.05</text:p>
          </table:table-cell>
          <table:table-cell table:style-name="ce6"/>
          <table:table-cell office:value-type="float" office:value="-6670" table:style-name="ce7">
            <text:p>-6’6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842.400000000001" table:style-name="ce6">
            <text:p>32’842.40</text:p>
          </table:table-cell>
          <table:table-cell office:value-type="float" office:value="45600" table:style-name="ce7">
            <text:p>45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8162.9" table:style-name="ce6">
            <text:p>38’162.90</text:p>
          </table:table-cell>
          <table:table-cell table:style-name="ce6"/>
          <table:table-cell office:value-type="float" office:value="-7437" table:style-name="ce7">
            <text:p>-7’4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48.1000000000004" table:style-name="ce6">
            <text:p>4’848.1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357.1000000000004" table:style-name="ce6">
            <text:p>4’357.10</text:p>
          </table:table-cell>
          <table:table-cell table:style-name="ce6"/>
          <table:table-cell office:value-type="float" office:value="-343" table:style-name="ce7">
            <text:p>-3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47.5" table:style-name="ce6">
            <text:p>18’047.50</text:p>
          </table:table-cell>
          <table:table-cell office:value-type="float" office:value="18500" table:style-name="ce7">
            <text:p>18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7396.3" table:style-name="ce6">
            <text:p>17’396.30</text:p>
          </table:table-cell>
          <table:table-cell table:style-name="ce6"/>
          <table:table-cell office:value-type="float" office:value="-1104" table:style-name="ce7">
            <text:p>-1’1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0.1" table:style-name="ce6">
            <text:p>670.1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67.5" table:style-name="ce6">
            <text:p>1’067.50</text:p>
          </table:table-cell>
          <table:table-cell table:style-name="ce6"/>
          <table:table-cell office:value-type="float" office:value="168" table:style-name="ce7">
            <text:p>1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193" table:style-name="ce6">
            <text:p>13’193.0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350.45" table:style-name="ce6">
            <text:p>6’350.45</text:p>
          </table:table-cell>
          <table:table-cell office:value-type="float" office:value="950" table:style-name="ce7">
            <text:p>9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2</text:p>
          </table:table-cell>
          <table:table-cell office:value-type="string" table:style-name="ce9">
            <text:p>Ausbildung und Inform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5929.38" table:style-name="ce10">
            <text:p>215’929.38</text:p>
          </table:table-cell>
          <table:table-cell office:value-type="float" office:value="266500" table:style-name="ce11">
            <text:p>266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2791.84" table:style-name="ce10">
            <text:p>222’791.84</text:p>
          </table:table-cell>
          <table:table-cell table:style-name="ce10"/>
          <table:table-cell office:value-type="float" office:value="-43708" table:style-name="ce11">
            <text:p>-43’70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850" table:style-name="ce10">
            <text:p>34’850.00</text:p>
          </table:table-cell>
          <table:table-cell office:value-type="float" office:value="14900" table:style-name="ce11">
            <text:p>1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770" table:style-name="ce10">
            <text:p>28’770.00</text:p>
          </table:table-cell>
          <table:table-cell office:value-type="float" office:value="13870" table:style-name="ce11">
            <text:p>13’87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1079.38" table:style-name="ce10">
            <text:p>181’079.38</text:p>
          </table:table-cell>
          <table:table-cell office:value-type="float" office:value="251600" table:style-name="ce11">
            <text:p>251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4021.84" table:style-name="ce10">
            <text:p>194’021.8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1.5999999999999" table:style-name="ce6">
            <text:p>1’171.60</text:p>
          </table:table-cell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.15" table:style-name="ce6">
            <text:p>86.15</text:p>
          </table:table-cell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.0499999999999998" table:style-name="ce6">
            <text:p>2.05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9477.04" table:style-name="ce6">
            <text:p>209’477.04</text:p>
          </table:table-cell>
          <table:table-cell office:value-type="float" office:value="260300" table:style-name="ce7">
            <text:p>260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16240.6" table:style-name="ce6">
            <text:p>216’240.60</text:p>
          </table:table-cell>
          <table:table-cell table:style-name="ce6"/>
          <table:table-cell office:value-type="float" office:value="-44059" table:style-name="ce7">
            <text:p>-44’0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1500" table:style-name="ce7">
            <text:p>-1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92.54" table:style-name="ce6">
            <text:p>5’192.54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551.24" table:style-name="ce6">
            <text:p>6’551.24</text:p>
          </table:table-cell>
          <table:table-cell table:style-name="ce6"/>
          <table:table-cell office:value-type="float" office:value="1851" table:style-name="ce7">
            <text:p>1’8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850" table:style-name="ce6">
            <text:p>34’850.00</text:p>
          </table:table-cell>
          <table:table-cell office:value-type="float" office:value="14900" table:style-name="ce7">
            <text:p>14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770" table:style-name="ce6">
            <text:p>28’770.00</text:p>
          </table:table-cell>
          <table:table-cell office:value-type="float" office:value="13870" table:style-name="ce7">
            <text:p>13’8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3</text:p>
          </table:table-cell>
          <table:table-cell office:value-type="string" table:style-name="ce9">
            <text:p>Nicht aufteilbarer Personalaufwand und -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809414.039999999" table:style-name="ce10">
            <text:p>10’809’414.04</text:p>
          </table:table-cell>
          <table:table-cell office:value-type="float" office:value="8296800" table:style-name="ce11">
            <text:p>8’296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400588.3300000001" table:style-name="ce10">
            <text:p>5’400’588.33</text:p>
          </table:table-cell>
          <table:table-cell table:style-name="ce10"/>
          <table:table-cell office:value-type="float" office:value="-2896212" table:style-name="ce11">
            <text:p>-2’896’21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1418.45" table:style-name="ce10">
            <text:p>191’418.45</text:p>
          </table:table-cell>
          <table:table-cell office:value-type="float" office:value="604200" table:style-name="ce11">
            <text:p>604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98317.45" table:style-name="ce10">
            <text:p>198’317.45</text:p>
          </table:table-cell>
          <table:table-cell office:value-type="float" office:value="-405883" table:style-name="ce11">
            <text:p>-405’88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617995.59" table:style-name="ce10">
            <text:p>10’617’995.59</text:p>
          </table:table-cell>
          <table:table-cell office:value-type="float" office:value="7692600" table:style-name="ce11">
            <text:p>7’692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202270.88" table:style-name="ce10">
            <text:p>5’202’270.8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84957.05" table:style-name="ce6">
            <text:p>1’384’957.05</text:p>
          </table:table-cell>
          <table:table-cell office:value-type="float" office:value="1459600" table:style-name="ce7">
            <text:p>1’459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255958.8999999999" table:style-name="ce6">
            <text:p>1’255’958.90</text:p>
          </table:table-cell>
          <table:table-cell table:style-name="ce6"/>
          <table:table-cell office:value-type="float" office:value="-203641" table:style-name="ce7">
            <text:p>-203’6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538.8" table:style-name="ce6">
            <text:p>101’538.80</text:p>
          </table:table-cell>
          <table:table-cell office:value-type="float" office:value="88500" table:style-name="ce7">
            <text:p>88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2864.25" table:style-name="ce6">
            <text:p>92’864.25</text:p>
          </table:table-cell>
          <table:table-cell table:style-name="ce6"/>
          <table:table-cell office:value-type="float" office:value="4364" table:style-name="ce7">
            <text:p>4’3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886.65" table:style-name="ce6">
            <text:p>112’886.65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91745.15" table:style-name="ce6">
            <text:p>91’745.15</text:p>
          </table:table-cell>
          <table:table-cell table:style-name="ce6"/>
          <table:table-cell office:value-type="float" office:value="1745" table:style-name="ce7">
            <text:p>1’7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01.05" table:style-name="ce6">
            <text:p>11’801.05</text:p>
          </table:table-cell>
          <table:table-cell office:value-type="float" office:value="10200" table:style-name="ce7">
            <text:p>10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7443.5" table:style-name="ce6">
            <text:p>17’443.50</text:p>
          </table:table-cell>
          <table:table-cell table:style-name="ce6"/>
          <table:table-cell office:value-type="float" office:value="7244" table:style-name="ce7">
            <text:p>7’2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5" table:style-name="ce6">
            <text:p>1’435.00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46" table:style-name="ce6">
            <text:p>46.00</text:p>
          </table:table-cell>
          <table:table-cell table:style-name="ce6"/>
          <table:table-cell office:value-type="float" office:value="-1054" table:style-name="ce7">
            <text:p>-1’0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87965.0999999996" table:style-name="ce6">
            <text:p>8’887’965.10</text:p>
          </table:table-cell>
          <table:table-cell office:value-type="float" office:value="6322300" table:style-name="ce7">
            <text:p>6’322’300</text:p>
          </table:table-cell>
          <table:table-cell table:style-name="ce5"/>
          <table:table-cell office:value-type="string" table:style-name="ce5">
            <text:p>307</text:p>
          </table:table-cell>
          <table:table-cell office:value-type="string" table:style-name="ce5">
            <text:p>Besondere Rentenleistungen</text:p>
          </table:table-cell>
          <table:table-cell office:value-type="float" office:value="3634288.95" table:style-name="ce6">
            <text:p>3’634’288.95</text:p>
          </table:table-cell>
          <table:table-cell table:style-name="ce6"/>
          <table:table-cell office:value-type="float" office:value="-2688011" table:style-name="ce7">
            <text:p>-2’688’0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854.39" table:style-name="ce6">
            <text:p>217’854.39</text:p>
          </table:table-cell>
          <table:table-cell office:value-type="float" office:value="234100" table:style-name="ce7">
            <text:p>234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26132.38" table:style-name="ce6">
            <text:p>226’132.38</text:p>
          </table:table-cell>
          <table:table-cell table:style-name="ce6"/>
          <table:table-cell office:value-type="float" office:value="-7968" table:style-name="ce7">
            <text:p>-7’9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400.75" table:style-name="ce6">
            <text:p>89’400.75</text:p>
          </table:table-cell>
          <table:table-cell office:value-type="float" office:value="86000" table:style-name="ce7">
            <text:p>8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0700" table:style-name="ce6">
            <text:p>80’700.00</text:p>
          </table:table-cell>
          <table:table-cell table:style-name="ce6"/>
          <table:table-cell office:value-type="float" office:value="-5300" table:style-name="ce7">
            <text:p>-5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5.25" table:style-name="ce6">
            <text:p>1’575.2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409.2" table:style-name="ce6">
            <text:p>1’409.20</text:p>
          </table:table-cell>
          <table:table-cell table:style-name="ce6"/>
          <table:table-cell office:value-type="float" office:value="-3591" table:style-name="ce7">
            <text:p>-3’5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1418.45" table:style-name="ce6">
            <text:p>191’418.45</text:p>
          </table:table-cell>
          <table:table-cell office:value-type="float" office:value="604200" table:style-name="ce7">
            <text:p>604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98317.45" table:style-name="ce6">
            <text:p>198’317.45</text:p>
          </table:table-cell>
          <table:table-cell office:value-type="float" office:value="-405883" table:style-name="ce7">
            <text:p>-405’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4</text:p>
          </table:table-cell>
          <table:table-cell office:value-type="string" table:style-name="ce9">
            <text:p>Caféteria Rathaus und Amtshau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2771.42" table:style-name="ce10">
            <text:p>122’771.42</text:p>
          </table:table-cell>
          <table:table-cell office:value-type="float" office:value="133500" table:style-name="ce11">
            <text:p>133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1891.09" table:style-name="ce10">
            <text:p>121’891.09</text:p>
          </table:table-cell>
          <table:table-cell table:style-name="ce10"/>
          <table:table-cell office:value-type="float" office:value="-11609" table:style-name="ce11">
            <text:p>-11’60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247.66" table:style-name="ce10">
            <text:p>98’247.66</text:p>
          </table:table-cell>
          <table:table-cell office:value-type="float" office:value="98200" table:style-name="ce11">
            <text:p>98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3665.06" table:style-name="ce10">
            <text:p>103’665.06</text:p>
          </table:table-cell>
          <table:table-cell office:value-type="float" office:value="5465" table:style-name="ce11">
            <text:p>5’4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523.759999999998" table:style-name="ce10">
            <text:p>24’523.76</text:p>
          </table:table-cell>
          <table:table-cell office:value-type="float" office:value="35300" table:style-name="ce11">
            <text:p>35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8226.03" table:style-name="ce10">
            <text:p>18’226.0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551.6" table:style-name="ce6">
            <text:p>44’551.60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4966.45" table:style-name="ce6">
            <text:p>44’966.45</text:p>
          </table:table-cell>
          <table:table-cell table:style-name="ce6"/>
          <table:table-cell office:value-type="float" office:value="-15034" table:style-name="ce7">
            <text:p>-15’0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00.95" table:style-name="ce6">
            <text:p>3’300.9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162.4" table:style-name="ce6">
            <text:p>3’162.40</text:p>
          </table:table-cell>
          <table:table-cell table:style-name="ce6"/>
          <table:table-cell office:value-type="float" office:value="-1338" table:style-name="ce7">
            <text:p>-1’3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02.7" table:style-name="ce6">
            <text:p>2’902.7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340.3" table:style-name="ce6">
            <text:p>3’340.30</text:p>
          </table:table-cell>
          <table:table-cell table:style-name="ce6"/>
          <table:table-cell office:value-type="float" office:value="340" table:style-name="ce7">
            <text:p>3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6" table:style-name="ce6">
            <text:p>256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36.65" table:style-name="ce6">
            <text:p>236.65</text:p>
          </table:table-cell>
          <table:table-cell table:style-name="ce6"/>
          <table:table-cell office:value-type="float" office:value="-63" table:style-name="ce7">
            <text:p>-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2.4" table:style-name="ce6">
            <text:p>932.4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61.8" table:style-name="ce6">
            <text:p>961.80</text:p>
          </table:table-cell>
          <table:table-cell table:style-name="ce6"/>
          <table:table-cell office:value-type="float" office:value="62" table:style-name="ce7">
            <text:p>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602.77" table:style-name="ce6">
            <text:p>70’602.77</text:p>
          </table:table-cell>
          <table:table-cell office:value-type="float" office:value="64500" table:style-name="ce7">
            <text:p>64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9087.839999999997" table:style-name="ce6">
            <text:p>69’087.84</text:p>
          </table:table-cell>
          <table:table-cell table:style-name="ce6"/>
          <table:table-cell office:value-type="float" office:value="4588" table:style-name="ce7">
            <text:p>4’5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5" table:style-name="ce6">
            <text:p>225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35.65" table:style-name="ce6">
            <text:p>135.65</text:p>
          </table:table-cell>
          <table:table-cell table:style-name="ce6"/>
          <table:table-cell office:value-type="float" office:value="-164" table:style-name="ce7">
            <text:p>-1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474" table:style-name="ce6">
            <text:p>73’474.00</text:p>
          </table:table-cell>
          <table:table-cell office:value-type="float" office:value="74700" table:style-name="ce7">
            <text:p>74’7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72511.039999999994" table:style-name="ce6">
            <text:p>72’511.04</text:p>
          </table:table-cell>
          <table:table-cell office:value-type="float" office:value="-2189" table:style-name="ce7">
            <text:p>-2’1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0" table:style-name="ce6">
            <text:p>1’250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320" table:style-name="ce6">
            <text:p>5’320.00</text:p>
          </table:table-cell>
          <table:table-cell office:value-type="float" office:value="3320" table:style-name="ce7">
            <text:p>3’3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523.66" table:style-name="ce6">
            <text:p>23’523.66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834.02" table:style-name="ce6">
            <text:p>25’834.02</text:p>
          </table:table-cell>
          <table:table-cell office:value-type="float" office:value="4334" table:style-name="ce7">
            <text:p>4’3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</text:p>
          </table:table-cell>
          <table:table-cell office:value-type="string" table:style-name="ce9">
            <text:p>Informatik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54023.75" table:style-name="ce10">
            <text:p>9’854’023.75</text:p>
          </table:table-cell>
          <table:table-cell office:value-type="float" office:value="11510900" table:style-name="ce11">
            <text:p>11’510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902655.9600000009" table:style-name="ce10">
            <text:p>9’902’655.96</text:p>
          </table:table-cell>
          <table:table-cell table:style-name="ce10"/>
          <table:table-cell office:value-type="float" office:value="-1609844" table:style-name="ce11">
            <text:p>-1’609’84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600" table:style-name="ce11">
            <text:p>1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85180.8399999999" table:style-name="ce10">
            <text:p>9’885’180.84</text:p>
          </table:table-cell>
          <table:table-cell office:value-type="float" office:value="10314600" table:style-name="ce11">
            <text:p>10’314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533687.7100000009" table:style-name="ce10">
            <text:p>9’533’687.71</text:p>
          </table:table-cell>
          <table:table-cell office:value-type="float" office:value="-780912" table:style-name="ce11">
            <text:p>-780’91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197900" table:style-name="ce11">
            <text:p>1’197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68968.25" table:style-name="ce10">
            <text:p>368’968.2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1157.09" table:style-name="ce10">
            <text:p>31’157.09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81139.1500000004" table:style-name="ce10">
            <text:p>6’081’139.15</text:p>
          </table:table-cell>
          <table:table-cell office:value-type="float" office:value="6466900" table:style-name="ce11">
            <text:p>6’466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121876.0599999996" table:style-name="ce10">
            <text:p>6’121’876.06</text:p>
          </table:table-cell>
          <table:table-cell table:style-name="ce10"/>
          <table:table-cell office:value-type="float" office:value="-346624" table:style-name="ce11">
            <text:p>-346’62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600" table:style-name="ce11">
            <text:p>1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718226.21" table:style-name="ce10">
            <text:p>7’718’226.21</text:p>
          </table:table-cell>
          <table:table-cell office:value-type="float" office:value="8000600" table:style-name="ce11">
            <text:p>8’000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544323.1699999999" table:style-name="ce10">
            <text:p>7’544’323.17</text:p>
          </table:table-cell>
          <table:table-cell office:value-type="float" office:value="-456277" table:style-name="ce11">
            <text:p>-456’27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37087.06" table:style-name="ce10">
            <text:p>1’637’087.06</text:p>
          </table:table-cell>
          <table:table-cell office:value-type="float" office:value="1532100" table:style-name="ce11">
            <text:p>1’532’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422447.11" table:style-name="ce10">
            <text:p>1’422’447.1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88924.45" table:style-name="ce6">
            <text:p>4’988’924.45</text:p>
          </table:table-cell>
          <table:table-cell office:value-type="float" office:value="5214500" table:style-name="ce7">
            <text:p>5’214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043878.7" table:style-name="ce6">
            <text:p>5’043’878.70</text:p>
          </table:table-cell>
          <table:table-cell table:style-name="ce6"/>
          <table:table-cell office:value-type="float" office:value="-170621" table:style-name="ce7">
            <text:p>-170’6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0957.45" table:style-name="ce6">
            <text:p>370’957.45</text:p>
          </table:table-cell>
          <table:table-cell office:value-type="float" office:value="379700" table:style-name="ce7">
            <text:p>379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76678.15" table:style-name="ce6">
            <text:p>376’678.15</text:p>
          </table:table-cell>
          <table:table-cell table:style-name="ce6"/>
          <table:table-cell office:value-type="float" office:value="-3022" table:style-name="ce7">
            <text:p>-3’0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2420.5" table:style-name="ce6">
            <text:p>462’420.50</text:p>
          </table:table-cell>
          <table:table-cell office:value-type="float" office:value="480000" table:style-name="ce7">
            <text:p>48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02707.25" table:style-name="ce6">
            <text:p>502’707.25</text:p>
          </table:table-cell>
          <table:table-cell table:style-name="ce6"/>
          <table:table-cell office:value-type="float" office:value="22707" table:style-name="ce7">
            <text:p>22’7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193.5" table:style-name="ce6">
            <text:p>31’193.50</text:p>
          </table:table-cell>
          <table:table-cell office:value-type="float" office:value="27300" table:style-name="ce7">
            <text:p>27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0587" table:style-name="ce6">
            <text:p>30’587.00</text:p>
          </table:table-cell>
          <table:table-cell table:style-name="ce6"/>
          <table:table-cell office:value-type="float" office:value="3287" table:style-name="ce7">
            <text:p>3’2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6600" table:style-name="ce7">
            <text:p>26’600</text:p>
          </table:table-cell>
          <table:table-cell table:style-name="ce5"/>
          <table:table-cell office:value-type="string" table:style-name="ce5">
            <text:p>308</text:p>
          </table:table-cell>
          <table:table-cell office:value-type="string" table:style-name="ce5">
            <text:p>Entschädigungen für temporäre Arbeitskräfte</text:p>
          </table:table-cell>
          <table:table-cell office:value-type="float" office:value="3569.7" table:style-name="ce6">
            <text:p>3’569.70</text:p>
          </table:table-cell>
          <table:table-cell table:style-name="ce6"/>
          <table:table-cell office:value-type="float" office:value="-23030" table:style-name="ce7">
            <text:p>-23’0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122.550000000003" table:style-name="ce6">
            <text:p>37’122.55</text:p>
          </table:table-cell>
          <table:table-cell office:value-type="float" office:value="114600" table:style-name="ce7">
            <text:p>114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7294.879999999997" table:style-name="ce6">
            <text:p>37’294.88</text:p>
          </table:table-cell>
          <table:table-cell table:style-name="ce6"/>
          <table:table-cell office:value-type="float" office:value="-77305" table:style-name="ce7">
            <text:p>-77’3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46.56" table:style-name="ce6">
            <text:p>5’246.56</text:p>
          </table:table-cell>
          <table:table-cell office:value-type="float" office:value="9700" table:style-name="ce7">
            <text:p>9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537.27" table:style-name="ce6">
            <text:p>3’537.27</text:p>
          </table:table-cell>
          <table:table-cell table:style-name="ce6"/>
          <table:table-cell office:value-type="float" office:value="-6163" table:style-name="ce7">
            <text:p>-6’1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23.55" table:style-name="ce6">
            <text:p>3’923.55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973.15" table:style-name="ce6">
            <text:p>7’973.15</text:p>
          </table:table-cell>
          <table:table-cell table:style-name="ce6"/>
          <table:table-cell office:value-type="float" office:value="-27" table:style-name="ce7">
            <text:p>-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00" table:style-name="ce7">
            <text:p>1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38.2" table:style-name="ce6">
            <text:p>4’038.20</text:p>
          </table:table-cell>
          <table:table-cell office:value-type="float" office:value="6200" table:style-name="ce7">
            <text:p>6’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071.5" table:style-name="ce6">
            <text:p>4’071.50</text:p>
          </table:table-cell>
          <table:table-cell table:style-name="ce6"/>
          <table:table-cell office:value-type="float" office:value="-2129" table:style-name="ce7">
            <text:p>-2’1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6.9" table:style-name="ce6">
            <text:p>106.9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00.2" table:style-name="ce6">
            <text:p>11’500.20</text:p>
          </table:table-cell>
          <table:table-cell office:value-type="float" office:value="11800" table:style-name="ce7">
            <text:p>11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1500.2" table:style-name="ce6">
            <text:p>11’500.20</text:p>
          </table:table-cell>
          <table:table-cell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222.439999999999" table:style-name="ce6">
            <text:p>20’222.44</text:p>
          </table:table-cell>
          <table:table-cell office:value-type="float" office:value="26400" table:style-name="ce7">
            <text:p>26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1656.799999999999" table:style-name="ce6">
            <text:p>21’656.80</text:p>
          </table:table-cell>
          <table:table-cell table:style-name="ce6"/>
          <table:table-cell office:value-type="float" office:value="-4743" table:style-name="ce7">
            <text:p>-4’7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882.85" table:style-name="ce6">
            <text:p>116’882.85</text:p>
          </table:table-cell>
          <table:table-cell office:value-type="float" office:value="136700" table:style-name="ce7">
            <text:p>136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7214.3" table:style-name="ce6">
            <text:p>57’214.30</text:p>
          </table:table-cell>
          <table:table-cell table:style-name="ce6"/>
          <table:table-cell office:value-type="float" office:value="-79486" table:style-name="ce7">
            <text:p>-79’4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74.09" table:style-name="ce6">
            <text:p>4’474.09</text:p>
          </table:table-cell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249.36" table:style-name="ce6">
            <text:p>3’249.36</text:p>
          </table:table-cell>
          <table:table-cell table:style-name="ce6"/>
          <table:table-cell office:value-type="float" office:value="-2351" table:style-name="ce7">
            <text:p>-2’3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57.2999999999993" table:style-name="ce6">
            <text:p>9’957.3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349.75" table:style-name="ce6">
            <text:p>6’349.75</text:p>
          </table:table-cell>
          <table:table-cell table:style-name="ce6"/>
          <table:table-cell office:value-type="float" office:value="350" table:style-name="ce7">
            <text:p>3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000" table:style-name="ce6">
            <text:p>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68.61" table:style-name="ce6">
            <text:p>12’168.61</text:p>
          </table:table-cell>
          <table:table-cell office:value-type="float" office:value="12400" table:style-name="ce7">
            <text:p>12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9608.0499999999993" table:style-name="ce6">
            <text:p>9’608.05</text:p>
          </table:table-cell>
          <table:table-cell table:style-name="ce6"/>
          <table:table-cell office:value-type="float" office:value="-2792" table:style-name="ce7">
            <text:p>-2’7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060.35" table:style-name="ce6">
            <text:p>92’060.35</text:p>
          </table:table-cell>
          <table:table-cell office:value-type="float" office:value="92500" table:style-name="ce7">
            <text:p>92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39449.70000000001" table:style-name="ce6">
            <text:p>139’449.70</text:p>
          </table:table-cell>
          <table:table-cell office:value-type="float" office:value="46950" table:style-name="ce7">
            <text:p>46’9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68.95" table:style-name="ce6">
            <text:p>3’368.95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43.55000000000001" table:style-name="ce6">
            <text:p>143.55</text:p>
          </table:table-cell>
          <table:table-cell office:value-type="float" office:value="144" table:style-name="ce7">
            <text:p>1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39897.21" table:style-name="ce6">
            <text:p>1’739’897.21</text:p>
          </table:table-cell>
          <table:table-cell office:value-type="float" office:value="1718800" table:style-name="ce7">
            <text:p>1’718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676555.92" table:style-name="ce6">
            <text:p>1’676’555.92</text:p>
          </table:table-cell>
          <table:table-cell office:value-type="float" office:value="-42244" table:style-name="ce7">
            <text:p>-42’2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992.3" table:style-name="ce6">
            <text:p>59’992.30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90521.85" table:style-name="ce6">
            <text:p>90’521.85</text:p>
          </table:table-cell>
          <table:table-cell office:value-type="float" office:value="-9478" table:style-name="ce7">
            <text:p>-9’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22907.4000000004" table:style-name="ce6">
            <text:p>5’822’907.40</text:p>
          </table:table-cell>
          <table:table-cell office:value-type="float" office:value="6089300" table:style-name="ce7">
            <text:p>6’089’3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637652.1500000004" table:style-name="ce6">
            <text:p>5’637’652.15</text:p>
          </table:table-cell>
          <table:table-cell office:value-type="float" office:value="-451648" table:style-name="ce7">
            <text:p>-451’6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1</text:p>
          </table:table-cell>
          <table:table-cell office:value-type="string" table:style-name="ce9">
            <text:p>Informatik und Geräte der Büroautom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56261.49" table:style-name="ce10">
            <text:p>1’956’261.49</text:p>
          </table:table-cell>
          <table:table-cell office:value-type="float" office:value="2759900" table:style-name="ce11">
            <text:p>2’759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25923.5" table:style-name="ce10">
            <text:p>2’025’923.50</text:p>
          </table:table-cell>
          <table:table-cell table:style-name="ce10"/>
          <table:table-cell office:value-type="float" office:value="-733977" table:style-name="ce11">
            <text:p>-733’97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68807.96" table:style-name="ce10">
            <text:p>368’807.96</text:p>
          </table:table-cell>
          <table:table-cell office:value-type="float" office:value="396700" table:style-name="ce11">
            <text:p>396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75203" table:style-name="ce10">
            <text:p>375’203.00</text:p>
          </table:table-cell>
          <table:table-cell office:value-type="float" office:value="-21497" table:style-name="ce11">
            <text:p>-21’49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87453.53" table:style-name="ce10">
            <text:p>1’587’453.53</text:p>
          </table:table-cell>
          <table:table-cell office:value-type="float" office:value="2363200" table:style-name="ce11">
            <text:p>2’363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50720.5" table:style-name="ce10">
            <text:p>1’650’720.5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31.64" table:style-name="ce6">
            <text:p>7’031.64</text:p>
          </table:table-cell>
          <table:table-cell office:value-type="float" office:value="9200" table:style-name="ce7">
            <text:p>9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504.24" table:style-name="ce6">
            <text:p>7’504.24</text:p>
          </table:table-cell>
          <table:table-cell table:style-name="ce6"/>
          <table:table-cell office:value-type="float" office:value="-1696" table:style-name="ce7">
            <text:p>-1’6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3751.16" table:style-name="ce6">
            <text:p>423’751.16</text:p>
          </table:table-cell>
          <table:table-cell office:value-type="float" office:value="465100" table:style-name="ce7">
            <text:p>465’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12432.13" table:style-name="ce6">
            <text:p>412’432.13</text:p>
          </table:table-cell>
          <table:table-cell table:style-name="ce6"/>
          <table:table-cell office:value-type="float" office:value="-52668" table:style-name="ce7">
            <text:p>-52’6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592.25" table:style-name="ce6">
            <text:p>167’592.25</text:p>
          </table:table-cell>
          <table:table-cell office:value-type="float" office:value="240200" table:style-name="ce7">
            <text:p>240’2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3520.8" table:style-name="ce6">
            <text:p>113’520.80</text:p>
          </table:table-cell>
          <table:table-cell table:style-name="ce6"/>
          <table:table-cell office:value-type="float" office:value="-126679" table:style-name="ce7">
            <text:p>-126’6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57886.44" table:style-name="ce6">
            <text:p>1’357’886.44</text:p>
          </table:table-cell>
          <table:table-cell office:value-type="float" office:value="2045400" table:style-name="ce7">
            <text:p>2’045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92466.33" table:style-name="ce6">
            <text:p>1’492’466.33</text:p>
          </table:table-cell>
          <table:table-cell table:style-name="ce6"/>
          <table:table-cell office:value-type="float" office:value="-552934" table:style-name="ce7">
            <text:p>-552’9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755.6" table:style-name="ce6">
            <text:p>14’755.6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32954.5" table:style-name="ce6">
            <text:p>32’954.50</text:p>
          </table:table-cell>
          <table:table-cell office:value-type="float" office:value="12955" table:style-name="ce7">
            <text:p>12’9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1588.35" table:style-name="ce6">
            <text:p>111’588.35</text:p>
          </table:table-cell>
          <table:table-cell office:value-type="float" office:value="120500" table:style-name="ce7">
            <text:p>120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0086.6" table:style-name="ce6">
            <text:p>90’086.60</text:p>
          </table:table-cell>
          <table:table-cell office:value-type="float" office:value="-30413" table:style-name="ce7">
            <text:p>-30’4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2464.01" table:style-name="ce6">
            <text:p>242’464.01</text:p>
          </table:table-cell>
          <table:table-cell office:value-type="float" office:value="256200" table:style-name="ce7">
            <text:p>256’2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2161.9" table:style-name="ce6">
            <text:p>252’161.90</text:p>
          </table:table-cell>
          <table:table-cell office:value-type="float" office:value="-4038" table:style-name="ce7">
            <text:p>-4’0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2</text:p>
          </table:table-cell>
          <table:table-cell office:value-type="string" table:style-name="ce9">
            <text:p>Druck- und Kopiergerä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1163.7" table:style-name="ce10">
            <text:p>371’163.70</text:p>
          </table:table-cell>
          <table:table-cell office:value-type="float" office:value="362300" table:style-name="ce11">
            <text:p>362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6237.25" table:style-name="ce10">
            <text:p>336’237.25</text:p>
          </table:table-cell>
          <table:table-cell table:style-name="ce10"/>
          <table:table-cell office:value-type="float" office:value="-26063" table:style-name="ce11">
            <text:p>-26’06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8452.36" table:style-name="ce10">
            <text:p>608’452.36</text:p>
          </table:table-cell>
          <table:table-cell office:value-type="float" office:value="640600" table:style-name="ce11">
            <text:p>640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73520.07" table:style-name="ce10">
            <text:p>473’520.07</text:p>
          </table:table-cell>
          <table:table-cell office:value-type="float" office:value="-167080" table:style-name="ce11">
            <text:p>-167’08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7288.66" table:style-name="ce10">
            <text:p>237’288.66</text:p>
          </table:table-cell>
          <table:table-cell office:value-type="float" office:value="278300" table:style-name="ce11">
            <text:p>278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37282.82" table:style-name="ce10">
            <text:p>137’282.82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1163.7" table:style-name="ce6">
            <text:p>371’163.70</text:p>
          </table:table-cell>
          <table:table-cell office:value-type="float" office:value="362300" table:style-name="ce7">
            <text:p>362’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36237.25" table:style-name="ce6">
            <text:p>336’237.25</text:p>
          </table:table-cell>
          <table:table-cell table:style-name="ce6"/>
          <table:table-cell office:value-type="float" office:value="-26063" table:style-name="ce7">
            <text:p>-26’0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274.14" table:style-name="ce6">
            <text:p>121’274.14</text:p>
          </table:table-cell>
          <table:table-cell office:value-type="float" office:value="134900" table:style-name="ce7">
            <text:p>134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5997.06" table:style-name="ce6">
            <text:p>95’997.06</text:p>
          </table:table-cell>
          <table:table-cell office:value-type="float" office:value="-38903" table:style-name="ce7">
            <text:p>-38’9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7178.22" table:style-name="ce6">
            <text:p>487’178.22</text:p>
          </table:table-cell>
          <table:table-cell office:value-type="float" office:value="505700" table:style-name="ce7">
            <text:p>505’7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77523.01" table:style-name="ce6">
            <text:p>377’523.01</text:p>
          </table:table-cell>
          <table:table-cell office:value-type="float" office:value="-128177" table:style-name="ce7">
            <text:p>-128’1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3</text:p>
          </table:table-cell>
          <table:table-cell office:value-type="string" table:style-name="ce9">
            <text:p>Netzwerk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81018.05" table:style-name="ce10">
            <text:p>1’081’018.05</text:p>
          </table:table-cell>
          <table:table-cell office:value-type="float" office:value="1420400" table:style-name="ce11">
            <text:p>1’420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87446.6000000001" table:style-name="ce10">
            <text:p>1’087’446.60</text:p>
          </table:table-cell>
          <table:table-cell table:style-name="ce10"/>
          <table:table-cell office:value-type="float" office:value="-332953" table:style-name="ce11">
            <text:p>-332’95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79303.75" table:style-name="ce10">
            <text:p>579’303.75</text:p>
          </table:table-cell>
          <table:table-cell office:value-type="float" office:value="643100" table:style-name="ce11">
            <text:p>643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33207.80000000005" table:style-name="ce10">
            <text:p>533’207.80</text:p>
          </table:table-cell>
          <table:table-cell office:value-type="float" office:value="-109892" table:style-name="ce11">
            <text:p>-109’89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01714.3" table:style-name="ce10">
            <text:p>501’714.30</text:p>
          </table:table-cell>
          <table:table-cell office:value-type="float" office:value="777300" table:style-name="ce11">
            <text:p>777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54238.80000000005" table:style-name="ce10">
            <text:p>554’238.8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19.65" table:style-name="ce6">
            <text:p>5’419.6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447.05" table:style-name="ce6">
            <text:p>5’447.05</text:p>
          </table:table-cell>
          <table:table-cell table:style-name="ce6"/>
          <table:table-cell office:value-type="float" office:value="-14553" table:style-name="ce7">
            <text:p>-14’5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5598.3999999999" table:style-name="ce6">
            <text:p>1’075’598.40</text:p>
          </table:table-cell>
          <table:table-cell office:value-type="float" office:value="1400400" table:style-name="ce7">
            <text:p>1’400’4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081999.55" table:style-name="ce6">
            <text:p>1’081’999.55</text:p>
          </table:table-cell>
          <table:table-cell table:style-name="ce6"/>
          <table:table-cell office:value-type="float" office:value="-318400" table:style-name="ce7">
            <text:p>-318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6331.95" table:style-name="ce6">
            <text:p>126’331.95</text:p>
          </table:table-cell>
          <table:table-cell office:value-type="float" office:value="134500" table:style-name="ce7">
            <text:p>134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9374.39999999999" table:style-name="ce6">
            <text:p>119’374.40</text:p>
          </table:table-cell>
          <table:table-cell office:value-type="float" office:value="-15126" table:style-name="ce7">
            <text:p>-15’1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52971.8" table:style-name="ce6">
            <text:p>452’971.80</text:p>
          </table:table-cell>
          <table:table-cell office:value-type="float" office:value="508600" table:style-name="ce7">
            <text:p>508’6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3833.4" table:style-name="ce6">
            <text:p>413’833.40</text:p>
          </table:table-cell>
          <table:table-cell office:value-type="float" office:value="-94767" table:style-name="ce7">
            <text:p>-94’7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4</text:p>
          </table:table-cell>
          <table:table-cell office:value-type="string" table:style-name="ce9">
            <text:p>Digitale Telefon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64441.36" table:style-name="ce10">
            <text:p>364’441.36</text:p>
          </table:table-cell>
          <table:table-cell office:value-type="float" office:value="501400" table:style-name="ce11">
            <text:p>501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1172.55" table:style-name="ce10">
            <text:p>331’172.55</text:p>
          </table:table-cell>
          <table:table-cell table:style-name="ce10"/>
          <table:table-cell office:value-type="float" office:value="-170227" table:style-name="ce11">
            <text:p>-170’22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0390.56000000006" table:style-name="ce10">
            <text:p>610’390.56</text:p>
          </table:table-cell>
          <table:table-cell office:value-type="float" office:value="633600" table:style-name="ce11">
            <text:p>633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07433.67000000004" table:style-name="ce10">
            <text:p>607’433.67</text:p>
          </table:table-cell>
          <table:table-cell office:value-type="float" office:value="-26166" table:style-name="ce11">
            <text:p>-26’1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5949.2" table:style-name="ce10">
            <text:p>245’949.20</text:p>
          </table:table-cell>
          <table:table-cell office:value-type="float" office:value="132200" table:style-name="ce11">
            <text:p>132’2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6261.12" table:style-name="ce10">
            <text:p>276’261.12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.46" table:style-name="ce6">
            <text:p>107.46</text:p>
          </table:table-cell>
          <table:table-cell office:value-type="float" office:value="11000" table:style-name="ce7">
            <text:p>1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293.95" table:style-name="ce6">
            <text:p>6’293.95</text:p>
          </table:table-cell>
          <table:table-cell table:style-name="ce6"/>
          <table:table-cell office:value-type="float" office:value="-4706" table:style-name="ce7">
            <text:p>-4’7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9706.3" table:style-name="ce6">
            <text:p>339’706.30</text:p>
          </table:table-cell>
          <table:table-cell office:value-type="float" office:value="417200" table:style-name="ce7">
            <text:p>417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01484.90000000002" table:style-name="ce6">
            <text:p>301’484.90</text:p>
          </table:table-cell>
          <table:table-cell table:style-name="ce6"/>
          <table:table-cell office:value-type="float" office:value="-115715" table:style-name="ce7">
            <text:p>-115’7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627.599999999999" table:style-name="ce6">
            <text:p>24’627.60</text:p>
          </table:table-cell>
          <table:table-cell office:value-type="float" office:value="73200" table:style-name="ce7">
            <text:p>73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3393.7" table:style-name="ce6">
            <text:p>23’393.70</text:p>
          </table:table-cell>
          <table:table-cell table:style-name="ce6"/>
          <table:table-cell office:value-type="float" office:value="-49806" table:style-name="ce7">
            <text:p>-49’8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6928.45" table:style-name="ce6">
            <text:p>126’928.45</text:p>
          </table:table-cell>
          <table:table-cell office:value-type="float" office:value="142000" table:style-name="ce7">
            <text:p>142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5070.9" table:style-name="ce6">
            <text:p>115’070.90</text:p>
          </table:table-cell>
          <table:table-cell office:value-type="float" office:value="-26929" table:style-name="ce7">
            <text:p>-26’9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3462.11" table:style-name="ce6">
            <text:p>483’462.11</text:p>
          </table:table-cell>
          <table:table-cell office:value-type="float" office:value="491600" table:style-name="ce7">
            <text:p>491’6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92362.77" table:style-name="ce6">
            <text:p>492’362.77</text:p>
          </table:table-cell>
          <table:table-cell office:value-type="float" office:value="763" table:style-name="ce7">
            <text:p>7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9</text:p>
          </table:table-cell>
          <table:table-cell office:value-type="string" table:style-name="ce9">
            <text:p>Organisationsentwickl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40756.67000000004" table:style-name="ce10">
            <text:p>540’756.67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728" table:style-name="ce10">
            <text:p>13’728.00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27028.67000000004" table:style-name="ce10">
            <text:p>527’028.67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1907.3" table:style-name="ce6">
            <text:p>431’907.30</text:p>
          </table:table-cell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667.8" table:style-name="ce6">
            <text:p>31’667.80</text:p>
          </table:table-cell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937.25" table:style-name="ce6">
            <text:p>37’937.25</text:p>
          </table:table-cell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52.15" table:style-name="ce6">
            <text:p>2’652.15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61" table:style-name="ce6">
            <text:p>2’961.00</text:p>
          </table:table-cell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8.4" table:style-name="ce6">
            <text:p>1’328.40</text:p>
          </table:table-cell>
          <table:table-cell table:style-name="ce7"/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34.9" table:style-name="ce6">
            <text:p>2’234.9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391.45" table:style-name="ce6">
            <text:p>16’391.45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52.5" table:style-name="ce6">
            <text:p>7’352.50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23.92" table:style-name="ce6">
            <text:p>6’323.92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728" table:style-name="ce6">
            <text:p>13’728.0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90</text:p>
          </table:table-cell>
          <table:table-cell office:value-type="string" table:style-name="ce9">
            <text:p>Organisationsentwickl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04400" table:style-name="ce11">
            <text:p>60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27983.31000000006" table:style-name="ce10">
            <text:p>627’983.31</text:p>
          </table:table-cell>
          <table:table-cell table:style-name="ce10"/>
          <table:table-cell office:value-type="float" office:value="23583" table:style-name="ce11">
            <text:p>23’58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000" table:style-name="ce11">
            <text:p>8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993.6" table:style-name="ce10">
            <text:p>14’993.60</text:p>
          </table:table-cell>
          <table:table-cell office:value-type="float" office:value="6994" table:style-name="ce11">
            <text:p>6’99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96400" table:style-name="ce11">
            <text:p>596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12989.71" table:style-name="ce10">
            <text:p>612’989.7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55700" table:style-name="ce7">
            <text:p>455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76881.55" table:style-name="ce6">
            <text:p>476’881.55</text:p>
          </table:table-cell>
          <table:table-cell table:style-name="ce6"/>
          <table:table-cell office:value-type="float" office:value="21182" table:style-name="ce7">
            <text:p>21’1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3100" table:style-name="ce7">
            <text:p>33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4838.300000000003" table:style-name="ce6">
            <text:p>34’838.30</text:p>
          </table:table-cell>
          <table:table-cell table:style-name="ce6"/>
          <table:table-cell office:value-type="float" office:value="1738" table:style-name="ce7">
            <text:p>1’7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5900" table:style-name="ce7">
            <text:p>45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6803.75" table:style-name="ce6">
            <text:p>46’803.75</text:p>
          </table:table-cell>
          <table:table-cell table:style-name="ce6"/>
          <table:table-cell office:value-type="float" office:value="904" table:style-name="ce7">
            <text:p>9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100" table:style-name="ce7">
            <text:p>2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768.95" table:style-name="ce6">
            <text:p>2’768.95</text:p>
          </table:table-cell>
          <table:table-cell table:style-name="ce6"/>
          <table:table-cell office:value-type="float" office:value="669" table:style-name="ce7">
            <text:p>6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786.8" table:style-name="ce6">
            <text:p>3’786.80</text:p>
          </table:table-cell>
          <table:table-cell table:style-name="ce6"/>
          <table:table-cell office:value-type="float" office:value="-213" table:style-name="ce7">
            <text:p>-2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373.95" table:style-name="ce6">
            <text:p>1’373.95</text:p>
          </table:table-cell>
          <table:table-cell table:style-name="ce6"/>
          <table:table-cell office:value-type="float" office:value="874" table:style-name="ce7">
            <text:p>8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77.8" table:style-name="ce6">
            <text:p>1’477.80</text:p>
          </table:table-cell>
          <table:table-cell table:style-name="ce6"/>
          <table:table-cell office:value-type="float" office:value="1478" table:style-name="ce7">
            <text:p>1’4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36.8" table:style-name="ce6">
            <text:p>1’136.80</text:p>
          </table:table-cell>
          <table:table-cell table:style-name="ce6"/>
          <table:table-cell office:value-type="float" office:value="-363" table:style-name="ce7">
            <text:p>-3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1000" table:style-name="ce7">
            <text:p>5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6238.35" table:style-name="ce6">
            <text:p>46’238.35</text:p>
          </table:table-cell>
          <table:table-cell table:style-name="ce6"/>
          <table:table-cell office:value-type="float" office:value="-4762" table:style-name="ce7">
            <text:p>-4’7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452.79" table:style-name="ce6">
            <text:p>2’452.79</text:p>
          </table:table-cell>
          <table:table-cell table:style-name="ce6"/>
          <table:table-cell office:value-type="float" office:value="-2547" table:style-name="ce7">
            <text:p>-2’5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224.27" table:style-name="ce6">
            <text:p>10’224.27</text:p>
          </table:table-cell>
          <table:table-cell table:style-name="ce6"/>
          <table:table-cell office:value-type="float" office:value="4624" table:style-name="ce7">
            <text:p>4’6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4993.6" table:style-name="ce6">
            <text:p>14’993.60</text:p>
          </table:table-cell>
          <table:table-cell office:value-type="float" office:value="6994" table:style-name="ce7">
            <text:p>6’9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91</text:p>
          </table:table-cell>
          <table:table-cell office:value-type="string" table:style-name="ce9">
            <text:p>Kulturförder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88700" table:style-name="ce11">
            <text:p>388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97997.45" table:style-name="ce10">
            <text:p>397’997.45</text:p>
          </table:table-cell>
          <table:table-cell table:style-name="ce10"/>
          <table:table-cell office:value-type="float" office:value="9297" table:style-name="ce11">
            <text:p>9’29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200" table:style-name="ce11">
            <text:p>10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600" table:style-name="ce10">
            <text:p>10’600.00</text:p>
          </table:table-cell>
          <table:table-cell office:value-type="float" office:value="400" table:style-name="ce11">
            <text:p>4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78500" table:style-name="ce11">
            <text:p>378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87397.45" table:style-name="ce10">
            <text:p>387’397.4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5600" table:style-name="ce6">
            <text:p>5’600.00</text:p>
          </table:table-cell>
          <table:table-cell table:style-name="ce6"/>
          <table:table-cell office:value-type="float" office:value="-1400" table:style-name="ce7">
            <text:p>-1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56700" table:style-name="ce7">
            <text:p>256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59123.95" table:style-name="ce6">
            <text:p>259’123.95</text:p>
          </table:table-cell>
          <table:table-cell table:style-name="ce6"/>
          <table:table-cell office:value-type="float" office:value="2424" table:style-name="ce7">
            <text:p>2’4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8800" table:style-name="ce7">
            <text:p>18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9304.05" table:style-name="ce6">
            <text:p>19’304.05</text:p>
          </table:table-cell>
          <table:table-cell table:style-name="ce6"/>
          <table:table-cell office:value-type="float" office:value="504" table:style-name="ce7">
            <text:p>5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4800" table:style-name="ce7">
            <text:p>24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6397" table:style-name="ce6">
            <text:p>26’397.00</text:p>
          </table:table-cell>
          <table:table-cell table:style-name="ce6"/>
          <table:table-cell office:value-type="float" office:value="1597" table:style-name="ce7">
            <text:p>1’5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605.05" table:style-name="ce6">
            <text:p>1’605.05</text:p>
          </table:table-cell>
          <table:table-cell table:style-name="ce6"/>
          <table:table-cell office:value-type="float" office:value="205" table:style-name="ce7">
            <text:p>2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68.25" table:style-name="ce6">
            <text:p>368.25</text:p>
          </table:table-cell>
          <table:table-cell table:style-name="ce6"/>
          <table:table-cell office:value-type="float" office:value="68" table:style-name="ce7">
            <text:p>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983.35" table:style-name="ce6">
            <text:p>1’983.35</text:p>
          </table:table-cell>
          <table:table-cell table:style-name="ce6"/>
          <table:table-cell office:value-type="float" office:value="-1117" table:style-name="ce7">
            <text:p>-1’1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372.15" table:style-name="ce6">
            <text:p>3’372.15</text:p>
          </table:table-cell>
          <table:table-cell table:style-name="ce6"/>
          <table:table-cell office:value-type="float" office:value="1972" table:style-name="ce7">
            <text:p>1’9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6.9" table:style-name="ce6">
            <text:p>56.90</text:p>
          </table:table-cell>
          <table:table-cell table:style-name="ce6"/>
          <table:table-cell office:value-type="float" office:value="-43" table:style-name="ce7">
            <text:p>-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3000" table:style-name="ce7">
            <text:p>73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0003.95" table:style-name="ce6">
            <text:p>80’003.95</text:p>
          </table:table-cell>
          <table:table-cell table:style-name="ce6"/>
          <table:table-cell office:value-type="float" office:value="7004" table:style-name="ce7">
            <text:p>7’0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100" table:style-name="ce7">
            <text:p>2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82.8" table:style-name="ce6">
            <text:p>182.80</text:p>
          </table:table-cell>
          <table:table-cell table:style-name="ce6"/>
          <table:table-cell office:value-type="float" office:value="-1917" table:style-name="ce7">
            <text:p>-1’9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200" table:style-name="ce7">
            <text:p>10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600" table:style-name="ce6">
            <text:p>10’600.00</text:p>
          </table:table-cell>
          <table:table-cell office:value-type="float" office:value="400" table:style-name="ce7">
            <text:p>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</text:p>
          </table:table-cell>
          <table:table-cell office:value-type="string" table:style-name="ce9">
            <text:p>Direktion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1167194.21000001" table:style-name="ce10">
            <text:p>161’167’194.21</text:p>
          </table:table-cell>
          <table:table-cell office:value-type="float" office:value="169242100" table:style-name="ce11">
            <text:p>169’242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3790737.56999999" table:style-name="ce10">
            <text:p>163’790’737.57</text:p>
          </table:table-cell>
          <table:table-cell table:style-name="ce10"/>
          <table:table-cell office:value-type="float" office:value="-6277662" table:style-name="ce11">
            <text:p>-6’277’66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26300" table:style-name="ce11">
            <text:p>826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363238" table:style-name="ce10">
            <text:p>16’363’238.00</text:p>
          </table:table-cell>
          <table:table-cell office:value-type="float" office:value="16649200" table:style-name="ce11">
            <text:p>16’649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380248.34" table:style-name="ce10">
            <text:p>16’380’248.34</text:p>
          </table:table-cell>
          <table:table-cell office:value-type="float" office:value="-268952" table:style-name="ce11">
            <text:p>-268’95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4803956.21000001" table:style-name="ce10">
            <text:p>144’803’956.21</text:p>
          </table:table-cell>
          <table:table-cell office:value-type="float" office:value="153419200" table:style-name="ce11">
            <text:p>153’419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7410489.22999999" table:style-name="ce10">
            <text:p>147’410’489.2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</text:p>
          </table:table-cell>
          <table:table-cell office:value-type="string" table:style-name="ce9">
            <text:p>Stab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89108.6" table:style-name="ce10">
            <text:p>789’108.60</text:p>
          </table:table-cell>
          <table:table-cell office:value-type="float" office:value="2226600" table:style-name="ce11">
            <text:p>2’226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22731" table:style-name="ce10">
            <text:p>2’122’731.00</text:p>
          </table:table-cell>
          <table:table-cell table:style-name="ce10"/>
          <table:table-cell office:value-type="float" office:value="-103869" table:style-name="ce11">
            <text:p>-103’86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500" table:style-name="ce10">
            <text:p>8’500.00</text:p>
          </table:table-cell>
          <table:table-cell office:value-type="float" office:value="88500" table:style-name="ce11">
            <text:p>88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0799.95" table:style-name="ce10">
            <text:p>90’799.95</text:p>
          </table:table-cell>
          <table:table-cell office:value-type="float" office:value="2300" table:style-name="ce11">
            <text:p>2’3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80608.6" table:style-name="ce10">
            <text:p>780’608.60</text:p>
          </table:table-cell>
          <table:table-cell office:value-type="float" office:value="2138100" table:style-name="ce11">
            <text:p>2’138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31931.05" table:style-name="ce10">
            <text:p>2’031’931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28108.6" table:style-name="ce10">
            <text:p>728’108.60</text:p>
          </table:table-cell>
          <table:table-cell office:value-type="float" office:value="2165600" table:style-name="ce11">
            <text:p>2’165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61731" table:style-name="ce10">
            <text:p>2’061’731.00</text:p>
          </table:table-cell>
          <table:table-cell table:style-name="ce10"/>
          <table:table-cell office:value-type="float" office:value="-103869" table:style-name="ce11">
            <text:p>-103’86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500" table:style-name="ce10">
            <text:p>8’500.00</text:p>
          </table:table-cell>
          <table:table-cell office:value-type="float" office:value="88500" table:style-name="ce11">
            <text:p>88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0799.95" table:style-name="ce10">
            <text:p>90’799.95</text:p>
          </table:table-cell>
          <table:table-cell office:value-type="float" office:value="2300" table:style-name="ce11">
            <text:p>2’3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19608.6" table:style-name="ce10">
            <text:p>719’608.60</text:p>
          </table:table-cell>
          <table:table-cell office:value-type="float" office:value="2077100" table:style-name="ce11">
            <text:p>2’077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70931.05" table:style-name="ce10">
            <text:p>1’970’931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015" table:style-name="ce6">
            <text:p>33’015.0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24655" table:style-name="ce6">
            <text:p>24’655.00</text:p>
          </table:table-cell>
          <table:table-cell table:style-name="ce6"/>
          <table:table-cell office:value-type="float" office:value="-15345" table:style-name="ce7">
            <text:p>-15’3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1716.80000000005" table:style-name="ce6">
            <text:p>551’716.80</text:p>
          </table:table-cell>
          <table:table-cell office:value-type="float" office:value="562600" table:style-name="ce7">
            <text:p>562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32715.85" table:style-name="ce6">
            <text:p>532’715.85</text:p>
          </table:table-cell>
          <table:table-cell table:style-name="ce6"/>
          <table:table-cell office:value-type="float" office:value="-29884" table:style-name="ce7">
            <text:p>-29’8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231.05" table:style-name="ce6">
            <text:p>43’231.05</text:p>
          </table:table-cell>
          <table:table-cell office:value-type="float" office:value="44200" table:style-name="ce7">
            <text:p>44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1124.15" table:style-name="ce6">
            <text:p>41’124.15</text:p>
          </table:table-cell>
          <table:table-cell table:style-name="ce6"/>
          <table:table-cell office:value-type="float" office:value="-3076" table:style-name="ce7">
            <text:p>-3’0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530.55" table:style-name="ce6">
            <text:p>60’530.55</text:p>
          </table:table-cell>
          <table:table-cell office:value-type="float" office:value="56300" table:style-name="ce7">
            <text:p>56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6440.5" table:style-name="ce6">
            <text:p>66’440.50</text:p>
          </table:table-cell>
          <table:table-cell table:style-name="ce6"/>
          <table:table-cell office:value-type="float" office:value="10141" table:style-name="ce7">
            <text:p>10’1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33.9" table:style-name="ce6">
            <text:p>3’533.90</text:p>
          </table:table-cell>
          <table:table-cell office:value-type="float" office:value="3200" table:style-name="ce7">
            <text:p>3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188.8" table:style-name="ce6">
            <text:p>3’188.80</text:p>
          </table:table-cell>
          <table:table-cell table:style-name="ce6"/>
          <table:table-cell office:value-type="float" office:value="-11" table:style-name="ce7">
            <text:p>-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00.65" table:style-name="ce6">
            <text:p>9’300.65</text:p>
          </table:table-cell>
          <table:table-cell office:value-type="float" office:value="13700" table:style-name="ce7">
            <text:p>13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048.6" table:style-name="ce6">
            <text:p>6’048.60</text:p>
          </table:table-cell>
          <table:table-cell table:style-name="ce6"/>
          <table:table-cell office:value-type="float" office:value="-7651" table:style-name="ce7">
            <text:p>-7’6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04.8" table:style-name="ce6">
            <text:p>2’704.80</text:p>
          </table:table-cell>
          <table:table-cell office:value-type="float" office:value="6600" table:style-name="ce7">
            <text:p>6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495.8" table:style-name="ce6">
            <text:p>6’495.80</text:p>
          </table:table-cell>
          <table:table-cell table:style-name="ce6"/>
          <table:table-cell office:value-type="float" office:value="-104" table:style-name="ce7">
            <text:p>-1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90.25" table:style-name="ce6">
            <text:p>1’690.2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429.25" table:style-name="ce6">
            <text:p>3’429.25</text:p>
          </table:table-cell>
          <table:table-cell table:style-name="ce6"/>
          <table:table-cell office:value-type="float" office:value="-2571" table:style-name="ce7">
            <text:p>-2’5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58.6" table:style-name="ce6">
            <text:p>1’458.60</text:p>
          </table:table-cell>
          <table:table-cell office:value-type="float" office:value="1411500" table:style-name="ce7">
            <text:p>1’411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56580.95" table:style-name="ce6">
            <text:p>1’356’580.95</text:p>
          </table:table-cell>
          <table:table-cell table:style-name="ce6"/>
          <table:table-cell office:value-type="float" office:value="-54919" table:style-name="ce7">
            <text:p>-54’9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927" table:style-name="ce6">
            <text:p>20’927.00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0982" table:style-name="ce6">
            <text:p>20’982.00</text:p>
          </table:table-cell>
          <table:table-cell table:style-name="ce6"/>
          <table:table-cell office:value-type="float" office:value="-518" table:style-name="ce7">
            <text:p>-5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0.099999999999994" table:style-name="ce6">
            <text:p>70.10</text:p>
          </table:table-cell>
          <table:table-cell table:style-name="ce6"/>
          <table:table-cell office:value-type="float" office:value="70" table:style-name="ce7">
            <text:p>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" table:style-name="ce6">
            <text:p>200.0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00" table:style-name="ce6">
            <text:p>8’300.00</text:p>
          </table:table-cell>
          <table:table-cell office:value-type="float" office:value="88500" table:style-name="ce7">
            <text:p>88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0799.95" table:style-name="ce6">
            <text:p>90’799.95</text:p>
          </table:table-cell>
          <table:table-cell office:value-type="float" office:value="2300" table:style-name="ce7">
            <text:p>2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000" table:style-name="ce10">
            <text:p>61’000.00</text:p>
          </table:table-cell>
          <table:table-cell office:value-type="float" office:value="61000" table:style-name="ce11">
            <text:p>61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1000" table:style-name="ce10">
            <text:p>61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000" table:style-name="ce10">
            <text:p>61’000.00</text:p>
          </table:table-cell>
          <table:table-cell office:value-type="float" office:value="61000" table:style-name="ce11">
            <text:p>61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1000" table:style-name="ce10">
            <text:p>61’000.0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000" table:style-name="ce6">
            <text:p>61’000.00</text:p>
          </table:table-cell>
          <table:table-cell office:value-type="float" office:value="61000" table:style-name="ce7">
            <text:p>61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61000" table:style-name="ce6">
            <text:p>61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</text:p>
          </table:table-cell>
          <table:table-cell office:value-type="string" table:style-name="ce9">
            <text:p>Schule und Musi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4555628.84999999" table:style-name="ce10">
            <text:p>124’555’628.85</text:p>
          </table:table-cell>
          <table:table-cell office:value-type="float" office:value="129557200" table:style-name="ce11">
            <text:p>129’557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5108908.06999999" table:style-name="ce10">
            <text:p>125’108’908.07</text:p>
          </table:table-cell>
          <table:table-cell table:style-name="ce10"/>
          <table:table-cell office:value-type="float" office:value="-4716592" table:style-name="ce11">
            <text:p>-4’716’59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68300" table:style-name="ce11">
            <text:p>268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889816.0499999998" table:style-name="ce10">
            <text:p>6’889’816.05</text:p>
          </table:table-cell>
          <table:table-cell office:value-type="float" office:value="7037700" table:style-name="ce11">
            <text:p>7’037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073545.25" table:style-name="ce10">
            <text:p>7’073’545.25</text:p>
          </table:table-cell>
          <table:table-cell office:value-type="float" office:value="35845" table:style-name="ce11">
            <text:p>35’84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7665812.8" table:style-name="ce10">
            <text:p>117’665’812.80</text:p>
          </table:table-cell>
          <table:table-cell office:value-type="float" office:value="122787800" table:style-name="ce11">
            <text:p>122’787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8035362.81999999" table:style-name="ce10">
            <text:p>118’035’362.8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706833.940000001" table:style-name="ce10">
            <text:p>20’706’833.94</text:p>
          </table:table-cell>
          <table:table-cell office:value-type="float" office:value="22173500" table:style-name="ce11">
            <text:p>22’173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719815.920000002" table:style-name="ce10">
            <text:p>20’719’815.92</text:p>
          </table:table-cell>
          <table:table-cell table:style-name="ce10"/>
          <table:table-cell office:value-type="float" office:value="-1453684" table:style-name="ce11">
            <text:p>-1’453’6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048.2" table:style-name="ce10">
            <text:p>13’048.20</text:p>
          </table:table-cell>
          <table:table-cell office:value-type="float" office:value="14200" table:style-name="ce11">
            <text:p>14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9353.9" table:style-name="ce10">
            <text:p>29’353.90</text:p>
          </table:table-cell>
          <table:table-cell office:value-type="float" office:value="15154" table:style-name="ce11">
            <text:p>15’15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693785.739999998" table:style-name="ce10">
            <text:p>20’693’785.74</text:p>
          </table:table-cell>
          <table:table-cell office:value-type="float" office:value="22159300" table:style-name="ce11">
            <text:p>22’159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690462.02" table:style-name="ce10">
            <text:p>20’690’462.0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80626.3" table:style-name="ce6">
            <text:p>1’380’626.30</text:p>
          </table:table-cell>
          <table:table-cell office:value-type="float" office:value="1356600" table:style-name="ce7">
            <text:p>1’356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81696.75" table:style-name="ce6">
            <text:p>1’381’696.75</text:p>
          </table:table-cell>
          <table:table-cell table:style-name="ce6"/>
          <table:table-cell office:value-type="float" office:value="25097" table:style-name="ce7">
            <text:p>25’0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946.85" table:style-name="ce6">
            <text:p>104’946.85</text:p>
          </table:table-cell>
          <table:table-cell office:value-type="float" office:value="101500" table:style-name="ce7">
            <text:p>101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5165.55" table:style-name="ce6">
            <text:p>105’165.55</text:p>
          </table:table-cell>
          <table:table-cell table:style-name="ce6"/>
          <table:table-cell office:value-type="float" office:value="3666" table:style-name="ce7">
            <text:p>3’6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5019.35" table:style-name="ce6">
            <text:p>155’019.35</text:p>
          </table:table-cell>
          <table:table-cell office:value-type="float" office:value="130000" table:style-name="ce7">
            <text:p>13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3822.39999999999" table:style-name="ce6">
            <text:p>163’822.40</text:p>
          </table:table-cell>
          <table:table-cell table:style-name="ce6"/>
          <table:table-cell office:value-type="float" office:value="33822" table:style-name="ce7">
            <text:p>33’8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63.1" table:style-name="ce6">
            <text:p>8’563.1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8242.75" table:style-name="ce6">
            <text:p>8’242.75</text:p>
          </table:table-cell>
          <table:table-cell table:style-name="ce6"/>
          <table:table-cell office:value-type="float" office:value="943" table:style-name="ce7">
            <text:p>9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511.35" table:style-name="ce6">
            <text:p>15’511.35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862.6" table:style-name="ce6">
            <text:p>13’862.60</text:p>
          </table:table-cell>
          <table:table-cell table:style-name="ce6"/>
          <table:table-cell office:value-type="float" office:value="-4137" table:style-name="ce7">
            <text:p>-4’1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994.95" table:style-name="ce6">
            <text:p>17’994.95</text:p>
          </table:table-cell>
          <table:table-cell office:value-type="float" office:value="24000" table:style-name="ce7">
            <text:p>24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2429.1" table:style-name="ce6">
            <text:p>22’429.10</text:p>
          </table:table-cell>
          <table:table-cell table:style-name="ce6"/>
          <table:table-cell office:value-type="float" office:value="-1571" table:style-name="ce7">
            <text:p>-1’5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16.85" table:style-name="ce6">
            <text:p>2’716.8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011.5" table:style-name="ce6">
            <text:p>2’011.50</text:p>
          </table:table-cell>
          <table:table-cell table:style-name="ce6"/>
          <table:table-cell office:value-type="float" office:value="-3989" table:style-name="ce7">
            <text:p>-3’9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937.3" table:style-name="ce6">
            <text:p>54’937.3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1129.75" table:style-name="ce6">
            <text:p>31’129.75</text:p>
          </table:table-cell>
          <table:table-cell table:style-name="ce6"/>
          <table:table-cell office:value-type="float" office:value="1130" table:style-name="ce7">
            <text:p>1’1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04.3" table:style-name="ce6">
            <text:p>12’104.30</text:p>
          </table:table-cell>
          <table:table-cell office:value-type="float" office:value="12500" table:style-name="ce7">
            <text:p>12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1496.75" table:style-name="ce6">
            <text:p>11’496.75</text:p>
          </table:table-cell>
          <table:table-cell table:style-name="ce6"/>
          <table:table-cell office:value-type="float" office:value="-1003" table:style-name="ce7">
            <text:p>-1’0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88741.7000000002" table:style-name="ce6">
            <text:p>7’488’741.70</text:p>
          </table:table-cell>
          <table:table-cell office:value-type="float" office:value="7721600" table:style-name="ce7">
            <text:p>7’721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577409.2999999998" table:style-name="ce6">
            <text:p>7’577’409.30</text:p>
          </table:table-cell>
          <table:table-cell table:style-name="ce6"/>
          <table:table-cell office:value-type="float" office:value="-144191" table:style-name="ce7">
            <text:p>-144’1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76098.59" table:style-name="ce6">
            <text:p>2’776’098.59</text:p>
          </table:table-cell>
          <table:table-cell office:value-type="float" office:value="3106000" table:style-name="ce7">
            <text:p>3’106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599741.27" table:style-name="ce6">
            <text:p>2’599’741.27</text:p>
          </table:table-cell>
          <table:table-cell table:style-name="ce6"/>
          <table:table-cell office:value-type="float" office:value="-506259" table:style-name="ce7">
            <text:p>-506’2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8176.6000000001" table:style-name="ce6">
            <text:p>1’168’176.60</text:p>
          </table:table-cell>
          <table:table-cell office:value-type="float" office:value="1286000" table:style-name="ce7">
            <text:p>1’286’000</text:p>
          </table:table-cell>
          <table:table-cell table:style-name="ce5"/>
          <table:table-cell office:value-type="string" table:style-name="ce5">
            <text:p>397</text:p>
          </table:table-cell>
          <table:table-cell office:value-type="string" table:style-name="ce5">
            <text:p>Intern verrechneter Aufwand</text:p>
          </table:table-cell>
          <table:table-cell office:value-type="float" office:value="1232310" table:style-name="ce6">
            <text:p>1’232’310.00</text:p>
          </table:table-cell>
          <table:table-cell table:style-name="ce6"/>
          <table:table-cell office:value-type="float" office:value="-53690" table:style-name="ce7">
            <text:p>-53’6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21396.7000000002" table:style-name="ce6">
            <text:p>7’521’396.70</text:p>
          </table:table-cell>
          <table:table-cell office:value-type="float" office:value="8374000" table:style-name="ce7">
            <text:p>8’374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7570498.2000000002" table:style-name="ce6">
            <text:p>7’570’498.20</text:p>
          </table:table-cell>
          <table:table-cell table:style-name="ce6"/>
          <table:table-cell office:value-type="float" office:value="-803502" table:style-name="ce7">
            <text:p>-803’5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4.65" table:style-name="ce6">
            <text:p>334.65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5553.9" table:style-name="ce6">
            <text:p>25’553.90</text:p>
          </table:table-cell>
          <table:table-cell office:value-type="float" office:value="25554" table:style-name="ce7">
            <text:p>25’5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13.55" table:style-name="ce6">
            <text:p>12’713.55</text:p>
          </table:table-cell>
          <table:table-cell office:value-type="float" office:value="14200" table:style-name="ce7">
            <text:p>14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800" table:style-name="ce6">
            <text:p>3’800.00</text:p>
          </table:table-cell>
          <table:table-cell office:value-type="float" office:value="-10400" table:style-name="ce7">
            <text:p>-10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1</text:p>
          </table:table-cell>
          <table:table-cell office:value-type="string" table:style-name="ce9">
            <text:p>Primarschulen und Kindergär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503762.25" table:style-name="ce10">
            <text:p>56’503’762.25</text:p>
          </table:table-cell>
          <table:table-cell office:value-type="float" office:value="57883200" table:style-name="ce11">
            <text:p>57’883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6856130.450000003" table:style-name="ce10">
            <text:p>56’856’130.45</text:p>
          </table:table-cell>
          <table:table-cell table:style-name="ce10"/>
          <table:table-cell office:value-type="float" office:value="-1064270" table:style-name="ce11">
            <text:p>-1’064’27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7200" table:style-name="ce11">
            <text:p>37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22852.8500000001" table:style-name="ce10">
            <text:p>1’322’852.85</text:p>
          </table:table-cell>
          <table:table-cell office:value-type="float" office:value="1496400" table:style-name="ce11">
            <text:p>1’496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37277.1499999999" table:style-name="ce10">
            <text:p>1’337’277.15</text:p>
          </table:table-cell>
          <table:table-cell office:value-type="float" office:value="-159123" table:style-name="ce11">
            <text:p>-159’12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5180909.399999999" table:style-name="ce10">
            <text:p>55’180’909.40</text:p>
          </table:table-cell>
          <table:table-cell office:value-type="float" office:value="56424000" table:style-name="ce11">
            <text:p>56’424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5518853.299999997" table:style-name="ce10">
            <text:p>55’518’853.3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57979.15" table:style-name="ce6">
            <text:p>2’357’979.15</text:p>
          </table:table-cell>
          <table:table-cell office:value-type="float" office:value="2579400" table:style-name="ce7">
            <text:p>2’579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616588.7999999998" table:style-name="ce6">
            <text:p>2’616’588.80</text:p>
          </table:table-cell>
          <table:table-cell table:style-name="ce6"/>
          <table:table-cell office:value-type="float" office:value="-11" table:style-name="ce7">
            <text:p>-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7200" table:style-name="ce7">
            <text:p>37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352353.350000001" table:style-name="ce6">
            <text:p>43’352’353.35</text:p>
          </table:table-cell>
          <table:table-cell office:value-type="float" office:value="43787500" table:style-name="ce7">
            <text:p>43’787’5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43434398.700000003" table:style-name="ce6">
            <text:p>43’434’398.70</text:p>
          </table:table-cell>
          <table:table-cell table:style-name="ce6"/>
          <table:table-cell office:value-type="float" office:value="-353101" table:style-name="ce7">
            <text:p>-353’1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22196.4" table:style-name="ce6">
            <text:p>3’422’196.40</text:p>
          </table:table-cell>
          <table:table-cell office:value-type="float" office:value="3567700" table:style-name="ce7">
            <text:p>3’567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439545" table:style-name="ce6">
            <text:p>3’439’545.00</text:p>
          </table:table-cell>
          <table:table-cell table:style-name="ce6"/>
          <table:table-cell office:value-type="float" office:value="-128155" table:style-name="ce7">
            <text:p>-128’1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82374.5" table:style-name="ce6">
            <text:p>4’082’374.50</text:p>
          </table:table-cell>
          <table:table-cell office:value-type="float" office:value="4382900" table:style-name="ce7">
            <text:p>4’382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179262.25" table:style-name="ce6">
            <text:p>4’179’262.25</text:p>
          </table:table-cell>
          <table:table-cell table:style-name="ce6"/>
          <table:table-cell office:value-type="float" office:value="-203638" table:style-name="ce7">
            <text:p>-203’6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270.3" table:style-name="ce6">
            <text:p>123’270.30</text:p>
          </table:table-cell>
          <table:table-cell office:value-type="float" office:value="246400" table:style-name="ce7">
            <text:p>246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4265.9" table:style-name="ce6">
            <text:p>124’265.90</text:p>
          </table:table-cell>
          <table:table-cell table:style-name="ce6"/>
          <table:table-cell office:value-type="float" office:value="-122134" table:style-name="ce7">
            <text:p>-122’1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2340.05" table:style-name="ce6">
            <text:p>402’340.05</text:p>
          </table:table-cell>
          <table:table-cell office:value-type="float" office:value="377200" table:style-name="ce7">
            <text:p>377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48142" table:style-name="ce6">
            <text:p>348’142.00</text:p>
          </table:table-cell>
          <table:table-cell table:style-name="ce6"/>
          <table:table-cell office:value-type="float" office:value="-29058" table:style-name="ce7">
            <text:p>-29’0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1390.4" table:style-name="ce6">
            <text:p>931’390.40</text:p>
          </table:table-cell>
          <table:table-cell office:value-type="float" office:value="904600" table:style-name="ce7">
            <text:p>904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87745.15" table:style-name="ce6">
            <text:p>887’745.15</text:p>
          </table:table-cell>
          <table:table-cell table:style-name="ce6"/>
          <table:table-cell office:value-type="float" office:value="-16855" table:style-name="ce7">
            <text:p>-16’8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971.75" table:style-name="ce6">
            <text:p>47’971.75</text:p>
          </table:table-cell>
          <table:table-cell office:value-type="float" office:value="51800" table:style-name="ce7">
            <text:p>51’8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6418.8" table:style-name="ce6">
            <text:p>56’418.80</text:p>
          </table:table-cell>
          <table:table-cell table:style-name="ce6"/>
          <table:table-cell office:value-type="float" office:value="4619" table:style-name="ce7">
            <text:p>4’6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43.6" table:style-name="ce6">
            <text:p>8’243.60</text:p>
          </table:table-cell>
          <table:table-cell office:value-type="float" office:value="17000" table:style-name="ce7">
            <text:p>17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889.75" table:style-name="ce6">
            <text:p>8’889.75</text:p>
          </table:table-cell>
          <table:table-cell table:style-name="ce6"/>
          <table:table-cell office:value-type="float" office:value="-8110" table:style-name="ce7">
            <text:p>-8’1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64464.5" table:style-name="ce6">
            <text:p>1’664’464.50</text:p>
          </table:table-cell>
          <table:table-cell office:value-type="float" office:value="1786400" table:style-name="ce7">
            <text:p>1’786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632751.4" table:style-name="ce6">
            <text:p>1’632’751.40</text:p>
          </table:table-cell>
          <table:table-cell table:style-name="ce6"/>
          <table:table-cell office:value-type="float" office:value="-153649" table:style-name="ce7">
            <text:p>-153’6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0491.05" table:style-name="ce6">
            <text:p>110’491.05</text:p>
          </table:table-cell>
          <table:table-cell office:value-type="float" office:value="174000" table:style-name="ce7">
            <text:p>174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28020.1" table:style-name="ce6">
            <text:p>128’020.10</text:p>
          </table:table-cell>
          <table:table-cell table:style-name="ce6"/>
          <table:table-cell office:value-type="float" office:value="-45980" table:style-name="ce7">
            <text:p>-45’9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7.2" table:style-name="ce6">
            <text:p>187.20</text:p>
          </table:table-cell>
          <table:table-cell office:value-type="float" office:value="8300" table:style-name="ce7">
            <text:p>8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8300" table:style-name="ce7">
            <text:p>-8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0" table:style-name="ce6">
            <text:p>50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02.6" table:style-name="ce6">
            <text:p>102.60</text:p>
          </table:table-cell>
          <table:table-cell table:style-name="ce6"/>
          <table:table-cell office:value-type="float" office:value="103" table:style-name="ce7">
            <text:p>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4000" table:style-name="ce7">
            <text:p>-4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52699.8500000001" table:style-name="ce6">
            <text:p>1’052’699.85</text:p>
          </table:table-cell>
          <table:table-cell office:value-type="float" office:value="1225300" table:style-name="ce7">
            <text:p>1’22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09639.1499999999" table:style-name="ce6">
            <text:p>1’109’639.15</text:p>
          </table:table-cell>
          <table:table-cell office:value-type="float" office:value="-115661" table:style-name="ce7">
            <text:p>-115’6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00" table:style-name="ce6">
            <text:p>2’600.00</text:p>
          </table:table-cell>
          <table:table-cell table:style-name="ce7"/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500" table:style-name="ce6">
            <text:p>500.00</text:p>
          </table:table-cell>
          <table:table-cell office:value-type="float" office:value="500" table:style-name="ce7">
            <text:p>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6235" table:style-name="ce6">
            <text:p>246’235.00</text:p>
          </table:table-cell>
          <table:table-cell office:value-type="float" office:value="265100" table:style-name="ce7">
            <text:p>265’1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226238" table:style-name="ce6">
            <text:p>226’238.00</text:p>
          </table:table-cell>
          <table:table-cell office:value-type="float" office:value="-38862" table:style-name="ce7">
            <text:p>-38’8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318" table:style-name="ce6">
            <text:p>21’318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900" table:style-name="ce6">
            <text:p>900.00</text:p>
          </table:table-cell>
          <table:table-cell office:value-type="float" office:value="-1100" table:style-name="ce7">
            <text:p>-1’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2</text:p>
          </table:table-cell>
          <table:table-cell office:value-type="string" table:style-name="ce9">
            <text:p>Oberstu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527737.100000001" table:style-name="ce10">
            <text:p>24’527’737.10</text:p>
          </table:table-cell>
          <table:table-cell office:value-type="float" office:value="24692300" table:style-name="ce11">
            <text:p>24’692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143665.850000001" table:style-name="ce10">
            <text:p>23’143’665.85</text:p>
          </table:table-cell>
          <table:table-cell table:style-name="ce10"/>
          <table:table-cell office:value-type="float" office:value="-1548634" table:style-name="ce11">
            <text:p>-1’548’63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32142.9" table:style-name="ce10">
            <text:p>1’732’142.90</text:p>
          </table:table-cell>
          <table:table-cell office:value-type="float" office:value="1485700" table:style-name="ce11">
            <text:p>1’485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88133.2" table:style-name="ce10">
            <text:p>1’488’133.20</text:p>
          </table:table-cell>
          <table:table-cell office:value-type="float" office:value="2433" table:style-name="ce11">
            <text:p>2’43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795594.199999999" table:style-name="ce10">
            <text:p>22’795’594.20</text:p>
          </table:table-cell>
          <table:table-cell office:value-type="float" office:value="23206600" table:style-name="ce11">
            <text:p>23’206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1655532.649999999" table:style-name="ce10">
            <text:p>21’655’532.6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7578.85" table:style-name="ce6">
            <text:p>897’578.85</text:p>
          </table:table-cell>
          <table:table-cell office:value-type="float" office:value="853100" table:style-name="ce7">
            <text:p>853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875776.75" table:style-name="ce6">
            <text:p>875’776.75</text:p>
          </table:table-cell>
          <table:table-cell table:style-name="ce6"/>
          <table:table-cell office:value-type="float" office:value="22677" table:style-name="ce7">
            <text:p>22’6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604928" table:style-name="ce6">
            <text:p>18’604’928.00</text:p>
          </table:table-cell>
          <table:table-cell office:value-type="float" office:value="18585600" table:style-name="ce7">
            <text:p>18’585’6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17515631.100000001" table:style-name="ce6">
            <text:p>17’515’631.10</text:p>
          </table:table-cell>
          <table:table-cell table:style-name="ce6"/>
          <table:table-cell office:value-type="float" office:value="-1069969" table:style-name="ce7">
            <text:p>-1’069’9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3489.85" table:style-name="ce6">
            <text:p>1’463’489.85</text:p>
          </table:table-cell>
          <table:table-cell office:value-type="float" office:value="1519200" table:style-name="ce7">
            <text:p>1’519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86022.2" table:style-name="ce6">
            <text:p>1’386’022.20</text:p>
          </table:table-cell>
          <table:table-cell table:style-name="ce6"/>
          <table:table-cell office:value-type="float" office:value="-133178" table:style-name="ce7">
            <text:p>-133’1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9762.85" table:style-name="ce6">
            <text:p>1’859’762.85</text:p>
          </table:table-cell>
          <table:table-cell office:value-type="float" office:value="1832900" table:style-name="ce7">
            <text:p>1’832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784909.75" table:style-name="ce6">
            <text:p>1’784’909.75</text:p>
          </table:table-cell>
          <table:table-cell table:style-name="ce6"/>
          <table:table-cell office:value-type="float" office:value="-47990" table:style-name="ce7">
            <text:p>-47’9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559.9" table:style-name="ce6">
            <text:p>52’559.90</text:p>
          </table:table-cell>
          <table:table-cell office:value-type="float" office:value="103500" table:style-name="ce7">
            <text:p>103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9778.9" table:style-name="ce6">
            <text:p>49’778.90</text:p>
          </table:table-cell>
          <table:table-cell table:style-name="ce6"/>
          <table:table-cell office:value-type="float" office:value="-53721" table:style-name="ce7">
            <text:p>-53’7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340.65" table:style-name="ce6">
            <text:p>118’340.65</text:p>
          </table:table-cell>
          <table:table-cell office:value-type="float" office:value="204700" table:style-name="ce7">
            <text:p>204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15541.85" table:style-name="ce6">
            <text:p>115’541.85</text:p>
          </table:table-cell>
          <table:table-cell table:style-name="ce6"/>
          <table:table-cell office:value-type="float" office:value="-89158" table:style-name="ce7">
            <text:p>-89’1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1541" table:style-name="ce6">
            <text:p>601’541.00</text:p>
          </table:table-cell>
          <table:table-cell office:value-type="float" office:value="624100" table:style-name="ce7">
            <text:p>624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41572.44999999995" table:style-name="ce6">
            <text:p>541’572.45</text:p>
          </table:table-cell>
          <table:table-cell table:style-name="ce6"/>
          <table:table-cell office:value-type="float" office:value="-82528" table:style-name="ce7">
            <text:p>-82’5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925.55" table:style-name="ce6">
            <text:p>101’925.55</text:p>
          </table:table-cell>
          <table:table-cell office:value-type="float" office:value="98000" table:style-name="ce7">
            <text:p>98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1636.3" table:style-name="ce6">
            <text:p>91’636.30</text:p>
          </table:table-cell>
          <table:table-cell table:style-name="ce6"/>
          <table:table-cell office:value-type="float" office:value="-6364" table:style-name="ce7">
            <text:p>-6’3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58.0499999999993" table:style-name="ce6">
            <text:p>9’258.05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2670.85" table:style-name="ce6">
            <text:p>12’670.85</text:p>
          </table:table-cell>
          <table:table-cell table:style-name="ce6"/>
          <table:table-cell office:value-type="float" office:value="-2329" table:style-name="ce7">
            <text:p>-2’3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8111.8" table:style-name="ce6">
            <text:p>788’111.80</text:p>
          </table:table-cell>
          <table:table-cell office:value-type="float" office:value="770300" table:style-name="ce7">
            <text:p>770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17977.8" table:style-name="ce6">
            <text:p>717’977.80</text:p>
          </table:table-cell>
          <table:table-cell table:style-name="ce6"/>
          <table:table-cell office:value-type="float" office:value="-52322" table:style-name="ce7">
            <text:p>-52’3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49.200000000001" table:style-name="ce6">
            <text:p>30’049.20</text:p>
          </table:table-cell>
          <table:table-cell office:value-type="float" office:value="82900" table:style-name="ce7">
            <text:p>82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0318.9" table:style-name="ce6">
            <text:p>50’318.90</text:p>
          </table:table-cell>
          <table:table-cell table:style-name="ce6"/>
          <table:table-cell office:value-type="float" office:value="-32581" table:style-name="ce7">
            <text:p>-32’5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1.4" table:style-name="ce6">
            <text:p>191.4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29" table:style-name="ce6">
            <text:p>1’829.00</text:p>
          </table:table-cell>
          <table:table-cell table:style-name="ce6"/>
          <table:table-cell office:value-type="float" office:value="-1171" table:style-name="ce7">
            <text:p>-1’1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50.35" table:style-name="ce6">
            <text:p>3’050.3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4546.55000000005" table:style-name="ce6">
            <text:p>524’546.55</text:p>
          </table:table-cell>
          <table:table-cell office:value-type="float" office:value="420900" table:style-name="ce7">
            <text:p>420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69857.2" table:style-name="ce6">
            <text:p>469’857.20</text:p>
          </table:table-cell>
          <table:table-cell office:value-type="float" office:value="48957" table:style-name="ce7">
            <text:p>48’9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0" table:style-name="ce6">
            <text:p>1’000.00</text:p>
          </table:table-cell>
          <table:table-cell table:style-name="ce7"/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94357" table:style-name="ce6">
            <text:p>1’194’357.00</text:p>
          </table:table-cell>
          <table:table-cell office:value-type="float" office:value="1063800" table:style-name="ce7">
            <text:p>1’063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1018276" table:style-name="ce6">
            <text:p>1’018’276.00</text:p>
          </table:table-cell>
          <table:table-cell office:value-type="float" office:value="-45524" table:style-name="ce7">
            <text:p>-45’5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89" table:style-name="ce6">
            <text:p>9’189.00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4</text:p>
          </table:table-cell>
          <table:table-cell office:value-type="string" table:style-name="ce9">
            <text:p>Musikschu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85484.3499999996" table:style-name="ce10">
            <text:p>4’885’484.35</text:p>
          </table:table-cell>
          <table:table-cell office:value-type="float" office:value="4864200" table:style-name="ce11">
            <text:p>4’864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854055.4000000004" table:style-name="ce10">
            <text:p>4’854’055.40</text:p>
          </table:table-cell>
          <table:table-cell table:style-name="ce10"/>
          <table:table-cell office:value-type="float" office:value="-59845" table:style-name="ce11">
            <text:p>-59’84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9700" table:style-name="ce11">
            <text:p>49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08759.9" table:style-name="ce10">
            <text:p>1’608’759.90</text:p>
          </table:table-cell>
          <table:table-cell office:value-type="float" office:value="1566400" table:style-name="ce11">
            <text:p>1’566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54796.5" table:style-name="ce10">
            <text:p>1’654’796.50</text:p>
          </table:table-cell>
          <table:table-cell office:value-type="float" office:value="88397" table:style-name="ce11">
            <text:p>88’39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276724.45" table:style-name="ce10">
            <text:p>3’276’724.45</text:p>
          </table:table-cell>
          <table:table-cell office:value-type="float" office:value="3347500" table:style-name="ce11">
            <text:p>3’347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199258.9" table:style-name="ce10">
            <text:p>3’199’258.9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3653.4" table:style-name="ce6">
            <text:p>393’653.40</text:p>
          </table:table-cell>
          <table:table-cell office:value-type="float" office:value="386600" table:style-name="ce7">
            <text:p>386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55285" table:style-name="ce6">
            <text:p>355’285.00</text:p>
          </table:table-cell>
          <table:table-cell table:style-name="ce6"/>
          <table:table-cell office:value-type="float" office:value="-31315" table:style-name="ce7">
            <text:p>-31’3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52059.4" table:style-name="ce6">
            <text:p>3’652’059.40</text:p>
          </table:table-cell>
          <table:table-cell office:value-type="float" office:value="3600100" table:style-name="ce7">
            <text:p>3’600’1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3649797.05" table:style-name="ce6">
            <text:p>3’649’797.05</text:p>
          </table:table-cell>
          <table:table-cell table:style-name="ce6"/>
          <table:table-cell office:value-type="float" office:value="-3" table:style-name="ce7">
            <text:p>-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9700" table:style-name="ce7">
            <text:p>49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4648.3" table:style-name="ce6">
            <text:p>304’648.30</text:p>
          </table:table-cell>
          <table:table-cell office:value-type="float" office:value="311300" table:style-name="ce7">
            <text:p>311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98817.34999999998" table:style-name="ce6">
            <text:p>298’817.35</text:p>
          </table:table-cell>
          <table:table-cell table:style-name="ce6"/>
          <table:table-cell office:value-type="float" office:value="-12483" table:style-name="ce7">
            <text:p>-12’4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7274.45" table:style-name="ce6">
            <text:p>387’274.45</text:p>
          </table:table-cell>
          <table:table-cell office:value-type="float" office:value="380000" table:style-name="ce7">
            <text:p>38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1783.7" table:style-name="ce6">
            <text:p>391’783.70</text:p>
          </table:table-cell>
          <table:table-cell table:style-name="ce6"/>
          <table:table-cell office:value-type="float" office:value="11784" table:style-name="ce7">
            <text:p>11’7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41.6" table:style-name="ce6">
            <text:p>11’741.60</text:p>
          </table:table-cell>
          <table:table-cell office:value-type="float" office:value="21200" table:style-name="ce7">
            <text:p>21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433.8" table:style-name="ce6">
            <text:p>11’433.80</text:p>
          </table:table-cell>
          <table:table-cell table:style-name="ce6"/>
          <table:table-cell office:value-type="float" office:value="-9766" table:style-name="ce7">
            <text:p>-9’7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00" table:style-name="ce6">
            <text:p>2’70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08</text:p>
          </table:table-cell>
          <table:table-cell office:value-type="string" table:style-name="ce5">
            <text:p>Entschädigungen für temporäre Arbeitskräfte</text:p>
          </table:table-cell>
          <table:table-cell office:value-type="float" office:value="2650" table:style-name="ce6">
            <text:p>2’650.00</text:p>
          </table:table-cell>
          <table:table-cell table:style-name="ce6"/>
          <table:table-cell office:value-type="float" office:value="-2350" table:style-name="ce7">
            <text:p>-2’3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754.599999999999" table:style-name="ce6">
            <text:p>18’754.60</text:p>
          </table:table-cell>
          <table:table-cell office:value-type="float" office:value="26900" table:style-name="ce7">
            <text:p>26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3338.25" table:style-name="ce6">
            <text:p>23’338.25</text:p>
          </table:table-cell>
          <table:table-cell table:style-name="ce6"/>
          <table:table-cell office:value-type="float" office:value="-3562" table:style-name="ce7">
            <text:p>-3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202.25" table:style-name="ce6">
            <text:p>32’202.25</text:p>
          </table:table-cell>
          <table:table-cell office:value-type="float" office:value="34500" table:style-name="ce7">
            <text:p>34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4502.050000000003" table:style-name="ce6">
            <text:p>34’502.05</text:p>
          </table:table-cell>
          <table:table-cell table:style-name="ce6"/>
          <table:table-cell office:value-type="float" office:value="2" table:style-name="ce7">
            <text:p>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642.55" table:style-name="ce6">
            <text:p>29’642.55</text:p>
          </table:table-cell>
          <table:table-cell office:value-type="float" office:value="32000" table:style-name="ce7">
            <text:p>32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1371.55" table:style-name="ce6">
            <text:p>31’371.55</text:p>
          </table:table-cell>
          <table:table-cell table:style-name="ce6"/>
          <table:table-cell office:value-type="float" office:value="-628" table:style-name="ce7">
            <text:p>-6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205.200000000001" table:style-name="ce6">
            <text:p>28’205.20</text:p>
          </table:table-cell>
          <table:table-cell office:value-type="float" office:value="30500" table:style-name="ce7">
            <text:p>30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2316.3" table:style-name="ce6">
            <text:p>32’316.30</text:p>
          </table:table-cell>
          <table:table-cell table:style-name="ce6"/>
          <table:table-cell office:value-type="float" office:value="1816" table:style-name="ce7">
            <text:p>1’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91" table:style-name="ce6">
            <text:p>16’291.00</text:p>
          </table:table-cell>
          <table:table-cell office:value-type="float" office:value="24600" table:style-name="ce7">
            <text:p>24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203.05" table:style-name="ce6">
            <text:p>18’203.05</text:p>
          </table:table-cell>
          <table:table-cell table:style-name="ce6"/>
          <table:table-cell office:value-type="float" office:value="-6397" table:style-name="ce7">
            <text:p>-6’3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15" table:style-name="ce6">
            <text:p>3’915.0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350" table:style-name="ce6">
            <text:p>3’350.00</text:p>
          </table:table-cell>
          <table:table-cell table:style-name="ce6"/>
          <table:table-cell office:value-type="float" office:value="-2150" table:style-name="ce7">
            <text:p>-2’1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96.6000000000004" table:style-name="ce6">
            <text:p>4’396.6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07.3" table:style-name="ce6">
            <text:p>1’207.30</text:p>
          </table:table-cell>
          <table:table-cell table:style-name="ce6"/>
          <table:table-cell office:value-type="float" office:value="-4793" table:style-name="ce7">
            <text:p>-4’7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5868" table:style-name="ce6">
            <text:p>1’365’868.00</text:p>
          </table:table-cell>
          <table:table-cell office:value-type="float" office:value="1369300" table:style-name="ce7">
            <text:p>1’369’300</text:p>
          </table:table-cell>
          <table:table-cell table:style-name="ce5"/>
          <table:table-cell office:value-type="string" table:style-name="ce5">
            <text:p>433</text:p>
          </table:table-cell>
          <table:table-cell office:value-type="string" table:style-name="ce5">
            <text:p>Schulgelder</text:p>
          </table:table-cell>
          <table:table-cell table:style-name="ce6"/>
          <table:table-cell office:value-type="float" office:value="1378006.4" table:style-name="ce6">
            <text:p>1’378’006.40</text:p>
          </table:table-cell>
          <table:table-cell office:value-type="float" office:value="8706" table:style-name="ce7">
            <text:p>8’7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3" table:style-name="ce6">
            <text:p>353.0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513.8" table:style-name="ce6">
            <text:p>1’513.80</text:p>
          </table:table-cell>
          <table:table-cell office:value-type="float" office:value="1514" table:style-name="ce7">
            <text:p>1’5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2538.9" table:style-name="ce6">
            <text:p>242’538.90</text:p>
          </table:table-cell>
          <table:table-cell office:value-type="float" office:value="197100" table:style-name="ce7">
            <text:p>197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75276.3" table:style-name="ce6">
            <text:p>275’276.30</text:p>
          </table:table-cell>
          <table:table-cell office:value-type="float" office:value="78176" table:style-name="ce7">
            <text:p>78’1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8</text:p>
          </table:table-cell>
          <table:table-cell office:value-type="string" table:style-name="ce9">
            <text:p>Familienergänzende Betreu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665091.3600000003" table:style-name="ce10">
            <text:p>7’665’091.36</text:p>
          </table:table-cell>
          <table:table-cell office:value-type="float" office:value="8887500" table:style-name="ce11">
            <text:p>8’887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961157.0999999996" table:style-name="ce10">
            <text:p>8’961’157.10</text:p>
          </table:table-cell>
          <table:table-cell table:style-name="ce10"/>
          <table:table-cell office:value-type="float" office:value="-56043" table:style-name="ce11">
            <text:p>-56’04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29700" table:style-name="ce11">
            <text:p>129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89905.5" table:style-name="ce10">
            <text:p>2’089’905.50</text:p>
          </table:table-cell>
          <table:table-cell office:value-type="float" office:value="2371000" table:style-name="ce11">
            <text:p>2’371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416208.0499999998" table:style-name="ce10">
            <text:p>2’416’208.05</text:p>
          </table:table-cell>
          <table:table-cell office:value-type="float" office:value="45208" table:style-name="ce11">
            <text:p>45’20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575185.8600000003" table:style-name="ce10">
            <text:p>5’575’185.86</text:p>
          </table:table-cell>
          <table:table-cell office:value-type="float" office:value="6646200" table:style-name="ce11">
            <text:p>6’646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544949.0499999998" table:style-name="ce10">
            <text:p>6’544’949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83807.9000000004" table:style-name="ce6">
            <text:p>5’683’807.90</text:p>
          </table:table-cell>
          <table:table-cell office:value-type="float" office:value="6566200" table:style-name="ce7">
            <text:p>6’566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665869.9000000004" table:style-name="ce6">
            <text:p>6’665’869.90</text:p>
          </table:table-cell>
          <table:table-cell table:style-name="ce6"/>
          <table:table-cell office:value-type="float" office:value="-30" table:style-name="ce7">
            <text:p>-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9700" table:style-name="ce7">
            <text:p>99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6661.75" table:style-name="ce6">
            <text:p>436’661.75</text:p>
          </table:table-cell>
          <table:table-cell office:value-type="float" office:value="486500" table:style-name="ce7">
            <text:p>486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09730.65" table:style-name="ce6">
            <text:p>509’730.65</text:p>
          </table:table-cell>
          <table:table-cell table:style-name="ce6"/>
          <table:table-cell office:value-type="float" office:value="23231" table:style-name="ce7">
            <text:p>23’2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5243.45" table:style-name="ce6">
            <text:p>445’243.45</text:p>
          </table:table-cell>
          <table:table-cell office:value-type="float" office:value="530000" table:style-name="ce7">
            <text:p>53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60359.65" table:style-name="ce6">
            <text:p>560’359.65</text:p>
          </table:table-cell>
          <table:table-cell table:style-name="ce6"/>
          <table:table-cell office:value-type="float" office:value="30360" table:style-name="ce7">
            <text:p>30’3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381" table:style-name="ce6">
            <text:p>36’381.00</text:p>
          </table:table-cell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0870.949999999997" table:style-name="ce6">
            <text:p>40’870.95</text:p>
          </table:table-cell>
          <table:table-cell table:style-name="ce6"/>
          <table:table-cell office:value-type="float" office:value="5871" table:style-name="ce7">
            <text:p>5’8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617.9" table:style-name="ce6">
            <text:p>57’617.90</text:p>
          </table:table-cell>
          <table:table-cell office:value-type="float" office:value="94800" table:style-name="ce7">
            <text:p>94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7211" table:style-name="ce6">
            <text:p>87’211.00</text:p>
          </table:table-cell>
          <table:table-cell table:style-name="ce6"/>
          <table:table-cell office:value-type="float" office:value="-7589" table:style-name="ce7">
            <text:p>-7’5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8747.15" table:style-name="ce6">
            <text:p>108’747.15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5759.85" table:style-name="ce6">
            <text:p>125’759.85</text:p>
          </table:table-cell>
          <table:table-cell table:style-name="ce6"/>
          <table:table-cell office:value-type="float" office:value="-4240" table:style-name="ce7">
            <text:p>-4’2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980.800000000003" table:style-name="ce6">
            <text:p>64’980.80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9559.3" table:style-name="ce6">
            <text:p>99’559.30</text:p>
          </table:table-cell>
          <table:table-cell table:style-name="ce6"/>
          <table:table-cell office:value-type="float" office:value="-50441" table:style-name="ce7">
            <text:p>-50’4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5000" table:style-name="ce7">
            <text:p>2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4519.11" table:style-name="ce6">
            <text:p>744’519.11</text:p>
          </table:table-cell>
          <table:table-cell office:value-type="float" office:value="802500" table:style-name="ce7">
            <text:p>802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758928.1" table:style-name="ce6">
            <text:p>758’928.10</text:p>
          </table:table-cell>
          <table:table-cell table:style-name="ce6"/>
          <table:table-cell office:value-type="float" office:value="-43572" table:style-name="ce7">
            <text:p>-43’5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69.6999999999998" table:style-name="ce6">
            <text:p>2’569.7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512.85" table:style-name="ce6">
            <text:p>1’512.85</text:p>
          </table:table-cell>
          <table:table-cell table:style-name="ce6"/>
          <table:table-cell office:value-type="float" office:value="-2487" table:style-name="ce7">
            <text:p>-2’4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022.1" table:style-name="ce6">
            <text:p>52’022.10</text:p>
          </table:table-cell>
          <table:table-cell office:value-type="float" office:value="84000" table:style-name="ce7">
            <text:p>8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7745.600000000006" table:style-name="ce6">
            <text:p>77’745.60</text:p>
          </table:table-cell>
          <table:table-cell table:style-name="ce6"/>
          <table:table-cell office:value-type="float" office:value="-6254" table:style-name="ce7">
            <text:p>-6’2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4.5" table:style-name="ce6">
            <text:p>964.5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70.3" table:style-name="ce6">
            <text:p>870.30</text:p>
          </table:table-cell>
          <table:table-cell table:style-name="ce6"/>
          <table:table-cell office:value-type="float" office:value="-1130" table:style-name="ce7">
            <text:p>-1’1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96.6499999999996" table:style-name="ce6">
            <text:p>4’496.6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620.95" table:style-name="ce6">
            <text:p>5’620.95</text:p>
          </table:table-cell>
          <table:table-cell table:style-name="ce6"/>
          <table:table-cell office:value-type="float" office:value="-379" table:style-name="ce7">
            <text:p>-3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079.35" table:style-name="ce6">
            <text:p>27’079.35</text:p>
          </table:table-cell>
          <table:table-cell office:value-type="float" office:value="26500" table:style-name="ce7">
            <text:p>26’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7118" table:style-name="ce6">
            <text:p>27’118.00</text:p>
          </table:table-cell>
          <table:table-cell table:style-name="ce6"/>
          <table:table-cell office:value-type="float" office:value="618" table:style-name="ce7">
            <text:p>6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50" table:style-name="ce6">
            <text:p>250.00</text:p>
          </table:table-cell>
          <table:table-cell office:value-type="float" office:value="250" table:style-name="ce7">
            <text:p>2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2" table:style-name="ce6">
            <text:p>252.0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00" table:style-name="ce6">
            <text:p>200.00</text:p>
          </table:table-cell>
          <table:table-cell office:value-type="float" office:value="200" table:style-name="ce7">
            <text:p>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79052.15" table:style-name="ce6">
            <text:p>2’079’052.15</text:p>
          </table:table-cell>
          <table:table-cell office:value-type="float" office:value="2351000" table:style-name="ce7">
            <text:p>2’351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415758.0499999998" table:style-name="ce6">
            <text:p>2’415’758.05</text:p>
          </table:table-cell>
          <table:table-cell office:value-type="float" office:value="64758" table:style-name="ce7">
            <text:p>64’7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601.35" table:style-name="ce6">
            <text:p>10’601.3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number-columns-repeated="2" table:style-name="ce6"/>
          <table:table-cell office:value-type="float" office:value="-20000" table:style-name="ce7">
            <text:p>-20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9</text:p>
          </table:table-cell>
          <table:table-cell office:value-type="string" table:style-name="ce9">
            <text:p>Schulgelder und Zusatzangebo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266719.85" table:style-name="ce10">
            <text:p>10’266’719.85</text:p>
          </table:table-cell>
          <table:table-cell office:value-type="float" office:value="11056500" table:style-name="ce11">
            <text:p>11’056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574083.35" table:style-name="ce10">
            <text:p>10’574’083.35</text:p>
          </table:table-cell>
          <table:table-cell table:style-name="ce10"/>
          <table:table-cell office:value-type="float" office:value="-534117" table:style-name="ce11">
            <text:p>-534’11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1700" table:style-name="ce11">
            <text:p>51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3106.7" table:style-name="ce10">
            <text:p>123’106.70</text:p>
          </table:table-cell>
          <table:table-cell office:value-type="float" office:value="104000" table:style-name="ce11">
            <text:p>10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7776.45000000001" table:style-name="ce10">
            <text:p>147’776.45</text:p>
          </table:table-cell>
          <table:table-cell office:value-type="float" office:value="43776" table:style-name="ce11">
            <text:p>43’77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143613.15" table:style-name="ce10">
            <text:p>10’143’613.15</text:p>
          </table:table-cell>
          <table:table-cell office:value-type="float" office:value="11004200" table:style-name="ce11">
            <text:p>11’004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426306.9" table:style-name="ce10">
            <text:p>10’426’306.9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058.2" table:style-name="ce6">
            <text:p>180’058.20</text:p>
          </table:table-cell>
          <table:table-cell office:value-type="float" office:value="160400" table:style-name="ce7">
            <text:p>160’4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214902.1" table:style-name="ce6">
            <text:p>214’902.10</text:p>
          </table:table-cell>
          <table:table-cell table:style-name="ce6"/>
          <table:table-cell office:value-type="float" office:value="2802" table:style-name="ce7">
            <text:p>2’8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1700" table:style-name="ce7">
            <text:p>51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245.45" table:style-name="ce6">
            <text:p>12’245.45</text:p>
          </table:table-cell>
          <table:table-cell office:value-type="float" office:value="12700" table:style-name="ce7">
            <text:p>12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5327.8" table:style-name="ce6">
            <text:p>15’327.80</text:p>
          </table:table-cell>
          <table:table-cell table:style-name="ce6"/>
          <table:table-cell office:value-type="float" office:value="2628" table:style-name="ce7">
            <text:p>2’6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18" table:style-name="ce6">
            <text:p>2’218.0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434.6" table:style-name="ce6">
            <text:p>1’434.60</text:p>
          </table:table-cell>
          <table:table-cell table:style-name="ce6"/>
          <table:table-cell office:value-type="float" office:value="435" table:style-name="ce7">
            <text:p>4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7.2" table:style-name="ce6">
            <text:p>377.2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43.05" table:style-name="ce6">
            <text:p>443.05</text:p>
          </table:table-cell>
          <table:table-cell table:style-name="ce6"/>
          <table:table-cell office:value-type="float" office:value="-357" table:style-name="ce7">
            <text:p>-3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0.75" table:style-name="ce6">
            <text:p>1’210.7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60" table:style-name="ce6">
            <text:p>760.00</text:p>
          </table:table-cell>
          <table:table-cell table:style-name="ce6"/>
          <table:table-cell office:value-type="float" office:value="-740" table:style-name="ce7">
            <text:p>-7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87" table:style-name="ce6">
            <text:p>5’087.0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084.45" table:style-name="ce6">
            <text:p>5’084.45</text:p>
          </table:table-cell>
          <table:table-cell table:style-name="ce6"/>
          <table:table-cell office:value-type="float" office:value="984" table:style-name="ce7">
            <text:p>9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46249.3499999996" table:style-name="ce6">
            <text:p>8’546’249.35</text:p>
          </table:table-cell>
          <table:table-cell office:value-type="float" office:value="8538300" table:style-name="ce7">
            <text:p>8’538’300</text:p>
          </table:table-cell>
          <table:table-cell table:style-name="ce5"/>
          <table:table-cell office:value-type="string" table:style-name="ce5">
            <text:p>352</text:p>
          </table:table-cell>
          <table:table-cell office:value-type="string" table:style-name="ce5">
            <text:p>Entschädigungen an Gemeinwesen auf kommunaler Ebene</text:p>
          </table:table-cell>
          <table:table-cell office:value-type="float" office:value="8530478.8499999996" table:style-name="ce6">
            <text:p>8’530’478.85</text:p>
          </table:table-cell>
          <table:table-cell table:style-name="ce6"/>
          <table:table-cell office:value-type="float" office:value="-7821" table:style-name="ce7">
            <text:p>-7’8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19273.9" table:style-name="ce6">
            <text:p>1’519’273.90</text:p>
          </table:table-cell>
          <table:table-cell office:value-type="float" office:value="2337200" table:style-name="ce7">
            <text:p>2’337’2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805652.5" table:style-name="ce6">
            <text:p>1’805’652.50</text:p>
          </table:table-cell>
          <table:table-cell table:style-name="ce6"/>
          <table:table-cell office:value-type="float" office:value="-531548" table:style-name="ce7">
            <text:p>-531’5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106.7" table:style-name="ce6">
            <text:p>123’106.70</text:p>
          </table:table-cell>
          <table:table-cell office:value-type="float" office:value="104000" table:style-name="ce7">
            <text:p>104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47776.45000000001" table:style-name="ce6">
            <text:p>147’776.45</text:p>
          </table:table-cell>
          <table:table-cell office:value-type="float" office:value="43776" table:style-name="ce7">
            <text:p>43’7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3</text:p>
          </table:table-cell>
          <table:table-cell office:value-type="string" table:style-name="ce9">
            <text:p>Schulgesund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482415.5999999996" table:style-name="ce10">
            <text:p>8’482’415.60</text:p>
          </table:table-cell>
          <table:table-cell office:value-type="float" office:value="8825900" table:style-name="ce11">
            <text:p>8’825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202915.5999999996" table:style-name="ce10">
            <text:p>8’202’915.60</text:p>
          </table:table-cell>
          <table:table-cell table:style-name="ce10"/>
          <table:table-cell office:value-type="float" office:value="-622984" table:style-name="ce11">
            <text:p>-622’9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85615.9" table:style-name="ce10">
            <text:p>3’585’615.90</text:p>
          </table:table-cell>
          <table:table-cell office:value-type="float" office:value="3611300" table:style-name="ce11">
            <text:p>3’611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47903.55" table:style-name="ce10">
            <text:p>3’347’903.55</text:p>
          </table:table-cell>
          <table:table-cell office:value-type="float" office:value="-263396" table:style-name="ce11">
            <text:p>-263’39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96799.7" table:style-name="ce10">
            <text:p>4’896’799.70</text:p>
          </table:table-cell>
          <table:table-cell office:value-type="float" office:value="5214600" table:style-name="ce11">
            <text:p>5’214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55012.05" table:style-name="ce10">
            <text:p>4’855’012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3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482415.5999999996" table:style-name="ce10">
            <text:p>8’482’415.60</text:p>
          </table:table-cell>
          <table:table-cell office:value-type="float" office:value="8825900" table:style-name="ce11">
            <text:p>8’825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202915.5999999996" table:style-name="ce10">
            <text:p>8’202’915.60</text:p>
          </table:table-cell>
          <table:table-cell table:style-name="ce10"/>
          <table:table-cell office:value-type="float" office:value="-622984" table:style-name="ce11">
            <text:p>-622’9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85615.9" table:style-name="ce10">
            <text:p>3’585’615.90</text:p>
          </table:table-cell>
          <table:table-cell office:value-type="float" office:value="3611300" table:style-name="ce11">
            <text:p>3’611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47903.55" table:style-name="ce10">
            <text:p>3’347’903.55</text:p>
          </table:table-cell>
          <table:table-cell office:value-type="float" office:value="-263396" table:style-name="ce11">
            <text:p>-263’39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96799.7" table:style-name="ce10">
            <text:p>4’896’799.70</text:p>
          </table:table-cell>
          <table:table-cell office:value-type="float" office:value="5214600" table:style-name="ce11">
            <text:p>5’214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55012.05" table:style-name="ce10">
            <text:p>4’855’012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32445.4" table:style-name="ce6">
            <text:p>3’332’445.40</text:p>
          </table:table-cell>
          <table:table-cell office:value-type="float" office:value="3403100" table:style-name="ce7">
            <text:p>3’403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244824.6" table:style-name="ce6">
            <text:p>3’244’824.60</text:p>
          </table:table-cell>
          <table:table-cell table:style-name="ce6"/>
          <table:table-cell office:value-type="float" office:value="-158275" table:style-name="ce7">
            <text:p>-158’2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82564.2000000002" table:style-name="ce6">
            <text:p>2’382’564.20</text:p>
          </table:table-cell>
          <table:table-cell office:value-type="float" office:value="2399300" table:style-name="ce7">
            <text:p>2’399’3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2294197.2999999998" table:style-name="ce6">
            <text:p>2’294’197.30</text:p>
          </table:table-cell>
          <table:table-cell table:style-name="ce6"/>
          <table:table-cell office:value-type="float" office:value="-105103" table:style-name="ce7">
            <text:p>-105’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0235.05" table:style-name="ce6">
            <text:p>410’235.05</text:p>
          </table:table-cell>
          <table:table-cell office:value-type="float" office:value="430800" table:style-name="ce7">
            <text:p>430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11082.35" table:style-name="ce6">
            <text:p>411’082.35</text:p>
          </table:table-cell>
          <table:table-cell table:style-name="ce6"/>
          <table:table-cell office:value-type="float" office:value="-19718" table:style-name="ce7">
            <text:p>-19’7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1674.25" table:style-name="ce6">
            <text:p>541’674.25</text:p>
          </table:table-cell>
          <table:table-cell office:value-type="float" office:value="569400" table:style-name="ce7">
            <text:p>569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54499.35" table:style-name="ce6">
            <text:p>554’499.35</text:p>
          </table:table-cell>
          <table:table-cell table:style-name="ce6"/>
          <table:table-cell office:value-type="float" office:value="-14901" table:style-name="ce7">
            <text:p>-14’9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451.8" table:style-name="ce6">
            <text:p>25’451.80</text:p>
          </table:table-cell>
          <table:table-cell office:value-type="float" office:value="31200" table:style-name="ce7">
            <text:p>31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5021.1" table:style-name="ce6">
            <text:p>25’021.10</text:p>
          </table:table-cell>
          <table:table-cell table:style-name="ce6"/>
          <table:table-cell office:value-type="float" office:value="-6179" table:style-name="ce7">
            <text:p>-6’1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7.1" table:style-name="ce6">
            <text:p>937.1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985.25" table:style-name="ce6">
            <text:p>985.25</text:p>
          </table:table-cell>
          <table:table-cell table:style-name="ce6"/>
          <table:table-cell office:value-type="float" office:value="-215" table:style-name="ce7">
            <text:p>-2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201.85" table:style-name="ce6">
            <text:p>86’201.85</text:p>
          </table:table-cell>
          <table:table-cell office:value-type="float" office:value="93300" table:style-name="ce7">
            <text:p>93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1144.95" table:style-name="ce6">
            <text:p>81’144.95</text:p>
          </table:table-cell>
          <table:table-cell table:style-name="ce6"/>
          <table:table-cell office:value-type="float" office:value="-12155" table:style-name="ce7">
            <text:p>-12’1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536.3" table:style-name="ce6">
            <text:p>109’536.30</text:p>
          </table:table-cell>
          <table:table-cell office:value-type="float" office:value="120500" table:style-name="ce7">
            <text:p>120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09292.95" table:style-name="ce6">
            <text:p>109’292.95</text:p>
          </table:table-cell>
          <table:table-cell table:style-name="ce6"/>
          <table:table-cell office:value-type="float" office:value="-11207" table:style-name="ce7">
            <text:p>-11’2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1683.3" table:style-name="ce6">
            <text:p>111’683.30</text:p>
          </table:table-cell>
          <table:table-cell office:value-type="float" office:value="91900" table:style-name="ce7">
            <text:p>91’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7371.15" table:style-name="ce6">
            <text:p>57’371.15</text:p>
          </table:table-cell>
          <table:table-cell table:style-name="ce6"/>
          <table:table-cell office:value-type="float" office:value="-34529" table:style-name="ce7">
            <text:p>-34’5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0434.55" table:style-name="ce6">
            <text:p>270’434.55</text:p>
          </table:table-cell>
          <table:table-cell office:value-type="float" office:value="263100" table:style-name="ce7">
            <text:p>263’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52329.8" table:style-name="ce6">
            <text:p>252’329.80</text:p>
          </table:table-cell>
          <table:table-cell table:style-name="ce6"/>
          <table:table-cell office:value-type="float" office:value="-10770" table:style-name="ce7">
            <text:p>-10’7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182.5" table:style-name="ce6">
            <text:p>48’182.50</text:p>
          </table:table-cell>
          <table:table-cell office:value-type="float" office:value="51000" table:style-name="ce7">
            <text:p>5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2079.25" table:style-name="ce6">
            <text:p>52’079.25</text:p>
          </table:table-cell>
          <table:table-cell table:style-name="ce6"/>
          <table:table-cell office:value-type="float" office:value="1079" table:style-name="ce7">
            <text:p>1’0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600.3" table:style-name="ce6">
            <text:p>26’600.30</text:p>
          </table:table-cell>
          <table:table-cell office:value-type="float" office:value="34300" table:style-name="ce7">
            <text:p>34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8107.05" table:style-name="ce6">
            <text:p>28’107.05</text:p>
          </table:table-cell>
          <table:table-cell table:style-name="ce6"/>
          <table:table-cell office:value-type="float" office:value="-6193" table:style-name="ce7">
            <text:p>-6’1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5960.65" table:style-name="ce6">
            <text:p>465’960.65</text:p>
          </table:table-cell>
          <table:table-cell office:value-type="float" office:value="512000" table:style-name="ce7">
            <text:p>51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68554.95" table:style-name="ce6">
            <text:p>468’554.95</text:p>
          </table:table-cell>
          <table:table-cell table:style-name="ce6"/>
          <table:table-cell office:value-type="float" office:value="-43445" table:style-name="ce7">
            <text:p>-43’4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13.65" table:style-name="ce6">
            <text:p>12’713.65</text:p>
          </table:table-cell>
          <table:table-cell office:value-type="float" office:value="16100" table:style-name="ce7">
            <text:p>16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3696.85" table:style-name="ce6">
            <text:p>13’696.85</text:p>
          </table:table-cell>
          <table:table-cell table:style-name="ce6"/>
          <table:table-cell office:value-type="float" office:value="-2403" table:style-name="ce7">
            <text:p>-2’4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992.6" table:style-name="ce6">
            <text:p>28’992.60</text:p>
          </table:table-cell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3022.699999999997" table:style-name="ce6">
            <text:p>33’022.70</text:p>
          </table:table-cell>
          <table:table-cell table:style-name="ce6"/>
          <table:table-cell office:value-type="float" office:value="-1977" table:style-name="ce7">
            <text:p>-1’9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406.9" table:style-name="ce6">
            <text:p>146’406.90</text:p>
          </table:table-cell>
          <table:table-cell office:value-type="float" office:value="143300" table:style-name="ce7">
            <text:p>143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63996" table:style-name="ce6">
            <text:p>163’996.00</text:p>
          </table:table-cell>
          <table:table-cell table:style-name="ce6"/>
          <table:table-cell office:value-type="float" office:value="20696" table:style-name="ce7">
            <text:p>20’6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1995.2" table:style-name="ce6">
            <text:p>481’995.20</text:p>
          </table:table-cell>
          <table:table-cell office:value-type="float" office:value="630000" table:style-name="ce7">
            <text:p>630’000</text:p>
          </table:table-cell>
          <table:table-cell table:style-name="ce5"/>
          <table:table-cell office:value-type="string" table:style-name="ce5">
            <text:p>394</text:p>
          </table:table-cell>
          <table:table-cell office:value-type="string" table:style-name="ce5">
            <text:p>Intern verrechneter Aufwand</text:p>
          </table:table-cell>
          <table:table-cell office:value-type="float" office:value="412310" table:style-name="ce6">
            <text:p>412’310.00</text:p>
          </table:table-cell>
          <table:table-cell table:style-name="ce6"/>
          <table:table-cell office:value-type="float" office:value="-217690" table:style-name="ce7">
            <text:p>-217’6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04754.75" table:style-name="ce6">
            <text:p>2’304’754.75</text:p>
          </table:table-cell>
          <table:table-cell office:value-type="float" office:value="2340300" table:style-name="ce7">
            <text:p>2’340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275774.4" table:style-name="ce6">
            <text:p>2’275’774.40</text:p>
          </table:table-cell>
          <table:table-cell office:value-type="float" office:value="-64526" table:style-name="ce7">
            <text:p>-64’5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67.1" table:style-name="ce6">
            <text:p>3’367.1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796.5" table:style-name="ce6">
            <text:p>1’796.50</text:p>
          </table:table-cell>
          <table:table-cell office:value-type="float" office:value="1797" table:style-name="ce7">
            <text:p>1’7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4671.3" table:style-name="ce6">
            <text:p>324’671.30</text:p>
          </table:table-cell>
          <table:table-cell office:value-type="float" office:value="171000" table:style-name="ce7">
            <text:p>171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78365.3" table:style-name="ce6">
            <text:p>178’365.30</text:p>
          </table:table-cell>
          <table:table-cell office:value-type="float" office:value="7365" table:style-name="ce7">
            <text:p>7’3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0827.55" table:style-name="ce6">
            <text:p>470’827.55</text:p>
          </table:table-cell>
          <table:table-cell office:value-type="float" office:value="470000" table:style-name="ce7">
            <text:p>47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479657.35" table:style-name="ce6">
            <text:p>479’657.35</text:p>
          </table:table-cell>
          <table:table-cell office:value-type="float" office:value="9657" table:style-name="ce7">
            <text:p>9’6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1995.2" table:style-name="ce6">
            <text:p>481’995.20</text:p>
          </table:table-cell>
          <table:table-cell office:value-type="float" office:value="630000" table:style-name="ce7">
            <text:p>630’000</text:p>
          </table:table-cell>
          <table:table-cell table:style-name="ce5"/>
          <table:table-cell office:value-type="string" table:style-name="ce5">
            <text:p>494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2310" table:style-name="ce6">
            <text:p>412’310.00</text:p>
          </table:table-cell>
          <table:table-cell office:value-type="float" office:value="-217690" table:style-name="ce7">
            <text:p>-217’6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</text:p>
          </table:table-cell>
          <table:table-cell office:value-type="string" table:style-name="ce9">
            <text:p>Kinder Jugend Famil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43638.5300000003" table:style-name="ce10">
            <text:p>5’643’638.53</text:p>
          </table:table-cell>
          <table:table-cell office:value-type="float" office:value="5949200" table:style-name="ce11">
            <text:p>5’949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743403.0599999996" table:style-name="ce10">
            <text:p>5’743’403.06</text:p>
          </table:table-cell>
          <table:table-cell table:style-name="ce10"/>
          <table:table-cell office:value-type="float" office:value="-244497" table:style-name="ce11">
            <text:p>-244’49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8700" table:style-name="ce11">
            <text:p>38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74470.40000000002" table:style-name="ce10">
            <text:p>674’470.40</text:p>
          </table:table-cell>
          <table:table-cell office:value-type="float" office:value="662600" table:style-name="ce11">
            <text:p>662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78422.86" table:style-name="ce10">
            <text:p>778’422.86</text:p>
          </table:table-cell>
          <table:table-cell office:value-type="float" office:value="115823" table:style-name="ce11">
            <text:p>115’82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969168.13" table:style-name="ce10">
            <text:p>4’969’168.13</text:p>
          </table:table-cell>
          <table:table-cell office:value-type="float" office:value="5325300" table:style-name="ce11">
            <text:p>5’325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964980.2" table:style-name="ce10">
            <text:p>4’964’980.2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36436.76" table:style-name="ce10">
            <text:p>4’236’436.76</text:p>
          </table:table-cell>
          <table:table-cell office:value-type="float" office:value="4456200" table:style-name="ce11">
            <text:p>4’456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237548.03" table:style-name="ce10">
            <text:p>4’237’548.03</text:p>
          </table:table-cell>
          <table:table-cell table:style-name="ce10"/>
          <table:table-cell office:value-type="float" office:value="-218652" table:style-name="ce11">
            <text:p>-218’65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7546.65" table:style-name="ce10">
            <text:p>427’546.65</text:p>
          </table:table-cell>
          <table:table-cell office:value-type="float" office:value="460600" table:style-name="ce11">
            <text:p>460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48897.6" table:style-name="ce10">
            <text:p>548’897.60</text:p>
          </table:table-cell>
          <table:table-cell office:value-type="float" office:value="88298" table:style-name="ce11">
            <text:p>88’29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08890.11" table:style-name="ce10">
            <text:p>3’808’890.11</text:p>
          </table:table-cell>
          <table:table-cell office:value-type="float" office:value="3995600" table:style-name="ce11">
            <text:p>3’99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688650.43" table:style-name="ce10">
            <text:p>3’688’650.4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29729.15" table:style-name="ce6">
            <text:p>2’929’729.15</text:p>
          </table:table-cell>
          <table:table-cell office:value-type="float" office:value="3007000" table:style-name="ce7">
            <text:p>3’007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907302.85" table:style-name="ce6">
            <text:p>2’907’302.85</text:p>
          </table:table-cell>
          <table:table-cell table:style-name="ce6"/>
          <table:table-cell office:value-type="float" office:value="-99697" table:style-name="ce7">
            <text:p>-99’6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927.65" table:style-name="ce6">
            <text:p>217’927.65</text:p>
          </table:table-cell>
          <table:table-cell office:value-type="float" office:value="221300" table:style-name="ce7">
            <text:p>221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12924.95" table:style-name="ce6">
            <text:p>212’924.95</text:p>
          </table:table-cell>
          <table:table-cell table:style-name="ce6"/>
          <table:table-cell office:value-type="float" office:value="-8375" table:style-name="ce7">
            <text:p>-8’3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8713.35" table:style-name="ce6">
            <text:p>228’713.35</text:p>
          </table:table-cell>
          <table:table-cell office:value-type="float" office:value="276400" table:style-name="ce7">
            <text:p>276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45048.2" table:style-name="ce6">
            <text:p>245’048.20</text:p>
          </table:table-cell>
          <table:table-cell table:style-name="ce6"/>
          <table:table-cell office:value-type="float" office:value="-31352" table:style-name="ce7">
            <text:p>-31’3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686.5" table:style-name="ce6">
            <text:p>17’686.50</text:p>
          </table:table-cell>
          <table:table-cell office:value-type="float" office:value="15900" table:style-name="ce7">
            <text:p>15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6666.45" table:style-name="ce6">
            <text:p>16’666.45</text:p>
          </table:table-cell>
          <table:table-cell table:style-name="ce6"/>
          <table:table-cell office:value-type="float" office:value="766" table:style-name="ce7">
            <text:p>7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783.199999999997" table:style-name="ce6">
            <text:p>50’783.20</text:p>
          </table:table-cell>
          <table:table-cell office:value-type="float" office:value="75800" table:style-name="ce7">
            <text:p>75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1437.35" table:style-name="ce6">
            <text:p>61’437.35</text:p>
          </table:table-cell>
          <table:table-cell table:style-name="ce6"/>
          <table:table-cell office:value-type="float" office:value="-14363" table:style-name="ce7">
            <text:p>-14’3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350.5" table:style-name="ce6">
            <text:p>74’350.50</text:p>
          </table:table-cell>
          <table:table-cell office:value-type="float" office:value="81200" table:style-name="ce7">
            <text:p>81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0481.599999999999" table:style-name="ce6">
            <text:p>60’481.60</text:p>
          </table:table-cell>
          <table:table-cell table:style-name="ce6"/>
          <table:table-cell office:value-type="float" office:value="-20718" table:style-name="ce7">
            <text:p>-20’7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36.3500000000004" table:style-name="ce6">
            <text:p>4’636.35</text:p>
          </table:table-cell>
          <table:table-cell office:value-type="float" office:value="25000" table:style-name="ce7">
            <text:p>2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860" table:style-name="ce6">
            <text:p>7’860.00</text:p>
          </table:table-cell>
          <table:table-cell table:style-name="ce6"/>
          <table:table-cell office:value-type="float" office:value="-17140" table:style-name="ce7">
            <text:p>-17’1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2162.2" table:style-name="ce6">
            <text:p>472’162.20</text:p>
          </table:table-cell>
          <table:table-cell office:value-type="float" office:value="510600" table:style-name="ce7">
            <text:p>510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01533.83" table:style-name="ce6">
            <text:p>501’533.83</text:p>
          </table:table-cell>
          <table:table-cell table:style-name="ce6"/>
          <table:table-cell office:value-type="float" office:value="-9066" table:style-name="ce7">
            <text:p>-9’0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5.95" table:style-name="ce6">
            <text:p>1’855.95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office:value-type="float" office:value="-3600" table:style-name="ce7">
            <text:p>-3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5640.2" table:style-name="ce6">
            <text:p>205’640.20</text:p>
          </table:table-cell>
          <table:table-cell office:value-type="float" office:value="211500" table:style-name="ce7">
            <text:p>211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00771.65" table:style-name="ce6">
            <text:p>200’771.65</text:p>
          </table:table-cell>
          <table:table-cell table:style-name="ce6"/>
          <table:table-cell office:value-type="float" office:value="-10728" table:style-name="ce7">
            <text:p>-10’7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047.7" table:style-name="ce6">
            <text:p>17’047.70</text:p>
          </table:table-cell>
          <table:table-cell office:value-type="float" office:value="11500" table:style-name="ce7">
            <text:p>1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2443.75" table:style-name="ce6">
            <text:p>12’443.75</text:p>
          </table:table-cell>
          <table:table-cell table:style-name="ce6"/>
          <table:table-cell office:value-type="float" office:value="944" table:style-name="ce7">
            <text:p>9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69.15" table:style-name="ce6">
            <text:p>2’869.1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693.5" table:style-name="ce6">
            <text:p>4’693.50</text:p>
          </table:table-cell>
          <table:table-cell table:style-name="ce6"/>
          <table:table-cell office:value-type="float" office:value="-1307" table:style-name="ce7">
            <text:p>-1’3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37.16" table:style-name="ce6">
            <text:p>4’037.16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9.3" table:style-name="ce6">
            <text:p>69.30</text:p>
          </table:table-cell>
          <table:table-cell table:style-name="ce6"/>
          <table:table-cell office:value-type="float" office:value="-2731" table:style-name="ce7">
            <text:p>-2’7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" table:style-name="ce6">
            <text:p>75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40" table:style-name="ce6">
            <text:p>140.00</text:p>
          </table:table-cell>
          <table:table-cell table:style-name="ce6"/>
          <table:table-cell office:value-type="float" office:value="140" table:style-name="ce7">
            <text:p>1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22.7000000000007" table:style-name="ce6">
            <text:p>8’922.70</text:p>
          </table:table-cell>
          <table:table-cell office:value-type="float" office:value="7600" table:style-name="ce7">
            <text:p>7’6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6109" table:style-name="ce6">
            <text:p>6’109.00</text:p>
          </table:table-cell>
          <table:table-cell table:style-name="ce6"/>
          <table:table-cell office:value-type="float" office:value="-1491" table:style-name="ce7">
            <text:p>-1’4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5.599999999999994" table:style-name="ce6">
            <text:p>65.60</text:p>
          </table:table-cell>
          <table:table-cell table:style-name="ce6"/>
          <table:table-cell office:value-type="float" office:value="66" table:style-name="ce7">
            <text:p>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8023.7" table:style-name="ce6">
            <text:p>238’023.70</text:p>
          </table:table-cell>
          <table:table-cell office:value-type="float" office:value="264300" table:style-name="ce7">
            <text:p>264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96184.5" table:style-name="ce6">
            <text:p>296’184.50</text:p>
          </table:table-cell>
          <table:table-cell office:value-type="float" office:value="31885" table:style-name="ce7">
            <text:p>31’8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522.95" table:style-name="ce6">
            <text:p>95’522.95</text:p>
          </table:table-cell>
          <table:table-cell office:value-type="float" office:value="106300" table:style-name="ce7">
            <text:p>106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60864.1" table:style-name="ce6">
            <text:p>160’864.10</text:p>
          </table:table-cell>
          <table:table-cell office:value-type="float" office:value="54564" table:style-name="ce7">
            <text:p>54’5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4000" table:style-name="ce6">
            <text:p>94’000.0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91849" table:style-name="ce6">
            <text:p>91’849.00</text:p>
          </table:table-cell>
          <table:table-cell office:value-type="float" office:value="1849" table:style-name="ce7">
            <text:p>1’8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1</text:p>
          </table:table-cell>
          <table:table-cell office:value-type="string" table:style-name="ce9">
            <text:p>Stadtbibliothe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07201.77" table:style-name="ce10">
            <text:p>1’407’201.77</text:p>
          </table:table-cell>
          <table:table-cell office:value-type="float" office:value="1493000" table:style-name="ce11">
            <text:p>1’49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05855.03" table:style-name="ce10">
            <text:p>1’505’855.03</text:p>
          </table:table-cell>
          <table:table-cell table:style-name="ce10"/>
          <table:table-cell office:value-type="float" office:value="-25845" table:style-name="ce11">
            <text:p>-25’84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8700" table:style-name="ce11">
            <text:p>38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6923.75" table:style-name="ce10">
            <text:p>246’923.75</text:p>
          </table:table-cell>
          <table:table-cell office:value-type="float" office:value="202000" table:style-name="ce11">
            <text:p>202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29525.26" table:style-name="ce10">
            <text:p>229’525.26</text:p>
          </table:table-cell>
          <table:table-cell office:value-type="float" office:value="27525" table:style-name="ce11">
            <text:p>27’5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60278.02" table:style-name="ce10">
            <text:p>1’160’278.02</text:p>
          </table:table-cell>
          <table:table-cell office:value-type="float" office:value="1329700" table:style-name="ce11">
            <text:p>1’329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76329.77" table:style-name="ce10">
            <text:p>1’276’329.77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72319.85" table:style-name="ce6">
            <text:p>872’319.85</text:p>
          </table:table-cell>
          <table:table-cell office:value-type="float" office:value="878600" table:style-name="ce7">
            <text:p>878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917257.05" table:style-name="ce6">
            <text:p>917’257.05</text:p>
          </table:table-cell>
          <table:table-cell table:style-name="ce6"/>
          <table:table-cell office:value-type="float" office:value="-43" table:style-name="ce7">
            <text:p>-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8700" table:style-name="ce7">
            <text:p>38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5792.600000000006" table:style-name="ce6">
            <text:p>65’792.60</text:p>
          </table:table-cell>
          <table:table-cell office:value-type="float" office:value="65200" table:style-name="ce7">
            <text:p>65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70558.05" table:style-name="ce6">
            <text:p>70’558.05</text:p>
          </table:table-cell>
          <table:table-cell table:style-name="ce6"/>
          <table:table-cell office:value-type="float" office:value="5358" table:style-name="ce7">
            <text:p>5’3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365.149999999994" table:style-name="ce6">
            <text:p>76’365.15</text:p>
          </table:table-cell>
          <table:table-cell office:value-type="float" office:value="82000" table:style-name="ce7">
            <text:p>82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7717.9" table:style-name="ce6">
            <text:p>87’717.90</text:p>
          </table:table-cell>
          <table:table-cell table:style-name="ce6"/>
          <table:table-cell office:value-type="float" office:value="5718" table:style-name="ce7">
            <text:p>5’7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81.3" table:style-name="ce6">
            <text:p>5’581.3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766.65" table:style-name="ce6">
            <text:p>5’766.65</text:p>
          </table:table-cell>
          <table:table-cell table:style-name="ce6"/>
          <table:table-cell office:value-type="float" office:value="1067" table:style-name="ce7">
            <text:p>1’0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58.05" table:style-name="ce6">
            <text:p>5’858.05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455.4" table:style-name="ce6">
            <text:p>6’455.40</text:p>
          </table:table-cell>
          <table:table-cell table:style-name="ce6"/>
          <table:table-cell office:value-type="float" office:value="555" table:style-name="ce7">
            <text:p>5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6350.05" table:style-name="ce6">
            <text:p>296’350.05</text:p>
          </table:table-cell>
          <table:table-cell office:value-type="float" office:value="305300" table:style-name="ce7">
            <text:p>305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10631.3" table:style-name="ce6">
            <text:p>310’631.30</text:p>
          </table:table-cell>
          <table:table-cell table:style-name="ce6"/>
          <table:table-cell office:value-type="float" office:value="5331" table:style-name="ce7">
            <text:p>5’3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64.45" table:style-name="ce6">
            <text:p>2’764.4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295.75" table:style-name="ce6">
            <text:p>4’295.75</text:p>
          </table:table-cell>
          <table:table-cell table:style-name="ce6"/>
          <table:table-cell office:value-type="float" office:value="-1704" table:style-name="ce7">
            <text:p>-1’7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51.15" table:style-name="ce6">
            <text:p>3’351.15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10.95" table:style-name="ce6">
            <text:p>710.95</text:p>
          </table:table-cell>
          <table:table-cell table:style-name="ce6"/>
          <table:table-cell office:value-type="float" office:value="-89" table:style-name="ce7">
            <text:p>-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40.6" table:style-name="ce6">
            <text:p>3’340.6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003.65" table:style-name="ce6">
            <text:p>4’003.65</text:p>
          </table:table-cell>
          <table:table-cell table:style-name="ce6"/>
          <table:table-cell office:value-type="float" office:value="4" table:style-name="ce7">
            <text:p>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311.519999999997" table:style-name="ce6">
            <text:p>40’311.52</text:p>
          </table:table-cell>
          <table:table-cell office:value-type="float" office:value="128900" table:style-name="ce7">
            <text:p>128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7930.880000000005" table:style-name="ce6">
            <text:p>67’930.88</text:p>
          </table:table-cell>
          <table:table-cell table:style-name="ce6"/>
          <table:table-cell office:value-type="float" office:value="-60969" table:style-name="ce7">
            <text:p>-60’9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615.75" table:style-name="ce6">
            <text:p>32’615.75</text:p>
          </table:table-cell>
          <table:table-cell office:value-type="float" office:value="10700" table:style-name="ce7">
            <text:p>10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9092.35" table:style-name="ce6">
            <text:p>29’092.35</text:p>
          </table:table-cell>
          <table:table-cell table:style-name="ce6"/>
          <table:table-cell office:value-type="float" office:value="18392" table:style-name="ce7">
            <text:p>18’3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51.3000000000002" table:style-name="ce6">
            <text:p>2’551.3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435.1" table:style-name="ce6">
            <text:p>1’435.10</text:p>
          </table:table-cell>
          <table:table-cell table:style-name="ce6"/>
          <table:table-cell office:value-type="float" office:value="535" table:style-name="ce7">
            <text:p>5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293.70000000001" table:style-name="ce6">
            <text:p>146’293.70</text:p>
          </table:table-cell>
          <table:table-cell office:value-type="float" office:value="151000" table:style-name="ce7">
            <text:p>151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36278.25" table:style-name="ce6">
            <text:p>136’278.25</text:p>
          </table:table-cell>
          <table:table-cell office:value-type="float" office:value="-14722" table:style-name="ce7">
            <text:p>-14’7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65.2" table:style-name="ce6">
            <text:p>3’665.2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952.95" table:style-name="ce6">
            <text:p>5’952.95</text:p>
          </table:table-cell>
          <table:table-cell office:value-type="float" office:value="2953" table:style-name="ce7">
            <text:p>2’9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70.349999999999" table:style-name="ce6">
            <text:p>18’070.3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699.45" table:style-name="ce6">
            <text:p>4’699.45</text:p>
          </table:table-cell>
          <table:table-cell office:value-type="float" office:value="1699" table:style-name="ce7">
            <text:p>1’6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078.5" table:style-name="ce6">
            <text:p>23’078.50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18594.61" table:style-name="ce6">
            <text:p>18’594.61</text:p>
          </table:table-cell>
          <table:table-cell office:value-type="float" office:value="18595" table:style-name="ce7">
            <text:p>18’5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016" table:style-name="ce6">
            <text:p>48’016.00</text:p>
          </table:table-cell>
          <table:table-cell office:value-type="float" office:value="45000" table:style-name="ce7">
            <text:p>45’0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48300" table:style-name="ce6">
            <text:p>48’300.00</text:p>
          </table:table-cell>
          <table:table-cell office:value-type="float" office:value="3300" table:style-name="ce7">
            <text:p>3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" table:style-name="ce6">
            <text:p>300.00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00" table:style-name="ce6">
            <text:p>7’500.00</text:p>
          </table:table-cell>
          <table:table-cell table:style-name="ce7"/>
          <table:table-cell table:style-name="ce5"/>
          <table:table-cell office:value-type="string" table:style-name="ce5">
            <text:p>469</text:p>
          </table:table-cell>
          <table:table-cell office:value-type="string" table:style-name="ce5">
            <text:p>Übrige Beiträge</text:p>
          </table:table-cell>
          <table:table-cell table:style-name="ce6"/>
          <table:table-cell office:value-type="float" office:value="15700" table:style-name="ce6">
            <text:p>15’700.00</text:p>
          </table:table-cell>
          <table:table-cell office:value-type="float" office:value="15700" table:style-name="ce7">
            <text:p>15’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</text:p>
          </table:table-cell>
          <table:table-cell office:value-type="string" table:style-name="ce9">
            <text:p>Spor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38068.85" table:style-name="ce10">
            <text:p>938’068.85</text:p>
          </table:table-cell>
          <table:table-cell office:value-type="float" office:value="882600" table:style-name="ce11">
            <text:p>882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82423.3" table:style-name="ce10">
            <text:p>1’082’423.30</text:p>
          </table:table-cell>
          <table:table-cell table:style-name="ce10"/>
          <table:table-cell office:value-type="float" office:value="-25977" table:style-name="ce11">
            <text:p>-25’97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25800" table:style-name="ce11">
            <text:p>225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774.849999999999" table:style-name="ce10">
            <text:p>16’774.85</text:p>
          </table:table-cell>
          <table:table-cell office:value-type="float" office:value="9100" table:style-name="ce11">
            <text:p>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813.8" table:style-name="ce10">
            <text:p>11’813.80</text:p>
          </table:table-cell>
          <table:table-cell office:value-type="float" office:value="2714" table:style-name="ce11">
            <text:p>2’71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21294" table:style-name="ce10">
            <text:p>921’294.00</text:p>
          </table:table-cell>
          <table:table-cell office:value-type="float" office:value="1099300" table:style-name="ce11">
            <text:p>1’099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70609.5" table:style-name="ce10">
            <text:p>1’070’609.5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09637" table:style-name="ce10">
            <text:p>409’637.00</text:p>
          </table:table-cell>
          <table:table-cell office:value-type="float" office:value="496600" table:style-name="ce11">
            <text:p>496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95189.65" table:style-name="ce10">
            <text:p>495’189.65</text:p>
          </table:table-cell>
          <table:table-cell table:style-name="ce10"/>
          <table:table-cell office:value-type="float" office:value="-31410" table:style-name="ce11">
            <text:p>-31’41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0000" table:style-name="ce11">
            <text:p>3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774.849999999999" table:style-name="ce10">
            <text:p>16’774.85</text:p>
          </table:table-cell>
          <table:table-cell office:value-type="float" office:value="9100" table:style-name="ce11">
            <text:p>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813.8" table:style-name="ce10">
            <text:p>11’813.80</text:p>
          </table:table-cell>
          <table:table-cell office:value-type="float" office:value="2714" table:style-name="ce11">
            <text:p>2’71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2862.15" table:style-name="ce10">
            <text:p>392’862.15</text:p>
          </table:table-cell>
          <table:table-cell office:value-type="float" office:value="517500" table:style-name="ce11">
            <text:p>517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3375.85" table:style-name="ce10">
            <text:p>483’375.8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1813.8" table:style-name="ce6">
            <text:p>251’813.80</text:p>
          </table:table-cell>
          <table:table-cell office:value-type="float" office:value="280200" table:style-name="ce7">
            <text:p>280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10133.3" table:style-name="ce6">
            <text:p>310’133.30</text:p>
          </table:table-cell>
          <table:table-cell table:style-name="ce6"/>
          <table:table-cell office:value-type="float" office:value="-67" table:style-name="ce7">
            <text:p>-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692.3" table:style-name="ce6">
            <text:p>53’692.30</text:p>
          </table:table-cell>
          <table:table-cell office:value-type="float" office:value="27000" table:style-name="ce7">
            <text:p>27’0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4968.3999999999996" table:style-name="ce6">
            <text:p>4’968.40</text:p>
          </table:table-cell>
          <table:table-cell table:style-name="ce6"/>
          <table:table-cell office:value-type="float" office:value="-22032" table:style-name="ce7">
            <text:p>-22’0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231" table:style-name="ce6">
            <text:p>21’231.00</text:p>
          </table:table-cell>
          <table:table-cell office:value-type="float" office:value="22700" table:style-name="ce7">
            <text:p>22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1857" table:style-name="ce6">
            <text:p>21’857.00</text:p>
          </table:table-cell>
          <table:table-cell table:style-name="ce6"/>
          <table:table-cell office:value-type="float" office:value="-843" table:style-name="ce7">
            <text:p>-8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514.799999999999" table:style-name="ce6">
            <text:p>30’514.80</text:p>
          </table:table-cell>
          <table:table-cell office:value-type="float" office:value="28400" table:style-name="ce7">
            <text:p>28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6461.1" table:style-name="ce6">
            <text:p>36’461.10</text:p>
          </table:table-cell>
          <table:table-cell table:style-name="ce6"/>
          <table:table-cell office:value-type="float" office:value="8061" table:style-name="ce7">
            <text:p>8’0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69.4" table:style-name="ce6">
            <text:p>1’569.40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690.4" table:style-name="ce6">
            <text:p>1’690.40</text:p>
          </table:table-cell>
          <table:table-cell table:style-name="ce6"/>
          <table:table-cell office:value-type="float" office:value="-10" table:style-name="ce7">
            <text:p>-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73.15" table:style-name="ce6">
            <text:p>3’673.15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255.25" table:style-name="ce6">
            <text:p>2’255.25</text:p>
          </table:table-cell>
          <table:table-cell table:style-name="ce6"/>
          <table:table-cell office:value-type="float" office:value="-1145" table:style-name="ce7">
            <text:p>-1’1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168.85" table:style-name="ce6">
            <text:p>15’168.85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9307.1" table:style-name="ce6">
            <text:p>39’307.10</text:p>
          </table:table-cell>
          <table:table-cell table:style-name="ce6"/>
          <table:table-cell office:value-type="float" office:value="-17693" table:style-name="ce7">
            <text:p>-17’6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34.35" table:style-name="ce6">
            <text:p>1’334.35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285.85" table:style-name="ce6">
            <text:p>3’285.85</text:p>
          </table:table-cell>
          <table:table-cell table:style-name="ce6"/>
          <table:table-cell office:value-type="float" office:value="786" table:style-name="ce7">
            <text:p>7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979.35" table:style-name="ce6">
            <text:p>25’979.35</text:p>
          </table:table-cell>
          <table:table-cell office:value-type="float" office:value="68400" table:style-name="ce7">
            <text:p>68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0471.8" table:style-name="ce6">
            <text:p>70’471.80</text:p>
          </table:table-cell>
          <table:table-cell table:style-name="ce6"/>
          <table:table-cell office:value-type="float" office:value="2072" table:style-name="ce7">
            <text:p>2’0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60" table:style-name="ce6">
            <text:p>4’660.00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678.55" table:style-name="ce6">
            <text:p>4’678.55</text:p>
          </table:table-cell>
          <table:table-cell table:style-name="ce6"/>
          <table:table-cell office:value-type="float" office:value="-621" table:style-name="ce7">
            <text:p>-6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50" table:style-name="ce6">
            <text:p>50.00</text:p>
          </table:table-cell>
          <table:table-cell table:style-name="ce6"/>
          <table:table-cell office:value-type="float" office:value="50" table:style-name="ce7">
            <text:p>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0.9" table:style-name="ce6">
            <text:p>30.90</text:p>
          </table:table-cell>
          <table:table-cell table:style-name="ce6"/>
          <table:table-cell office:value-type="float" office:value="31" table:style-name="ce7">
            <text:p>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85" table:style-name="ce6">
            <text:p>7’485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280" table:style-name="ce6">
            <text:p>3’280.00</text:p>
          </table:table-cell>
          <table:table-cell office:value-type="float" office:value="-1720" table:style-name="ce7">
            <text:p>-1’7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89.85" table:style-name="ce6">
            <text:p>9’289.85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533.7999999999993" table:style-name="ce6">
            <text:p>8’533.80</text:p>
          </table:table-cell>
          <table:table-cell office:value-type="float" office:value="4434" table:style-name="ce7">
            <text:p>4’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28431.85" table:style-name="ce10">
            <text:p>528’431.85</text:p>
          </table:table-cell>
          <table:table-cell office:value-type="float" office:value="386000" table:style-name="ce11">
            <text:p>386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87233.65" table:style-name="ce10">
            <text:p>587’233.65</text:p>
          </table:table-cell>
          <table:table-cell table:style-name="ce10"/>
          <table:table-cell office:value-type="float" office:value="5434" table:style-name="ce11">
            <text:p>5’43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95800" table:style-name="ce11">
            <text:p>195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28431.85" table:style-name="ce10">
            <text:p>528’431.85</text:p>
          </table:table-cell>
          <table:table-cell office:value-type="float" office:value="581800" table:style-name="ce11">
            <text:p>581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87233.65" table:style-name="ce10">
            <text:p>587’233.6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8431.85" table:style-name="ce6">
            <text:p>528’431.85</text:p>
          </table:table-cell>
          <table:table-cell office:value-type="float" office:value="386000" table:style-name="ce7">
            <text:p>386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587233.65" table:style-name="ce6">
            <text:p>587’233.65</text:p>
          </table:table-cell>
          <table:table-cell table:style-name="ce6"/>
          <table:table-cell office:value-type="float" office:value="5434" table:style-name="ce7">
            <text:p>5’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95800" table:style-name="ce7">
            <text:p>195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</text:p>
          </table:table-cell>
          <table:table-cell office:value-type="string" table:style-name="ce9">
            <text:p>Infrastruktur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758333.780000001" table:style-name="ce10">
            <text:p>20’758’333.78</text:p>
          </table:table-cell>
          <table:table-cell office:value-type="float" office:value="21800600" table:style-name="ce11">
            <text:p>21’800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530356.539999999" table:style-name="ce10">
            <text:p>21’530’356.54</text:p>
          </table:table-cell>
          <table:table-cell table:style-name="ce10"/>
          <table:table-cell office:value-type="float" office:value="-563743" table:style-name="ce11">
            <text:p>-563’74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93500" table:style-name="ce11">
            <text:p>293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188060.8" table:style-name="ce10">
            <text:p>5’188’060.80</text:p>
          </table:table-cell>
          <table:table-cell office:value-type="float" office:value="5240000" table:style-name="ce11">
            <text:p>5’24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077762.93" table:style-name="ce10">
            <text:p>5’077’762.93</text:p>
          </table:table-cell>
          <table:table-cell office:value-type="float" office:value="-162237" table:style-name="ce11">
            <text:p>-162’23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570272.98" table:style-name="ce10">
            <text:p>15’570’272.98</text:p>
          </table:table-cell>
          <table:table-cell office:value-type="float" office:value="16854100" table:style-name="ce11">
            <text:p>16’854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452593.609999999" table:style-name="ce10">
            <text:p>16’452’593.6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59763.5" table:style-name="ce10">
            <text:p>1’259’763.50</text:p>
          </table:table-cell>
          <table:table-cell office:value-type="float" office:value="1334900" table:style-name="ce11">
            <text:p>1’334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90135.1" table:style-name="ce10">
            <text:p>1’390’135.10</text:p>
          </table:table-cell>
          <table:table-cell table:style-name="ce10"/>
          <table:table-cell office:value-type="float" office:value="-44565" table:style-name="ce11">
            <text:p>-44’5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9800" table:style-name="ce11">
            <text:p>99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795.55" table:style-name="ce10">
            <text:p>21’795.55</text:p>
          </table:table-cell>
          <table:table-cell office:value-type="float" office:value="13000" table:style-name="ce11">
            <text:p>13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2665.15" table:style-name="ce10">
            <text:p>62’665.15</text:p>
          </table:table-cell>
          <table:table-cell office:value-type="float" office:value="49665" table:style-name="ce11">
            <text:p>49’6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37967.95" table:style-name="ce10">
            <text:p>1’237’967.95</text:p>
          </table:table-cell>
          <table:table-cell office:value-type="float" office:value="1421700" table:style-name="ce11">
            <text:p>1’421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327469.95" table:style-name="ce10">
            <text:p>1’327’469.9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50628.2" table:style-name="ce6">
            <text:p>1’050’628.20</text:p>
          </table:table-cell>
          <table:table-cell office:value-type="float" office:value="1103700" table:style-name="ce7">
            <text:p>1’103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55856.95" table:style-name="ce6">
            <text:p>1’155’856.95</text:p>
          </table:table-cell>
          <table:table-cell table:style-name="ce6"/>
          <table:table-cell office:value-type="float" office:value="-26843" table:style-name="ce7">
            <text:p>-26’8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9000" table:style-name="ce7">
            <text:p>79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771.600000000006" table:style-name="ce6">
            <text:p>78’771.60</text:p>
          </table:table-cell>
          <table:table-cell office:value-type="float" office:value="80600" table:style-name="ce7">
            <text:p>80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6057.5" table:style-name="ce6">
            <text:p>86’057.50</text:p>
          </table:table-cell>
          <table:table-cell table:style-name="ce6"/>
          <table:table-cell office:value-type="float" office:value="-843" table:style-name="ce7">
            <text:p>-8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6300" table:style-name="ce7">
            <text:p>6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500.75" table:style-name="ce6">
            <text:p>107’500.75</text:p>
          </table:table-cell>
          <table:table-cell office:value-type="float" office:value="110800" table:style-name="ce7">
            <text:p>110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2135.65" table:style-name="ce6">
            <text:p>122’135.65</text:p>
          </table:table-cell>
          <table:table-cell table:style-name="ce6"/>
          <table:table-cell office:value-type="float" office:value="1836" table:style-name="ce7">
            <text:p>1’8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500" table:style-name="ce7">
            <text:p>9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85.35" table:style-name="ce6">
            <text:p>7’085.35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166.9" table:style-name="ce6">
            <text:p>7’166.90</text:p>
          </table:table-cell>
          <table:table-cell table:style-name="ce6"/>
          <table:table-cell office:value-type="float" office:value="1367" table:style-name="ce7">
            <text:p>1’3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481.55" table:style-name="ce6">
            <text:p>12’481.5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945.4500000000007" table:style-name="ce6">
            <text:p>9’945.45</text:p>
          </table:table-cell>
          <table:table-cell table:style-name="ce6"/>
          <table:table-cell office:value-type="float" office:value="-10055" table:style-name="ce7">
            <text:p>-10’0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00.05" table:style-name="ce6">
            <text:p>1’400.0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333.7" table:style-name="ce6">
            <text:p>4’333.70</text:p>
          </table:table-cell>
          <table:table-cell table:style-name="ce6"/>
          <table:table-cell office:value-type="float" office:value="-6666" table:style-name="ce7">
            <text:p>-6’6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65" table:style-name="ce6">
            <text:p>1’865.0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070.35" table:style-name="ce6">
            <text:p>3’070.35</text:p>
          </table:table-cell>
          <table:table-cell table:style-name="ce6"/>
          <table:table-cell office:value-type="float" office:value="-930" table:style-name="ce7">
            <text:p>-9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" table:style-name="ce6">
            <text:p>31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68.6" table:style-name="ce6">
            <text:p>1’568.60</text:p>
          </table:table-cell>
          <table:table-cell table:style-name="ce6"/>
          <table:table-cell office:value-type="float" office:value="-431" table:style-name="ce7">
            <text:p>-4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95.55" table:style-name="ce6">
            <text:p>21’795.5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2665.15" table:style-name="ce6">
            <text:p>62’665.15</text:p>
          </table:table-cell>
          <table:table-cell office:value-type="float" office:value="49665" table:style-name="ce7">
            <text:p>49’6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1</text:p>
          </table:table-cell>
          <table:table-cell office:value-type="string" table:style-name="ce9">
            <text:p>Anlagenbetrieb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205293.74" table:style-name="ce10">
            <text:p>10’205’293.74</text:p>
          </table:table-cell>
          <table:table-cell office:value-type="float" office:value="10639100" table:style-name="ce11">
            <text:p>10’639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563297.140000001" table:style-name="ce10">
            <text:p>10’563’297.14</text:p>
          </table:table-cell>
          <table:table-cell table:style-name="ce10"/>
          <table:table-cell office:value-type="float" office:value="-98603" table:style-name="ce11">
            <text:p>-98’60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2800" table:style-name="ce11">
            <text:p>22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20269.95" table:style-name="ce10">
            <text:p>320’269.95</text:p>
          </table:table-cell>
          <table:table-cell office:value-type="float" office:value="354900" table:style-name="ce11">
            <text:p>35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7426.09999999998" table:style-name="ce10">
            <text:p>287’426.10</text:p>
          </table:table-cell>
          <table:table-cell office:value-type="float" office:value="-67474" table:style-name="ce11">
            <text:p>-67’47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885023.7899999991" table:style-name="ce10">
            <text:p>9’885’023.79</text:p>
          </table:table-cell>
          <table:table-cell office:value-type="float" office:value="10307000" table:style-name="ce11">
            <text:p>10’30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275871.039999999" table:style-name="ce10">
            <text:p>10’275’871.0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25991.9000000004" table:style-name="ce6">
            <text:p>5’125’991.90</text:p>
          </table:table-cell>
          <table:table-cell office:value-type="float" office:value="5181500" table:style-name="ce7">
            <text:p>5’181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172809.95" table:style-name="ce6">
            <text:p>5’172’809.95</text:p>
          </table:table-cell>
          <table:table-cell table:style-name="ce6"/>
          <table:table-cell office:value-type="float" office:value="-8690" table:style-name="ce7">
            <text:p>-8’6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6487.8" table:style-name="ce6">
            <text:p>376’487.80</text:p>
          </table:table-cell>
          <table:table-cell office:value-type="float" office:value="371400" table:style-name="ce7">
            <text:p>371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4720" table:style-name="ce6">
            <text:p>384’720.00</text:p>
          </table:table-cell>
          <table:table-cell table:style-name="ce6"/>
          <table:table-cell office:value-type="float" office:value="13320" table:style-name="ce7">
            <text:p>13’3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5391.1" table:style-name="ce6">
            <text:p>415’391.10</text:p>
          </table:table-cell>
          <table:table-cell office:value-type="float" office:value="481300" table:style-name="ce7">
            <text:p>481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44739.5" table:style-name="ce6">
            <text:p>444’739.50</text:p>
          </table:table-cell>
          <table:table-cell table:style-name="ce6"/>
          <table:table-cell office:value-type="float" office:value="-36561" table:style-name="ce7">
            <text:p>-36’5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627.85" table:style-name="ce6">
            <text:p>32’627.85</text:p>
          </table:table-cell>
          <table:table-cell office:value-type="float" office:value="27000" table:style-name="ce7">
            <text:p>27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2391.200000000001" table:style-name="ce6">
            <text:p>32’391.20</text:p>
          </table:table-cell>
          <table:table-cell table:style-name="ce6"/>
          <table:table-cell office:value-type="float" office:value="5391" table:style-name="ce7">
            <text:p>5’3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693.75" table:style-name="ce6">
            <text:p>26’693.75</text:p>
          </table:table-cell>
          <table:table-cell office:value-type="float" office:value="49100" table:style-name="ce7">
            <text:p>49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57848.3" table:style-name="ce6">
            <text:p>57’848.30</text:p>
          </table:table-cell>
          <table:table-cell table:style-name="ce6"/>
          <table:table-cell office:value-type="float" office:value="448" table:style-name="ce7">
            <text:p>4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300" table:style-name="ce7">
            <text:p>8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77.75" table:style-name="ce6">
            <text:p>10’377.75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724.2" table:style-name="ce6">
            <text:p>12’724.20</text:p>
          </table:table-cell>
          <table:table-cell table:style-name="ce6"/>
          <table:table-cell office:value-type="float" office:value="-17276" table:style-name="ce7">
            <text:p>-17’2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05.4500000000007" table:style-name="ce6">
            <text:p>8’405.45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111.2" table:style-name="ce6">
            <text:p>8’111.20</text:p>
          </table:table-cell>
          <table:table-cell table:style-name="ce6"/>
          <table:table-cell office:value-type="float" office:value="-889" table:style-name="ce7">
            <text:p>-8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6431.8" table:style-name="ce6">
            <text:p>1’236’431.80</text:p>
          </table:table-cell>
          <table:table-cell office:value-type="float" office:value="1343400" table:style-name="ce7">
            <text:p>1’343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372695.2" table:style-name="ce6">
            <text:p>1’372’695.20</text:p>
          </table:table-cell>
          <table:table-cell table:style-name="ce6"/>
          <table:table-cell office:value-type="float" office:value="14795" table:style-name="ce7">
            <text:p>14’7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4500" table:style-name="ce7">
            <text:p>1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3977.55" table:style-name="ce6">
            <text:p>763’977.55</text:p>
          </table:table-cell>
          <table:table-cell office:value-type="float" office:value="822300" table:style-name="ce7">
            <text:p>822’3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64749.4" table:style-name="ce6">
            <text:p>764’749.40</text:p>
          </table:table-cell>
          <table:table-cell table:style-name="ce6"/>
          <table:table-cell office:value-type="float" office:value="-57551" table:style-name="ce7">
            <text:p>-57’5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4077.85" table:style-name="ce6">
            <text:p>194’077.85</text:p>
          </table:table-cell>
          <table:table-cell office:value-type="float" office:value="189400" table:style-name="ce7">
            <text:p>189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92480.5" table:style-name="ce6">
            <text:p>192’480.50</text:p>
          </table:table-cell>
          <table:table-cell table:style-name="ce6"/>
          <table:table-cell office:value-type="float" office:value="3081" table:style-name="ce7">
            <text:p>3’0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064.55" table:style-name="ce6">
            <text:p>67’064.55</text:p>
          </table:table-cell>
          <table:table-cell office:value-type="float" office:value="79800" table:style-name="ce7">
            <text:p>79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2937.7" table:style-name="ce6">
            <text:p>82’937.70</text:p>
          </table:table-cell>
          <table:table-cell table:style-name="ce6"/>
          <table:table-cell office:value-type="float" office:value="3138" table:style-name="ce7">
            <text:p>3’1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761.35" table:style-name="ce6">
            <text:p>177’761.35</text:p>
          </table:table-cell>
          <table:table-cell office:value-type="float" office:value="231200" table:style-name="ce7">
            <text:p>231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11124.65" table:style-name="ce6">
            <text:p>211’124.65</text:p>
          </table:table-cell>
          <table:table-cell table:style-name="ce6"/>
          <table:table-cell office:value-type="float" office:value="-20075" table:style-name="ce7">
            <text:p>-20’0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26.3" table:style-name="ce6">
            <text:p>3’126.3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535.75" table:style-name="ce6">
            <text:p>2’535.75</text:p>
          </table:table-cell>
          <table:table-cell table:style-name="ce6"/>
          <table:table-cell office:value-type="float" office:value="636" table:style-name="ce7">
            <text:p>6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9272.9" table:style-name="ce6">
            <text:p>1’469’272.90</text:p>
          </table:table-cell>
          <table:table-cell office:value-type="float" office:value="1614600" table:style-name="ce7">
            <text:p>1’614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44506.7" table:style-name="ce6">
            <text:p>1’444’506.70</text:p>
          </table:table-cell>
          <table:table-cell table:style-name="ce6"/>
          <table:table-cell office:value-type="float" office:value="-170093" table:style-name="ce7">
            <text:p>-170’0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8.9" table:style-name="ce6">
            <text:p>158.9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47.65" table:style-name="ce6">
            <text:p>1’847.65</text:p>
          </table:table-cell>
          <table:table-cell table:style-name="ce6"/>
          <table:table-cell office:value-type="float" office:value="348" table:style-name="ce7">
            <text:p>3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office:value-type="float" office:value="-600" table:style-name="ce7">
            <text:p>-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7446.94" table:style-name="ce6">
            <text:p>297’446.94</text:p>
          </table:table-cell>
          <table:table-cell office:value-type="float" office:value="205100" table:style-name="ce7">
            <text:p>205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77075.24" table:style-name="ce6">
            <text:p>377’075.24</text:p>
          </table:table-cell>
          <table:table-cell table:style-name="ce6"/>
          <table:table-cell office:value-type="float" office:value="171975" table:style-name="ce7">
            <text:p>171’9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947.3" table:style-name="ce6">
            <text:p>74’947.30</text:p>
          </table:table-cell>
          <table:table-cell office:value-type="float" office:value="112000" table:style-name="ce7">
            <text:p>112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4685" table:style-name="ce6">
            <text:p>64’685.00</text:p>
          </table:table-cell>
          <table:table-cell office:value-type="float" office:value="-47315" table:style-name="ce7">
            <text:p>-47’3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59.75" table:style-name="ce6">
            <text:p>14’159.7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8803.5" table:style-name="ce6">
            <text:p>18’803.50</text:p>
          </table:table-cell>
          <table:table-cell office:value-type="float" office:value="16004" table:style-name="ce7">
            <text:p>16’0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1162.9" table:style-name="ce6">
            <text:p>231’162.90</text:p>
          </table:table-cell>
          <table:table-cell office:value-type="float" office:value="240100" table:style-name="ce7">
            <text:p>240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03937.6" table:style-name="ce6">
            <text:p>203’937.60</text:p>
          </table:table-cell>
          <table:table-cell office:value-type="float" office:value="-36162" table:style-name="ce7">
            <text:p>-36’1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2</text:p>
          </table:table-cell>
          <table:table-cell office:value-type="string" table:style-name="ce9">
            <text:p>Anlagenbetrieb Spor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84659.9000000004" table:style-name="ce10">
            <text:p>4’884’659.90</text:p>
          </table:table-cell>
          <table:table-cell office:value-type="float" office:value="5335300" table:style-name="ce11">
            <text:p>5’335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049132.95" table:style-name="ce10">
            <text:p>5’049’132.95</text:p>
          </table:table-cell>
          <table:table-cell table:style-name="ce10"/>
          <table:table-cell office:value-type="float" office:value="-321067" table:style-name="ce11">
            <text:p>-321’06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4900" table:style-name="ce11">
            <text:p>34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88020.3" table:style-name="ce10">
            <text:p>1’888’020.30</text:p>
          </table:table-cell>
          <table:table-cell office:value-type="float" office:value="1954400" table:style-name="ce11">
            <text:p>1’954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11011.15" table:style-name="ce10">
            <text:p>1’811’011.15</text:p>
          </table:table-cell>
          <table:table-cell office:value-type="float" office:value="-143389" table:style-name="ce11">
            <text:p>-143’38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96639.6" table:style-name="ce10">
            <text:p>2’996’639.60</text:p>
          </table:table-cell>
          <table:table-cell office:value-type="float" office:value="3415800" table:style-name="ce11">
            <text:p>3’415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38121.8" table:style-name="ce10">
            <text:p>3’238’121.8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75464.65" table:style-name="ce6">
            <text:p>2’075’464.65</text:p>
          </table:table-cell>
          <table:table-cell office:value-type="float" office:value="2106400" table:style-name="ce7">
            <text:p>2’106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058577" table:style-name="ce6">
            <text:p>2’058’577.00</text:p>
          </table:table-cell>
          <table:table-cell table:style-name="ce6"/>
          <table:table-cell office:value-type="float" office:value="-47823" table:style-name="ce7">
            <text:p>-47’8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3463.35" table:style-name="ce6">
            <text:p>153’463.35</text:p>
          </table:table-cell>
          <table:table-cell office:value-type="float" office:value="150500" table:style-name="ce7">
            <text:p>150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53708.79999999999" table:style-name="ce6">
            <text:p>153’708.80</text:p>
          </table:table-cell>
          <table:table-cell table:style-name="ce6"/>
          <table:table-cell office:value-type="float" office:value="3209" table:style-name="ce7">
            <text:p>3’2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8963.20000000001" table:style-name="ce6">
            <text:p>168’963.20</text:p>
          </table:table-cell>
          <table:table-cell office:value-type="float" office:value="198400" table:style-name="ce7">
            <text:p>198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85589.35" table:style-name="ce6">
            <text:p>185’589.35</text:p>
          </table:table-cell>
          <table:table-cell table:style-name="ce6"/>
          <table:table-cell office:value-type="float" office:value="-12811" table:style-name="ce7">
            <text:p>-12’8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75.15" table:style-name="ce6">
            <text:p>13’075.15</text:p>
          </table:table-cell>
          <table:table-cell office:value-type="float" office:value="10800" table:style-name="ce7">
            <text:p>10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728.9" table:style-name="ce6">
            <text:p>12’728.90</text:p>
          </table:table-cell>
          <table:table-cell table:style-name="ce6"/>
          <table:table-cell office:value-type="float" office:value="1929" table:style-name="ce7">
            <text:p>1’9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771.7" table:style-name="ce6">
            <text:p>27’771.70</text:p>
          </table:table-cell>
          <table:table-cell office:value-type="float" office:value="46600" table:style-name="ce7">
            <text:p>46’6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40482.25" table:style-name="ce6">
            <text:p>40’482.25</text:p>
          </table:table-cell>
          <table:table-cell table:style-name="ce6"/>
          <table:table-cell office:value-type="float" office:value="-6118" table:style-name="ce7">
            <text:p>-6’1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120.15" table:style-name="ce6">
            <text:p>11’120.15</text:p>
          </table:table-cell>
          <table:table-cell office:value-type="float" office:value="17500" table:style-name="ce7">
            <text:p>17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570.9500000000007" table:style-name="ce6">
            <text:p>8’570.95</text:p>
          </table:table-cell>
          <table:table-cell table:style-name="ce6"/>
          <table:table-cell office:value-type="float" office:value="-8929" table:style-name="ce7">
            <text:p>-8’9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05.7" table:style-name="ce6">
            <text:p>14’405.7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57.35" table:style-name="ce6">
            <text:p>557.35</text:p>
          </table:table-cell>
          <table:table-cell table:style-name="ce6"/>
          <table:table-cell office:value-type="float" office:value="-1943" table:style-name="ce7">
            <text:p>-1’9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1588.15" table:style-name="ce6">
            <text:p>261’588.15</text:p>
          </table:table-cell>
          <table:table-cell office:value-type="float" office:value="172500" table:style-name="ce7">
            <text:p>172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25713.65" table:style-name="ce6">
            <text:p>225’713.65</text:p>
          </table:table-cell>
          <table:table-cell table:style-name="ce6"/>
          <table:table-cell office:value-type="float" office:value="18314" table:style-name="ce7">
            <text:p>18’3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4900" table:style-name="ce7">
            <text:p>34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3700.5" table:style-name="ce6">
            <text:p>253’700.50</text:p>
          </table:table-cell>
          <table:table-cell office:value-type="float" office:value="269000" table:style-name="ce7">
            <text:p>269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67569.3" table:style-name="ce6">
            <text:p>267’569.30</text:p>
          </table:table-cell>
          <table:table-cell table:style-name="ce6"/>
          <table:table-cell office:value-type="float" office:value="-1431" table:style-name="ce7">
            <text:p>-1’4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2220.85" table:style-name="ce6">
            <text:p>122’220.85</text:p>
          </table:table-cell>
          <table:table-cell office:value-type="float" office:value="115000" table:style-name="ce7">
            <text:p>115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11363.65" table:style-name="ce6">
            <text:p>111’363.65</text:p>
          </table:table-cell>
          <table:table-cell table:style-name="ce6"/>
          <table:table-cell office:value-type="float" office:value="-3636" table:style-name="ce7">
            <text:p>-3’6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132.85" table:style-name="ce6">
            <text:p>109’132.85</text:p>
          </table:table-cell>
          <table:table-cell office:value-type="float" office:value="120900" table:style-name="ce7">
            <text:p>120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7766.5" table:style-name="ce6">
            <text:p>117’766.50</text:p>
          </table:table-cell>
          <table:table-cell table:style-name="ce6"/>
          <table:table-cell office:value-type="float" office:value="-3134" table:style-name="ce7">
            <text:p>-3’1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00" table:style-name="ce6">
            <text:p>2’500.0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500" table:style-name="ce6">
            <text:p>2’5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4.9" table:style-name="ce6">
            <text:p>1’574.90</text:p>
          </table:table-cell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94.4" table:style-name="ce6">
            <text:p>994.40</text:p>
          </table:table-cell>
          <table:table-cell table:style-name="ce6"/>
          <table:table-cell office:value-type="float" office:value="-3406" table:style-name="ce7">
            <text:p>-3’4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238.85" table:style-name="ce6">
            <text:p>22’238.85</text:p>
          </table:table-cell>
          <table:table-cell office:value-type="float" office:value="44800" table:style-name="ce7">
            <text:p>44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9998.550000000003" table:style-name="ce6">
            <text:p>39’998.55</text:p>
          </table:table-cell>
          <table:table-cell table:style-name="ce6"/>
          <table:table-cell office:value-type="float" office:value="-4801" table:style-name="ce7">
            <text:p>-4’8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29.95" table:style-name="ce6">
            <text:p>1’529.95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700.05" table:style-name="ce6">
            <text:p>2’700.05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.3" table:style-name="ce6">
            <text:p>93.3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000" table:style-name="ce6">
            <text:p>57’000.00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57000" table:style-name="ce6">
            <text:p>57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88816.65" table:style-name="ce6">
            <text:p>1’588’816.65</text:p>
          </table:table-cell>
          <table:table-cell office:value-type="float" office:value="2013900" table:style-name="ce7">
            <text:p>2’013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63312.25" table:style-name="ce6">
            <text:p>1’763’312.25</text:p>
          </table:table-cell>
          <table:table-cell table:style-name="ce6"/>
          <table:table-cell office:value-type="float" office:value="-250588" table:style-name="ce7">
            <text:p>-250’5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67.85" table:style-name="ce6">
            <text:p>3’867.8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1935.95" table:style-name="ce6">
            <text:p>1’935.95</text:p>
          </table:table-cell>
          <table:table-cell office:value-type="float" office:value="-3064" table:style-name="ce7">
            <text:p>-3’0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3158.5" table:style-name="ce6">
            <text:p>693’158.50</text:p>
          </table:table-cell>
          <table:table-cell office:value-type="float" office:value="684900" table:style-name="ce7">
            <text:p>684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75414.6" table:style-name="ce6">
            <text:p>675’414.60</text:p>
          </table:table-cell>
          <table:table-cell office:value-type="float" office:value="-9485" table:style-name="ce7">
            <text:p>-9’4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760.2" table:style-name="ce6">
            <text:p>50’760.20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40553.050000000003" table:style-name="ce6">
            <text:p>40’553.05</text:p>
          </table:table-cell>
          <table:table-cell office:value-type="float" office:value="-16447" table:style-name="ce7">
            <text:p>-16’4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6316.35" table:style-name="ce6">
            <text:p>576’316.35</text:p>
          </table:table-cell>
          <table:table-cell office:value-type="float" office:value="633000" table:style-name="ce7">
            <text:p>63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52910.6" table:style-name="ce6">
            <text:p>552’910.60</text:p>
          </table:table-cell>
          <table:table-cell office:value-type="float" office:value="-80089" table:style-name="ce7">
            <text:p>-80’0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9417.40000000002" table:style-name="ce6">
            <text:p>289’417.40</text:p>
          </table:table-cell>
          <table:table-cell office:value-type="float" office:value="300000" table:style-name="ce7">
            <text:p>30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51921.95" table:style-name="ce6">
            <text:p>251’921.95</text:p>
          </table:table-cell>
          <table:table-cell office:value-type="float" office:value="-48078" table:style-name="ce7">
            <text:p>-48’0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0000" table:style-name="ce6">
            <text:p>230’000.00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230000" table:style-name="ce6">
            <text:p>23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500" table:style-name="ce6">
            <text:p>44’500.00</text:p>
          </table:table-cell>
          <table:table-cell office:value-type="float" office:value="44500" table:style-name="ce7">
            <text:p>44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4500" table:style-name="ce6">
            <text:p>44’5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775" table:style-name="ce6">
            <text:p>13’775.00</text:p>
          </table:table-cell>
          <table:table-cell office:value-type="float" office:value="13775" table:style-name="ce7">
            <text:p>13’7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3</text:p>
          </table:table-cell>
          <table:table-cell office:value-type="string" table:style-name="ce9">
            <text:p>Anlagenbetrieb Ba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180766.89" table:style-name="ce10">
            <text:p>3’180’766.89</text:p>
          </table:table-cell>
          <table:table-cell office:value-type="float" office:value="3172500" table:style-name="ce11">
            <text:p>3’172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182886.82" table:style-name="ce10">
            <text:p>3’182’886.82</text:p>
          </table:table-cell>
          <table:table-cell table:style-name="ce10"/>
          <table:table-cell office:value-type="float" office:value="-78713" table:style-name="ce11">
            <text:p>-78’71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9100" table:style-name="ce11">
            <text:p>89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77959.3" table:style-name="ce10">
            <text:p>2’077’959.30</text:p>
          </table:table-cell>
          <table:table-cell office:value-type="float" office:value="2021300" table:style-name="ce11">
            <text:p>2’021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22236.28" table:style-name="ce10">
            <text:p>2’022’236.28</text:p>
          </table:table-cell>
          <table:table-cell office:value-type="float" office:value="936" table:style-name="ce11">
            <text:p>93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02807.5900000001" table:style-name="ce10">
            <text:p>1’102’807.59</text:p>
          </table:table-cell>
          <table:table-cell office:value-type="float" office:value="1240300" table:style-name="ce11">
            <text:p>1’240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60650.54" table:style-name="ce10">
            <text:p>1’160’650.5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0396.7" table:style-name="ce6">
            <text:p>1’670’396.70</text:p>
          </table:table-cell>
          <table:table-cell office:value-type="float" office:value="1626400" table:style-name="ce7">
            <text:p>1’626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715486.9" table:style-name="ce6">
            <text:p>1’715’486.90</text:p>
          </table:table-cell>
          <table:table-cell table:style-name="ce6"/>
          <table:table-cell office:value-type="float" office:value="-13" table:style-name="ce7">
            <text:p>-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9100" table:style-name="ce7">
            <text:p>89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497.1" table:style-name="ce6">
            <text:p>120’497.10</text:p>
          </table:table-cell>
          <table:table-cell office:value-type="float" office:value="118300" table:style-name="ce7">
            <text:p>118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9641.45" table:style-name="ce6">
            <text:p>129’641.45</text:p>
          </table:table-cell>
          <table:table-cell table:style-name="ce6"/>
          <table:table-cell office:value-type="float" office:value="11341" table:style-name="ce7">
            <text:p>11’3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390.1" table:style-name="ce6">
            <text:p>130’390.10</text:p>
          </table:table-cell>
          <table:table-cell office:value-type="float" office:value="113400" table:style-name="ce7">
            <text:p>113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38288.15" table:style-name="ce6">
            <text:p>138’288.15</text:p>
          </table:table-cell>
          <table:table-cell table:style-name="ce6"/>
          <table:table-cell office:value-type="float" office:value="24888" table:style-name="ce7">
            <text:p>24’8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15.9500000000007" table:style-name="ce6">
            <text:p>9’715.95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128.4" table:style-name="ce6">
            <text:p>10’128.40</text:p>
          </table:table-cell>
          <table:table-cell table:style-name="ce6"/>
          <table:table-cell office:value-type="float" office:value="1628" table:style-name="ce7">
            <text:p>1’6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730.2" table:style-name="ce6">
            <text:p>20’730.20</text:p>
          </table:table-cell>
          <table:table-cell office:value-type="float" office:value="24200" table:style-name="ce7">
            <text:p>24’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5657.200000000001" table:style-name="ce6">
            <text:p>25’657.20</text:p>
          </table:table-cell>
          <table:table-cell table:style-name="ce6"/>
          <table:table-cell office:value-type="float" office:value="1457" table:style-name="ce7">
            <text:p>1’4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21.1" table:style-name="ce6">
            <text:p>12’521.10</text:p>
          </table:table-cell>
          <table:table-cell office:value-type="float" office:value="23200" table:style-name="ce7">
            <text:p>23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338.45" table:style-name="ce6">
            <text:p>6’338.45</text:p>
          </table:table-cell>
          <table:table-cell table:style-name="ce6"/>
          <table:table-cell office:value-type="float" office:value="-16862" table:style-name="ce7">
            <text:p>-16’8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801.149999999994" table:style-name="ce6">
            <text:p>71’801.15</text:p>
          </table:table-cell>
          <table:table-cell office:value-type="float" office:value="82800" table:style-name="ce7">
            <text:p>82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0871.9" table:style-name="ce6">
            <text:p>60’871.90</text:p>
          </table:table-cell>
          <table:table-cell table:style-name="ce6"/>
          <table:table-cell office:value-type="float" office:value="-21928" table:style-name="ce7">
            <text:p>-21’9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1409.25" table:style-name="ce6">
            <text:p>111’409.25</text:p>
          </table:table-cell>
          <table:table-cell office:value-type="float" office:value="163500" table:style-name="ce7">
            <text:p>163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1919.4" table:style-name="ce6">
            <text:p>91’919.40</text:p>
          </table:table-cell>
          <table:table-cell table:style-name="ce6"/>
          <table:table-cell office:value-type="float" office:value="-71581" table:style-name="ce7">
            <text:p>-71’5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6691.35" table:style-name="ce6">
            <text:p>376’691.35</text:p>
          </table:table-cell>
          <table:table-cell office:value-type="float" office:value="368700" table:style-name="ce7">
            <text:p>368’7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97122.4" table:style-name="ce6">
            <text:p>397’122.40</text:p>
          </table:table-cell>
          <table:table-cell table:style-name="ce6"/>
          <table:table-cell office:value-type="float" office:value="28422" table:style-name="ce7">
            <text:p>28’4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9414.7" table:style-name="ce6">
            <text:p>199’414.70</text:p>
          </table:table-cell>
          <table:table-cell office:value-type="float" office:value="192400" table:style-name="ce7">
            <text:p>192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08067.9" table:style-name="ce6">
            <text:p>208’067.90</text:p>
          </table:table-cell>
          <table:table-cell table:style-name="ce6"/>
          <table:table-cell office:value-type="float" office:value="15668" table:style-name="ce7">
            <text:p>15’6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174.75" table:style-name="ce6">
            <text:p>128’174.75</text:p>
          </table:table-cell>
          <table:table-cell office:value-type="float" office:value="136800" table:style-name="ce7">
            <text:p>136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06815.35" table:style-name="ce6">
            <text:p>106’815.35</text:p>
          </table:table-cell>
          <table:table-cell table:style-name="ce6"/>
          <table:table-cell office:value-type="float" office:value="-29985" table:style-name="ce7">
            <text:p>-29’9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0" table:style-name="ce6">
            <text:p>1’800.00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800" table:style-name="ce6">
            <text:p>1’8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7.55" table:style-name="ce6">
            <text:p>1’077.55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20.29999999999995" table:style-name="ce6">
            <text:p>520.30</text:p>
          </table:table-cell>
          <table:table-cell table:style-name="ce6"/>
          <table:table-cell office:value-type="float" office:value="-2080" table:style-name="ce7">
            <text:p>-2’0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842.09" table:style-name="ce6">
            <text:p>47’842.09</text:p>
          </table:table-cell>
          <table:table-cell office:value-type="float" office:value="52000" table:style-name="ce7">
            <text:p>5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4498.47" table:style-name="ce6">
            <text:p>54’498.47</text:p>
          </table:table-cell>
          <table:table-cell table:style-name="ce6"/>
          <table:table-cell office:value-type="float" office:value="2498" table:style-name="ce7">
            <text:p>2’4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58.6" table:style-name="ce6">
            <text:p>1’958.60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812.5" table:style-name="ce6">
            <text:p>3’812.50</text:p>
          </table:table-cell>
          <table:table-cell table:style-name="ce6"/>
          <table:table-cell office:value-type="float" office:value="713" table:style-name="ce7">
            <text:p>7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6346.3" table:style-name="ce6">
            <text:p>276’346.30</text:p>
          </table:table-cell>
          <table:table-cell office:value-type="float" office:value="254500" table:style-name="ce7">
            <text:p>254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31918.05" table:style-name="ce6">
            <text:p>231’918.05</text:p>
          </table:table-cell>
          <table:table-cell table:style-name="ce6"/>
          <table:table-cell office:value-type="float" office:value="-22582" table:style-name="ce7">
            <text:p>-22’5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254.85" table:style-name="ce6">
            <text:p>15’254.85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14206.65" table:style-name="ce6">
            <text:p>14’206.65</text:p>
          </table:table-cell>
          <table:table-cell office:value-type="float" office:value="-793" table:style-name="ce7">
            <text:p>-7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442" table:style-name="ce6">
            <text:p>16’442.00</text:p>
          </table:table-cell>
          <table:table-cell office:value-type="float" office:value="36400" table:style-name="ce7">
            <text:p>36’4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7252.2" table:style-name="ce6">
            <text:p>17’252.20</text:p>
          </table:table-cell>
          <table:table-cell office:value-type="float" office:value="-19148" table:style-name="ce7">
            <text:p>-19’1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37030.7" table:style-name="ce6">
            <text:p>1’637’030.70</text:p>
          </table:table-cell>
          <table:table-cell office:value-type="float" office:value="1590100" table:style-name="ce7">
            <text:p>1’590’1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647290.88" table:style-name="ce6">
            <text:p>1’647’290.88</text:p>
          </table:table-cell>
          <table:table-cell office:value-type="float" office:value="57191" table:style-name="ce7">
            <text:p>57’1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5431.6" table:style-name="ce6">
            <text:p>155’431.60</text:p>
          </table:table-cell>
          <table:table-cell office:value-type="float" office:value="177400" table:style-name="ce7">
            <text:p>177’4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7059" table:style-name="ce6">
            <text:p>137’059.00</text:p>
          </table:table-cell>
          <table:table-cell office:value-type="float" office:value="-40341" table:style-name="ce7">
            <text:p>-40’3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080.399999999994" table:style-name="ce6">
            <text:p>80’080.40</text:p>
          </table:table-cell>
          <table:table-cell office:value-type="float" office:value="30800" table:style-name="ce7">
            <text:p>30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4534.3" table:style-name="ce6">
            <text:p>44’534.30</text:p>
          </table:table-cell>
          <table:table-cell office:value-type="float" office:value="13734" table:style-name="ce7">
            <text:p>13’7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3719.75" table:style-name="ce6">
            <text:p>173’719.75</text:p>
          </table:table-cell>
          <table:table-cell office:value-type="float" office:value="171600" table:style-name="ce7">
            <text:p>171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1893.25" table:style-name="ce6">
            <text:p>161’893.25</text:p>
          </table:table-cell>
          <table:table-cell office:value-type="float" office:value="-9707" table:style-name="ce7">
            <text:p>-9’7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4</text:p>
          </table:table-cell>
          <table:table-cell office:value-type="string" table:style-name="ce9">
            <text:p>Anlagenbetrieb Ei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27849.75" table:style-name="ce10">
            <text:p>1’227’849.75</text:p>
          </table:table-cell>
          <table:table-cell office:value-type="float" office:value="1318800" table:style-name="ce11">
            <text:p>1’318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44904.53" table:style-name="ce10">
            <text:p>1’344’904.53</text:p>
          </table:table-cell>
          <table:table-cell table:style-name="ce10"/>
          <table:table-cell office:value-type="float" office:value="-20795" table:style-name="ce11">
            <text:p>-20’79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6900" table:style-name="ce11">
            <text:p>46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80015.7" table:style-name="ce10">
            <text:p>880’015.70</text:p>
          </table:table-cell>
          <table:table-cell office:value-type="float" office:value="896400" table:style-name="ce11">
            <text:p>896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94424.25" table:style-name="ce10">
            <text:p>894’424.25</text:p>
          </table:table-cell>
          <table:table-cell office:value-type="float" office:value="-1976" table:style-name="ce11">
            <text:p>-1’97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7834.05" table:style-name="ce10">
            <text:p>347’834.05</text:p>
          </table:table-cell>
          <table:table-cell office:value-type="float" office:value="469300" table:style-name="ce11">
            <text:p>469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50480.28" table:style-name="ce10">
            <text:p>450’480.2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3487.1" table:style-name="ce6">
            <text:p>553’487.10</text:p>
          </table:table-cell>
          <table:table-cell office:value-type="float" office:value="558200" table:style-name="ce7">
            <text:p>558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56521.9" table:style-name="ce6">
            <text:p>556’521.90</text:p>
          </table:table-cell>
          <table:table-cell table:style-name="ce6"/>
          <table:table-cell office:value-type="float" office:value="-1678" table:style-name="ce7">
            <text:p>-1’6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621.75" table:style-name="ce6">
            <text:p>40’621.75</text:p>
          </table:table-cell>
          <table:table-cell office:value-type="float" office:value="39900" table:style-name="ce7">
            <text:p>39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658.1" table:style-name="ce6">
            <text:p>38’658.10</text:p>
          </table:table-cell>
          <table:table-cell table:style-name="ce6"/>
          <table:table-cell office:value-type="float" office:value="-1242" table:style-name="ce7">
            <text:p>-1’2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170.55" table:style-name="ce6">
            <text:p>42’170.55</text:p>
          </table:table-cell>
          <table:table-cell office:value-type="float" office:value="45500" table:style-name="ce7">
            <text:p>45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1211.85" table:style-name="ce6">
            <text:p>41’211.85</text:p>
          </table:table-cell>
          <table:table-cell table:style-name="ce6"/>
          <table:table-cell office:value-type="float" office:value="-4288" table:style-name="ce7">
            <text:p>-4’2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56.65" table:style-name="ce6">
            <text:p>3’456.6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150.45" table:style-name="ce6">
            <text:p>3’150.45</text:p>
          </table:table-cell>
          <table:table-cell table:style-name="ce6"/>
          <table:table-cell office:value-type="float" office:value="350" table:style-name="ce7">
            <text:p>3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16.9" table:style-name="ce6">
            <text:p>12’916.90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1202" table:style-name="ce6">
            <text:p>11’202.00</text:p>
          </table:table-cell>
          <table:table-cell table:style-name="ce6"/>
          <table:table-cell office:value-type="float" office:value="1702" table:style-name="ce7">
            <text:p>1’7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57.05" table:style-name="ce6">
            <text:p>4’857.05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-2008.7" table:style-name="ce6">
            <text:p>-2’008.70</text:p>
          </table:table-cell>
          <table:table-cell table:style-name="ce6"/>
          <table:table-cell office:value-type="float" office:value="7509" table:style-name="ce7">
            <text:p>7’5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550.85" table:style-name="ce6">
            <text:p>22’550.85</text:p>
          </table:table-cell>
          <table:table-cell office:value-type="float" office:value="22800" table:style-name="ce7">
            <text:p>22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0014.900000000001" table:style-name="ce6">
            <text:p>20’014.90</text:p>
          </table:table-cell>
          <table:table-cell table:style-name="ce6"/>
          <table:table-cell office:value-type="float" office:value="-2785" table:style-name="ce7">
            <text:p>-2’7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183.6" table:style-name="ce6">
            <text:p>63’183.60</text:p>
          </table:table-cell>
          <table:table-cell office:value-type="float" office:value="140000" table:style-name="ce7">
            <text:p>14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23067.7" table:style-name="ce6">
            <text:p>123’067.70</text:p>
          </table:table-cell>
          <table:table-cell table:style-name="ce6"/>
          <table:table-cell office:value-type="float" office:value="-16932" table:style-name="ce7">
            <text:p>-16’9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3391.8" table:style-name="ce6">
            <text:p>213’391.80</text:p>
          </table:table-cell>
          <table:table-cell office:value-type="float" office:value="200800" table:style-name="ce7">
            <text:p>200’8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16533.7" table:style-name="ce6">
            <text:p>216’533.70</text:p>
          </table:table-cell>
          <table:table-cell table:style-name="ce6"/>
          <table:table-cell office:value-type="float" office:value="15734" table:style-name="ce7">
            <text:p>15’7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503" table:style-name="ce6">
            <text:p>180’503.00</text:p>
          </table:table-cell>
          <table:table-cell office:value-type="float" office:value="167400" table:style-name="ce7">
            <text:p>167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00676.7" table:style-name="ce6">
            <text:p>200’676.70</text:p>
          </table:table-cell>
          <table:table-cell table:style-name="ce6"/>
          <table:table-cell office:value-type="float" office:value="2477" table:style-name="ce7">
            <text:p>2’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800" table:style-name="ce7">
            <text:p>30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384.1" table:style-name="ce6">
            <text:p>51’384.10</text:p>
          </table:table-cell>
          <table:table-cell office:value-type="float" office:value="87500" table:style-name="ce7">
            <text:p>87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03634.75" table:style-name="ce6">
            <text:p>103’634.75</text:p>
          </table:table-cell>
          <table:table-cell table:style-name="ce6"/>
          <table:table-cell office:value-type="float" office:value="35" table:style-name="ce7">
            <text:p>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100" table:style-name="ce7">
            <text:p>16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64.45" table:style-name="ce6">
            <text:p>4’964.45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825.3" table:style-name="ce6">
            <text:p>3’825.30</text:p>
          </table:table-cell>
          <table:table-cell table:style-name="ce6"/>
          <table:table-cell office:value-type="float" office:value="-1275" table:style-name="ce7">
            <text:p>-1’2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.4" table:style-name="ce6">
            <text:p>384.4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74.5" table:style-name="ce6">
            <text:p>374.50</text:p>
          </table:table-cell>
          <table:table-cell table:style-name="ce6"/>
          <table:table-cell office:value-type="float" office:value="-326" table:style-name="ce7">
            <text:p>-3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69.7" table:style-name="ce6">
            <text:p>4’169.70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933.63" table:style-name="ce6">
            <text:p>5’933.63</text:p>
          </table:table-cell>
          <table:table-cell table:style-name="ce6"/>
          <table:table-cell office:value-type="float" office:value="1734" table:style-name="ce7">
            <text:p>1’7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office:value-type="float" office:value="-400" table:style-name="ce7">
            <text:p>-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407.85" table:style-name="ce6">
            <text:p>29’407.85</text:p>
          </table:table-cell>
          <table:table-cell office:value-type="float" office:value="28000" table:style-name="ce7">
            <text:p>28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1707.75" table:style-name="ce6">
            <text:p>21’707.75</text:p>
          </table:table-cell>
          <table:table-cell table:style-name="ce6"/>
          <table:table-cell office:value-type="float" office:value="-6292" table:style-name="ce7">
            <text:p>-6’2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32.5" table:style-name="ce6">
            <text:p>38’432.50</text:p>
          </table:table-cell>
          <table:table-cell office:value-type="float" office:value="36000" table:style-name="ce7">
            <text:p>36’0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39759.199999999997" table:style-name="ce6">
            <text:p>39’759.20</text:p>
          </table:table-cell>
          <table:table-cell office:value-type="float" office:value="3759" table:style-name="ce7">
            <text:p>3’7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00" table:style-name="ce6">
            <text:p>4’800.00</text:p>
          </table:table-cell>
          <table:table-cell office:value-type="float" office:value="7200" table:style-name="ce7">
            <text:p>7’2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-2400" table:style-name="ce7">
            <text:p>-2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7621.45" table:style-name="ce6">
            <text:p>477’621.45</text:p>
          </table:table-cell>
          <table:table-cell office:value-type="float" office:value="459000" table:style-name="ce7">
            <text:p>459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57438.15" table:style-name="ce6">
            <text:p>457’438.15</text:p>
          </table:table-cell>
          <table:table-cell office:value-type="float" office:value="-1562" table:style-name="ce7">
            <text:p>-1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3204.05" table:style-name="ce6">
            <text:p>233’204.05</text:p>
          </table:table-cell>
          <table:table-cell office:value-type="float" office:value="264000" table:style-name="ce7">
            <text:p>264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85948.05" table:style-name="ce6">
            <text:p>285’948.05</text:p>
          </table:table-cell>
          <table:table-cell office:value-type="float" office:value="21948" table:style-name="ce7">
            <text:p>21’9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821.95" table:style-name="ce6">
            <text:p>61’821.95</text:p>
          </table:table-cell>
          <table:table-cell office:value-type="float" office:value="59700" table:style-name="ce7">
            <text:p>59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2267.1" table:style-name="ce6">
            <text:p>52’267.10</text:p>
          </table:table-cell>
          <table:table-cell office:value-type="float" office:value="-7433" table:style-name="ce7">
            <text:p>-7’4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88.8" table:style-name="ce6">
            <text:p>6’888.8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1309" table:style-name="ce6">
            <text:p>1’309.00</text:p>
          </table:table-cell>
          <table:table-cell office:value-type="float" office:value="-3691" table:style-name="ce7">
            <text:p>-3’6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246.95" table:style-name="ce6">
            <text:p>57’246.95</text:p>
          </table:table-cell>
          <table:table-cell office:value-type="float" office:value="65500" table:style-name="ce7">
            <text:p>65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2902.75" table:style-name="ce6">
            <text:p>52’902.75</text:p>
          </table:table-cell>
          <table:table-cell office:value-type="float" office:value="-12597" table:style-name="ce7">
            <text:p>-12’5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</text:p>
          </table:table-cell>
          <table:table-cell office:value-type="string" table:style-name="ce9">
            <text:p>Direktion Soziales und Sicher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3454439" table:style-name="ce10">
            <text:p>183’454’439.00</text:p>
          </table:table-cell>
          <table:table-cell office:value-type="float" office:value="183951750" table:style-name="ce11">
            <text:p>183’951’7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86642622.97999999" table:style-name="ce10">
            <text:p>186’642’622.98</text:p>
          </table:table-cell>
          <table:table-cell table:style-name="ce10"/>
          <table:table-cell office:value-type="float" office:value="1851873" table:style-name="ce11">
            <text:p>1’851’87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000" table:style-name="ce11">
            <text:p>10’0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29000" table:style-name="ce11">
            <text:p>829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1850390.8" table:style-name="ce10">
            <text:p>101’850’390.80</text:p>
          </table:table-cell>
          <table:table-cell office:value-type="float" office:value="101547625" table:style-name="ce11">
            <text:p>101’547’62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4008067.36" table:style-name="ce10">
            <text:p>104’008’067.36</text:p>
          </table:table-cell>
          <table:table-cell office:value-type="float" office:value="2460442" table:style-name="ce11">
            <text:p>2’460’44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1604048.200000003" table:style-name="ce10">
            <text:p>81’604’048.20</text:p>
          </table:table-cell>
          <table:table-cell office:value-type="float" office:value="83243125" table:style-name="ce11">
            <text:p>83’243’12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2634555.620000005" table:style-name="ce10">
            <text:p>82’634’555.6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</text:p>
          </table:table-cell>
          <table:table-cell office:value-type="string" table:style-name="ce9">
            <text:p>Stab Soziales und Sicher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743839.949999999" table:style-name="ce10">
            <text:p>29’743’839.95</text:p>
          </table:table-cell>
          <table:table-cell office:value-type="float" office:value="32141100" table:style-name="ce11">
            <text:p>32’141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0684544.719999999" table:style-name="ce10">
            <text:p>30’684’544.72</text:p>
          </table:table-cell>
          <table:table-cell table:style-name="ce10"/>
          <table:table-cell office:value-type="float" office:value="-1534155" table:style-name="ce11">
            <text:p>-1’534’1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000" table:style-name="ce11">
            <text:p>10’0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7600" table:style-name="ce11">
            <text:p>67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705096.699999999" table:style-name="ce10">
            <text:p>12’705’096.70</text:p>
          </table:table-cell>
          <table:table-cell office:value-type="float" office:value="13718000" table:style-name="ce11">
            <text:p>13’718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724309.800000001" table:style-name="ce10">
            <text:p>13’724’309.80</text:p>
          </table:table-cell>
          <table:table-cell office:value-type="float" office:value="6310" table:style-name="ce11">
            <text:p>6’31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038743.25" table:style-name="ce10">
            <text:p>17’038’743.25</text:p>
          </table:table-cell>
          <table:table-cell office:value-type="float" office:value="18500700" table:style-name="ce11">
            <text:p>18’500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960234.920000002" table:style-name="ce10">
            <text:p>16’960’234.9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1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99993" table:style-name="ce10">
            <text:p>999’993.00</text:p>
          </table:table-cell>
          <table:table-cell office:value-type="float" office:value="1058900" table:style-name="ce11">
            <text:p>1’058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41095.37" table:style-name="ce10">
            <text:p>1’041’095.37</text:p>
          </table:table-cell>
          <table:table-cell table:style-name="ce10"/>
          <table:table-cell office:value-type="float" office:value="-47805" table:style-name="ce11">
            <text:p>-47’80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0000" table:style-name="ce11">
            <text:p>3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705096.699999999" table:style-name="ce10">
            <text:p>12’705’096.70</text:p>
          </table:table-cell>
          <table:table-cell office:value-type="float" office:value="13718000" table:style-name="ce11">
            <text:p>13’718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724309.800000001" table:style-name="ce10">
            <text:p>13’724’309.80</text:p>
          </table:table-cell>
          <table:table-cell office:value-type="float" office:value="6310" table:style-name="ce11">
            <text:p>6’31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705103.699999999" table:style-name="ce10">
            <text:p>11’705’103.70</text:p>
          </table:table-cell>
          <table:table-cell office:value-type="float" office:value="12629100" table:style-name="ce11">
            <text:p>12’629’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2683214.43" table:style-name="ce10">
            <text:p>12’683’214.4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9755.45" table:style-name="ce6">
            <text:p>699’755.45</text:p>
          </table:table-cell>
          <table:table-cell office:value-type="float" office:value="707900" table:style-name="ce7">
            <text:p>707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99262.75" table:style-name="ce6">
            <text:p>699’262.75</text:p>
          </table:table-cell>
          <table:table-cell table:style-name="ce6"/>
          <table:table-cell office:value-type="float" office:value="-8637" table:style-name="ce7">
            <text:p>-8’6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332.65" table:style-name="ce6">
            <text:p>53’332.65</text:p>
          </table:table-cell>
          <table:table-cell office:value-type="float" office:value="52600" table:style-name="ce7">
            <text:p>52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3649.7" table:style-name="ce6">
            <text:p>53’649.70</text:p>
          </table:table-cell>
          <table:table-cell table:style-name="ce6"/>
          <table:table-cell office:value-type="float" office:value="1050" table:style-name="ce7">
            <text:p>1’0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454.649999999994" table:style-name="ce6">
            <text:p>75’454.65</text:p>
          </table:table-cell>
          <table:table-cell office:value-type="float" office:value="72800" table:style-name="ce7">
            <text:p>72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0037.45" table:style-name="ce6">
            <text:p>80’037.45</text:p>
          </table:table-cell>
          <table:table-cell table:style-name="ce6"/>
          <table:table-cell office:value-type="float" office:value="7237" table:style-name="ce7">
            <text:p>7’2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511.75" table:style-name="ce6">
            <text:p>4’511.75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486.8999999999996" table:style-name="ce6">
            <text:p>4’486.90</text:p>
          </table:table-cell>
          <table:table-cell table:style-name="ce6"/>
          <table:table-cell office:value-type="float" office:value="687" table:style-name="ce7">
            <text:p>6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55" table:style-name="ce6">
            <text:p>11’655.00</text:p>
          </table:table-cell>
          <table:table-cell office:value-type="float" office:value="22100" table:style-name="ce7">
            <text:p>22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206" table:style-name="ce6">
            <text:p>12’206.00</text:p>
          </table:table-cell>
          <table:table-cell table:style-name="ce6"/>
          <table:table-cell office:value-type="float" office:value="-9894" table:style-name="ce7">
            <text:p>-9’8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608.29" table:style-name="ce6">
            <text:p>16’608.29</text:p>
          </table:table-cell>
          <table:table-cell office:value-type="float" office:value="15800" table:style-name="ce7">
            <text:p>15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6579.52" table:style-name="ce6">
            <text:p>16’579.52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349.9" table:style-name="ce6">
            <text:p>5’349.90</text:p>
          </table:table-cell>
          <table:table-cell table:style-name="ce6"/>
          <table:table-cell office:value-type="float" office:value="950" table:style-name="ce7">
            <text:p>9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54.9" table:style-name="ce6">
            <text:p>254.90</text:p>
          </table:table-cell>
          <table:table-cell table:style-name="ce6"/>
          <table:table-cell office:value-type="float" office:value="255" table:style-name="ce7">
            <text:p>2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11.4" table:style-name="ce6">
            <text:p>3’011.40</text:p>
          </table:table-cell>
          <table:table-cell office:value-type="float" office:value="10900" table:style-name="ce7">
            <text:p>10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802.3999999999996" table:style-name="ce6">
            <text:p>4’802.40</text:p>
          </table:table-cell>
          <table:table-cell table:style-name="ce6"/>
          <table:table-cell office:value-type="float" office:value="-6098" table:style-name="ce7">
            <text:p>-6’0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599.85" table:style-name="ce6">
            <text:p>88’599.85</text:p>
          </table:table-cell>
          <table:table-cell office:value-type="float" office:value="103600" table:style-name="ce7">
            <text:p>103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19579.03" table:style-name="ce6">
            <text:p>119’579.03</text:p>
          </table:table-cell>
          <table:table-cell table:style-name="ce6"/>
          <table:table-cell office:value-type="float" office:value="-14021" table:style-name="ce7">
            <text:p>-14’0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56.76" table:style-name="ce6">
            <text:p>8’156.76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199.6" table:style-name="ce6">
            <text:p>8’199.60</text:p>
          </table:table-cell>
          <table:table-cell table:style-name="ce6"/>
          <table:table-cell office:value-type="float" office:value="700" table:style-name="ce7">
            <text:p>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000" table:style-name="ce6">
            <text:p>32’000.00</text:p>
          </table:table-cell>
          <table:table-cell office:value-type="float" office:value="32000" table:style-name="ce7">
            <text:p>3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2000" table:style-name="ce6">
            <text:p>3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07.2" table:style-name="ce6">
            <text:p>6’907.20</text:p>
          </table:table-cell>
          <table:table-cell office:value-type="float" office:value="25500" table:style-name="ce7">
            <text:p>25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687.22" table:style-name="ce6">
            <text:p>4’687.22</text:p>
          </table:table-cell>
          <table:table-cell table:style-name="ce6"/>
          <table:table-cell office:value-type="float" office:value="-20813" table:style-name="ce7">
            <text:p>-20’8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00" table:style-name="ce6">
            <text:p>6’400.00</text:p>
          </table:table-cell>
          <table:table-cell office:value-type="float" office:value="10200" table:style-name="ce7">
            <text:p>10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-5400" table:style-name="ce7">
            <text:p>-5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61900" table:style-name="ce6">
            <text:p>12’561’900.00</text:p>
          </table:table-cell>
          <table:table-cell office:value-type="float" office:value="13545600" table:style-name="ce7">
            <text:p>13’545’600</text:p>
          </table:table-cell>
          <table:table-cell table:style-name="ce5"/>
          <table:table-cell office:value-type="string" table:style-name="ce5">
            <text:p>444</text:p>
          </table:table-cell>
          <table:table-cell office:value-type="string" table:style-name="ce5">
            <text:p>Kantonsbeiträge</text:p>
          </table:table-cell>
          <table:table-cell table:style-name="ce6"/>
          <table:table-cell office:value-type="float" office:value="13583500" table:style-name="ce6">
            <text:p>13’583’500.00</text:p>
          </table:table-cell>
          <table:table-cell office:value-type="float" office:value="37900" table:style-name="ce7">
            <text:p>37’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96.6999999999998" table:style-name="ce6">
            <text:p>2’596.70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1809.8" table:style-name="ce6">
            <text:p>1’809.80</text:p>
          </table:table-cell>
          <table:table-cell office:value-type="float" office:value="-390" table:style-name="ce7">
            <text:p>-3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4200" table:style-name="ce6">
            <text:p>134’200.00</text:p>
          </table:table-cell>
          <table:table-cell office:value-type="float" office:value="160000" table:style-name="ce7">
            <text:p>16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4200" table:style-name="ce6">
            <text:p>134’200.00</text:p>
          </table:table-cell>
          <table:table-cell office:value-type="float" office:value="-25800" table:style-name="ce7">
            <text:p>-25’8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8743846.949999999" table:style-name="ce10">
            <text:p>28’743’846.95</text:p>
          </table:table-cell>
          <table:table-cell office:value-type="float" office:value="31082200" table:style-name="ce11">
            <text:p>31’082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9643449.350000001" table:style-name="ce10">
            <text:p>29’643’449.35</text:p>
          </table:table-cell>
          <table:table-cell table:style-name="ce10"/>
          <table:table-cell office:value-type="float" office:value="-1486351" table:style-name="ce11">
            <text:p>-1’486’35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000" table:style-name="ce11">
            <text:p>10’0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7600" table:style-name="ce11">
            <text:p>37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8743846.949999999" table:style-name="ce10">
            <text:p>28’743’846.95</text:p>
          </table:table-cell>
          <table:table-cell office:value-type="float" office:value="31129800" table:style-name="ce11">
            <text:p>31’129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9643449.350000001" table:style-name="ce10">
            <text:p>29’643’449.3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415370.300000001" table:style-name="ce6">
            <text:p>13’415’370.30</text:p>
          </table:table-cell>
          <table:table-cell office:value-type="float" office:value="14313500" table:style-name="ce7">
            <text:p>14’313’5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3818420.6" table:style-name="ce6">
            <text:p>13’818’420.60</text:p>
          </table:table-cell>
          <table:table-cell table:style-name="ce6"/>
          <table:table-cell office:value-type="float" office:value="-495079" table:style-name="ce7">
            <text:p>-495’0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328476.65" table:style-name="ce6">
            <text:p>15’328’476.65</text:p>
          </table:table-cell>
          <table:table-cell office:value-type="float" office:value="16768700" table:style-name="ce7">
            <text:p>16’768’7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5825028.75" table:style-name="ce6">
            <text:p>15’825’028.75</text:p>
          </table:table-cell>
          <table:table-cell table:style-name="ce6"/>
          <table:table-cell office:value-type="float" office:value="-991271" table:style-name="ce7">
            <text:p>-991’2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0" table:style-name="ce7">
            <text:p>10’000</text:p>
          </table:table-cell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7600" table:style-name="ce7">
            <text:p>37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</text:p>
          </table:table-cell>
          <table:table-cell office:value-type="string" table:style-name="ce9">
            <text:p>Soziale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5000258.040000007" table:style-name="ce10">
            <text:p>95’000’258.04</text:p>
          </table:table-cell>
          <table:table-cell office:value-type="float" office:value="92449500" table:style-name="ce11">
            <text:p>92’449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4041100.629999995" table:style-name="ce10">
            <text:p>94’041’100.63</text:p>
          </table:table-cell>
          <table:table-cell table:style-name="ce10"/>
          <table:table-cell office:value-type="float" office:value="1131101" table:style-name="ce11">
            <text:p>1’131’10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60500" table:style-name="ce11">
            <text:p>460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3869107.460000001" table:style-name="ce10">
            <text:p>43’869’107.46</text:p>
          </table:table-cell>
          <table:table-cell office:value-type="float" office:value="43196100" table:style-name="ce11">
            <text:p>43’196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113187.630000003" table:style-name="ce10">
            <text:p>43’113’187.63</text:p>
          </table:table-cell>
          <table:table-cell office:value-type="float" office:value="-82912" table:style-name="ce11">
            <text:p>-82’91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1131150.579999998" table:style-name="ce10">
            <text:p>51’131’150.58</text:p>
          </table:table-cell>
          <table:table-cell office:value-type="float" office:value="49713900" table:style-name="ce11">
            <text:p>49’713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0927913" table:style-name="ce10">
            <text:p>50’927’913.0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895316.800000001" table:style-name="ce10">
            <text:p>10’895’316.80</text:p>
          </table:table-cell>
          <table:table-cell office:value-type="float" office:value="11160900" table:style-name="ce11">
            <text:p>11’160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214621.66" table:style-name="ce10">
            <text:p>11’214’621.66</text:p>
          </table:table-cell>
          <table:table-cell table:style-name="ce10"/>
          <table:table-cell office:value-type="float" office:value="-144478" table:style-name="ce11">
            <text:p>-144’47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98200" table:style-name="ce11">
            <text:p>198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69314.3" table:style-name="ce10">
            <text:p>1’269’314.30</text:p>
          </table:table-cell>
          <table:table-cell office:value-type="float" office:value="1284600" table:style-name="ce11">
            <text:p>1’284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72403.25" table:style-name="ce10">
            <text:p>1’072’403.25</text:p>
          </table:table-cell>
          <table:table-cell office:value-type="float" office:value="-212197" table:style-name="ce11">
            <text:p>-212’19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626002.5" table:style-name="ce10">
            <text:p>9’626’002.50</text:p>
          </table:table-cell>
          <table:table-cell office:value-type="float" office:value="10074500" table:style-name="ce11">
            <text:p>10’074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142218.41" table:style-name="ce10">
            <text:p>10’142’218.4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89426.9000000004" table:style-name="ce6">
            <text:p>8’189’426.90</text:p>
          </table:table-cell>
          <table:table-cell office:value-type="float" office:value="8414800" table:style-name="ce7">
            <text:p>8’414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8256157.2000000002" table:style-name="ce6">
            <text:p>8’256’157.20</text:p>
          </table:table-cell>
          <table:table-cell table:style-name="ce6"/>
          <table:table-cell office:value-type="float" office:value="-158643" table:style-name="ce7">
            <text:p>-158’6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7571.44999999995" table:style-name="ce6">
            <text:p>617’571.45</text:p>
          </table:table-cell>
          <table:table-cell office:value-type="float" office:value="622900" table:style-name="ce7">
            <text:p>622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617063.65" table:style-name="ce6">
            <text:p>617’063.65</text:p>
          </table:table-cell>
          <table:table-cell table:style-name="ce6"/>
          <table:table-cell office:value-type="float" office:value="-5836" table:style-name="ce7">
            <text:p>-5’8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6327.2" table:style-name="ce6">
            <text:p>826’327.20</text:p>
          </table:table-cell>
          <table:table-cell office:value-type="float" office:value="800000" table:style-name="ce7">
            <text:p>80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77828.35" table:style-name="ce6">
            <text:p>877’828.35</text:p>
          </table:table-cell>
          <table:table-cell table:style-name="ce6"/>
          <table:table-cell office:value-type="float" office:value="77828" table:style-name="ce7">
            <text:p>77’8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778.6" table:style-name="ce6">
            <text:p>52’778.60</text:p>
          </table:table-cell>
          <table:table-cell office:value-type="float" office:value="44800" table:style-name="ce7">
            <text:p>44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1265.95" table:style-name="ce6">
            <text:p>51’265.95</text:p>
          </table:table-cell>
          <table:table-cell table:style-name="ce6"/>
          <table:table-cell office:value-type="float" office:value="6466" table:style-name="ce7">
            <text:p>6’4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480.800000000003" table:style-name="ce6">
            <text:p>76’480.80</text:p>
          </table:table-cell>
          <table:table-cell office:value-type="float" office:value="93200" table:style-name="ce7">
            <text:p>93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8242.85" table:style-name="ce6">
            <text:p>58’242.85</text:p>
          </table:table-cell>
          <table:table-cell table:style-name="ce6"/>
          <table:table-cell office:value-type="float" office:value="-34957" table:style-name="ce7">
            <text:p>-34’9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708.55" table:style-name="ce6">
            <text:p>24’708.5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9262.400000000001" table:style-name="ce6">
            <text:p>19’262.40</text:p>
          </table:table-cell>
          <table:table-cell table:style-name="ce6"/>
          <table:table-cell office:value-type="float" office:value="-738" table:style-name="ce7">
            <text:p>-7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76.1" table:style-name="ce6">
            <text:p>7’776.10</text:p>
          </table:table-cell>
          <table:table-cell office:value-type="float" office:value="9300" table:style-name="ce7">
            <text:p>9’3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423.1" table:style-name="ce6">
            <text:p>9’423.10</text:p>
          </table:table-cell>
          <table:table-cell table:style-name="ce6"/>
          <table:table-cell office:value-type="float" office:value="123" table:style-name="ce7">
            <text:p>1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9.25" table:style-name="ce6">
            <text:p>219.25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office:value-type="float" office:value="-800" table:style-name="ce7">
            <text:p>-8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2027.85" table:style-name="ce6">
            <text:p>202’027.85</text:p>
          </table:table-cell>
          <table:table-cell office:value-type="float" office:value="188300" table:style-name="ce7">
            <text:p>188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61895.38" table:style-name="ce6">
            <text:p>261’895.38</text:p>
          </table:table-cell>
          <table:table-cell table:style-name="ce6"/>
          <table:table-cell office:value-type="float" office:value="-105" table:style-name="ce7">
            <text:p>-1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3700" table:style-name="ce7">
            <text:p>73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0788.39" table:style-name="ce6">
            <text:p>260’788.39</text:p>
          </table:table-cell>
          <table:table-cell office:value-type="float" office:value="370300" table:style-name="ce7">
            <text:p>370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80595.34" table:style-name="ce6">
            <text:p>480’595.34</text:p>
          </table:table-cell>
          <table:table-cell table:style-name="ce6"/>
          <table:table-cell office:value-type="float" office:value="-14205" table:style-name="ce7">
            <text:p>-14’2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24500" table:style-name="ce7">
            <text:p>12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63.25" table:style-name="ce6">
            <text:p>8’863.25</text:p>
          </table:table-cell>
          <table:table-cell office:value-type="float" office:value="28700" table:style-name="ce7">
            <text:p>28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6000.6" table:style-name="ce6">
            <text:p>16’000.60</text:p>
          </table:table-cell>
          <table:table-cell table:style-name="ce6"/>
          <table:table-cell office:value-type="float" office:value="-12699" table:style-name="ce7">
            <text:p>-12’6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00" table:style-name="ce6">
            <text:p>200.00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162.55" table:style-name="ce6">
            <text:p>26’162.55</text:p>
          </table:table-cell>
          <table:table-cell office:value-type="float" office:value="22000" table:style-name="ce7">
            <text:p>2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8608.849999999999" table:style-name="ce6">
            <text:p>18’608.85</text:p>
          </table:table-cell>
          <table:table-cell table:style-name="ce6"/>
          <table:table-cell office:value-type="float" office:value="-3391" table:style-name="ce7">
            <text:p>-3’3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2185.91" table:style-name="ce6">
            <text:p>602’185.91</text:p>
          </table:table-cell>
          <table:table-cell office:value-type="float" office:value="545800" table:style-name="ce7">
            <text:p>545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48077.99" table:style-name="ce6">
            <text:p>548’077.99</text:p>
          </table:table-cell>
          <table:table-cell table:style-name="ce6"/>
          <table:table-cell office:value-type="float" office:value="2278" table:style-name="ce7">
            <text:p>2’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25" table:style-name="ce6">
            <text:p>10’925.00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1500" table:style-name="ce6">
            <text:p>11’500.00</text:p>
          </table:table-cell>
          <table:table-cell office:value-type="float" office:value="1700" table:style-name="ce7">
            <text:p>1’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962.85" table:style-name="ce6">
            <text:p>197’962.85</text:p>
          </table:table-cell>
          <table:table-cell office:value-type="float" office:value="196000" table:style-name="ce7">
            <text:p>196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96473.25" table:style-name="ce6">
            <text:p>296’473.25</text:p>
          </table:table-cell>
          <table:table-cell office:value-type="float" office:value="100473" table:style-name="ce7">
            <text:p>100’4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60426.45" table:style-name="ce6">
            <text:p>1’060’426.45</text:p>
          </table:table-cell>
          <table:table-cell office:value-type="float" office:value="1078800" table:style-name="ce7">
            <text:p>1’078’8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764430" table:style-name="ce6">
            <text:p>764’430.00</text:p>
          </table:table-cell>
          <table:table-cell office:value-type="float" office:value="-314370" table:style-name="ce7">
            <text:p>-314’3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1</text:p>
          </table:table-cell>
          <table:table-cell office:value-type="string" table:style-name="ce9">
            <text:p>Sozialhil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7831576.009999998" table:style-name="ce10">
            <text:p>57’831’576.01</text:p>
          </table:table-cell>
          <table:table-cell office:value-type="float" office:value="55412200" table:style-name="ce11">
            <text:p>55’412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7233364.759999998" table:style-name="ce10">
            <text:p>57’233’364.76</text:p>
          </table:table-cell>
          <table:table-cell table:style-name="ce10"/>
          <table:table-cell office:value-type="float" office:value="1821165" table:style-name="ce11">
            <text:p>1’821’1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6014392.84" table:style-name="ce10">
            <text:p>26’014’392.84</text:p>
          </table:table-cell>
          <table:table-cell office:value-type="float" office:value="25796100" table:style-name="ce11">
            <text:p>25’796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5293429.260000002" table:style-name="ce10">
            <text:p>25’293’429.26</text:p>
          </table:table-cell>
          <table:table-cell office:value-type="float" office:value="-502671" table:style-name="ce11">
            <text:p>-502’67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1817183.170000002" table:style-name="ce10">
            <text:p>31’817’183.17</text:p>
          </table:table-cell>
          <table:table-cell office:value-type="float" office:value="29616100" table:style-name="ce11">
            <text:p>29’616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1939935.5" table:style-name="ce10">
            <text:p>31’939’935.5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6520.5" table:style-name="ce6">
            <text:p>846’520.50</text:p>
          </table:table-cell>
          <table:table-cell office:value-type="float" office:value="828200" table:style-name="ce7">
            <text:p>828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75726.2" table:style-name="ce6">
            <text:p>775’726.20</text:p>
          </table:table-cell>
          <table:table-cell table:style-name="ce6"/>
          <table:table-cell office:value-type="float" office:value="-52474" table:style-name="ce7">
            <text:p>-52’4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674536.560000002" table:style-name="ce6">
            <text:p>55’674’536.56</text:p>
          </table:table-cell>
          <table:table-cell office:value-type="float" office:value="53549600" table:style-name="ce7">
            <text:p>53’549’6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55234480.710000001" table:style-name="ce6">
            <text:p>55’234’480.71</text:p>
          </table:table-cell>
          <table:table-cell table:style-name="ce6"/>
          <table:table-cell office:value-type="float" office:value="1684881" table:style-name="ce7">
            <text:p>1’684’8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10518.95" table:style-name="ce6">
            <text:p>1’310’518.95</text:p>
          </table:table-cell>
          <table:table-cell office:value-type="float" office:value="1034400" table:style-name="ce7">
            <text:p>1’034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223157.8500000001" table:style-name="ce6">
            <text:p>1’223’157.85</text:p>
          </table:table-cell>
          <table:table-cell table:style-name="ce6"/>
          <table:table-cell office:value-type="float" office:value="188758" table:style-name="ce7">
            <text:p>188’7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08303.609999999" table:style-name="ce6">
            <text:p>16’708’303.61</text:p>
          </table:table-cell>
          <table:table-cell office:value-type="float" office:value="17295800" table:style-name="ce7">
            <text:p>17’295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8091469.960000001" table:style-name="ce6">
            <text:p>18’091’469.96</text:p>
          </table:table-cell>
          <table:table-cell office:value-type="float" office:value="795670" table:style-name="ce7">
            <text:p>795’6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06387.8799999999" table:style-name="ce6">
            <text:p>8’306’387.88</text:p>
          </table:table-cell>
          <table:table-cell office:value-type="float" office:value="7737600" table:style-name="ce7">
            <text:p>7’737’6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6453938.5" table:style-name="ce6">
            <text:p>6’453’938.50</text:p>
          </table:table-cell>
          <table:table-cell office:value-type="float" office:value="-1283662" table:style-name="ce7">
            <text:p>-1’283’6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871.4" table:style-name="ce6">
            <text:p>54’871.40</text:p>
          </table:table-cell>
          <table:table-cell office:value-type="float" office:value="65800" table:style-name="ce7">
            <text:p>65’8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35310" table:style-name="ce6">
            <text:p>35’310.00</text:p>
          </table:table-cell>
          <table:table-cell office:value-type="float" office:value="-30490" table:style-name="ce7">
            <text:p>-30’4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782" table:style-name="ce6">
            <text:p>167’782.00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44682.15" table:style-name="ce6">
            <text:p>44’682.15</text:p>
          </table:table-cell>
          <table:table-cell office:value-type="float" office:value="47782" table:style-name="ce7">
            <text:p>47’7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7047.95" table:style-name="ce6">
            <text:p>777’047.95</text:p>
          </table:table-cell>
          <table:table-cell office:value-type="float" office:value="700000" table:style-name="ce7">
            <text:p>70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68028.65" table:style-name="ce6">
            <text:p>668’028.65</text:p>
          </table:table-cell>
          <table:table-cell office:value-type="float" office:value="-31971" table:style-name="ce7">
            <text:p>-31’9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2</text:p>
          </table:table-cell>
          <table:table-cell office:value-type="string" table:style-name="ce9">
            <text:p>Verschiedene Beiträge an Priva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732698.489999998" table:style-name="ce10">
            <text:p>21’732’698.49</text:p>
          </table:table-cell>
          <table:table-cell office:value-type="float" office:value="21291500" table:style-name="ce11">
            <text:p>21’291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900595.91" table:style-name="ce10">
            <text:p>20’900’595.91</text:p>
          </table:table-cell>
          <table:table-cell table:style-name="ce10"/>
          <table:table-cell office:value-type="float" office:value="-508004" table:style-name="ce11">
            <text:p>-508’00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17100" table:style-name="ce11">
            <text:p>117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452198.970000001" table:style-name="ce10">
            <text:p>15’452’198.97</text:p>
          </table:table-cell>
          <table:table-cell office:value-type="float" office:value="15026200" table:style-name="ce11">
            <text:p>15’026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636685.119999999" table:style-name="ce10">
            <text:p>15’636’685.12</text:p>
          </table:table-cell>
          <table:table-cell office:value-type="float" office:value="610485" table:style-name="ce11">
            <text:p>610’48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280499.5199999996" table:style-name="ce10">
            <text:p>6’280’499.52</text:p>
          </table:table-cell>
          <table:table-cell office:value-type="float" office:value="6382400" table:style-name="ce11">
            <text:p>6’382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263910.79" table:style-name="ce10">
            <text:p>5’263’910.7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625" table:style-name="ce6">
            <text:p>2’625.00</text:p>
          </table:table-cell>
          <table:table-cell table:style-name="ce6"/>
          <table:table-cell office:value-type="float" office:value="25" table:style-name="ce7">
            <text:p>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600" table:style-name="ce7">
            <text:p>2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14500" table:style-name="ce6">
            <text:p>114’5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14500" table:style-name="ce7">
            <text:p>11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150496.489999998" table:style-name="ce6">
            <text:p>20’150’496.49</text:p>
          </table:table-cell>
          <table:table-cell office:value-type="float" office:value="19719200" table:style-name="ce7">
            <text:p>19’719’2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19288968.109999999" table:style-name="ce6">
            <text:p>19’288’968.11</text:p>
          </table:table-cell>
          <table:table-cell table:style-name="ce6"/>
          <table:table-cell office:value-type="float" office:value="-430232" table:style-name="ce7">
            <text:p>-430’2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82202" table:style-name="ce6">
            <text:p>1’582’202.00</text:p>
          </table:table-cell>
          <table:table-cell office:value-type="float" office:value="1572300" table:style-name="ce7">
            <text:p>1’572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422502.8" table:style-name="ce6">
            <text:p>1’422’502.80</text:p>
          </table:table-cell>
          <table:table-cell table:style-name="ce6"/>
          <table:table-cell office:value-type="float" office:value="-149797" table:style-name="ce7">
            <text:p>-149’7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3</text:p>
          </table:table-cell>
          <table:table-cell office:value-type="string" table:style-name="ce5">
            <text:p>Intern verrechneter Aufwand</text:p>
          </table:table-cell>
          <table:table-cell office:value-type="float" office:value="72000" table:style-name="ce6">
            <text:p>72’000.00</text:p>
          </table:table-cell>
          <table:table-cell table:style-name="ce6"/>
          <table:table-cell office:value-type="float" office:value="72000" table:style-name="ce7">
            <text:p>7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261.3" table:style-name="ce6">
            <text:p>29’261.30</text:p>
          </table:table-cell>
          <table:table-cell office:value-type="float" office:value="25000" table:style-name="ce7">
            <text:p>25’000</text:p>
          </table:table-cell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30632.85" table:style-name="ce6">
            <text:p>30’632.85</text:p>
          </table:table-cell>
          <table:table-cell office:value-type="float" office:value="5633" table:style-name="ce7">
            <text:p>5’6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9555.75" table:style-name="ce6">
            <text:p>279’555.75</text:p>
          </table:table-cell>
          <table:table-cell office:value-type="float" office:value="420500" table:style-name="ce7">
            <text:p>420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91250.05" table:style-name="ce6">
            <text:p>391’250.05</text:p>
          </table:table-cell>
          <table:table-cell office:value-type="float" office:value="-29250" table:style-name="ce7">
            <text:p>-29’2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75039.85" table:style-name="ce6">
            <text:p>3’375’039.85</text:p>
          </table:table-cell>
          <table:table-cell office:value-type="float" office:value="3845800" table:style-name="ce7">
            <text:p>3’845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588740.62" table:style-name="ce6">
            <text:p>3’588’740.62</text:p>
          </table:table-cell>
          <table:table-cell office:value-type="float" office:value="-257059" table:style-name="ce7">
            <text:p>-257’0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68342.07" table:style-name="ce6">
            <text:p>11’768’342.07</text:p>
          </table:table-cell>
          <table:table-cell office:value-type="float" office:value="10734900" table:style-name="ce7">
            <text:p>10’734’9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1626061.6" table:style-name="ce6">
            <text:p>11’626’061.60</text:p>
          </table:table-cell>
          <table:table-cell office:value-type="float" office:value="891162" table:style-name="ce7">
            <text:p>891’1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3</text:p>
          </table:table-cell>
          <table:table-cell office:value-type="string" table:style-name="ce9">
            <text:p>KES-Behör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29972.54" table:style-name="ce10">
            <text:p>3’729’972.54</text:p>
          </table:table-cell>
          <table:table-cell office:value-type="float" office:value="3785000" table:style-name="ce11">
            <text:p>3’785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835964.55" table:style-name="ce10">
            <text:p>3’835’964.55</text:p>
          </table:table-cell>
          <table:table-cell table:style-name="ce10"/>
          <table:table-cell office:value-type="float" office:value="-42235" table:style-name="ce11">
            <text:p>-42’2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3200" table:style-name="ce11">
            <text:p>93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08906.35" table:style-name="ce10">
            <text:p>708’906.35</text:p>
          </table:table-cell>
          <table:table-cell office:value-type="float" office:value="734700" table:style-name="ce11">
            <text:p>73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37735.1" table:style-name="ce10">
            <text:p>737’735.10</text:p>
          </table:table-cell>
          <table:table-cell office:value-type="float" office:value="3035" table:style-name="ce11">
            <text:p>3’0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021066.19" table:style-name="ce10">
            <text:p>3’021’066.19</text:p>
          </table:table-cell>
          <table:table-cell office:value-type="float" office:value="3143500" table:style-name="ce11">
            <text:p>3’143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098229.45" table:style-name="ce10">
            <text:p>3’098’229.4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43554.2" table:style-name="ce6">
            <text:p>2’743’554.20</text:p>
          </table:table-cell>
          <table:table-cell office:value-type="float" office:value="2703600" table:style-name="ce7">
            <text:p>2’703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793690.45" table:style-name="ce6">
            <text:p>2’793’690.45</text:p>
          </table:table-cell>
          <table:table-cell table:style-name="ce6"/>
          <table:table-cell office:value-type="float" office:value="-10" table:style-name="ce7">
            <text:p>-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0100" table:style-name="ce7">
            <text:p>90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7244.95" table:style-name="ce6">
            <text:p>207’244.95</text:p>
          </table:table-cell>
          <table:table-cell office:value-type="float" office:value="201000" table:style-name="ce7">
            <text:p>201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11669.95" table:style-name="ce6">
            <text:p>211’669.95</text:p>
          </table:table-cell>
          <table:table-cell table:style-name="ce6"/>
          <table:table-cell office:value-type="float" office:value="10670" table:style-name="ce7">
            <text:p>10’6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7590.75" table:style-name="ce6">
            <text:p>257’590.75</text:p>
          </table:table-cell>
          <table:table-cell office:value-type="float" office:value="276400" table:style-name="ce7">
            <text:p>276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67145.15000000002" table:style-name="ce6">
            <text:p>267’145.15</text:p>
          </table:table-cell>
          <table:table-cell table:style-name="ce6"/>
          <table:table-cell office:value-type="float" office:value="-9255" table:style-name="ce7">
            <text:p>-9’2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878.55" table:style-name="ce6">
            <text:p>17’878.55</text:p>
          </table:table-cell>
          <table:table-cell office:value-type="float" office:value="14400" table:style-name="ce7">
            <text:p>14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7458.25" table:style-name="ce6">
            <text:p>17’458.25</text:p>
          </table:table-cell>
          <table:table-cell table:style-name="ce6"/>
          <table:table-cell office:value-type="float" office:value="3058" table:style-name="ce7">
            <text:p>3’0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80.4" table:style-name="ce6">
            <text:p>10’180.40</text:p>
          </table:table-cell>
          <table:table-cell office:value-type="float" office:value="45500" table:style-name="ce7">
            <text:p>45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6502.45" table:style-name="ce6">
            <text:p>16’502.45</text:p>
          </table:table-cell>
          <table:table-cell table:style-name="ce6"/>
          <table:table-cell office:value-type="float" office:value="-28998" table:style-name="ce7">
            <text:p>-28’9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54.200000000001" table:style-name="ce6">
            <text:p>10’154.20</text:p>
          </table:table-cell>
          <table:table-cell office:value-type="float" office:value="12400" table:style-name="ce7">
            <text:p>12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303.95" table:style-name="ce6">
            <text:p>12’303.95</text:p>
          </table:table-cell>
          <table:table-cell table:style-name="ce6"/>
          <table:table-cell office:value-type="float" office:value="-96" table:style-name="ce7">
            <text:p>-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96.1" table:style-name="ce6">
            <text:p>6’996.10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434.2999999999993" table:style-name="ce6">
            <text:p>8’434.30</text:p>
          </table:table-cell>
          <table:table-cell table:style-name="ce6"/>
          <table:table-cell office:value-type="float" office:value="-1366" table:style-name="ce7">
            <text:p>-1’3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13.9" table:style-name="ce6">
            <text:p>6’313.90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0358.780000000001" table:style-name="ce6">
            <text:p>10’358.78</text:p>
          </table:table-cell>
          <table:table-cell table:style-name="ce6"/>
          <table:table-cell office:value-type="float" office:value="1359" table:style-name="ce7">
            <text:p>1’3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4635.42" table:style-name="ce6">
            <text:p>124’635.42</text:p>
          </table:table-cell>
          <table:table-cell office:value-type="float" office:value="166900" table:style-name="ce7">
            <text:p>166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4340.73000000001" table:style-name="ce6">
            <text:p>164’340.73</text:p>
          </table:table-cell>
          <table:table-cell table:style-name="ce6"/>
          <table:table-cell office:value-type="float" office:value="-2559" table:style-name="ce7">
            <text:p>-2’5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9.15" table:style-name="ce6">
            <text:p>359.15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517.65" table:style-name="ce6">
            <text:p>2’517.65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100" table:style-name="ce7">
            <text:p>2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32" table:style-name="ce6">
            <text:p>6’332.00</text:p>
          </table:table-cell>
          <table:table-cell office:value-type="float" office:value="6800" table:style-name="ce7">
            <text:p>6’8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419.65" table:style-name="ce6">
            <text:p>1’419.65</text:p>
          </table:table-cell>
          <table:table-cell table:style-name="ce6"/>
          <table:table-cell office:value-type="float" office:value="-5380" table:style-name="ce7">
            <text:p>-5’3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095.1" table:style-name="ce6">
            <text:p>208’095.10</text:p>
          </table:table-cell>
          <table:table-cell office:value-type="float" office:value="207300" table:style-name="ce7">
            <text:p>207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07966.7" table:style-name="ce6">
            <text:p>207’966.70</text:p>
          </table:table-cell>
          <table:table-cell table:style-name="ce6"/>
          <table:table-cell office:value-type="float" office:value="667" table:style-name="ce7">
            <text:p>6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637.82" table:style-name="ce6">
            <text:p>130’637.82</text:p>
          </table:table-cell>
          <table:table-cell office:value-type="float" office:value="132500" table:style-name="ce7">
            <text:p>132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2156.54" table:style-name="ce6">
            <text:p>122’156.54</text:p>
          </table:table-cell>
          <table:table-cell table:style-name="ce6"/>
          <table:table-cell office:value-type="float" office:value="-10343" table:style-name="ce7">
            <text:p>-10’3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6113.75" table:style-name="ce6">
            <text:p>206’113.75</text:p>
          </table:table-cell>
          <table:table-cell office:value-type="float" office:value="280000" table:style-name="ce7">
            <text:p>280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219861.85" table:style-name="ce6">
            <text:p>219’861.85</text:p>
          </table:table-cell>
          <table:table-cell office:value-type="float" office:value="-60138" table:style-name="ce7">
            <text:p>-60’1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179.6" table:style-name="ce6">
            <text:p>44’179.60</text:p>
          </table:table-cell>
          <table:table-cell office:value-type="float" office:value="22400" table:style-name="ce7">
            <text:p>22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0100.25" table:style-name="ce6">
            <text:p>30’100.25</text:p>
          </table:table-cell>
          <table:table-cell office:value-type="float" office:value="7700" table:style-name="ce7">
            <text:p>7’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58613" table:style-name="ce6">
            <text:p>458’613.00</text:p>
          </table:table-cell>
          <table:table-cell office:value-type="float" office:value="432300" table:style-name="ce7">
            <text:p>432’3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487773" table:style-name="ce6">
            <text:p>487’773.00</text:p>
          </table:table-cell>
          <table:table-cell office:value-type="float" office:value="55473" table:style-name="ce7">
            <text:p>55’4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4</text:p>
          </table:table-cell>
          <table:table-cell office:value-type="string" table:style-name="ce9">
            <text:p>Verschiedene Einrichtungen für Betreuungsaufgab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10694.2" table:style-name="ce10">
            <text:p>810’694.20</text:p>
          </table:table-cell>
          <table:table-cell office:value-type="float" office:value="799900" table:style-name="ce11">
            <text:p>799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56553.75" table:style-name="ce10">
            <text:p>856’553.75</text:p>
          </table:table-cell>
          <table:table-cell table:style-name="ce10"/>
          <table:table-cell office:value-type="float" office:value="4654" table:style-name="ce11">
            <text:p>4’65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2000" table:style-name="ce11">
            <text:p>52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4295" table:style-name="ce10">
            <text:p>424’295.00</text:p>
          </table:table-cell>
          <table:table-cell office:value-type="float" office:value="354500" table:style-name="ce11">
            <text:p>354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72934.9" table:style-name="ce10">
            <text:p>372’934.90</text:p>
          </table:table-cell>
          <table:table-cell office:value-type="float" office:value="18435" table:style-name="ce11">
            <text:p>18’4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6399.2" table:style-name="ce10">
            <text:p>386’399.20</text:p>
          </table:table-cell>
          <table:table-cell office:value-type="float" office:value="497400" table:style-name="ce11">
            <text:p>497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3618.85" table:style-name="ce10">
            <text:p>483’618.8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3907.69999999995" table:style-name="ce6">
            <text:p>573’907.70</text:p>
          </table:table-cell>
          <table:table-cell office:value-type="float" office:value="578100" table:style-name="ce7">
            <text:p>578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30156.69999999995" table:style-name="ce6">
            <text:p>630’156.70</text:p>
          </table:table-cell>
          <table:table-cell table:style-name="ce6"/>
          <table:table-cell office:value-type="float" office:value="57" table:style-name="ce7">
            <text:p>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2000" table:style-name="ce7">
            <text:p>52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400.1" table:style-name="ce6">
            <text:p>43’400.10</text:p>
          </table:table-cell>
          <table:table-cell office:value-type="float" office:value="42400" table:style-name="ce7">
            <text:p>42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7664.800000000003" table:style-name="ce6">
            <text:p>47’664.80</text:p>
          </table:table-cell>
          <table:table-cell table:style-name="ce6"/>
          <table:table-cell office:value-type="float" office:value="5265" table:style-name="ce7">
            <text:p>5’2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805.3" table:style-name="ce6">
            <text:p>56’805.30</text:p>
          </table:table-cell>
          <table:table-cell office:value-type="float" office:value="58900" table:style-name="ce7">
            <text:p>58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2333.4" table:style-name="ce6">
            <text:p>62’333.40</text:p>
          </table:table-cell>
          <table:table-cell table:style-name="ce6"/>
          <table:table-cell office:value-type="float" office:value="3433" table:style-name="ce7">
            <text:p>3’4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39.75" table:style-name="ce6">
            <text:p>3’739.7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990.1" table:style-name="ce6">
            <text:p>3’990.10</text:p>
          </table:table-cell>
          <table:table-cell table:style-name="ce6"/>
          <table:table-cell office:value-type="float" office:value="890" table:style-name="ce7">
            <text:p>8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8.1" table:style-name="ce6">
            <text:p>2’298.10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908" table:style-name="ce6">
            <text:p>3’908.00</text:p>
          </table:table-cell>
          <table:table-cell table:style-name="ce6"/>
          <table:table-cell office:value-type="float" office:value="208" table:style-name="ce7">
            <text:p>2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5.25" table:style-name="ce6">
            <text:p>1’205.2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57.1500000000001" table:style-name="ce6">
            <text:p>1’257.15</text:p>
          </table:table-cell>
          <table:table-cell table:style-name="ce6"/>
          <table:table-cell office:value-type="float" office:value="57" table:style-name="ce7">
            <text:p>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83.9" table:style-name="ce6">
            <text:p>983.9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99.85" table:style-name="ce6">
            <text:p>999.85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96.9" table:style-name="ce6">
            <text:p>5’496.9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725.1" table:style-name="ce6">
            <text:p>5’725.10</text:p>
          </table:table-cell>
          <table:table-cell table:style-name="ce6"/>
          <table:table-cell office:value-type="float" office:value="-275" table:style-name="ce7">
            <text:p>-2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158.699999999997" table:style-name="ce6">
            <text:p>35’158.70</text:p>
          </table:table-cell>
          <table:table-cell office:value-type="float" office:value="29800" table:style-name="ce7">
            <text:p>29’8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32323.15" table:style-name="ce6">
            <text:p>32’323.15</text:p>
          </table:table-cell>
          <table:table-cell table:style-name="ce6"/>
          <table:table-cell office:value-type="float" office:value="2523" table:style-name="ce7">
            <text:p>2’5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7" table:style-name="ce6">
            <text:p>587.00</text:p>
          </table:table-cell>
          <table:table-cell office:value-type="float" office:value="2100" table:style-name="ce7">
            <text:p>2’1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889.2" table:style-name="ce6">
            <text:p>1’889.20</text:p>
          </table:table-cell>
          <table:table-cell table:style-name="ce6"/>
          <table:table-cell office:value-type="float" office:value="-211" table:style-name="ce7">
            <text:p>-2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55.5" table:style-name="ce6">
            <text:p>155.50</text:p>
          </table:table-cell>
          <table:table-cell table:style-name="ce6"/>
          <table:table-cell office:value-type="float" office:value="-245" table:style-name="ce7">
            <text:p>-2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0" table:style-name="ce6">
            <text:p>780.0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80" table:style-name="ce6">
            <text:p>780.00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0.19999999999999" table:style-name="ce6">
            <text:p>160.2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0" table:style-name="ce6">
            <text:p>10.00</text:p>
          </table:table-cell>
          <table:table-cell table:style-name="ce6"/>
          <table:table-cell office:value-type="float" office:value="-190" table:style-name="ce7">
            <text:p>-1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16.8" table:style-name="ce6">
            <text:p>1’616.8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282.8" table:style-name="ce6">
            <text:p>1’282.80</text:p>
          </table:table-cell>
          <table:table-cell table:style-name="ce6"/>
          <table:table-cell office:value-type="float" office:value="-317" table:style-name="ce7">
            <text:p>-3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800" table:style-name="ce6">
            <text:p>13’80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754.5" table:style-name="ce6">
            <text:p>70’754.50</text:p>
          </table:table-cell>
          <table:table-cell office:value-type="float" office:value="70600" table:style-name="ce7">
            <text:p>70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4078" table:style-name="ce6">
            <text:p>64’078.00</text:p>
          </table:table-cell>
          <table:table-cell table:style-name="ce6"/>
          <table:table-cell office:value-type="float" office:value="-6522" table:style-name="ce7">
            <text:p>-6’5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235" table:style-name="ce6">
            <text:p>75’235.00</text:p>
          </table:table-cell>
          <table:table-cell office:value-type="float" office:value="130000" table:style-name="ce7">
            <text:p>130’000</text:p>
          </table:table-cell>
          <table:table-cell table:style-name="ce5"/>
          <table:table-cell office:value-type="string" table:style-name="ce5">
            <text:p>432</text:p>
          </table:table-cell>
          <table:table-cell office:value-type="string" table:style-name="ce5">
            <text:p>Spital- und Heimtaxen, Kostgelder</text:p>
          </table:table-cell>
          <table:table-cell table:style-name="ce6"/>
          <table:table-cell office:value-type="float" office:value="105030" table:style-name="ce6">
            <text:p>105’030.00</text:p>
          </table:table-cell>
          <table:table-cell office:value-type="float" office:value="-24970" table:style-name="ce7">
            <text:p>-24’9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50" table:style-name="ce6">
            <text:p>7’250.0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864.9" table:style-name="ce6">
            <text:p>7’864.90</text:p>
          </table:table-cell>
          <table:table-cell office:value-type="float" office:value="2065" table:style-name="ce7">
            <text:p>2’0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00" table:style-name="ce6">
            <text:p>7’900.0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62</text:p>
          </table:table-cell>
          <table:table-cell office:value-type="string" table:style-name="ce5">
            <text:p>Beiträge von Gemeinden</text:p>
          </table:table-cell>
          <table:table-cell table:number-columns-repeated="2" table:style-name="ce6"/>
          <table:table-cell office:value-type="float" office:value="-20000" table:style-name="ce7">
            <text:p>-20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3910" table:style-name="ce6">
            <text:p>333’910.00</text:p>
          </table:table-cell>
          <table:table-cell office:value-type="float" office:value="198700" table:style-name="ce7">
            <text:p>198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60040" table:style-name="ce6">
            <text:p>260’040.00</text:p>
          </table:table-cell>
          <table:table-cell office:value-type="float" office:value="61340" table:style-name="ce7">
            <text:p>61’3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</text:p>
          </table:table-cell>
          <table:table-cell office:value-type="string" table:style-name="ce9">
            <text:p>Stadtpoliz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617129.119999997" table:style-name="ce10">
            <text:p>38’617’129.12</text:p>
          </table:table-cell>
          <table:table-cell office:value-type="float" office:value="40852500" table:style-name="ce11">
            <text:p>40’852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360457.969999999" table:style-name="ce10">
            <text:p>40’360’457.97</text:p>
          </table:table-cell>
          <table:table-cell table:style-name="ce10"/>
          <table:table-cell office:value-type="float" office:value="-575842" table:style-name="ce11">
            <text:p>-575’84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3800" table:style-name="ce11">
            <text:p>83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7554217.52" table:style-name="ce10">
            <text:p>27’554’217.52</text:p>
          </table:table-cell>
          <table:table-cell office:value-type="float" office:value="28839200" table:style-name="ce11">
            <text:p>28’839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7940073.710000001" table:style-name="ce10">
            <text:p>27’940’073.71</text:p>
          </table:table-cell>
          <table:table-cell office:value-type="float" office:value="-899126" table:style-name="ce11">
            <text:p>-899’12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062911.6" table:style-name="ce10">
            <text:p>11’062’911.60</text:p>
          </table:table-cell>
          <table:table-cell office:value-type="float" office:value="12097100" table:style-name="ce11">
            <text:p>12’097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420384.26" table:style-name="ce10">
            <text:p>12’420’384.26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0</text:p>
          </table:table-cell>
          <table:table-cell office:value-type="string" table:style-name="ce9">
            <text:p>Polizeidiens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9059062.329999998" table:style-name="ce10">
            <text:p>29’059’062.33</text:p>
          </table:table-cell>
          <table:table-cell office:value-type="float" office:value="30581200" table:style-name="ce11">
            <text:p>30’581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0345531.84" table:style-name="ce10">
            <text:p>30’345’531.84</text:p>
          </table:table-cell>
          <table:table-cell table:style-name="ce10"/>
          <table:table-cell office:value-type="float" office:value="-287668" table:style-name="ce11">
            <text:p>-287’66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2000" table:style-name="ce11">
            <text:p>52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813866.739999998" table:style-name="ce10">
            <text:p>17’813’866.74</text:p>
          </table:table-cell>
          <table:table-cell office:value-type="float" office:value="18400400" table:style-name="ce11">
            <text:p>18’400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779220.350000001" table:style-name="ce10">
            <text:p>17’779’220.35</text:p>
          </table:table-cell>
          <table:table-cell office:value-type="float" office:value="-621180" table:style-name="ce11">
            <text:p>-621’18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45195.59" table:style-name="ce10">
            <text:p>11’245’195.59</text:p>
          </table:table-cell>
          <table:table-cell office:value-type="float" office:value="12232800" table:style-name="ce11">
            <text:p>12’232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566311.49" table:style-name="ce10">
            <text:p>12’566’311.4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224454.050000001" table:style-name="ce6">
            <text:p>20’224’454.05</text:p>
          </table:table-cell>
          <table:table-cell office:value-type="float" office:value="20951700" table:style-name="ce7">
            <text:p>20’951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1003675.699999999" table:style-name="ce6">
            <text:p>21’003’675.70</text:p>
          </table:table-cell>
          <table:table-cell table:style-name="ce6"/>
          <table:table-cell office:value-type="float" office:value="-24" table:style-name="ce7">
            <text:p>-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2000" table:style-name="ce7">
            <text:p>52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5728.35" table:style-name="ce6">
            <text:p>1’505’728.35</text:p>
          </table:table-cell>
          <table:table-cell office:value-type="float" office:value="1528400" table:style-name="ce7">
            <text:p>1’528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567472.9" table:style-name="ce6">
            <text:p>1’567’472.90</text:p>
          </table:table-cell>
          <table:table-cell table:style-name="ce6"/>
          <table:table-cell office:value-type="float" office:value="39073" table:style-name="ce7">
            <text:p>39’0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81638.65" table:style-name="ce6">
            <text:p>1’681’638.65</text:p>
          </table:table-cell>
          <table:table-cell office:value-type="float" office:value="1844000" table:style-name="ce7">
            <text:p>1’844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869313.95" table:style-name="ce6">
            <text:p>1’869’313.95</text:p>
          </table:table-cell>
          <table:table-cell table:style-name="ce6"/>
          <table:table-cell office:value-type="float" office:value="25314" table:style-name="ce7">
            <text:p>25’3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237.65" table:style-name="ce6">
            <text:p>128’237.65</text:p>
          </table:table-cell>
          <table:table-cell office:value-type="float" office:value="89900" table:style-name="ce7">
            <text:p>89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9321.75" table:style-name="ce6">
            <text:p>129’321.75</text:p>
          </table:table-cell>
          <table:table-cell table:style-name="ce6"/>
          <table:table-cell office:value-type="float" office:value="39422" table:style-name="ce7">
            <text:p>39’4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9165.17" table:style-name="ce6">
            <text:p>309’165.17</text:p>
          </table:table-cell>
          <table:table-cell office:value-type="float" office:value="376800" table:style-name="ce7">
            <text:p>376’8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92198.89" table:style-name="ce6">
            <text:p>292’198.89</text:p>
          </table:table-cell>
          <table:table-cell table:style-name="ce6"/>
          <table:table-cell office:value-type="float" office:value="-84601" table:style-name="ce7">
            <text:p>-84’6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6466.29" table:style-name="ce6">
            <text:p>626’466.29</text:p>
          </table:table-cell>
          <table:table-cell office:value-type="float" office:value="819500" table:style-name="ce7">
            <text:p>819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41018.7" table:style-name="ce6">
            <text:p>741’018.70</text:p>
          </table:table-cell>
          <table:table-cell table:style-name="ce6"/>
          <table:table-cell office:value-type="float" office:value="-78481" table:style-name="ce7">
            <text:p>-78’4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608.26999999999" table:style-name="ce6">
            <text:p>132’608.27</text:p>
          </table:table-cell>
          <table:table-cell office:value-type="float" office:value="139400" table:style-name="ce7">
            <text:p>139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15306.88" table:style-name="ce6">
            <text:p>115’306.88</text:p>
          </table:table-cell>
          <table:table-cell table:style-name="ce6"/>
          <table:table-cell office:value-type="float" office:value="-24093" table:style-name="ce7">
            <text:p>-24’0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4593.53" table:style-name="ce6">
            <text:p>554’593.53</text:p>
          </table:table-cell>
          <table:table-cell office:value-type="float" office:value="579600" table:style-name="ce7">
            <text:p>579’6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65161.31999999995" table:style-name="ce6">
            <text:p>565’161.32</text:p>
          </table:table-cell>
          <table:table-cell table:style-name="ce6"/>
          <table:table-cell office:value-type="float" office:value="-14439" table:style-name="ce7">
            <text:p>-14’4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50.45" table:style-name="ce6">
            <text:p>5’450.4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008.3999999999996" table:style-name="ce6">
            <text:p>5’008.40</text:p>
          </table:table-cell>
          <table:table-cell table:style-name="ce6"/>
          <table:table-cell office:value-type="float" office:value="8" table:style-name="ce7">
            <text:p>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9871.86" table:style-name="ce6">
            <text:p>319’871.86</text:p>
          </table:table-cell>
          <table:table-cell office:value-type="float" office:value="371600" table:style-name="ce7">
            <text:p>371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349472.04" table:style-name="ce6">
            <text:p>349’472.04</text:p>
          </table:table-cell>
          <table:table-cell table:style-name="ce6"/>
          <table:table-cell office:value-type="float" office:value="-22128" table:style-name="ce7">
            <text:p>-22’1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95915.05" table:style-name="ce6">
            <text:p>1’195’915.05</text:p>
          </table:table-cell>
          <table:table-cell office:value-type="float" office:value="1214200" table:style-name="ce7">
            <text:p>1’214’2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31245.05" table:style-name="ce6">
            <text:p>1’131’245.05</text:p>
          </table:table-cell>
          <table:table-cell table:style-name="ce6"/>
          <table:table-cell office:value-type="float" office:value="-82955" table:style-name="ce7">
            <text:p>-82’9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665" table:style-name="ce6">
            <text:p>83’665.00</text:p>
          </table:table-cell>
          <table:table-cell office:value-type="float" office:value="71000" table:style-name="ce7">
            <text:p>71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61929.3" table:style-name="ce6">
            <text:p>61’929.30</text:p>
          </table:table-cell>
          <table:table-cell table:style-name="ce6"/>
          <table:table-cell office:value-type="float" office:value="-9071" table:style-name="ce7">
            <text:p>-9’0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7778" table:style-name="ce6">
            <text:p>87’778.00</text:p>
          </table:table-cell>
          <table:table-cell office:value-type="float" office:value="96200" table:style-name="ce7">
            <text:p>96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6030.15" table:style-name="ce6">
            <text:p>96’030.15</text:p>
          </table:table-cell>
          <table:table-cell table:style-name="ce6"/>
          <table:table-cell office:value-type="float" office:value="-170" table:style-name="ce7">
            <text:p>-1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5850.07" table:style-name="ce6">
            <text:p>495’850.07</text:p>
          </table:table-cell>
          <table:table-cell office:value-type="float" office:value="598400" table:style-name="ce7">
            <text:p>598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93504.77" table:style-name="ce6">
            <text:p>593’504.77</text:p>
          </table:table-cell>
          <table:table-cell table:style-name="ce6"/>
          <table:table-cell office:value-type="float" office:value="-4895" table:style-name="ce7">
            <text:p>-4’8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34.26" table:style-name="ce6">
            <text:p>21’734.26</text:p>
          </table:table-cell>
          <table:table-cell office:value-type="float" office:value="55500" table:style-name="ce7">
            <text:p>55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0047.13" table:style-name="ce6">
            <text:p>50’047.13</text:p>
          </table:table-cell>
          <table:table-cell table:style-name="ce6"/>
          <table:table-cell office:value-type="float" office:value="-5453" table:style-name="ce7">
            <text:p>-5’4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155.67" table:style-name="ce6">
            <text:p>120’155.67</text:p>
          </table:table-cell>
          <table:table-cell office:value-type="float" office:value="120000" table:style-name="ce7">
            <text:p>120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11626.04" table:style-name="ce6">
            <text:p>111’626.04</text:p>
          </table:table-cell>
          <table:table-cell table:style-name="ce6"/>
          <table:table-cell office:value-type="float" office:value="-8374" table:style-name="ce7">
            <text:p>-8’3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9275" table:style-name="ce6">
            <text:p>409’275.00</text:p>
          </table:table-cell>
          <table:table-cell office:value-type="float" office:value="358300" table:style-name="ce7">
            <text:p>358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03071.65" table:style-name="ce6">
            <text:p>403’071.65</text:p>
          </table:table-cell>
          <table:table-cell table:style-name="ce6"/>
          <table:table-cell office:value-type="float" office:value="44772" table:style-name="ce7">
            <text:p>44’7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6475.01" table:style-name="ce6">
            <text:p>1’156’475.01</text:p>
          </table:table-cell>
          <table:table-cell office:value-type="float" office:value="1361700" table:style-name="ce7">
            <text:p>1’361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60127.22" table:style-name="ce6">
            <text:p>1’260’127.22</text:p>
          </table:table-cell>
          <table:table-cell table:style-name="ce6"/>
          <table:table-cell office:value-type="float" office:value="-101573" table:style-name="ce7">
            <text:p>-101’5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4675" table:style-name="ce6">
            <text:p>504’675.00</text:p>
          </table:table-cell>
          <table:table-cell office:value-type="float" office:value="594900" table:style-name="ce7">
            <text:p>594’9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580915.9" table:style-name="ce6">
            <text:p>580’915.90</text:p>
          </table:table-cell>
          <table:table-cell office:value-type="float" office:value="-13984" table:style-name="ce7">
            <text:p>-13’9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.2" table:style-name="ce6">
            <text:p>1.20</text:p>
          </table:table-cell>
          <table:table-cell table:style-name="ce7"/>
          <table:table-cell table:style-name="ce5"/>
          <table:table-cell office:value-type="string" table:style-name="ce5">
            <text:p>420</text:p>
          </table:table-cell>
          <table:table-cell office:value-type="string" table:style-name="ce5">
            <text:p>Vermögenserträge von Banken</text:p>
          </table:table-cell>
          <table:table-cell table:style-name="ce6"/>
          <table:table-cell office:value-type="float" office:value="4" table:style-name="ce6">
            <text:p>4.00</text:p>
          </table:table-cell>
          <table:table-cell office:value-type="float" office:value="4" table:style-name="ce7">
            <text:p>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7688.05" table:style-name="ce6">
            <text:p>727’688.05</text:p>
          </table:table-cell>
          <table:table-cell office:value-type="float" office:value="638200" table:style-name="ce7">
            <text:p>638’2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629151.9" table:style-name="ce6">
            <text:p>629’151.90</text:p>
          </table:table-cell>
          <table:table-cell office:value-type="float" office:value="-9048" table:style-name="ce7">
            <text:p>-9’0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31666.8500000001" table:style-name="ce6">
            <text:p>1’131’666.85</text:p>
          </table:table-cell>
          <table:table-cell office:value-type="float" office:value="1144400" table:style-name="ce7">
            <text:p>1’144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256229.8999999999" table:style-name="ce6">
            <text:p>1’256’229.90</text:p>
          </table:table-cell>
          <table:table-cell office:value-type="float" office:value="111830" table:style-name="ce7">
            <text:p>111’8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12.05" table:style-name="ce6">
            <text:p>6’012.05</text:p>
          </table:table-cell>
          <table:table-cell office:value-type="float" office:value="17100" table:style-name="ce7">
            <text:p>17’1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702.35" table:style-name="ce6">
            <text:p>6’702.35</text:p>
          </table:table-cell>
          <table:table-cell office:value-type="float" office:value="-10398" table:style-name="ce7">
            <text:p>-10’3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8235.3" table:style-name="ce6">
            <text:p>718’235.30</text:p>
          </table:table-cell>
          <table:table-cell office:value-type="float" office:value="602700" table:style-name="ce7">
            <text:p>602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78311.02" table:style-name="ce6">
            <text:p>678’311.02</text:p>
          </table:table-cell>
          <table:table-cell office:value-type="float" office:value="75611" table:style-name="ce7">
            <text:p>75’6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47205.49" table:style-name="ce6">
            <text:p>5’247’205.49</text:p>
          </table:table-cell>
          <table:table-cell office:value-type="float" office:value="6251800" table:style-name="ce7">
            <text:p>6’251’800</text:p>
          </table:table-cell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5516938.6799999997" table:style-name="ce6">
            <text:p>5’516’938.68</text:p>
          </table:table-cell>
          <table:table-cell office:value-type="float" office:value="-734861" table:style-name="ce7">
            <text:p>-734’8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44" table:style-name="ce6">
            <text:p>7’144.00</text:p>
          </table:table-cell>
          <table:table-cell office:value-type="float" office:value="73000" table:style-name="ce7">
            <text:p>73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20926.5" table:style-name="ce6">
            <text:p>20’926.50</text:p>
          </table:table-cell>
          <table:table-cell office:value-type="float" office:value="-52074" table:style-name="ce7">
            <text:p>-52’0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82.35" table:style-name="ce6">
            <text:p>7’282.35</text:p>
          </table:table-cell>
          <table:table-cell office:value-type="float" office:value="11100" table:style-name="ce7">
            <text:p>11’100</text:p>
          </table:table-cell>
          <table:table-cell table:style-name="ce5"/>
          <table:table-cell office:value-type="string" table:style-name="ce5">
            <text:p>441</text:p>
          </table:table-cell>
          <table:table-cell office:value-type="string" table:style-name="ce5">
            <text:p>Anteile an Kantonseinnahmen</text:p>
          </table:table-cell>
          <table:table-cell table:style-name="ce6"/>
          <table:table-cell office:value-type="float" office:value="11318.05" table:style-name="ce6">
            <text:p>11’318.05</text:p>
          </table:table-cell>
          <table:table-cell office:value-type="float" office:value="218" table:style-name="ce7">
            <text:p>2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81838" table:style-name="ce6">
            <text:p>6’681’838.00</text:p>
          </table:table-cell>
          <table:table-cell office:value-type="float" office:value="6689200" table:style-name="ce7">
            <text:p>6’689’2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6686702" table:style-name="ce6">
            <text:p>6’686’702.00</text:p>
          </table:table-cell>
          <table:table-cell office:value-type="float" office:value="-2498" table:style-name="ce7">
            <text:p>-2’4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82118.45" table:style-name="ce6">
            <text:p>2’782’118.45</text:p>
          </table:table-cell>
          <table:table-cell office:value-type="float" office:value="2378000" table:style-name="ce7">
            <text:p>2’378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392020.0499999998" table:style-name="ce6">
            <text:p>2’392’020.05</text:p>
          </table:table-cell>
          <table:table-cell office:value-type="float" office:value="14020" table:style-name="ce7">
            <text:p>14’0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1</text:p>
          </table:table-cell>
          <table:table-cell office:value-type="string" table:style-name="ce9">
            <text:p>Marktpoliz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82607.71" table:style-name="ce10">
            <text:p>682’607.71</text:p>
          </table:table-cell>
          <table:table-cell office:value-type="float" office:value="686200" table:style-name="ce11">
            <text:p>686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70410.31999999995" table:style-name="ce10">
            <text:p>670’410.32</text:p>
          </table:table-cell>
          <table:table-cell table:style-name="ce10"/>
          <table:table-cell office:value-type="float" office:value="-15790" table:style-name="ce11">
            <text:p>-15’79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64891.7" table:style-name="ce10">
            <text:p>864’891.70</text:p>
          </table:table-cell>
          <table:table-cell office:value-type="float" office:value="853700" table:style-name="ce11">
            <text:p>85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16337.55" table:style-name="ce10">
            <text:p>816’337.55</text:p>
          </table:table-cell>
          <table:table-cell office:value-type="float" office:value="-37362" table:style-name="ce11">
            <text:p>-37’36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2283.99" table:style-name="ce10">
            <text:p>182’283.99</text:p>
          </table:table-cell>
          <table:table-cell office:value-type="float" office:value="167500" table:style-name="ce11">
            <text:p>167’5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45927.23000000001" table:style-name="ce10">
            <text:p>145’927.2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0052.25" table:style-name="ce6">
            <text:p>220’052.25</text:p>
          </table:table-cell>
          <table:table-cell office:value-type="float" office:value="229900" table:style-name="ce7">
            <text:p>229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21552.35" table:style-name="ce6">
            <text:p>221’552.35</text:p>
          </table:table-cell>
          <table:table-cell table:style-name="ce6"/>
          <table:table-cell office:value-type="float" office:value="-8348" table:style-name="ce7">
            <text:p>-8’3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962.7" table:style-name="ce6">
            <text:p>16’962.70</text:p>
          </table:table-cell>
          <table:table-cell office:value-type="float" office:value="17300" table:style-name="ce7">
            <text:p>17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7127.150000000001" table:style-name="ce6">
            <text:p>17’127.15</text:p>
          </table:table-cell>
          <table:table-cell table:style-name="ce6"/>
          <table:table-cell office:value-type="float" office:value="-173" table:style-name="ce7">
            <text:p>-1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732.95" table:style-name="ce6">
            <text:p>22’732.95</text:p>
          </table:table-cell>
          <table:table-cell office:value-type="float" office:value="23300" table:style-name="ce7">
            <text:p>23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4726.6" table:style-name="ce6">
            <text:p>24’726.60</text:p>
          </table:table-cell>
          <table:table-cell table:style-name="ce6"/>
          <table:table-cell office:value-type="float" office:value="1427" table:style-name="ce7">
            <text:p>1’4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2.35" table:style-name="ce6">
            <text:p>1’462.3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434.05" table:style-name="ce6">
            <text:p>1’434.05</text:p>
          </table:table-cell>
          <table:table-cell table:style-name="ce6"/>
          <table:table-cell office:value-type="float" office:value="234" table:style-name="ce7">
            <text:p>2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1.1" table:style-name="ce6">
            <text:p>611.1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0" table:style-name="ce6">
            <text:p>610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10" table:style-name="ce6">
            <text:p>610.00</text:p>
          </table:table-cell>
          <table:table-cell table:style-name="ce6"/>
          <table:table-cell office:value-type="float" office:value="310" table:style-name="ce7">
            <text:p>3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216.850000000006" table:style-name="ce6">
            <text:p>72’216.85</text:p>
          </table:table-cell>
          <table:table-cell office:value-type="float" office:value="68900" table:style-name="ce7">
            <text:p>68’9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6247.100000000006" table:style-name="ce6">
            <text:p>76’247.10</text:p>
          </table:table-cell>
          <table:table-cell table:style-name="ce6"/>
          <table:table-cell office:value-type="float" office:value="7347" table:style-name="ce7">
            <text:p>7’3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94.8" table:style-name="ce6">
            <text:p>6’194.80</text:p>
          </table:table-cell>
          <table:table-cell table:style-name="ce7"/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072.25" table:style-name="ce6">
            <text:p>1’072.25</text:p>
          </table:table-cell>
          <table:table-cell table:style-name="ce6"/>
          <table:table-cell office:value-type="float" office:value="1072" table:style-name="ce7">
            <text:p>1’0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875.199999999997" table:style-name="ce6">
            <text:p>86’875.20</text:p>
          </table:table-cell>
          <table:table-cell office:value-type="float" office:value="94800" table:style-name="ce7">
            <text:p>94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83925.2" table:style-name="ce6">
            <text:p>83’925.20</text:p>
          </table:table-cell>
          <table:table-cell table:style-name="ce6"/>
          <table:table-cell office:value-type="float" office:value="-10875" table:style-name="ce7">
            <text:p>-10’8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0.20000000000005" table:style-name="ce6">
            <text:p>530.2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98" table:style-name="ce6">
            <text:p>498.00</text:p>
          </table:table-cell>
          <table:table-cell table:style-name="ce6"/>
          <table:table-cell office:value-type="float" office:value="-102" table:style-name="ce7">
            <text:p>-1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2525.15" table:style-name="ce6">
            <text:p>152’525.15</text:p>
          </table:table-cell>
          <table:table-cell office:value-type="float" office:value="163400" table:style-name="ce7">
            <text:p>163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2401.24" table:style-name="ce6">
            <text:p>142’401.24</text:p>
          </table:table-cell>
          <table:table-cell table:style-name="ce6"/>
          <table:table-cell office:value-type="float" office:value="-20999" table:style-name="ce7">
            <text:p>-20’9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2.9" table:style-name="ce6">
            <text:p>832.9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125.9000000000001" table:style-name="ce6">
            <text:p>1’125.90</text:p>
          </table:table-cell>
          <table:table-cell table:style-name="ce6"/>
          <table:table-cell office:value-type="float" office:value="226" table:style-name="ce7">
            <text:p>2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69.85" table:style-name="ce6">
            <text:p>4’069.8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595.3000000000002" table:style-name="ce6">
            <text:p>2’595.30</text:p>
          </table:table-cell>
          <table:table-cell table:style-name="ce6"/>
          <table:table-cell office:value-type="float" office:value="2595" table:style-name="ce7">
            <text:p>2’5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155.97" table:style-name="ce6">
            <text:p>86’155.97</text:p>
          </table:table-cell>
          <table:table-cell office:value-type="float" office:value="71600" table:style-name="ce7">
            <text:p>71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86904.9" table:style-name="ce6">
            <text:p>86’904.90</text:p>
          </table:table-cell>
          <table:table-cell table:style-name="ce6"/>
          <table:table-cell office:value-type="float" office:value="15305" table:style-name="ce7">
            <text:p>15’3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75.44" table:style-name="ce6">
            <text:p>10’775.44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190.280000000001" table:style-name="ce6">
            <text:p>10’190.28</text:p>
          </table:table-cell>
          <table:table-cell table:style-name="ce6"/>
          <table:table-cell office:value-type="float" office:value="-1810" table:style-name="ce7">
            <text:p>-1’8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6891.7" table:style-name="ce6">
            <text:p>846’891.70</text:p>
          </table:table-cell>
          <table:table-cell office:value-type="float" office:value="833400" table:style-name="ce7">
            <text:p>833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98337.55" table:style-name="ce6">
            <text:p>798’337.55</text:p>
          </table:table-cell>
          <table:table-cell office:value-type="float" office:value="-35062" table:style-name="ce7">
            <text:p>-35’0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2300" table:style-name="ce7">
            <text:p>-2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00" table:style-name="ce6">
            <text:p>18’000.00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000" table:style-name="ce6">
            <text:p>18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8</text:p>
          </table:table-cell>
          <table:table-cell office:value-type="string" table:style-name="ce9">
            <text:p>Spezialfinanzierung für Parkplätze und Parkhäuse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875459.0800000001" table:style-name="ce10">
            <text:p>8’875’459.08</text:p>
          </table:table-cell>
          <table:table-cell office:value-type="float" office:value="9585100" table:style-name="ce11">
            <text:p>9’585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344515.8100000005" table:style-name="ce10">
            <text:p>9’344’515.81</text:p>
          </table:table-cell>
          <table:table-cell table:style-name="ce10"/>
          <table:table-cell office:value-type="float" office:value="-272384" table:style-name="ce11">
            <text:p>-272’3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1800" table:style-name="ce11">
            <text:p>31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875459.0800000001" table:style-name="ce10">
            <text:p>8’875’459.08</text:p>
          </table:table-cell>
          <table:table-cell office:value-type="float" office:value="9585100" table:style-name="ce11">
            <text:p>9’585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344515.8100000005" table:style-name="ce10">
            <text:p>9’344’515.81</text:p>
          </table:table-cell>
          <table:table-cell office:value-type="float" office:value="-240584" table:style-name="ce11">
            <text:p>-240’5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1800" table:style-name="ce11">
            <text:p>31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28078" table:style-name="ce6">
            <text:p>2’428’078.00</text:p>
          </table:table-cell>
          <table:table-cell office:value-type="float" office:value="2538000" table:style-name="ce7">
            <text:p>2’538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533631.1" table:style-name="ce6">
            <text:p>2’533’631.10</text:p>
          </table:table-cell>
          <table:table-cell table:style-name="ce6"/>
          <table:table-cell office:value-type="float" office:value="-4369" table:style-name="ce7">
            <text:p>-4’3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6977.65" table:style-name="ce6">
            <text:p>176’977.65</text:p>
          </table:table-cell>
          <table:table-cell office:value-type="float" office:value="185300" table:style-name="ce7">
            <text:p>185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84955.2" table:style-name="ce6">
            <text:p>184’955.20</text:p>
          </table:table-cell>
          <table:table-cell table:style-name="ce6"/>
          <table:table-cell office:value-type="float" office:value="-345" table:style-name="ce7">
            <text:p>-3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5304.45" table:style-name="ce6">
            <text:p>205’304.45</text:p>
          </table:table-cell>
          <table:table-cell office:value-type="float" office:value="254200" table:style-name="ce7">
            <text:p>254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14956.85" table:style-name="ce6">
            <text:p>214’956.85</text:p>
          </table:table-cell>
          <table:table-cell table:style-name="ce6"/>
          <table:table-cell office:value-type="float" office:value="-39243" table:style-name="ce7">
            <text:p>-39’2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193.05" table:style-name="ce6">
            <text:p>15’193.05</text:p>
          </table:table-cell>
          <table:table-cell office:value-type="float" office:value="13400" table:style-name="ce7">
            <text:p>13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236.5" table:style-name="ce6">
            <text:p>15’236.50</text:p>
          </table:table-cell>
          <table:table-cell table:style-name="ce6"/>
          <table:table-cell office:value-type="float" office:value="1837" table:style-name="ce7">
            <text:p>1’8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542.49" table:style-name="ce6">
            <text:p>33’542.49</text:p>
          </table:table-cell>
          <table:table-cell office:value-type="float" office:value="35800" table:style-name="ce7">
            <text:p>35’8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0628.3" table:style-name="ce6">
            <text:p>10’628.30</text:p>
          </table:table-cell>
          <table:table-cell table:style-name="ce6"/>
          <table:table-cell office:value-type="float" office:value="-25172" table:style-name="ce7">
            <text:p>-25’1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48.6" table:style-name="ce6">
            <text:p>12’048.60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531.55" table:style-name="ce6">
            <text:p>13’531.55</text:p>
          </table:table-cell>
          <table:table-cell table:style-name="ce6"/>
          <table:table-cell office:value-type="float" office:value="-68" table:style-name="ce7">
            <text:p>-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000" table:style-name="ce7">
            <text:p>9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742.95" table:style-name="ce6">
            <text:p>53’742.95</text:p>
          </table:table-cell>
          <table:table-cell office:value-type="float" office:value="80400" table:style-name="ce7">
            <text:p>80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4007.35" table:style-name="ce6">
            <text:p>24’007.35</text:p>
          </table:table-cell>
          <table:table-cell table:style-name="ce6"/>
          <table:table-cell office:value-type="float" office:value="-56393" table:style-name="ce7">
            <text:p>-56’3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798.66" table:style-name="ce6">
            <text:p>103’798.66</text:p>
          </table:table-cell>
          <table:table-cell office:value-type="float" office:value="210000" table:style-name="ce7">
            <text:p>21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57341.92" table:style-name="ce6">
            <text:p>357’341.92</text:p>
          </table:table-cell>
          <table:table-cell table:style-name="ce6"/>
          <table:table-cell office:value-type="float" office:value="147342" table:style-name="ce7">
            <text:p>147’3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295.199999999997" table:style-name="ce6">
            <text:p>40’295.20</text:p>
          </table:table-cell>
          <table:table-cell office:value-type="float" office:value="35300" table:style-name="ce7">
            <text:p>35’3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7309.449999999997" table:style-name="ce6">
            <text:p>37’309.45</text:p>
          </table:table-cell>
          <table:table-cell table:style-name="ce6"/>
          <table:table-cell office:value-type="float" office:value="2009" table:style-name="ce7">
            <text:p>2’0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376.78" table:style-name="ce6">
            <text:p>59’376.78</text:p>
          </table:table-cell>
          <table:table-cell office:value-type="float" office:value="99900" table:style-name="ce7">
            <text:p>99’9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7692.7" table:style-name="ce6">
            <text:p>67’692.70</text:p>
          </table:table-cell>
          <table:table-cell table:style-name="ce6"/>
          <table:table-cell office:value-type="float" office:value="-32207" table:style-name="ce7">
            <text:p>-32’2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777.399999999994" table:style-name="ce6">
            <text:p>78’777.40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42252.85" table:style-name="ce6">
            <text:p>42’252.85</text:p>
          </table:table-cell>
          <table:table-cell table:style-name="ce6"/>
          <table:table-cell office:value-type="float" office:value="4153" table:style-name="ce7">
            <text:p>4’1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2800" table:style-name="ce7">
            <text:p>22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8477" table:style-name="ce6">
            <text:p>108’477.00</text:p>
          </table:table-cell>
          <table:table-cell office:value-type="float" office:value="119400" table:style-name="ce7">
            <text:p>119’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2732.13" table:style-name="ce6">
            <text:p>112’732.13</text:p>
          </table:table-cell>
          <table:table-cell table:style-name="ce6"/>
          <table:table-cell office:value-type="float" office:value="-6668" table:style-name="ce7">
            <text:p>-6’6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5000.3" table:style-name="ce6">
            <text:p>105’000.30</text:p>
          </table:table-cell>
          <table:table-cell office:value-type="float" office:value="102000" table:style-name="ce7">
            <text:p>102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08899.95" table:style-name="ce6">
            <text:p>108’899.95</text:p>
          </table:table-cell>
          <table:table-cell table:style-name="ce6"/>
          <table:table-cell office:value-type="float" office:value="6900" table:style-name="ce7">
            <text:p>6’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.3" table:style-name="ce6">
            <text:p>67.3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04.6" table:style-name="ce6">
            <text:p>104.60</text:p>
          </table:table-cell>
          <table:table-cell table:style-name="ce6"/>
          <table:table-cell office:value-type="float" office:value="-1495" table:style-name="ce7">
            <text:p>-1’4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3824.75" table:style-name="ce6">
            <text:p>243’824.75</text:p>
          </table:table-cell>
          <table:table-cell office:value-type="float" office:value="242700" table:style-name="ce7">
            <text:p>242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64537.93" table:style-name="ce6">
            <text:p>264’537.93</text:p>
          </table:table-cell>
          <table:table-cell table:style-name="ce6"/>
          <table:table-cell office:value-type="float" office:value="21838" table:style-name="ce7">
            <text:p>21’8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594.6" table:style-name="ce6">
            <text:p>55’594.60</text:p>
          </table:table-cell>
          <table:table-cell office:value-type="float" office:value="43300" table:style-name="ce7">
            <text:p>43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4377.800000000003" table:style-name="ce6">
            <text:p>34’377.80</text:p>
          </table:table-cell>
          <table:table-cell table:style-name="ce6"/>
          <table:table-cell office:value-type="float" office:value="-8922" table:style-name="ce7">
            <text:p>-8’9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4" table:style-name="ce6">
            <text:p>554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3.5" table:style-name="ce6">
            <text:p>33.50</text:p>
          </table:table-cell>
          <table:table-cell table:style-name="ce6"/>
          <table:table-cell office:value-type="float" office:value="34" table:style-name="ce7">
            <text:p>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239.3" table:style-name="ce6">
            <text:p>57’239.30</text:p>
          </table:table-cell>
          <table:table-cell office:value-type="float" office:value="71600" table:style-name="ce7">
            <text:p>71’6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42796.6" table:style-name="ce6">
            <text:p>42’796.60</text:p>
          </table:table-cell>
          <table:table-cell table:style-name="ce6"/>
          <table:table-cell office:value-type="float" office:value="-28803" table:style-name="ce7">
            <text:p>-28’8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7170.61" table:style-name="ce6">
            <text:p>317’170.61</text:p>
          </table:table-cell>
          <table:table-cell office:value-type="float" office:value="1202900" table:style-name="ce7">
            <text:p>1’202’9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988612.7" table:style-name="ce6">
            <text:p>988’612.70</text:p>
          </table:table-cell>
          <table:table-cell table:style-name="ce6"/>
          <table:table-cell office:value-type="float" office:value="-214287" table:style-name="ce7">
            <text:p>-214’2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47379.35" table:style-name="ce6">
            <text:p>3’347’379.35</text:p>
          </table:table-cell>
          <table:table-cell office:value-type="float" office:value="2875000" table:style-name="ce7">
            <text:p>2’87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876155.25" table:style-name="ce6">
            <text:p>2’876’155.25</text:p>
          </table:table-cell>
          <table:table-cell table:style-name="ce6"/>
          <table:table-cell office:value-type="float" office:value="1155" table:style-name="ce7">
            <text:p>1’1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012.05" table:style-name="ce6">
            <text:p>107’012.05</text:p>
          </table:table-cell>
          <table:table-cell office:value-type="float" office:value="109100" table:style-name="ce7">
            <text:p>109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09303.95" table:style-name="ce6">
            <text:p>109’303.95</text:p>
          </table:table-cell>
          <table:table-cell table:style-name="ce6"/>
          <table:table-cell office:value-type="float" office:value="204" table:style-name="ce7">
            <text:p>2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617.34" table:style-name="ce6">
            <text:p>127’617.34</text:p>
          </table:table-cell>
          <table:table-cell office:value-type="float" office:value="147600" table:style-name="ce7">
            <text:p>147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18264.73" table:style-name="ce6">
            <text:p>118’264.73</text:p>
          </table:table-cell>
          <table:table-cell table:style-name="ce6"/>
          <table:table-cell office:value-type="float" office:value="-29335" table:style-name="ce7">
            <text:p>-29’3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5797.5" table:style-name="ce6">
            <text:p>1’005’797.50</text:p>
          </table:table-cell>
          <table:table-cell office:value-type="float" office:value="1005000" table:style-name="ce7">
            <text:p>1’005’000</text:p>
          </table:table-cell>
          <table:table-cell table:style-name="ce5"/>
          <table:table-cell office:value-type="string" table:style-name="ce5">
            <text:p>393</text:p>
          </table:table-cell>
          <table:table-cell office:value-type="string" table:style-name="ce5">
            <text:p>Intern verrechneter Aufwand</text:p>
          </table:table-cell>
          <table:table-cell office:value-type="float" office:value="1011143.7" table:style-name="ce6">
            <text:p>1’011’143.70</text:p>
          </table:table-cell>
          <table:table-cell table:style-name="ce6"/>
          <table:table-cell office:value-type="float" office:value="6144" table:style-name="ce7">
            <text:p>6’1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922" table:style-name="ce6">
            <text:p>29’922.00</text:p>
          </table:table-cell>
          <table:table-cell office:value-type="float" office:value="28700" table:style-name="ce7">
            <text:p>28’7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26580.9" table:style-name="ce6">
            <text:p>26’580.90</text:p>
          </table:table-cell>
          <table:table-cell table:style-name="ce6"/>
          <table:table-cell office:value-type="float" office:value="-2119" table:style-name="ce7">
            <text:p>-2’1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667.75" table:style-name="ce6">
            <text:p>162’667.75</text:p>
          </table:table-cell>
          <table:table-cell office:value-type="float" office:value="164000" table:style-name="ce7">
            <text:p>164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149428.29999999999" table:style-name="ce6">
            <text:p>149’428.30</text:p>
          </table:table-cell>
          <table:table-cell table:style-name="ce6"/>
          <table:table-cell office:value-type="float" office:value="-14572" table:style-name="ce7">
            <text:p>-14’5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27.85" table:style-name="ce6">
            <text:p>3’727.85</text:p>
          </table:table-cell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3318.75" table:style-name="ce6">
            <text:p>3’318.75</text:p>
          </table:table-cell>
          <table:table-cell office:value-type="float" office:value="-1081" table:style-name="ce7">
            <text:p>-1’0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96420.9299999997" table:style-name="ce6">
            <text:p>8’196’420.93</text:p>
          </table:table-cell>
          <table:table-cell office:value-type="float" office:value="8986100" table:style-name="ce7">
            <text:p>8’986’1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8491267.2799999993" table:style-name="ce6">
            <text:p>8’491’267.28</text:p>
          </table:table-cell>
          <table:table-cell office:value-type="float" office:value="-494833" table:style-name="ce7">
            <text:p>-494’8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2346.85" table:style-name="ce6">
            <text:p>412’346.85</text:p>
          </table:table-cell>
          <table:table-cell office:value-type="float" office:value="390000" table:style-name="ce7">
            <text:p>39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29343.09999999998" table:style-name="ce6">
            <text:p>329’343.10</text:p>
          </table:table-cell>
          <table:table-cell office:value-type="float" office:value="-60657" table:style-name="ce7">
            <text:p>-60’6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179.55" table:style-name="ce6">
            <text:p>58’179.55</text:p>
          </table:table-cell>
          <table:table-cell table:style-name="ce7"/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309830.68" table:style-name="ce6">
            <text:p>309’830.68</text:p>
          </table:table-cell>
          <table:table-cell office:value-type="float" office:value="309831" table:style-name="ce7">
            <text:p>309’8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920" table:style-name="ce6">
            <text:p>40’920.00</text:p>
          </table:table-cell>
          <table:table-cell office:value-type="float" office:value="44700" table:style-name="ce7">
            <text:p>44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0920" table:style-name="ce6">
            <text:p>40’920.00</text:p>
          </table:table-cell>
          <table:table-cell office:value-type="float" office:value="-3780" table:style-name="ce7">
            <text:p>-3’7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400" table:style-name="ce6">
            <text:p>22’400.00</text:p>
          </table:table-cell>
          <table:table-cell office:value-type="float" office:value="22400" table:style-name="ce7">
            <text:p>22’4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2400" table:style-name="ce6">
            <text:p>22’4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463.9" table:style-name="ce6">
            <text:p>141’463.90</text:p>
          </table:table-cell>
          <table:table-cell office:value-type="float" office:value="137500" table:style-name="ce7">
            <text:p>137’5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47436" table:style-name="ce6">
            <text:p>147’436.00</text:p>
          </table:table-cell>
          <table:table-cell office:value-type="float" office:value="9936" table:style-name="ce7">
            <text:p>9’9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</text:p>
          </table:table-cell>
          <table:table-cell office:value-type="string" table:style-name="ce9">
            <text:p>Feuerwehr und 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027169.550000001" table:style-name="ce10">
            <text:p>14’027’169.55</text:p>
          </table:table-cell>
          <table:table-cell office:value-type="float" office:value="12191625" table:style-name="ce11">
            <text:p>12’191’62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654030.890000001" table:style-name="ce10">
            <text:p>15’654’030.89</text:p>
          </table:table-cell>
          <table:table-cell table:style-name="ce10"/>
          <table:table-cell office:value-type="float" office:value="3245306" table:style-name="ce11">
            <text:p>3’245’30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17100" table:style-name="ce11">
            <text:p>217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933033.92" table:style-name="ce10">
            <text:p>12’933’033.92</text:p>
          </table:table-cell>
          <table:table-cell office:value-type="float" office:value="11167300" table:style-name="ce11">
            <text:p>11’167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619635.07" table:style-name="ce10">
            <text:p>14’619’635.07</text:p>
          </table:table-cell>
          <table:table-cell office:value-type="float" office:value="3452335" table:style-name="ce11">
            <text:p>3’452’3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94135.6299999999" table:style-name="ce10">
            <text:p>1’094’135.63</text:p>
          </table:table-cell>
          <table:table-cell office:value-type="float" office:value="1241425" table:style-name="ce11">
            <text:p>1’241’42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34395.82" table:style-name="ce10">
            <text:p>1’034’395.8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0</text:p>
          </table:table-cell>
          <table:table-cell office:value-type="string" table:style-name="ce9">
            <text:p>Dienste Feuerwehr und 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746197.73" table:style-name="ce10">
            <text:p>2’746’197.73</text:p>
          </table:table-cell>
          <table:table-cell office:value-type="float" office:value="2494300" table:style-name="ce11">
            <text:p>2’494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518219.39" table:style-name="ce10">
            <text:p>2’518’219.39</text:p>
          </table:table-cell>
          <table:table-cell table:style-name="ce10"/>
          <table:table-cell office:value-type="float" office:value="-11781" table:style-name="ce11">
            <text:p>-11’78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5700" table:style-name="ce11">
            <text:p>35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652188.79" table:style-name="ce10">
            <text:p>2’652’188.79</text:p>
          </table:table-cell>
          <table:table-cell office:value-type="float" office:value="2359300" table:style-name="ce11">
            <text:p>2’359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391631.09" table:style-name="ce10">
            <text:p>2’391’631.09</text:p>
          </table:table-cell>
          <table:table-cell office:value-type="float" office:value="32331" table:style-name="ce11">
            <text:p>32’33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4008.94" table:style-name="ce10">
            <text:p>94’008.94</text:p>
          </table:table-cell>
          <table:table-cell office:value-type="float" office:value="170700" table:style-name="ce11">
            <text:p>170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6588.3" table:style-name="ce10">
            <text:p>126’588.3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00" table:style-name="ce6">
            <text:p>7’300.00</text:p>
          </table:table-cell>
          <table:table-cell office:value-type="float" office:value="7600" table:style-name="ce7">
            <text:p>7’6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7545" table:style-name="ce6">
            <text:p>7’545.00</text:p>
          </table:table-cell>
          <table:table-cell table:style-name="ce6"/>
          <table:table-cell office:value-type="float" office:value="-55" table:style-name="ce7">
            <text:p>-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7014.2" table:style-name="ce6">
            <text:p>1’237’014.20</text:p>
          </table:table-cell>
          <table:table-cell office:value-type="float" office:value="1180900" table:style-name="ce7">
            <text:p>1’180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78699.3" table:style-name="ce6">
            <text:p>1’178’699.30</text:p>
          </table:table-cell>
          <table:table-cell table:style-name="ce6"/>
          <table:table-cell office:value-type="float" office:value="-2201" table:style-name="ce7">
            <text:p>-2’2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365.45" table:style-name="ce6">
            <text:p>91’365.45</text:p>
          </table:table-cell>
          <table:table-cell office:value-type="float" office:value="86200" table:style-name="ce7">
            <text:p>86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7432.05" table:style-name="ce6">
            <text:p>87’432.05</text:p>
          </table:table-cell>
          <table:table-cell table:style-name="ce6"/>
          <table:table-cell office:value-type="float" office:value="1232" table:style-name="ce7">
            <text:p>1’2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376.8" table:style-name="ce6">
            <text:p>127’376.80</text:p>
          </table:table-cell>
          <table:table-cell office:value-type="float" office:value="117800" table:style-name="ce7">
            <text:p>117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4969.1" table:style-name="ce6">
            <text:p>124’969.10</text:p>
          </table:table-cell>
          <table:table-cell table:style-name="ce6"/>
          <table:table-cell office:value-type="float" office:value="7169" table:style-name="ce7">
            <text:p>7’1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41.75" table:style-name="ce6">
            <text:p>7’641.75</text:p>
          </table:table-cell>
          <table:table-cell office:value-type="float" office:value="6200" table:style-name="ce7">
            <text:p>6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349.5" table:style-name="ce6">
            <text:p>7’349.50</text:p>
          </table:table-cell>
          <table:table-cell table:style-name="ce6"/>
          <table:table-cell office:value-type="float" office:value="1150" table:style-name="ce7">
            <text:p>1’1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49.75" table:style-name="ce6">
            <text:p>7’549.7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4521.3" table:style-name="ce6">
            <text:p>4’521.30</text:p>
          </table:table-cell>
          <table:table-cell table:style-name="ce6"/>
          <table:table-cell office:value-type="float" office:value="521" table:style-name="ce7">
            <text:p>5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320.839999999997" table:style-name="ce6">
            <text:p>34’320.84</text:p>
          </table:table-cell>
          <table:table-cell office:value-type="float" office:value="29800" table:style-name="ce7">
            <text:p>29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7869.61" table:style-name="ce6">
            <text:p>37’869.61</text:p>
          </table:table-cell>
          <table:table-cell table:style-name="ce6"/>
          <table:table-cell office:value-type="float" office:value="870" table:style-name="ce7">
            <text:p>8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200" table:style-name="ce7">
            <text:p>7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903.45" table:style-name="ce6">
            <text:p>16’903.45</text:p>
          </table:table-cell>
          <table:table-cell office:value-type="float" office:value="21400" table:style-name="ce7">
            <text:p>21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8994.310000000001" table:style-name="ce6">
            <text:p>18’994.31</text:p>
          </table:table-cell>
          <table:table-cell table:style-name="ce6"/>
          <table:table-cell office:value-type="float" office:value="-2406" table:style-name="ce7">
            <text:p>-2’4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87.36" table:style-name="ce6">
            <text:p>14’487.36</text:p>
          </table:table-cell>
          <table:table-cell office:value-type="float" office:value="19200" table:style-name="ce7">
            <text:p>19’2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115.35" table:style-name="ce6">
            <text:p>15’115.35</text:p>
          </table:table-cell>
          <table:table-cell table:style-name="ce6"/>
          <table:table-cell office:value-type="float" office:value="-4085" table:style-name="ce7">
            <text:p>-4’0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8236.34" table:style-name="ce6">
            <text:p>688’236.34</text:p>
          </table:table-cell>
          <table:table-cell office:value-type="float" office:value="508500" table:style-name="ce7">
            <text:p>508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31971.22" table:style-name="ce6">
            <text:p>531’971.22</text:p>
          </table:table-cell>
          <table:table-cell table:style-name="ce6"/>
          <table:table-cell office:value-type="float" office:value="23471" table:style-name="ce7">
            <text:p>23’4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274.799999999999" table:style-name="ce6">
            <text:p>23’274.80</text:p>
          </table:table-cell>
          <table:table-cell office:value-type="float" office:value="12100" table:style-name="ce7">
            <text:p>12’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2635.6" table:style-name="ce6">
            <text:p>12’635.60</text:p>
          </table:table-cell>
          <table:table-cell table:style-name="ce6"/>
          <table:table-cell office:value-type="float" office:value="536" table:style-name="ce7">
            <text:p>5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360" table:style-name="ce6">
            <text:p>18’360.00</text:p>
          </table:table-cell>
          <table:table-cell table:style-name="ce7"/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52.85" table:style-name="ce6">
            <text:p>8’952.85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988.25" table:style-name="ce6">
            <text:p>7’988.25</text:p>
          </table:table-cell>
          <table:table-cell table:style-name="ce6"/>
          <table:table-cell office:value-type="float" office:value="488" table:style-name="ce7">
            <text:p>4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309.10999999999" table:style-name="ce6">
            <text:p>165’309.11</text:p>
          </table:table-cell>
          <table:table-cell office:value-type="float" office:value="193200" table:style-name="ce7">
            <text:p>193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9781.42000000001" table:style-name="ce6">
            <text:p>149’781.42</text:p>
          </table:table-cell>
          <table:table-cell table:style-name="ce6"/>
          <table:table-cell office:value-type="float" office:value="-43419" table:style-name="ce7">
            <text:p>-43’4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49.9899999999998" table:style-name="ce6">
            <text:p>2’349.99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25.5" table:style-name="ce6">
            <text:p>1’825.50</text:p>
          </table:table-cell>
          <table:table-cell table:style-name="ce6"/>
          <table:table-cell office:value-type="float" office:value="126" table:style-name="ce7">
            <text:p>1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192.400000000001" table:style-name="ce6">
            <text:p>30’192.40</text:p>
          </table:table-cell>
          <table:table-cell office:value-type="float" office:value="29500" table:style-name="ce7">
            <text:p>29’5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30208.799999999999" table:style-name="ce6">
            <text:p>30’208.80</text:p>
          </table:table-cell>
          <table:table-cell table:style-name="ce6"/>
          <table:table-cell office:value-type="float" office:value="709" table:style-name="ce7">
            <text:p>7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28450.799999999999" table:style-name="ce6">
            <text:p>28’450.80</text:p>
          </table:table-cell>
          <table:table-cell table:style-name="ce6"/>
          <table:table-cell office:value-type="float" office:value="-49" table:style-name="ce7">
            <text:p>-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8500" table:style-name="ce7">
            <text:p>28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055.35" table:style-name="ce6">
            <text:p>48’055.35</text:p>
          </table:table-cell>
          <table:table-cell office:value-type="float" office:value="33200" table:style-name="ce7">
            <text:p>33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4342.699999999997" table:style-name="ce6">
            <text:p>34’342.70</text:p>
          </table:table-cell>
          <table:table-cell table:style-name="ce6"/>
          <table:table-cell office:value-type="float" office:value="1143" table:style-name="ce7">
            <text:p>1’1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office:value-type="float" office:value="-5600" table:style-name="ce7">
            <text:p>-5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7507.29" table:style-name="ce6">
            <text:p>217’507.29</text:p>
          </table:table-cell>
          <table:table-cell office:value-type="float" office:value="229600" table:style-name="ce7">
            <text:p>229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38519.58" table:style-name="ce6">
            <text:p>238’519.58</text:p>
          </table:table-cell>
          <table:table-cell table:style-name="ce6"/>
          <table:table-cell office:value-type="float" office:value="8920" table:style-name="ce7">
            <text:p>8’9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4164.5" table:style-name="ce6">
            <text:p>494’164.50</text:p>
          </table:table-cell>
          <table:table-cell office:value-type="float" office:value="523300" table:style-name="ce7">
            <text:p>523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57975.15" table:style-name="ce6">
            <text:p>457’975.15</text:p>
          </table:table-cell>
          <table:table-cell office:value-type="float" office:value="-65325" table:style-name="ce7">
            <text:p>-65’3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196.3" table:style-name="ce6">
            <text:p>52’196.30</text:p>
          </table:table-cell>
          <table:table-cell office:value-type="float" office:value="68700" table:style-name="ce7">
            <text:p>68’7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8071.6" table:style-name="ce6">
            <text:p>58’071.60</text:p>
          </table:table-cell>
          <table:table-cell office:value-type="float" office:value="-10628" table:style-name="ce7">
            <text:p>-10’6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557.599999999999" table:style-name="ce6">
            <text:p>39’557.60</text:p>
          </table:table-cell>
          <table:table-cell office:value-type="float" office:value="24500" table:style-name="ce7">
            <text:p>24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4185.599999999999" table:style-name="ce6">
            <text:p>34’185.60</text:p>
          </table:table-cell>
          <table:table-cell office:value-type="float" office:value="9686" table:style-name="ce7">
            <text:p>9’6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471.7" table:style-name="ce6">
            <text:p>22’471.70</text:p>
          </table:table-cell>
          <table:table-cell office:value-type="float" office:value="23600" table:style-name="ce7">
            <text:p>23’6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28533.9" table:style-name="ce6">
            <text:p>28’533.90</text:p>
          </table:table-cell>
          <table:table-cell office:value-type="float" office:value="4934" table:style-name="ce7">
            <text:p>4’9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50.05" table:style-name="ce6">
            <text:p>7’450.05</text:p>
          </table:table-cell>
          <table:table-cell office:value-type="float" office:value="7400" table:style-name="ce7">
            <text:p>7’4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7483.1" table:style-name="ce6">
            <text:p>7’483.10</text:p>
          </table:table-cell>
          <table:table-cell office:value-type="float" office:value="83" table:style-name="ce7">
            <text:p>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00" table:style-name="ce6">
            <text:p>9’500.00</text:p>
          </table:table-cell>
          <table:table-cell table:style-name="ce7"/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26848.64" table:style-name="ce6">
            <text:p>2’026’848.64</text:p>
          </table:table-cell>
          <table:table-cell office:value-type="float" office:value="1711800" table:style-name="ce7">
            <text:p>1’711’8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05381.74" table:style-name="ce6">
            <text:p>1’805’381.74</text:p>
          </table:table-cell>
          <table:table-cell office:value-type="float" office:value="93582" table:style-name="ce7">
            <text:p>93’5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1</text:p>
          </table:table-cell>
          <table:table-cell office:value-type="string" table:style-name="ce9">
            <text:p>Feuerweh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121109.130000001" table:style-name="ce10">
            <text:p>10’121’109.13</text:p>
          </table:table-cell>
          <table:table-cell office:value-type="float" office:value="8630100" table:style-name="ce11">
            <text:p>8’630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041378.83" table:style-name="ce10">
            <text:p>12’041’378.83</text:p>
          </table:table-cell>
          <table:table-cell table:style-name="ce10"/>
          <table:table-cell office:value-type="float" office:value="3237379" table:style-name="ce11">
            <text:p>3’237’3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73900" table:style-name="ce11">
            <text:p>173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121109.130000001" table:style-name="ce10">
            <text:p>10’121’109.13</text:p>
          </table:table-cell>
          <table:table-cell office:value-type="float" office:value="8630100" table:style-name="ce11">
            <text:p>8’630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041378.83" table:style-name="ce10">
            <text:p>12’041’378.83</text:p>
          </table:table-cell>
          <table:table-cell office:value-type="float" office:value="3411279" table:style-name="ce11">
            <text:p>3’411’2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73900" table:style-name="ce11">
            <text:p>173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40" table:style-name="ce6">
            <text:p>940.0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810" table:style-name="ce6">
            <text:p>810.00</text:p>
          </table:table-cell>
          <table:table-cell table:style-name="ce6"/>
          <table:table-cell office:value-type="float" office:value="-3290" table:style-name="ce7">
            <text:p>-3’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06569.45" table:style-name="ce6">
            <text:p>4’706’569.45</text:p>
          </table:table-cell>
          <table:table-cell office:value-type="float" office:value="4572400" table:style-name="ce7">
            <text:p>4’572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659114.3" table:style-name="ce6">
            <text:p>4’659’114.30</text:p>
          </table:table-cell>
          <table:table-cell table:style-name="ce6"/>
          <table:table-cell office:value-type="float" office:value="12214" table:style-name="ce7">
            <text:p>12’2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4500" table:style-name="ce7">
            <text:p>7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5210.8" table:style-name="ce6">
            <text:p>325’210.80</text:p>
          </table:table-cell>
          <table:table-cell office:value-type="float" office:value="331200" table:style-name="ce7">
            <text:p>331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21467.8" table:style-name="ce6">
            <text:p>321’467.80</text:p>
          </table:table-cell>
          <table:table-cell table:style-name="ce6"/>
          <table:table-cell office:value-type="float" office:value="-9732" table:style-name="ce7">
            <text:p>-9’7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9687.3" table:style-name="ce6">
            <text:p>369’687.30</text:p>
          </table:table-cell>
          <table:table-cell office:value-type="float" office:value="396800" table:style-name="ce7">
            <text:p>396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89092.25" table:style-name="ce6">
            <text:p>389’092.25</text:p>
          </table:table-cell>
          <table:table-cell table:style-name="ce6"/>
          <table:table-cell office:value-type="float" office:value="-7708" table:style-name="ce7">
            <text:p>-7’7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945.1" table:style-name="ce6">
            <text:p>27’945.10</text:p>
          </table:table-cell>
          <table:table-cell office:value-type="float" office:value="23900" table:style-name="ce7">
            <text:p>23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7177.5" table:style-name="ce6">
            <text:p>27’177.50</text:p>
          </table:table-cell>
          <table:table-cell table:style-name="ce6"/>
          <table:table-cell office:value-type="float" office:value="3278" table:style-name="ce7">
            <text:p>3’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053.53" table:style-name="ce6">
            <text:p>136’053.53</text:p>
          </table:table-cell>
          <table:table-cell office:value-type="float" office:value="178900" table:style-name="ce7">
            <text:p>178’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74098.47" table:style-name="ce6">
            <text:p>174’098.47</text:p>
          </table:table-cell>
          <table:table-cell table:style-name="ce6"/>
          <table:table-cell office:value-type="float" office:value="-4802" table:style-name="ce7">
            <text:p>-4’8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2892.72" table:style-name="ce6">
            <text:p>242’892.72</text:p>
          </table:table-cell>
          <table:table-cell office:value-type="float" office:value="327800" table:style-name="ce7">
            <text:p>327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60747.4" table:style-name="ce6">
            <text:p>360’747.40</text:p>
          </table:table-cell>
          <table:table-cell table:style-name="ce6"/>
          <table:table-cell office:value-type="float" office:value="-453" table:style-name="ce7">
            <text:p>-4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3400" table:style-name="ce7">
            <text:p>33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5829.74" table:style-name="ce6">
            <text:p>265’829.74</text:p>
          </table:table-cell>
          <table:table-cell office:value-type="float" office:value="253000" table:style-name="ce7">
            <text:p>25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01623.77" table:style-name="ce6">
            <text:p>301’623.77</text:p>
          </table:table-cell>
          <table:table-cell table:style-name="ce6"/>
          <table:table-cell office:value-type="float" office:value="-6376" table:style-name="ce7">
            <text:p>-6’3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5000" table:style-name="ce7">
            <text:p>5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489.85" table:style-name="ce6">
            <text:p>95’489.85</text:p>
          </table:table-cell>
          <table:table-cell office:value-type="float" office:value="94000" table:style-name="ce7">
            <text:p>94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84922.65" table:style-name="ce6">
            <text:p>84’922.65</text:p>
          </table:table-cell>
          <table:table-cell table:style-name="ce6"/>
          <table:table-cell office:value-type="float" office:value="-9077" table:style-name="ce7">
            <text:p>-9’0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787.53" table:style-name="ce6">
            <text:p>150’787.53</text:p>
          </table:table-cell>
          <table:table-cell office:value-type="float" office:value="168500" table:style-name="ce7">
            <text:p>168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5190.39000000001" table:style-name="ce6">
            <text:p>165’190.39</text:p>
          </table:table-cell>
          <table:table-cell table:style-name="ce6"/>
          <table:table-cell office:value-type="float" office:value="-3310" table:style-name="ce7">
            <text:p>-3’3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5122.53" table:style-name="ce6">
            <text:p>1’465’122.53</text:p>
          </table:table-cell>
          <table:table-cell office:value-type="float" office:value="50500" table:style-name="ce7">
            <text:p>50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401557.4" table:style-name="ce6">
            <text:p>3’401’557.40</text:p>
          </table:table-cell>
          <table:table-cell table:style-name="ce6"/>
          <table:table-cell office:value-type="float" office:value="3340057" table:style-name="ce7">
            <text:p>3’340’0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1000" table:style-name="ce7">
            <text:p>11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3637.07" table:style-name="ce6">
            <text:p>163’637.07</text:p>
          </table:table-cell>
          <table:table-cell office:value-type="float" office:value="153400" table:style-name="ce7">
            <text:p>153’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65248.82" table:style-name="ce6">
            <text:p>165’248.82</text:p>
          </table:table-cell>
          <table:table-cell table:style-name="ce6"/>
          <table:table-cell office:value-type="float" office:value="11849" table:style-name="ce7">
            <text:p>11’8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330.1" table:style-name="ce6">
            <text:p>96’330.10</text:p>
          </table:table-cell>
          <table:table-cell office:value-type="float" office:value="39000" table:style-name="ce7">
            <text:p>39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7463.5" table:style-name="ce6">
            <text:p>27’463.50</text:p>
          </table:table-cell>
          <table:table-cell table:style-name="ce6"/>
          <table:table-cell office:value-type="float" office:value="-11537" table:style-name="ce7">
            <text:p>-11’5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8.5500000000002" table:style-name="ce6">
            <text:p>2’298.55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498" table:style-name="ce6">
            <text:p>2’498.00</text:p>
          </table:table-cell>
          <table:table-cell table:style-name="ce6"/>
          <table:table-cell office:value-type="float" office:value="-2" table:style-name="ce7">
            <text:p>-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0245.48" table:style-name="ce6">
            <text:p>210’245.48</text:p>
          </table:table-cell>
          <table:table-cell office:value-type="float" office:value="223300" table:style-name="ce7">
            <text:p>223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18586.96" table:style-name="ce6">
            <text:p>218’586.96</text:p>
          </table:table-cell>
          <table:table-cell table:style-name="ce6"/>
          <table:table-cell office:value-type="float" office:value="-4713" table:style-name="ce7">
            <text:p>-4’7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334.41" table:style-name="ce6">
            <text:p>31’334.41</text:p>
          </table:table-cell>
          <table:table-cell office:value-type="float" office:value="30600" table:style-name="ce7">
            <text:p>30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4072.35" table:style-name="ce6">
            <text:p>24’072.35</text:p>
          </table:table-cell>
          <table:table-cell table:style-name="ce6"/>
          <table:table-cell office:value-type="float" office:value="-6528" table:style-name="ce7">
            <text:p>-6’5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1.3" table:style-name="ce6">
            <text:p>1’291.30</text:p>
          </table:table-cell>
          <table:table-cell office:value-type="float" office:value="17100" table:style-name="ce7">
            <text:p>17’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87.25" table:style-name="ce6">
            <text:p>1’287.25</text:p>
          </table:table-cell>
          <table:table-cell table:style-name="ce6"/>
          <table:table-cell office:value-type="float" office:value="-15813" table:style-name="ce7">
            <text:p>-15’8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8897.96" table:style-name="ce6">
            <text:p>178’897.96</text:p>
          </table:table-cell>
          <table:table-cell office:value-type="float" office:value="216825" table:style-name="ce7">
            <text:p>216’825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128032.46" table:style-name="ce6">
            <text:p>128’032.46</text:p>
          </table:table-cell>
          <table:table-cell table:style-name="ce6"/>
          <table:table-cell office:value-type="float" office:value="-88793" table:style-name="ce7">
            <text:p>-88’7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2149.4" table:style-name="ce6">
            <text:p>142’149.40</text:p>
          </table:table-cell>
          <table:table-cell office:value-type="float" office:value="166100" table:style-name="ce7">
            <text:p>166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31887.20000000001" table:style-name="ce6">
            <text:p>131’887.20</text:p>
          </table:table-cell>
          <table:table-cell table:style-name="ce6"/>
          <table:table-cell office:value-type="float" office:value="-34213" table:style-name="ce7">
            <text:p>-34’2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1057.58" table:style-name="ce6">
            <text:p>1’201’057.58</text:p>
          </table:table-cell>
          <table:table-cell office:value-type="float" office:value="1014675" table:style-name="ce7">
            <text:p>1’014’675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078727.06" table:style-name="ce6">
            <text:p>1’078’727.06</text:p>
          </table:table-cell>
          <table:table-cell table:style-name="ce6"/>
          <table:table-cell office:value-type="float" office:value="64052" table:style-name="ce7">
            <text:p>64’0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000" table:style-name="ce6">
            <text:p>16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95.900000000001" table:style-name="ce6">
            <text:p>19’795.90</text:p>
          </table:table-cell>
          <table:table-cell office:value-type="float" office:value="18500" table:style-name="ce7">
            <text:p>18’5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9496.5" table:style-name="ce6">
            <text:p>19’496.50</text:p>
          </table:table-cell>
          <table:table-cell table:style-name="ce6"/>
          <table:table-cell office:value-type="float" office:value="997" table:style-name="ce7">
            <text:p>9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7542.83" table:style-name="ce6">
            <text:p>287’542.83</text:p>
          </table:table-cell>
          <table:table-cell office:value-type="float" office:value="331000" table:style-name="ce7">
            <text:p>331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342276.8" table:style-name="ce6">
            <text:p>342’276.80</text:p>
          </table:table-cell>
          <table:table-cell table:style-name="ce6"/>
          <table:table-cell office:value-type="float" office:value="11277" table:style-name="ce7">
            <text:p>11’2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215.200000000001" table:style-name="ce6">
            <text:p>31’215.20</text:p>
          </table:table-cell>
          <table:table-cell office:value-type="float" office:value="31300" table:style-name="ce7">
            <text:p>31’3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36230.25" table:style-name="ce6">
            <text:p>36’230.25</text:p>
          </table:table-cell>
          <table:table-cell office:value-type="float" office:value="4930" table:style-name="ce7">
            <text:p>4’9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4912.86" table:style-name="ce6">
            <text:p>834’912.86</text:p>
          </table:table-cell>
          <table:table-cell office:value-type="float" office:value="780500" table:style-name="ce7">
            <text:p>780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75158.65" table:style-name="ce6">
            <text:p>775’158.65</text:p>
          </table:table-cell>
          <table:table-cell office:value-type="float" office:value="-5341" table:style-name="ce7">
            <text:p>-5’3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55.35" table:style-name="ce6">
            <text:p>5’955.35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117.2" table:style-name="ce6">
            <text:p>1’117.20</text:p>
          </table:table-cell>
          <table:table-cell office:value-type="float" office:value="-1783" table:style-name="ce7">
            <text:p>-1’7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030.5" table:style-name="ce6">
            <text:p>125’030.50</text:p>
          </table:table-cell>
          <table:table-cell office:value-type="float" office:value="152500" table:style-name="ce7">
            <text:p>152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39853.6" table:style-name="ce6">
            <text:p>139’853.60</text:p>
          </table:table-cell>
          <table:table-cell office:value-type="float" office:value="-12646" table:style-name="ce7">
            <text:p>-12’6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3391.38" table:style-name="ce6">
            <text:p>213’391.38</text:p>
          </table:table-cell>
          <table:table-cell office:value-type="float" office:value="228300" table:style-name="ce7">
            <text:p>228’3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9940.45" table:style-name="ce6">
            <text:p>209’940.45</text:p>
          </table:table-cell>
          <table:table-cell office:value-type="float" office:value="-18360" table:style-name="ce7">
            <text:p>-18’3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5779.9" table:style-name="ce6">
            <text:p>135’779.90</text:p>
          </table:table-cell>
          <table:table-cell office:value-type="float" office:value="134100" table:style-name="ce7">
            <text:p>134’1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136834.9" table:style-name="ce6">
            <text:p>136’834.90</text:p>
          </table:table-cell>
          <table:table-cell office:value-type="float" office:value="2735" table:style-name="ce7">
            <text:p>2’7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9611" table:style-name="ce6">
            <text:p>1’019’611.00</text:p>
          </table:table-cell>
          <table:table-cell office:value-type="float" office:value="929000" table:style-name="ce7">
            <text:p>929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925284.58" table:style-name="ce6">
            <text:p>925’284.58</text:p>
          </table:table-cell>
          <table:table-cell office:value-type="float" office:value="-3715" table:style-name="ce7">
            <text:p>-3’7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3819.45" table:style-name="ce6">
            <text:p>1’413’819.45</text:p>
          </table:table-cell>
          <table:table-cell table:style-name="ce7"/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3337533.25" table:style-name="ce6">
            <text:p>3’337’533.25</text:p>
          </table:table-cell>
          <table:table-cell office:value-type="float" office:value="3337533" table:style-name="ce7">
            <text:p>3’337’5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56571.8899999997" table:style-name="ce6">
            <text:p>6’156’571.89</text:p>
          </table:table-cell>
          <table:table-cell office:value-type="float" office:value="6079000" table:style-name="ce7">
            <text:p>6’079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218140.25" table:style-name="ce6">
            <text:p>6’218’140.25</text:p>
          </table:table-cell>
          <table:table-cell office:value-type="float" office:value="139140" table:style-name="ce7">
            <text:p>139’1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170" table:style-name="ce6">
            <text:p>1’170.00</text:p>
          </table:table-cell>
          <table:table-cell office:value-type="float" office:value="-3330" table:style-name="ce7">
            <text:p>-3’3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4821.6" table:style-name="ce6">
            <text:p>184’821.60</text:p>
          </table:table-cell>
          <table:table-cell office:value-type="float" office:value="288000" table:style-name="ce7">
            <text:p>288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260115.7" table:style-name="ce6">
            <text:p>260’115.70</text:p>
          </table:table-cell>
          <table:table-cell office:value-type="float" office:value="-27884" table:style-name="ce7">
            <text:p>-27’8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2</text:p>
          </table:table-cell>
          <table:table-cell office:value-type="string" table:style-name="ce9">
            <text:p>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59862.69" table:style-name="ce10">
            <text:p>1’159’862.69</text:p>
          </table:table-cell>
          <table:table-cell office:value-type="float" office:value="1067225" table:style-name="ce11">
            <text:p>1’067’22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94432.67" table:style-name="ce10">
            <text:p>1’094’432.67</text:p>
          </table:table-cell>
          <table:table-cell table:style-name="ce10"/>
          <table:table-cell office:value-type="float" office:value="19708" table:style-name="ce11">
            <text:p>19’70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7500" table:style-name="ce11">
            <text:p>7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9736" table:style-name="ce10">
            <text:p>159’736.00</text:p>
          </table:table-cell>
          <table:table-cell office:value-type="float" office:value="177900" table:style-name="ce11">
            <text:p>177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6625.15" table:style-name="ce10">
            <text:p>186’625.15</text:p>
          </table:table-cell>
          <table:table-cell office:value-type="float" office:value="8725" table:style-name="ce11">
            <text:p>8’7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00126.69" table:style-name="ce10">
            <text:p>1’000’126.69</text:p>
          </table:table-cell>
          <table:table-cell office:value-type="float" office:value="896825" table:style-name="ce11">
            <text:p>896’82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907807.52" table:style-name="ce10">
            <text:p>907’807.5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611.1" table:style-name="ce6">
            <text:p>157’611.10</text:p>
          </table:table-cell>
          <table:table-cell office:value-type="float" office:value="140400" table:style-name="ce7">
            <text:p>140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8183.54999999999" table:style-name="ce6">
            <text:p>138’183.55</text:p>
          </table:table-cell>
          <table:table-cell table:style-name="ce6"/>
          <table:table-cell office:value-type="float" office:value="-2216" table:style-name="ce7">
            <text:p>-2’2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30.6" table:style-name="ce6">
            <text:p>11’730.60</text:p>
          </table:table-cell>
          <table:table-cell office:value-type="float" office:value="10100" table:style-name="ce7">
            <text:p>10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255.85" table:style-name="ce6">
            <text:p>10’255.85</text:p>
          </table:table-cell>
          <table:table-cell table:style-name="ce6"/>
          <table:table-cell office:value-type="float" office:value="156" table:style-name="ce7">
            <text:p>1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823.3" table:style-name="ce6">
            <text:p>16’823.30</text:p>
          </table:table-cell>
          <table:table-cell office:value-type="float" office:value="13800" table:style-name="ce7">
            <text:p>13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724.8" table:style-name="ce6">
            <text:p>15’724.80</text:p>
          </table:table-cell>
          <table:table-cell table:style-name="ce6"/>
          <table:table-cell office:value-type="float" office:value="1925" table:style-name="ce7">
            <text:p>1’9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4.05" table:style-name="ce6">
            <text:p>1’004.05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859.3" table:style-name="ce6">
            <text:p>859.30</text:p>
          </table:table-cell>
          <table:table-cell table:style-name="ce6"/>
          <table:table-cell office:value-type="float" office:value="159" table:style-name="ce7">
            <text:p>1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84.2" table:style-name="ce6">
            <text:p>1’084.2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458.99" table:style-name="ce6">
            <text:p>1’458.99</text:p>
          </table:table-cell>
          <table:table-cell table:style-name="ce6"/>
          <table:table-cell office:value-type="float" office:value="-41" table:style-name="ce7">
            <text:p>-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229.4" table:style-name="ce6">
            <text:p>14’229.40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486.6" table:style-name="ce6">
            <text:p>14’486.60</text:p>
          </table:table-cell>
          <table:table-cell table:style-name="ce6"/>
          <table:table-cell office:value-type="float" office:value="-1513" table:style-name="ce7">
            <text:p>-1’5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218.9" table:style-name="ce6">
            <text:p>33’218.90</text:p>
          </table:table-cell>
          <table:table-cell office:value-type="float" office:value="46300" table:style-name="ce7">
            <text:p>46’3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40657.449999999997" table:style-name="ce6">
            <text:p>40’657.45</text:p>
          </table:table-cell>
          <table:table-cell table:style-name="ce6"/>
          <table:table-cell office:value-type="float" office:value="-5643" table:style-name="ce7">
            <text:p>-5’6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44.51" table:style-name="ce6">
            <text:p>6’844.51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111.2700000000004" table:style-name="ce6">
            <text:p>5’111.27</text:p>
          </table:table-cell>
          <table:table-cell table:style-name="ce6"/>
          <table:table-cell office:value-type="float" office:value="1811" table:style-name="ce7">
            <text:p>1’8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84.4" table:style-name="ce6">
            <text:p>3’984.40</text:p>
          </table:table-cell>
          <table:table-cell office:value-type="float" office:value="24000" table:style-name="ce7">
            <text:p>24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3238.83" table:style-name="ce6">
            <text:p>13’238.83</text:p>
          </table:table-cell>
          <table:table-cell table:style-name="ce6"/>
          <table:table-cell office:value-type="float" office:value="-10761" table:style-name="ce7">
            <text:p>-10’7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593" table:style-name="ce6">
            <text:p>2’593.00</text:p>
          </table:table-cell>
          <table:table-cell table:style-name="ce6"/>
          <table:table-cell office:value-type="float" office:value="-1407" table:style-name="ce7">
            <text:p>-1’4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0" table:style-name="ce6">
            <text:p>1’290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60" table:style-name="ce6">
            <text:p>960.00</text:p>
          </table:table-cell>
          <table:table-cell table:style-name="ce6"/>
          <table:table-cell office:value-type="float" office:value="460" table:style-name="ce7">
            <text:p>4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952.27" table:style-name="ce6">
            <text:p>66’952.27</text:p>
          </table:table-cell>
          <table:table-cell office:value-type="float" office:value="92800" table:style-name="ce7">
            <text:p>92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7494.6" table:style-name="ce6">
            <text:p>107’494.60</text:p>
          </table:table-cell>
          <table:table-cell table:style-name="ce6"/>
          <table:table-cell office:value-type="float" office:value="7195" table:style-name="ce7">
            <text:p>7’1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7500" table:style-name="ce7">
            <text:p>7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80" table:style-name="ce6">
            <text:p>3’380.00</text:p>
          </table:table-cell>
          <table:table-cell office:value-type="float" office:value="2700" table:style-name="ce7">
            <text:p>2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705.95" table:style-name="ce6">
            <text:p>2’705.95</text:p>
          </table:table-cell>
          <table:table-cell table:style-name="ce6"/>
          <table:table-cell office:value-type="float" office:value="6" table:style-name="ce7">
            <text:p>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0000" table:style-name="ce6">
            <text:p>1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1709.96" table:style-name="ce6">
            <text:p>831’709.96</text:p>
          </table:table-cell>
          <table:table-cell office:value-type="float" office:value="701125" table:style-name="ce7">
            <text:p>701’125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730702.48" table:style-name="ce6">
            <text:p>730’702.48</text:p>
          </table:table-cell>
          <table:table-cell table:style-name="ce6"/>
          <table:table-cell office:value-type="float" office:value="29577" table:style-name="ce7">
            <text:p>29’5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21.05" table:style-name="ce6">
            <text:p>7’721.05</text:p>
          </table:table-cell>
          <table:table-cell office:value-type="float" office:value="16900" table:style-name="ce7">
            <text:p>16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7672.699999999997" table:style-name="ce6">
            <text:p>37’672.70</text:p>
          </table:table-cell>
          <table:table-cell office:value-type="float" office:value="20773" table:style-name="ce7">
            <text:p>20’7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30" table:style-name="ce6">
            <text:p>2’930.00</text:p>
          </table:table-cell>
          <table:table-cell office:value-type="float" office:value="12300" table:style-name="ce7">
            <text:p>12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616" table:style-name="ce6">
            <text:p>2’616.00</text:p>
          </table:table-cell>
          <table:table-cell office:value-type="float" office:value="-9684" table:style-name="ce7">
            <text:p>-9’6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74" table:style-name="ce6">
            <text:p>6’974.00</text:p>
          </table:table-cell>
          <table:table-cell office:value-type="float" office:value="5700" table:style-name="ce7">
            <text:p>5’7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3640" table:style-name="ce6">
            <text:p>3’640.00</text:p>
          </table:table-cell>
          <table:table-cell office:value-type="float" office:value="-2060" table:style-name="ce7">
            <text:p>-2’0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4100.95000000001" table:style-name="ce6">
            <text:p>134’100.95</text:p>
          </table:table-cell>
          <table:table-cell office:value-type="float" office:value="133600" table:style-name="ce7">
            <text:p>133’6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134696.45000000001" table:style-name="ce6">
            <text:p>134’696.45</text:p>
          </table:table-cell>
          <table:table-cell office:value-type="float" office:value="1096" table:style-name="ce7">
            <text:p>1’0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10" table:style-name="ce6">
            <text:p>5’01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5000" table:style-name="ce6">
            <text:p>5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0" table:style-name="ce6">
            <text:p>3’000.00</text:p>
          </table:table-cell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000" table:style-name="ce6">
            <text:p>3’000.00</text:p>
          </table:table-cell>
          <table:table-cell office:value-type="float" office:value="-1400" table:style-name="ce7">
            <text:p>-1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</text:p>
          </table:table-cell>
          <table:table-cell office:value-type="string" table:style-name="ce9">
            <text:p>Gesellschaftsfr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66042.3399999999" table:style-name="ce10">
            <text:p>6’066’042.34</text:p>
          </table:table-cell>
          <table:table-cell office:value-type="float" office:value="6317025" table:style-name="ce11">
            <text:p>6’317’02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902488.7699999996" table:style-name="ce10">
            <text:p>5’902’488.77</text:p>
          </table:table-cell>
          <table:table-cell table:style-name="ce10"/>
          <table:table-cell office:value-type="float" office:value="-414536" table:style-name="ce11">
            <text:p>-414’53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788935.2" table:style-name="ce10">
            <text:p>4’788’935.20</text:p>
          </table:table-cell>
          <table:table-cell office:value-type="float" office:value="4627025" table:style-name="ce11">
            <text:p>4’627’02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610861.1500000004" table:style-name="ce10">
            <text:p>4’610’861.15</text:p>
          </table:table-cell>
          <table:table-cell office:value-type="float" office:value="-16164" table:style-name="ce11">
            <text:p>-16’16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77107.1399999999" table:style-name="ce10">
            <text:p>1’277’107.14</text:p>
          </table:table-cell>
          <table:table-cell office:value-type="float" office:value="1690000" table:style-name="ce11">
            <text:p>1’690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91627.6200000001" table:style-name="ce10">
            <text:p>1’291’627.6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3872.75" table:style-name="ce10">
            <text:p>1’123’872.75</text:p>
          </table:table-cell>
          <table:table-cell office:value-type="float" office:value="1373000" table:style-name="ce11">
            <text:p>1’37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83836.69" table:style-name="ce10">
            <text:p>1’083’836.69</text:p>
          </table:table-cell>
          <table:table-cell table:style-name="ce10"/>
          <table:table-cell office:value-type="float" office:value="-289163" table:style-name="ce11">
            <text:p>-289’16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150" table:style-name="ce10">
            <text:p>17’150.00</text:p>
          </table:table-cell>
          <table:table-cell office:value-type="float" office:value="50000" table:style-name="ce11">
            <text:p>5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5910.800000000003" table:style-name="ce10">
            <text:p>35’910.80</text:p>
          </table:table-cell>
          <table:table-cell office:value-type="float" office:value="-14089" table:style-name="ce11">
            <text:p>-14’08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06722.75" table:style-name="ce10">
            <text:p>1’106’722.75</text:p>
          </table:table-cell>
          <table:table-cell office:value-type="float" office:value="1323000" table:style-name="ce11">
            <text:p>1’323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47925.89" table:style-name="ce10">
            <text:p>1’047’925.8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95" table:style-name="ce6">
            <text:p>8’595.00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9810" table:style-name="ce6">
            <text:p>9’810.00</text:p>
          </table:table-cell>
          <table:table-cell table:style-name="ce6"/>
          <table:table-cell office:value-type="float" office:value="-3190" table:style-name="ce7">
            <text:p>-3’1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2053.4" table:style-name="ce6">
            <text:p>692’053.40</text:p>
          </table:table-cell>
          <table:table-cell office:value-type="float" office:value="702500" table:style-name="ce7">
            <text:p>702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86616.6" table:style-name="ce6">
            <text:p>686’616.60</text:p>
          </table:table-cell>
          <table:table-cell table:style-name="ce6"/>
          <table:table-cell office:value-type="float" office:value="-15883" table:style-name="ce7">
            <text:p>-15’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991.85" table:style-name="ce6">
            <text:p>51’991.85</text:p>
          </table:table-cell>
          <table:table-cell office:value-type="float" office:value="50800" table:style-name="ce7">
            <text:p>50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1978.55" table:style-name="ce6">
            <text:p>51’978.55</text:p>
          </table:table-cell>
          <table:table-cell table:style-name="ce6"/>
          <table:table-cell office:value-type="float" office:value="1179" table:style-name="ce7">
            <text:p>1’1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921.5" table:style-name="ce6">
            <text:p>73’921.50</text:p>
          </table:table-cell>
          <table:table-cell office:value-type="float" office:value="69500" table:style-name="ce7">
            <text:p>69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1284.600000000006" table:style-name="ce6">
            <text:p>81’284.60</text:p>
          </table:table-cell>
          <table:table-cell table:style-name="ce6"/>
          <table:table-cell office:value-type="float" office:value="11785" table:style-name="ce7">
            <text:p>11’7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75.6499999999996" table:style-name="ce6">
            <text:p>4’475.65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62.3500000000004" table:style-name="ce6">
            <text:p>4’362.35</text:p>
          </table:table-cell>
          <table:table-cell table:style-name="ce6"/>
          <table:table-cell office:value-type="float" office:value="762" table:style-name="ce7">
            <text:p>7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59.8" table:style-name="ce6">
            <text:p>7’559.80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378.15" table:style-name="ce6">
            <text:p>6’378.15</text:p>
          </table:table-cell>
          <table:table-cell table:style-name="ce6"/>
          <table:table-cell office:value-type="float" office:value="-2622" table:style-name="ce7">
            <text:p>-2’6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438.4" table:style-name="ce6">
            <text:p>9’438.40</text:p>
          </table:table-cell>
          <table:table-cell office:value-type="float" office:value="18700" table:style-name="ce7">
            <text:p>18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969.5" table:style-name="ce6">
            <text:p>8’969.50</text:p>
          </table:table-cell>
          <table:table-cell table:style-name="ce6"/>
          <table:table-cell office:value-type="float" office:value="-9731" table:style-name="ce7">
            <text:p>-9’7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05.05" table:style-name="ce6">
            <text:p>3’405.0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097.45" table:style-name="ce6">
            <text:p>4’097.45</text:p>
          </table:table-cell>
          <table:table-cell table:style-name="ce6"/>
          <table:table-cell office:value-type="float" office:value="97" table:style-name="ce7">
            <text:p>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868.15" table:style-name="ce6">
            <text:p>197’868.15</text:p>
          </table:table-cell>
          <table:table-cell office:value-type="float" office:value="432400" table:style-name="ce7">
            <text:p>432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54601.78" table:style-name="ce6">
            <text:p>154’601.78</text:p>
          </table:table-cell>
          <table:table-cell table:style-name="ce6"/>
          <table:table-cell office:value-type="float" office:value="-277798" table:style-name="ce7">
            <text:p>-277’7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623.6" table:style-name="ce6">
            <text:p>15’623.60</text:p>
          </table:table-cell>
          <table:table-cell office:value-type="float" office:value="15500" table:style-name="ce7">
            <text:p>15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772.3" table:style-name="ce6">
            <text:p>12’772.30</text:p>
          </table:table-cell>
          <table:table-cell table:style-name="ce6"/>
          <table:table-cell office:value-type="float" office:value="-2728" table:style-name="ce7">
            <text:p>-2’7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940.35" table:style-name="ce6">
            <text:p>58’940.35</text:p>
          </table:table-cell>
          <table:table-cell office:value-type="float" office:value="54000" table:style-name="ce7">
            <text:p>54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2965.41" table:style-name="ce6">
            <text:p>62’965.41</text:p>
          </table:table-cell>
          <table:table-cell table:style-name="ce6"/>
          <table:table-cell office:value-type="float" office:value="8965" table:style-name="ce7">
            <text:p>8’9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150" table:style-name="ce6">
            <text:p>17’150.00</text:p>
          </table:table-cell>
          <table:table-cell office:value-type="float" office:value="50000" table:style-name="ce7">
            <text:p>5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5910.800000000003" table:style-name="ce6">
            <text:p>35’910.80</text:p>
          </table:table-cell>
          <table:table-cell office:value-type="float" office:value="-14089" table:style-name="ce7">
            <text:p>-14’0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1</text:p>
          </table:table-cell>
          <table:table-cell office:value-type="string" table:style-name="ce9">
            <text:p>AHV-Zweig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64023.49" table:style-name="ce10">
            <text:p>464’023.49</text:p>
          </table:table-cell>
          <table:table-cell office:value-type="float" office:value="441700" table:style-name="ce11">
            <text:p>441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30675.06" table:style-name="ce10">
            <text:p>430’675.06</text:p>
          </table:table-cell>
          <table:table-cell table:style-name="ce10"/>
          <table:table-cell office:value-type="float" office:value="-11025" table:style-name="ce11">
            <text:p>-11’0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3963.55" table:style-name="ce10">
            <text:p>83’963.55</text:p>
          </table:table-cell>
          <table:table-cell office:value-type="float" office:value="105100" table:style-name="ce11">
            <text:p>105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1302.1" table:style-name="ce10">
            <text:p>91’302.10</text:p>
          </table:table-cell>
          <table:table-cell office:value-type="float" office:value="-13798" table:style-name="ce11">
            <text:p>-13’79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0059.94" table:style-name="ce10">
            <text:p>380’059.94</text:p>
          </table:table-cell>
          <table:table-cell office:value-type="float" office:value="336600" table:style-name="ce11">
            <text:p>336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39372.96" table:style-name="ce10">
            <text:p>339’372.96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3253.5" table:style-name="ce6">
            <text:p>363’253.50</text:p>
          </table:table-cell>
          <table:table-cell office:value-type="float" office:value="350300" table:style-name="ce7">
            <text:p>350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0860.7" table:style-name="ce6">
            <text:p>340’860.70</text:p>
          </table:table-cell>
          <table:table-cell table:style-name="ce6"/>
          <table:table-cell office:value-type="float" office:value="-9439" table:style-name="ce7">
            <text:p>-9’4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552.45" table:style-name="ce6">
            <text:p>27’552.45</text:p>
          </table:table-cell>
          <table:table-cell office:value-type="float" office:value="25700" table:style-name="ce7">
            <text:p>25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5386.799999999999" table:style-name="ce6">
            <text:p>25’386.80</text:p>
          </table:table-cell>
          <table:table-cell table:style-name="ce6"/>
          <table:table-cell office:value-type="float" office:value="-313" table:style-name="ce7">
            <text:p>-3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253.599999999999" table:style-name="ce6">
            <text:p>37’253.60</text:p>
          </table:table-cell>
          <table:table-cell office:value-type="float" office:value="36000" table:style-name="ce7">
            <text:p>36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7724.550000000003" table:style-name="ce6">
            <text:p>37’724.55</text:p>
          </table:table-cell>
          <table:table-cell table:style-name="ce6"/>
          <table:table-cell office:value-type="float" office:value="1725" table:style-name="ce7">
            <text:p>1’7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75.15" table:style-name="ce6">
            <text:p>2’375.15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129.1999999999998" table:style-name="ce6">
            <text:p>2’129.20</text:p>
          </table:table-cell>
          <table:table-cell table:style-name="ce6"/>
          <table:table-cell office:value-type="float" office:value="229" table:style-name="ce7">
            <text:p>2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.30000000000001" table:style-name="ce6">
            <text:p>130.30</text:p>
          </table:table-cell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51.3" table:style-name="ce6">
            <text:p>851.30</text:p>
          </table:table-cell>
          <table:table-cell table:style-name="ce6"/>
          <table:table-cell office:value-type="float" office:value="851" table:style-name="ce7">
            <text:p>8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07.4499999999998" table:style-name="ce6">
            <text:p>2’207.4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72.05" table:style-name="ce6">
            <text:p>1’272.05</text:p>
          </table:table-cell>
          <table:table-cell table:style-name="ce6"/>
          <table:table-cell office:value-type="float" office:value="72" table:style-name="ce7">
            <text:p>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6.65" table:style-name="ce6">
            <text:p>1’626.6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05.25" table:style-name="ce6">
            <text:p>505.25</text:p>
          </table:table-cell>
          <table:table-cell table:style-name="ce6"/>
          <table:table-cell office:value-type="float" office:value="505" table:style-name="ce7">
            <text:p>5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.65" table:style-name="ce6">
            <text:p>143.65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3.3" table:style-name="ce6">
            <text:p>843.3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90.96" table:style-name="ce6">
            <text:p>190.96</text:p>
          </table:table-cell>
          <table:table-cell table:style-name="ce6"/>
          <table:table-cell office:value-type="float" office:value="191" table:style-name="ce7">
            <text:p>1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6.45" table:style-name="ce6">
            <text:p>956.4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02.95" table:style-name="ce6">
            <text:p>1’002.95</text:p>
          </table:table-cell>
          <table:table-cell table:style-name="ce6"/>
          <table:table-cell office:value-type="float" office:value="-197" table:style-name="ce7">
            <text:p>-1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6.85" table:style-name="ce6">
            <text:p>766.85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80" table:style-name="ce6">
            <text:p>380.00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914.14" table:style-name="ce6">
            <text:p>26’914.14</text:p>
          </table:table-cell>
          <table:table-cell office:value-type="float" office:value="24900" table:style-name="ce7">
            <text:p>24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0371.3" table:style-name="ce6">
            <text:p>20’371.30</text:p>
          </table:table-cell>
          <table:table-cell table:style-name="ce6"/>
          <table:table-cell office:value-type="float" office:value="-4529" table:style-name="ce7">
            <text:p>-4’5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00" table:style-name="ce6">
            <text:p>2’400.00</text:p>
          </table:table-cell>
          <table:table-cell office:value-type="float" office:value="22700" table:style-name="ce7">
            <text:p>22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240" table:style-name="ce6">
            <text:p>10’240.00</text:p>
          </table:table-cell>
          <table:table-cell office:value-type="float" office:value="-12460" table:style-name="ce7">
            <text:p>-12’4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563.55" table:style-name="ce6">
            <text:p>81’563.55</text:p>
          </table:table-cell>
          <table:table-cell office:value-type="float" office:value="82400" table:style-name="ce7">
            <text:p>82’4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81062.100000000006" table:style-name="ce6">
            <text:p>81’062.10</text:p>
          </table:table-cell>
          <table:table-cell office:value-type="float" office:value="-1338" table:style-name="ce7">
            <text:p>-1’3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2</text:p>
          </table:table-cell>
          <table:table-cell office:value-type="string" table:style-name="ce9">
            <text:p>Wohnheim für Kinder und Jugendliche Riederenhol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92590.7200000002" table:style-name="ce10">
            <text:p>2’492’590.72</text:p>
          </table:table-cell>
          <table:table-cell office:value-type="float" office:value="2555425" table:style-name="ce11">
            <text:p>2’555’42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88299.04" table:style-name="ce10">
            <text:p>2’488’299.04</text:p>
          </table:table-cell>
          <table:table-cell table:style-name="ce10"/>
          <table:table-cell office:value-type="float" office:value="-67126" table:style-name="ce11">
            <text:p>-67’12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795985.4" table:style-name="ce10">
            <text:p>2’795’985.40</text:p>
          </table:table-cell>
          <table:table-cell office:value-type="float" office:value="2555425" table:style-name="ce11">
            <text:p>2’555’42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411321.65" table:style-name="ce10">
            <text:p>2’411’321.65</text:p>
          </table:table-cell>
          <table:table-cell office:value-type="float" office:value="-144103" table:style-name="ce11">
            <text:p>-144’10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6977.39" table:style-name="ce10">
            <text:p>76’977.39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03394.68" table:style-name="ce10">
            <text:p>303’394.68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13485.75" table:style-name="ce6">
            <text:p>1’613’485.75</text:p>
          </table:table-cell>
          <table:table-cell office:value-type="float" office:value="1535400" table:style-name="ce7">
            <text:p>1’535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542599.75" table:style-name="ce6">
            <text:p>1’542’599.75</text:p>
          </table:table-cell>
          <table:table-cell table:style-name="ce6"/>
          <table:table-cell office:value-type="float" office:value="7200" table:style-name="ce7">
            <text:p>7’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635.85" table:style-name="ce6">
            <text:p>121’635.85</text:p>
          </table:table-cell>
          <table:table-cell office:value-type="float" office:value="112700" table:style-name="ce7">
            <text:p>112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8736.6" table:style-name="ce6">
            <text:p>118’736.60</text:p>
          </table:table-cell>
          <table:table-cell table:style-name="ce6"/>
          <table:table-cell office:value-type="float" office:value="6037" table:style-name="ce7">
            <text:p>6’0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124" table:style-name="ce6">
            <text:p>121’124.00</text:p>
          </table:table-cell>
          <table:table-cell office:value-type="float" office:value="148500" table:style-name="ce7">
            <text:p>148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5834.5" table:style-name="ce6">
            <text:p>125’834.50</text:p>
          </table:table-cell>
          <table:table-cell table:style-name="ce6"/>
          <table:table-cell office:value-type="float" office:value="-22666" table:style-name="ce7">
            <text:p>-22’6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12.950000000001" table:style-name="ce6">
            <text:p>10’112.95</text:p>
          </table:table-cell>
          <table:table-cell office:value-type="float" office:value="8100" table:style-name="ce7">
            <text:p>8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576.65" table:style-name="ce6">
            <text:p>9’576.65</text:p>
          </table:table-cell>
          <table:table-cell table:style-name="ce6"/>
          <table:table-cell office:value-type="float" office:value="1477" table:style-name="ce7">
            <text:p>1’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208.8" table:style-name="ce6">
            <text:p>14’208.80</text:p>
          </table:table-cell>
          <table:table-cell office:value-type="float" office:value="36110" table:style-name="ce7">
            <text:p>36’11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229.8" table:style-name="ce6">
            <text:p>18’229.80</text:p>
          </table:table-cell>
          <table:table-cell table:style-name="ce6"/>
          <table:table-cell office:value-type="float" office:value="-17880" table:style-name="ce7">
            <text:p>-17’8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25.9499999999998" table:style-name="ce6">
            <text:p>2’225.9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938.85" table:style-name="ce6">
            <text:p>1’938.85</text:p>
          </table:table-cell>
          <table:table-cell table:style-name="ce6"/>
          <table:table-cell office:value-type="float" office:value="-4061" table:style-name="ce7">
            <text:p>-4’0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901.25" table:style-name="ce6">
            <text:p>30’901.25</text:p>
          </table:table-cell>
          <table:table-cell office:value-type="float" office:value="115615" table:style-name="ce7">
            <text:p>115’615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21787.35" table:style-name="ce6">
            <text:p>121’787.35</text:p>
          </table:table-cell>
          <table:table-cell table:style-name="ce6"/>
          <table:table-cell office:value-type="float" office:value="6172" table:style-name="ce7">
            <text:p>6’1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307.4" table:style-name="ce6">
            <text:p>31’307.40</text:p>
          </table:table-cell>
          <table:table-cell office:value-type="float" office:value="32600" table:style-name="ce7">
            <text:p>32’6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9703.65" table:style-name="ce6">
            <text:p>29’703.65</text:p>
          </table:table-cell>
          <table:table-cell table:style-name="ce6"/>
          <table:table-cell office:value-type="float" office:value="-2896" table:style-name="ce7">
            <text:p>-2’8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782.84" table:style-name="ce6">
            <text:p>78’782.84</text:p>
          </table:table-cell>
          <table:table-cell office:value-type="float" office:value="84300" table:style-name="ce7">
            <text:p>84’3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71204.850000000006" table:style-name="ce6">
            <text:p>71’204.85</text:p>
          </table:table-cell>
          <table:table-cell table:style-name="ce6"/>
          <table:table-cell office:value-type="float" office:value="-13095" table:style-name="ce7">
            <text:p>-13’0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45.5" table:style-name="ce6">
            <text:p>8’245.5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6867.07" table:style-name="ce6">
            <text:p>16’867.07</text:p>
          </table:table-cell>
          <table:table-cell table:style-name="ce6"/>
          <table:table-cell office:value-type="float" office:value="-3133" table:style-name="ce7">
            <text:p>-3’1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8.6500000000001" table:style-name="ce6">
            <text:p>1’048.6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82.55" table:style-name="ce6">
            <text:p>782.55</text:p>
          </table:table-cell>
          <table:table-cell table:style-name="ce6"/>
          <table:table-cell office:value-type="float" office:value="-4217" table:style-name="ce7">
            <text:p>-4’2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826" table:style-name="ce6">
            <text:p>24’826.00</text:p>
          </table:table-cell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6705.85" table:style-name="ce6">
            <text:p>26’705.85</text:p>
          </table:table-cell>
          <table:table-cell table:style-name="ce6"/>
          <table:table-cell office:value-type="float" office:value="-10294" table:style-name="ce7">
            <text:p>-10’2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11.2099999999991" table:style-name="ce6">
            <text:p>8’611.21</text:p>
          </table:table-cell>
          <table:table-cell office:value-type="float" office:value="18700" table:style-name="ce7">
            <text:p>18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9973.33" table:style-name="ce6">
            <text:p>9’973.33</text:p>
          </table:table-cell>
          <table:table-cell table:style-name="ce6"/>
          <table:table-cell office:value-type="float" office:value="-8727" table:style-name="ce7">
            <text:p>-8’7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13.3" table:style-name="ce6">
            <text:p>3’013.30</text:p>
          </table:table-cell>
          <table:table-cell office:value-type="float" office:value="6900" table:style-name="ce7">
            <text:p>6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537.35" table:style-name="ce6">
            <text:p>5’537.35</text:p>
          </table:table-cell>
          <table:table-cell table:style-name="ce6"/>
          <table:table-cell office:value-type="float" office:value="-1363" table:style-name="ce7">
            <text:p>-1’3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329.75" table:style-name="ce6">
            <text:p>44’329.75</text:p>
          </table:table-cell>
          <table:table-cell office:value-type="float" office:value="36800" table:style-name="ce7">
            <text:p>36’8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8149.699999999997" table:style-name="ce6">
            <text:p>38’149.70</text:p>
          </table:table-cell>
          <table:table-cell table:style-name="ce6"/>
          <table:table-cell office:value-type="float" office:value="1350" table:style-name="ce7">
            <text:p>1’3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7858.34999999998" table:style-name="ce6">
            <text:p>287’858.35</text:p>
          </table:table-cell>
          <table:table-cell office:value-type="float" office:value="281000" table:style-name="ce7">
            <text:p>281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84141.45" table:style-name="ce6">
            <text:p>284’141.45</text:p>
          </table:table-cell>
          <table:table-cell table:style-name="ce6"/>
          <table:table-cell office:value-type="float" office:value="3141" table:style-name="ce7">
            <text:p>3’1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0873.17" table:style-name="ce6">
            <text:p>90’873.17</text:p>
          </table:table-cell>
          <table:table-cell office:value-type="float" office:value="70700" table:style-name="ce7">
            <text:p>70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6529.740000000005" table:style-name="ce6">
            <text:p>66’529.74</text:p>
          </table:table-cell>
          <table:table-cell table:style-name="ce6"/>
          <table:table-cell office:value-type="float" office:value="-4170" table:style-name="ce7">
            <text:p>-4’1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359.8" table:style-name="ce6">
            <text:p>95’359.80</text:p>
          </table:table-cell>
          <table:table-cell office:value-type="float" office:value="51600" table:style-name="ce7">
            <text:p>51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4046.5" table:style-name="ce6">
            <text:p>54’046.50</text:p>
          </table:table-cell>
          <table:table-cell office:value-type="float" office:value="2447" table:style-name="ce7">
            <text:p>2’4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2509" table:style-name="ce6">
            <text:p>232’509.00</text:p>
          </table:table-cell>
          <table:table-cell office:value-type="float" office:value="1325" table:style-name="ce7">
            <text:p>1’325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-46459.15" table:style-name="ce6">
            <text:p>-46’459.15</text:p>
          </table:table-cell>
          <table:table-cell office:value-type="float" office:value="47784" table:style-name="ce7">
            <text:p>47’7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6353.6" table:style-name="ce6">
            <text:p>686’353.60</text:p>
          </table:table-cell>
          <table:table-cell office:value-type="float" office:value="786800" table:style-name="ce7">
            <text:p>786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686142.3" table:style-name="ce6">
            <text:p>686’142.30</text:p>
          </table:table-cell>
          <table:table-cell office:value-type="float" office:value="-100658" table:style-name="ce7">
            <text:p>-100’6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81763" table:style-name="ce6">
            <text:p>1’781’763.00</text:p>
          </table:table-cell>
          <table:table-cell office:value-type="float" office:value="1715700" table:style-name="ce7">
            <text:p>1’715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17592" table:style-name="ce6">
            <text:p>1’717’592.00</text:p>
          </table:table-cell>
          <table:table-cell office:value-type="float" office:value="1892" table:style-name="ce7">
            <text:p>1’8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3</text:p>
          </table:table-cell>
          <table:table-cell office:value-type="string" table:style-name="ce9">
            <text:p>Wohnheim für Betagte Riederenhol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85555.38" table:style-name="ce10">
            <text:p>1’985’555.38</text:p>
          </table:table-cell>
          <table:table-cell office:value-type="float" office:value="1946900" table:style-name="ce11">
            <text:p>1’946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899677.98" table:style-name="ce10">
            <text:p>1’899’677.98</text:p>
          </table:table-cell>
          <table:table-cell table:style-name="ce10"/>
          <table:table-cell office:value-type="float" office:value="-47222" table:style-name="ce11">
            <text:p>-47’22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91836.25" table:style-name="ce10">
            <text:p>1’891’836.25</text:p>
          </table:table-cell>
          <table:table-cell office:value-type="float" office:value="1916500" table:style-name="ce11">
            <text:p>1’916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72326.6" table:style-name="ce10">
            <text:p>2’072’326.60</text:p>
          </table:table-cell>
          <table:table-cell office:value-type="float" office:value="155827" table:style-name="ce11">
            <text:p>155’82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3719.13" table:style-name="ce10">
            <text:p>93’719.13</text:p>
          </table:table-cell>
          <table:table-cell office:value-type="float" office:value="30400" table:style-name="ce11">
            <text:p>30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72648.62" table:style-name="ce10">
            <text:p>172’648.62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7757.45" table:style-name="ce6">
            <text:p>1’207’757.45</text:p>
          </table:table-cell>
          <table:table-cell office:value-type="float" office:value="1275300" table:style-name="ce7">
            <text:p>1’275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222449.2" table:style-name="ce6">
            <text:p>1’222’449.20</text:p>
          </table:table-cell>
          <table:table-cell table:style-name="ce6"/>
          <table:table-cell office:value-type="float" office:value="-52851" table:style-name="ce7">
            <text:p>-52’8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311.05" table:style-name="ce6">
            <text:p>91’311.05</text:p>
          </table:table-cell>
          <table:table-cell office:value-type="float" office:value="94200" table:style-name="ce7">
            <text:p>94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3045.7" table:style-name="ce6">
            <text:p>93’045.70</text:p>
          </table:table-cell>
          <table:table-cell table:style-name="ce6"/>
          <table:table-cell office:value-type="float" office:value="-1154" table:style-name="ce7">
            <text:p>-1’1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8893" table:style-name="ce6">
            <text:p>268’893.00</text:p>
          </table:table-cell>
          <table:table-cell office:value-type="float" office:value="109800" table:style-name="ce7">
            <text:p>109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2195.45" table:style-name="ce6">
            <text:p>122’195.45</text:p>
          </table:table-cell>
          <table:table-cell table:style-name="ce6"/>
          <table:table-cell office:value-type="float" office:value="12395" table:style-name="ce7">
            <text:p>12’3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12.85" table:style-name="ce6">
            <text:p>7’812.85</text:p>
          </table:table-cell>
          <table:table-cell office:value-type="float" office:value="6800" table:style-name="ce7">
            <text:p>6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682.1" table:style-name="ce6">
            <text:p>7’682.10</text:p>
          </table:table-cell>
          <table:table-cell table:style-name="ce6"/>
          <table:table-cell office:value-type="float" office:value="882" table:style-name="ce7">
            <text:p>8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77.55" table:style-name="ce6">
            <text:p>6’277.55</text:p>
          </table:table-cell>
          <table:table-cell office:value-type="float" office:value="15800" table:style-name="ce7">
            <text:p>15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074.35" table:style-name="ce6">
            <text:p>13’074.35</text:p>
          </table:table-cell>
          <table:table-cell table:style-name="ce6"/>
          <table:table-cell office:value-type="float" office:value="-2726" table:style-name="ce7">
            <text:p>-2’7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07.84" table:style-name="ce6">
            <text:p>2’807.84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671.15" table:style-name="ce6">
            <text:p>2’671.15</text:p>
          </table:table-cell>
          <table:table-cell table:style-name="ce6"/>
          <table:table-cell office:value-type="float" office:value="-629" table:style-name="ce7">
            <text:p>-6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71" table:style-name="ce6">
            <text:p>2’371.00</text:p>
          </table:table-cell>
          <table:table-cell office:value-type="float" office:value="14500" table:style-name="ce7">
            <text:p>14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6483.849999999999" table:style-name="ce6">
            <text:p>16’483.85</text:p>
          </table:table-cell>
          <table:table-cell table:style-name="ce6"/>
          <table:table-cell office:value-type="float" office:value="1984" table:style-name="ce7">
            <text:p>1’9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439.730000000003" table:style-name="ce6">
            <text:p>35’439.73</text:p>
          </table:table-cell>
          <table:table-cell office:value-type="float" office:value="37200" table:style-name="ce7">
            <text:p>37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5248.58" table:style-name="ce6">
            <text:p>35’248.58</text:p>
          </table:table-cell>
          <table:table-cell table:style-name="ce6"/>
          <table:table-cell office:value-type="float" office:value="-1951" table:style-name="ce7">
            <text:p>-1’9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213.35" table:style-name="ce6">
            <text:p>130’213.35</text:p>
          </table:table-cell>
          <table:table-cell office:value-type="float" office:value="140200" table:style-name="ce7">
            <text:p>140’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51431.35" table:style-name="ce6">
            <text:p>151’431.35</text:p>
          </table:table-cell>
          <table:table-cell table:style-name="ce6"/>
          <table:table-cell office:value-type="float" office:value="11231" table:style-name="ce7">
            <text:p>11’2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15.83" table:style-name="ce6">
            <text:p>12’515.83</text:p>
          </table:table-cell>
          <table:table-cell office:value-type="float" office:value="13800" table:style-name="ce7">
            <text:p>13’8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4202.34" table:style-name="ce6">
            <text:p>14’202.34</text:p>
          </table:table-cell>
          <table:table-cell table:style-name="ce6"/>
          <table:table-cell office:value-type="float" office:value="402" table:style-name="ce7">
            <text:p>4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18.4" table:style-name="ce6">
            <text:p>2’718.40</text:p>
          </table:table-cell>
          <table:table-cell office:value-type="float" office:value="20800" table:style-name="ce7">
            <text:p>20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730.38" table:style-name="ce6">
            <text:p>7’730.38</text:p>
          </table:table-cell>
          <table:table-cell table:style-name="ce6"/>
          <table:table-cell office:value-type="float" office:value="-13070" table:style-name="ce7">
            <text:p>-13’0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4.25" table:style-name="ce6">
            <text:p>3’004.25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831.05" table:style-name="ce6">
            <text:p>4’831.05</text:p>
          </table:table-cell>
          <table:table-cell table:style-name="ce6"/>
          <table:table-cell office:value-type="float" office:value="-969" table:style-name="ce7">
            <text:p>-9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78.92" table:style-name="ce6">
            <text:p>38’478.92</text:p>
          </table:table-cell>
          <table:table-cell office:value-type="float" office:value="44200" table:style-name="ce7">
            <text:p>44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4624.17" table:style-name="ce6">
            <text:p>44’624.17</text:p>
          </table:table-cell>
          <table:table-cell table:style-name="ce6"/>
          <table:table-cell office:value-type="float" office:value="424" table:style-name="ce7">
            <text:p>4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30.6" table:style-name="ce6">
            <text:p>3’130.6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999" table:style-name="ce6">
            <text:p>6’999.00</text:p>
          </table:table-cell>
          <table:table-cell table:style-name="ce6"/>
          <table:table-cell office:value-type="float" office:value="1899" table:style-name="ce7">
            <text:p>1’8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1.35" table:style-name="ce6">
            <text:p>1’461.3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305.1" table:style-name="ce6">
            <text:p>3’305.10</text:p>
          </table:table-cell>
          <table:table-cell table:style-name="ce6"/>
          <table:table-cell office:value-type="float" office:value="-395" table:style-name="ce7">
            <text:p>-3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004.7" table:style-name="ce6">
            <text:p>115’004.70</text:p>
          </table:table-cell>
          <table:table-cell office:value-type="float" office:value="116400" table:style-name="ce7">
            <text:p>116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16434.8" table:style-name="ce6">
            <text:p>116’434.80</text:p>
          </table:table-cell>
          <table:table-cell table:style-name="ce6"/>
          <table:table-cell office:value-type="float" office:value="35" table:style-name="ce7">
            <text:p>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357.51" table:style-name="ce6">
            <text:p>56’357.51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7269.410000000003" table:style-name="ce6">
            <text:p>37’269.41</text:p>
          </table:table-cell>
          <table:table-cell table:style-name="ce6"/>
          <table:table-cell office:value-type="float" office:value="-2731" table:style-name="ce7">
            <text:p>-2’7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1217.5" table:style-name="ce6">
            <text:p>1’851’217.50</text:p>
          </table:table-cell>
          <table:table-cell office:value-type="float" office:value="1864700" table:style-name="ce7">
            <text:p>1’864’700</text:p>
          </table:table-cell>
          <table:table-cell table:style-name="ce5"/>
          <table:table-cell office:value-type="string" table:style-name="ce5">
            <text:p>432</text:p>
          </table:table-cell>
          <table:table-cell office:value-type="string" table:style-name="ce5">
            <text:p>Spital- und Heimtaxen, Kostgelder</text:p>
          </table:table-cell>
          <table:table-cell table:style-name="ce6"/>
          <table:table-cell office:value-type="float" office:value="2039592.5" table:style-name="ce6">
            <text:p>2’039’592.50</text:p>
          </table:table-cell>
          <table:table-cell office:value-type="float" office:value="174893" table:style-name="ce7">
            <text:p>174’8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74.2000000000007" table:style-name="ce6">
            <text:p>8’274.20</text:p>
          </table:table-cell>
          <table:table-cell office:value-type="float" office:value="11100" table:style-name="ce7">
            <text:p>11’1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187.6" table:style-name="ce6">
            <text:p>10’187.60</text:p>
          </table:table-cell>
          <table:table-cell office:value-type="float" office:value="-912" table:style-name="ce7">
            <text:p>-9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344.55" table:style-name="ce6">
            <text:p>32’344.55</text:p>
          </table:table-cell>
          <table:table-cell office:value-type="float" office:value="40700" table:style-name="ce7">
            <text:p>40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2546.5" table:style-name="ce6">
            <text:p>22’546.50</text:p>
          </table:table-cell>
          <table:table-cell office:value-type="float" office:value="-18154" table:style-name="ce7">
            <text:p>-18’1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</text:p>
          </table:table-cell>
          <table:table-cell office:value-type="string" table:style-name="ce9">
            <text:p>Direktion Technische Betrieb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7864560.659999996" table:style-name="ce10">
            <text:p>47’864’560.66</text:p>
          </table:table-cell>
          <table:table-cell office:value-type="float" office:value="48943300" table:style-name="ce11">
            <text:p>48’943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703522.990000002" table:style-name="ce10">
            <text:p>44’703’522.99</text:p>
          </table:table-cell>
          <table:table-cell table:style-name="ce10"/>
          <table:table-cell office:value-type="float" office:value="-4615477" table:style-name="ce11">
            <text:p>-4’615’47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54500" table:style-name="ce11">
            <text:p>254’5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21200" table:style-name="ce11">
            <text:p>121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4974217.189999998" table:style-name="ce10">
            <text:p>54’974’217.19</text:p>
          </table:table-cell>
          <table:table-cell office:value-type="float" office:value="53273500" table:style-name="ce11">
            <text:p>53’273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9589205.289999999" table:style-name="ce10">
            <text:p>49’589’205.29</text:p>
          </table:table-cell>
          <table:table-cell office:value-type="float" office:value="-3684295" table:style-name="ce11">
            <text:p>-3’684’29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109656.5300000003" table:style-name="ce10">
            <text:p>7’109’656.53</text:p>
          </table:table-cell>
          <table:table-cell office:value-type="float" office:value="3954500" table:style-name="ce11">
            <text:p>3’954’5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885682.3" table:style-name="ce10">
            <text:p>4’885’682.3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</text:p>
          </table:table-cell>
          <table:table-cell office:value-type="string" table:style-name="ce9">
            <text:p>Stab Technische Betrieb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36370.34" table:style-name="ce10">
            <text:p>636’370.34</text:p>
          </table:table-cell>
          <table:table-cell office:value-type="float" office:value="922100" table:style-name="ce11">
            <text:p>922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97689.94" table:style-name="ce10">
            <text:p>697’689.94</text:p>
          </table:table-cell>
          <table:table-cell table:style-name="ce10"/>
          <table:table-cell office:value-type="float" office:value="-244210" table:style-name="ce11">
            <text:p>-244’21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9800" table:style-name="ce11">
            <text:p>19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384855.6500000004" table:style-name="ce10">
            <text:p>6’384’855.65</text:p>
          </table:table-cell>
          <table:table-cell office:value-type="float" office:value="3384900" table:style-name="ce11">
            <text:p>3’38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86215" table:style-name="ce10">
            <text:p>3’386’215.00</text:p>
          </table:table-cell>
          <table:table-cell office:value-type="float" office:value="1315" table:style-name="ce11">
            <text:p>1’31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748485.3099999996" table:style-name="ce10">
            <text:p>5’748’485.31</text:p>
          </table:table-cell>
          <table:table-cell office:value-type="float" office:value="2443000" table:style-name="ce11">
            <text:p>2’443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688525.06" table:style-name="ce10">
            <text:p>2’688’525.06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24370.34" table:style-name="ce10">
            <text:p>624’370.34</text:p>
          </table:table-cell>
          <table:table-cell office:value-type="float" office:value="889100" table:style-name="ce11">
            <text:p>889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51689.93999999994" table:style-name="ce10">
            <text:p>651’689.94</text:p>
          </table:table-cell>
          <table:table-cell table:style-name="ce10"/>
          <table:table-cell office:value-type="float" office:value="-244210" table:style-name="ce11">
            <text:p>-244’21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800" table:style-name="ce11">
            <text:p>6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84855.65" table:style-name="ce10">
            <text:p>384’855.65</text:p>
          </table:table-cell>
          <table:table-cell office:value-type="float" office:value="384900" table:style-name="ce11">
            <text:p>38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86215" table:style-name="ce10">
            <text:p>386’215.00</text:p>
          </table:table-cell>
          <table:table-cell office:value-type="float" office:value="1315" table:style-name="ce11">
            <text:p>1’31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9514.69" table:style-name="ce10">
            <text:p>239’514.69</text:p>
          </table:table-cell>
          <table:table-cell office:value-type="float" office:value="511000" table:style-name="ce11">
            <text:p>511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65474.94" table:style-name="ce10">
            <text:p>265’474.9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7336.9" table:style-name="ce6">
            <text:p>477’336.90</text:p>
          </table:table-cell>
          <table:table-cell office:value-type="float" office:value="481600" table:style-name="ce7">
            <text:p>481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81716.7" table:style-name="ce6">
            <text:p>481’716.70</text:p>
          </table:table-cell>
          <table:table-cell table:style-name="ce6"/>
          <table:table-cell office:value-type="float" office:value="117" table:style-name="ce7">
            <text:p>1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162.699999999997" table:style-name="ce6">
            <text:p>36’162.70</text:p>
          </table:table-cell>
          <table:table-cell office:value-type="float" office:value="35700" table:style-name="ce7">
            <text:p>35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6320.949999999997" table:style-name="ce6">
            <text:p>36’320.95</text:p>
          </table:table-cell>
          <table:table-cell table:style-name="ce6"/>
          <table:table-cell office:value-type="float" office:value="621" table:style-name="ce7">
            <text:p>6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150.6" table:style-name="ce6">
            <text:p>57’150.60</text:p>
          </table:table-cell>
          <table:table-cell office:value-type="float" office:value="48800" table:style-name="ce7">
            <text:p>48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2027.85" table:style-name="ce6">
            <text:p>62’027.85</text:p>
          </table:table-cell>
          <table:table-cell table:style-name="ce6"/>
          <table:table-cell office:value-type="float" office:value="13228" table:style-name="ce7">
            <text:p>13’2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20.45" table:style-name="ce6">
            <text:p>4’920.45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906.3999999999996" table:style-name="ce6">
            <text:p>4’906.40</text:p>
          </table:table-cell>
          <table:table-cell table:style-name="ce6"/>
          <table:table-cell office:value-type="float" office:value="-2094" table:style-name="ce7">
            <text:p>-2’0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0" table:style-name="ce6">
            <text:p>350.0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970" table:style-name="ce6">
            <text:p>7’970.00</text:p>
          </table:table-cell>
          <table:table-cell table:style-name="ce6"/>
          <table:table-cell office:value-type="float" office:value="970" table:style-name="ce7">
            <text:p>9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34.44" table:style-name="ce6">
            <text:p>6’134.44</text:p>
          </table:table-cell>
          <table:table-cell office:value-type="float" office:value="7100" table:style-name="ce7">
            <text:p>7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100.3" table:style-name="ce6">
            <text:p>4’100.30</text:p>
          </table:table-cell>
          <table:table-cell table:style-name="ce6"/>
          <table:table-cell office:value-type="float" office:value="-3000" table:style-name="ce7">
            <text:p>-3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500" table:style-name="ce6">
            <text:p>31’500.00</text:p>
          </table:table-cell>
          <table:table-cell office:value-type="float" office:value="31500" table:style-name="ce7">
            <text:p>31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1500" table:style-name="ce6">
            <text:p>31’5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8.15" table:style-name="ce6">
            <text:p>1’578.1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70.05" table:style-name="ce6">
            <text:p>1’870.05</text:p>
          </table:table-cell>
          <table:table-cell table:style-name="ce6"/>
          <table:table-cell office:value-type="float" office:value="-1230" table:style-name="ce7">
            <text:p>-1’2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35.8" table:style-name="ce6">
            <text:p>3’535.80</text:p>
          </table:table-cell>
          <table:table-cell office:value-type="float" office:value="259100" table:style-name="ce7">
            <text:p>259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7072.71" table:style-name="ce6">
            <text:p>17’072.71</text:p>
          </table:table-cell>
          <table:table-cell table:style-name="ce6"/>
          <table:table-cell office:value-type="float" office:value="-248827" table:style-name="ce7">
            <text:p>-248’8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6800" table:style-name="ce7">
            <text:p>6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3.85" table:style-name="ce6">
            <text:p>533.85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38.75" table:style-name="ce6">
            <text:p>538.75</text:p>
          </table:table-cell>
          <table:table-cell table:style-name="ce6"/>
          <table:table-cell office:value-type="float" office:value="-2761" table:style-name="ce7">
            <text:p>-2’7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67.45" table:style-name="ce6">
            <text:p>5’167.45</text:p>
          </table:table-cell>
          <table:table-cell office:value-type="float" office:value="4900" table:style-name="ce7">
            <text:p>4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666.23" table:style-name="ce6">
            <text:p>3’666.23</text:p>
          </table:table-cell>
          <table:table-cell table:style-name="ce6"/>
          <table:table-cell office:value-type="float" office:value="-1234" table:style-name="ce7">
            <text:p>-1’2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8855.65000000002" table:style-name="ce6">
            <text:p>288’855.65</text:p>
          </table:table-cell>
          <table:table-cell office:value-type="float" office:value="288100" table:style-name="ce7">
            <text:p>288’1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90215" table:style-name="ce6">
            <text:p>290’215.00</text:p>
          </table:table-cell>
          <table:table-cell office:value-type="float" office:value="2115" table:style-name="ce7">
            <text:p>2’1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0" table:style-name="ce6">
            <text:p>6’000.00</text:p>
          </table:table-cell>
          <table:table-cell office:value-type="float" office:value="6800" table:style-name="ce7">
            <text:p>6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000" table:style-name="ce6">
            <text:p>6’000.00</text:p>
          </table:table-cell>
          <table:table-cell office:value-type="float" office:value="-800" table:style-name="ce7">
            <text:p>-8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0000" table:style-name="ce6">
            <text:p>90’000.0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90000" table:style-name="ce6">
            <text:p>9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2</text:p>
          </table:table-cell>
          <table:table-cell office:value-type="string" table:style-name="ce9">
            <text:p>Ergebnisse der verwaltungseigenen Unternehm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00000" table:style-name="ce10">
            <text:p>6’000’000.00</text:p>
          </table:table-cell>
          <table:table-cell office:value-type="float" office:value="3000000" table:style-name="ce11">
            <text:p>3’00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00000" table:style-name="ce10">
            <text:p>3’000’000.0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00000" table:style-name="ce10">
            <text:p>6’000’000.00</text:p>
          </table:table-cell>
          <table:table-cell office:value-type="float" office:value="3000000" table:style-name="ce11">
            <text:p>3’000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000000" table:style-name="ce10">
            <text:p>3’0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0000" table:style-name="ce6">
            <text:p>6’000’000.00</text:p>
          </table:table-cell>
          <table:table-cell office:value-type="float" office:value="3000000" table:style-name="ce7">
            <text:p>3’000’000</text:p>
          </table:table-cell>
          <table:table-cell table:style-name="ce5"/>
          <table:table-cell office:value-type="string" table:style-name="ce5">
            <text:p>426</text:p>
          </table:table-cell>
          <table:table-cell office:value-type="string" table:style-name="ce5">
            <text:p>Vermögenserträge aus Beteiligungen des Verwaltungsvermögens</text:p>
          </table:table-cell>
          <table:table-cell table:style-name="ce6"/>
          <table:table-cell office:value-type="float" office:value="3000000" table:style-name="ce6">
            <text:p>3’00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000" table:style-name="ce10">
            <text:p>12’000.00</text:p>
          </table:table-cell>
          <table:table-cell office:value-type="float" office:value="33000" table:style-name="ce11">
            <text:p>3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6000" table:style-name="ce10">
            <text:p>46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000" table:style-name="ce11">
            <text:p>13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000" table:style-name="ce10">
            <text:p>12’000.00</text:p>
          </table:table-cell>
          <table:table-cell office:value-type="float" office:value="46000" table:style-name="ce11">
            <text:p>46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6000" table:style-name="ce10">
            <text:p>46’000.0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1000" table:style-name="ce7">
            <text:p>21’000</text:p>
          </table:table-cell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office:value-type="float" office:value="34000" table:style-name="ce6">
            <text:p>34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3000" table:style-name="ce7">
            <text:p>13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2000" table:style-name="ce6">
            <text:p>1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</text:p>
          </table:table-cell>
          <table:table-cell office:value-type="string" table:style-name="ce9">
            <text:p>Entsorgung St.Ga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1888779.420000002" table:style-name="ce10">
            <text:p>41’888’779.42</text:p>
          </table:table-cell>
          <table:table-cell office:value-type="float" office:value="42833600" table:style-name="ce11">
            <text:p>42’833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410751.909999996" table:style-name="ce10">
            <text:p>40’410’751.91</text:p>
          </table:table-cell>
          <table:table-cell table:style-name="ce10"/>
          <table:table-cell office:value-type="float" office:value="-2476248" table:style-name="ce11">
            <text:p>-2’476’24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3400" table:style-name="ce11">
            <text:p>53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3888779.420000002" table:style-name="ce10">
            <text:p>43’888’779.42</text:p>
          </table:table-cell>
          <table:table-cell office:value-type="float" office:value="45533600" table:style-name="ce11">
            <text:p>45’533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110751.909999996" table:style-name="ce10">
            <text:p>43’110’751.91</text:p>
          </table:table-cell>
          <table:table-cell office:value-type="float" office:value="-2422848" table:style-name="ce11">
            <text:p>-2’422’84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00000" table:style-name="ce10">
            <text:p>2’000’000.00</text:p>
          </table:table-cell>
          <table:table-cell office:value-type="float" office:value="2646600" table:style-name="ce11">
            <text:p>2’646’6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00000" table:style-name="ce10">
            <text:p>2’7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96300.47" table:style-name="ce10">
            <text:p>1’496’300.47</text:p>
          </table:table-cell>
          <table:table-cell office:value-type="float" office:value="1603700" table:style-name="ce11">
            <text:p>1’603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15618.44" table:style-name="ce10">
            <text:p>1’615’618.44</text:p>
          </table:table-cell>
          <table:table-cell table:style-name="ce10"/>
          <table:table-cell office:value-type="float" office:value="-41482" table:style-name="ce11">
            <text:p>-41’48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3400" table:style-name="ce11">
            <text:p>53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96300.47" table:style-name="ce10">
            <text:p>1’496’300.47</text:p>
          </table:table-cell>
          <table:table-cell office:value-type="float" office:value="1603700" table:style-name="ce11">
            <text:p>1’60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15618.44" table:style-name="ce10">
            <text:p>1’615’618.44</text:p>
          </table:table-cell>
          <table:table-cell office:value-type="float" office:value="11918" table:style-name="ce11">
            <text:p>11’91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3400" table:style-name="ce11">
            <text:p>53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6485.30000000005" table:style-name="ce6">
            <text:p>546’485.30</text:p>
          </table:table-cell>
          <table:table-cell office:value-type="float" office:value="569300" table:style-name="ce7">
            <text:p>569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08751.4" table:style-name="ce6">
            <text:p>608’751.40</text:p>
          </table:table-cell>
          <table:table-cell table:style-name="ce6"/>
          <table:table-cell office:value-type="float" office:value="-49" table:style-name="ce7">
            <text:p>-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9500" table:style-name="ce7">
            <text:p>39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937.75" table:style-name="ce6">
            <text:p>40’937.75</text:p>
          </table:table-cell>
          <table:table-cell office:value-type="float" office:value="41800" table:style-name="ce7">
            <text:p>41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3608.95" table:style-name="ce6">
            <text:p>43’608.95</text:p>
          </table:table-cell>
          <table:table-cell table:style-name="ce6"/>
          <table:table-cell office:value-type="float" office:value="1809" table:style-name="ce7">
            <text:p>1’8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144.9" table:style-name="ce6">
            <text:p>59’144.90</text:p>
          </table:table-cell>
          <table:table-cell office:value-type="float" office:value="58400" table:style-name="ce7">
            <text:p>58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9595.45" table:style-name="ce6">
            <text:p>69’595.45</text:p>
          </table:table-cell>
          <table:table-cell table:style-name="ce6"/>
          <table:table-cell office:value-type="float" office:value="11195" table:style-name="ce7">
            <text:p>11’1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49.4" table:style-name="ce6">
            <text:p>7’049.40</text:p>
          </table:table-cell>
          <table:table-cell office:value-type="float" office:value="8200" table:style-name="ce7">
            <text:p>8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735.4" table:style-name="ce6">
            <text:p>7’735.40</text:p>
          </table:table-cell>
          <table:table-cell table:style-name="ce6"/>
          <table:table-cell office:value-type="float" office:value="-465" table:style-name="ce7">
            <text:p>-4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39.75" table:style-name="ce6">
            <text:p>20’039.75</text:p>
          </table:table-cell>
          <table:table-cell office:value-type="float" office:value="24100" table:style-name="ce7">
            <text:p>24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827.7" table:style-name="ce6">
            <text:p>18’827.70</text:p>
          </table:table-cell>
          <table:table-cell table:style-name="ce6"/>
          <table:table-cell office:value-type="float" office:value="-5272" table:style-name="ce7">
            <text:p>-5’2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81.0499999999993" table:style-name="ce6">
            <text:p>9’281.05</text:p>
          </table:table-cell>
          <table:table-cell office:value-type="float" office:value="15400" table:style-name="ce7">
            <text:p>15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0768.5" table:style-name="ce6">
            <text:p>10’768.50</text:p>
          </table:table-cell>
          <table:table-cell table:style-name="ce6"/>
          <table:table-cell office:value-type="float" office:value="-4632" table:style-name="ce7">
            <text:p>-4’6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3.85" table:style-name="ce6">
            <text:p>513.8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29.8" table:style-name="ce6">
            <text:p>3’729.80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460.75" table:style-name="ce6">
            <text:p>3’460.75</text:p>
          </table:table-cell>
          <table:table-cell table:style-name="ce6"/>
          <table:table-cell office:value-type="float" office:value="-439" table:style-name="ce7">
            <text:p>-4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6.1" table:style-name="ce6">
            <text:p>1’856.1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000.55" table:style-name="ce6">
            <text:p>2’000.55</text:p>
          </table:table-cell>
          <table:table-cell table:style-name="ce6"/>
          <table:table-cell office:value-type="float" office:value="101" table:style-name="ce7">
            <text:p>1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607.400000000001" table:style-name="ce6">
            <text:p>17’607.40</text:p>
          </table:table-cell>
          <table:table-cell office:value-type="float" office:value="18900" table:style-name="ce7">
            <text:p>18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6559.650000000001" table:style-name="ce6">
            <text:p>16’559.65</text:p>
          </table:table-cell>
          <table:table-cell table:style-name="ce6"/>
          <table:table-cell office:value-type="float" office:value="-2340" table:style-name="ce7">
            <text:p>-2’3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992.1" table:style-name="ce6">
            <text:p>185’992.10</text:p>
          </table:table-cell>
          <table:table-cell office:value-type="float" office:value="170600" table:style-name="ce7">
            <text:p>170’6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84525.75" table:style-name="ce6">
            <text:p>184’525.75</text:p>
          </table:table-cell>
          <table:table-cell table:style-name="ce6"/>
          <table:table-cell office:value-type="float" office:value="26" table:style-name="ce7">
            <text:p>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3900" table:style-name="ce7">
            <text:p>13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81.47" table:style-name="ce6">
            <text:p>4’881.47</text:p>
          </table:table-cell>
          <table:table-cell office:value-type="float" office:value="7400" table:style-name="ce7">
            <text:p>7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106.7" table:style-name="ce6">
            <text:p>6’106.70</text:p>
          </table:table-cell>
          <table:table-cell table:style-name="ce6"/>
          <table:table-cell office:value-type="float" office:value="-1293" table:style-name="ce7">
            <text:p>-1’2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733.78" table:style-name="ce6">
            <text:p>39’733.78</text:p>
          </table:table-cell>
          <table:table-cell office:value-type="float" office:value="150100" table:style-name="ce7">
            <text:p>150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8670.9" table:style-name="ce6">
            <text:p>138’670.90</text:p>
          </table:table-cell>
          <table:table-cell table:style-name="ce6"/>
          <table:table-cell office:value-type="float" office:value="-11429" table:style-name="ce7">
            <text:p>-11’4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52.2000000000007" table:style-name="ce6">
            <text:p>9’752.20</text:p>
          </table:table-cell>
          <table:table-cell office:value-type="float" office:value="9600" table:style-name="ce7">
            <text:p>9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7612.55" table:style-name="ce6">
            <text:p>7’612.55</text:p>
          </table:table-cell>
          <table:table-cell table:style-name="ce6"/>
          <table:table-cell office:value-type="float" office:value="-1987" table:style-name="ce7">
            <text:p>-1’9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4345.85999999999" table:style-name="ce6">
            <text:p>164’345.86</text:p>
          </table:table-cell>
          <table:table-cell office:value-type="float" office:value="162000" table:style-name="ce7">
            <text:p>16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58745.28" table:style-name="ce6">
            <text:p>158’745.28</text:p>
          </table:table-cell>
          <table:table-cell table:style-name="ce6"/>
          <table:table-cell office:value-type="float" office:value="-3255" table:style-name="ce7">
            <text:p>-3’2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900" table:style-name="ce6">
            <text:p>24’900.00</text:p>
          </table:table-cell>
          <table:table-cell office:value-type="float" office:value="24900" table:style-name="ce7">
            <text:p>24’9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4900" table:style-name="ce6">
            <text:p>24’9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1614.51" table:style-name="ce6">
            <text:p>291’614.51</text:p>
          </table:table-cell>
          <table:table-cell office:value-type="float" office:value="282500" table:style-name="ce7">
            <text:p>282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59088.91" table:style-name="ce6">
            <text:p>259’088.91</text:p>
          </table:table-cell>
          <table:table-cell table:style-name="ce6"/>
          <table:table-cell office:value-type="float" office:value="-23411" table:style-name="ce7">
            <text:p>-23’4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46.2" table:style-name="ce6">
            <text:p>7’746.20</text:p>
          </table:table-cell>
          <table:table-cell office:value-type="float" office:value="6700" table:style-name="ce7">
            <text:p>6’7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6660" table:style-name="ce6">
            <text:p>6’660.00</text:p>
          </table:table-cell>
          <table:table-cell table:style-name="ce6"/>
          <table:table-cell office:value-type="float" office:value="-40" table:style-name="ce7">
            <text:p>-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689.05" table:style-name="ce6">
            <text:p>60’689.05</text:p>
          </table:table-cell>
          <table:table-cell office:value-type="float" office:value="48000" table:style-name="ce7">
            <text:p>48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48000" table:style-name="ce6">
            <text:p>48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9680.67" table:style-name="ce6">
            <text:p>189’680.67</text:p>
          </table:table-cell>
          <table:table-cell office:value-type="float" office:value="203200" table:style-name="ce7">
            <text:p>203’2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07432.13" table:style-name="ce6">
            <text:p>207’432.13</text:p>
          </table:table-cell>
          <table:table-cell office:value-type="float" office:value="4232" table:style-name="ce7">
            <text:p>4’2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00" table:style-name="ce6">
            <text:p>7’900.0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3608" table:style-name="ce6">
            <text:p>33’608.00</text:p>
          </table:table-cell>
          <table:table-cell office:value-type="float" office:value="28208" table:style-name="ce7">
            <text:p>28’2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8719.8" table:style-name="ce6">
            <text:p>1’298’719.80</text:p>
          </table:table-cell>
          <table:table-cell office:value-type="float" office:value="1395100" table:style-name="ce7">
            <text:p>1’395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74578.31" table:style-name="ce6">
            <text:p>1’374’578.31</text:p>
          </table:table-cell>
          <table:table-cell office:value-type="float" office:value="-20522" table:style-name="ce7">
            <text:p>-20’5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1</text:p>
          </table:table-cell>
          <table:table-cell office:value-type="string" table:style-name="ce9">
            <text:p>Spezialfinanzierung für die Entsorgung von Siedlungsabfä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469958.9600000009" table:style-name="ce10">
            <text:p>8’469’958.96</text:p>
          </table:table-cell>
          <table:table-cell office:value-type="float" office:value="8645300" table:style-name="ce11">
            <text:p>8’645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473415.9600000009" table:style-name="ce10">
            <text:p>8’473’415.96</text:p>
          </table:table-cell>
          <table:table-cell table:style-name="ce10"/>
          <table:table-cell office:value-type="float" office:value="-171884" table:style-name="ce11">
            <text:p>-171’8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469958.9600000009" table:style-name="ce10">
            <text:p>8’469’958.96</text:p>
          </table:table-cell>
          <table:table-cell office:value-type="float" office:value="8645300" table:style-name="ce11">
            <text:p>8’645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473415.9600000009" table:style-name="ce10">
            <text:p>8’473’415.96</text:p>
          </table:table-cell>
          <table:table-cell office:value-type="float" office:value="-171884" table:style-name="ce11">
            <text:p>-171’88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68987.4" table:style-name="ce6">
            <text:p>1’568’987.40</text:p>
          </table:table-cell>
          <table:table-cell office:value-type="float" office:value="1821900" table:style-name="ce7">
            <text:p>1’821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00524.25" table:style-name="ce6">
            <text:p>1’600’524.25</text:p>
          </table:table-cell>
          <table:table-cell table:style-name="ce6"/>
          <table:table-cell office:value-type="float" office:value="-221376" table:style-name="ce7">
            <text:p>-221’3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374.7" table:style-name="ce6">
            <text:p>115’374.70</text:p>
          </table:table-cell>
          <table:table-cell office:value-type="float" office:value="131400" table:style-name="ce7">
            <text:p>131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7558.5" table:style-name="ce6">
            <text:p>117’558.50</text:p>
          </table:table-cell>
          <table:table-cell table:style-name="ce6"/>
          <table:table-cell office:value-type="float" office:value="-13842" table:style-name="ce7">
            <text:p>-13’8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990.45" table:style-name="ce6">
            <text:p>130’990.45</text:p>
          </table:table-cell>
          <table:table-cell office:value-type="float" office:value="173100" table:style-name="ce7">
            <text:p>173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47581.04999999999" table:style-name="ce6">
            <text:p>147’581.05</text:p>
          </table:table-cell>
          <table:table-cell table:style-name="ce6"/>
          <table:table-cell office:value-type="float" office:value="-25519" table:style-name="ce7">
            <text:p>-25’5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417.55" table:style-name="ce6">
            <text:p>21’417.55</text:p>
          </table:table-cell>
          <table:table-cell office:value-type="float" office:value="25800" table:style-name="ce7">
            <text:p>25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2525.4" table:style-name="ce6">
            <text:p>22’525.40</text:p>
          </table:table-cell>
          <table:table-cell table:style-name="ce6"/>
          <table:table-cell office:value-type="float" office:value="-3275" table:style-name="ce7">
            <text:p>-3’2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67.38" table:style-name="ce6">
            <text:p>6’967.38</text:p>
          </table:table-cell>
          <table:table-cell office:value-type="float" office:value="16400" table:style-name="ce7">
            <text:p>16’4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2742.55" table:style-name="ce6">
            <text:p>12’742.55</text:p>
          </table:table-cell>
          <table:table-cell table:style-name="ce6"/>
          <table:table-cell office:value-type="float" office:value="-3657" table:style-name="ce7">
            <text:p>-3’6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183.55" table:style-name="ce6">
            <text:p>17’183.55</text:p>
          </table:table-cell>
          <table:table-cell office:value-type="float" office:value="12200" table:style-name="ce7">
            <text:p>12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683.75" table:style-name="ce6">
            <text:p>6’683.75</text:p>
          </table:table-cell>
          <table:table-cell table:style-name="ce6"/>
          <table:table-cell office:value-type="float" office:value="-5516" table:style-name="ce7">
            <text:p>-5’5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633.900000000001" table:style-name="ce6">
            <text:p>16’633.90</text:p>
          </table:table-cell>
          <table:table-cell office:value-type="float" office:value="22400" table:style-name="ce7">
            <text:p>22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9312.349999999999" table:style-name="ce6">
            <text:p>19’312.35</text:p>
          </table:table-cell>
          <table:table-cell table:style-name="ce6"/>
          <table:table-cell office:value-type="float" office:value="-3088" table:style-name="ce7">
            <text:p>-3’0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3357" table:style-name="ce6">
            <text:p>93’357.00</text:p>
          </table:table-cell>
          <table:table-cell office:value-type="float" office:value="86000" table:style-name="ce7">
            <text:p>86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2487.100000000006" table:style-name="ce6">
            <text:p>72’487.10</text:p>
          </table:table-cell>
          <table:table-cell table:style-name="ce6"/>
          <table:table-cell office:value-type="float" office:value="-13513" table:style-name="ce7">
            <text:p>-13’5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7982.92" table:style-name="ce6">
            <text:p>127’982.92</text:p>
          </table:table-cell>
          <table:table-cell office:value-type="float" office:value="137100" table:style-name="ce7">
            <text:p>137’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8726.85" table:style-name="ce6">
            <text:p>138’726.85</text:p>
          </table:table-cell>
          <table:table-cell table:style-name="ce6"/>
          <table:table-cell office:value-type="float" office:value="1627" table:style-name="ce7">
            <text:p>1’6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07.9" table:style-name="ce6">
            <text:p>3’607.90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7218.95" table:style-name="ce6">
            <text:p>7’218.95</text:p>
          </table:table-cell>
          <table:table-cell table:style-name="ce6"/>
          <table:table-cell office:value-type="float" office:value="-781" table:style-name="ce7">
            <text:p>-7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155.730000000003" table:style-name="ce6">
            <text:p>37’155.73</text:p>
          </table:table-cell>
          <table:table-cell office:value-type="float" office:value="63400" table:style-name="ce7">
            <text:p>63’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6456.35" table:style-name="ce6">
            <text:p>56’456.35</text:p>
          </table:table-cell>
          <table:table-cell table:style-name="ce6"/>
          <table:table-cell office:value-type="float" office:value="-6944" table:style-name="ce7">
            <text:p>-6’9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550" table:style-name="ce6">
            <text:p>33’550.00</text:p>
          </table:table-cell>
          <table:table-cell office:value-type="float" office:value="70800" table:style-name="ce7">
            <text:p>70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1050" table:style-name="ce6">
            <text:p>71’050.00</text:p>
          </table:table-cell>
          <table:table-cell table:style-name="ce6"/>
          <table:table-cell office:value-type="float" office:value="250" table:style-name="ce7">
            <text:p>2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7.15" table:style-name="ce6">
            <text:p>667.15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96.05" table:style-name="ce6">
            <text:p>396.05</text:p>
          </table:table-cell>
          <table:table-cell table:style-name="ce6"/>
          <table:table-cell office:value-type="float" office:value="-1004" table:style-name="ce7">
            <text:p>-1’0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52776.63" table:style-name="ce6">
            <text:p>3’852’776.63</text:p>
          </table:table-cell>
          <table:table-cell office:value-type="float" office:value="4077900" table:style-name="ce7">
            <text:p>4’077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990738.87" table:style-name="ce6">
            <text:p>3’990’738.87</text:p>
          </table:table-cell>
          <table:table-cell table:style-name="ce6"/>
          <table:table-cell office:value-type="float" office:value="-87161" table:style-name="ce7">
            <text:p>-87’1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043.28" table:style-name="ce6">
            <text:p>136’043.28</text:p>
          </table:table-cell>
          <table:table-cell office:value-type="float" office:value="71500" table:style-name="ce7">
            <text:p>7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5418.29" table:style-name="ce6">
            <text:p>35’418.29</text:p>
          </table:table-cell>
          <table:table-cell table:style-name="ce6"/>
          <table:table-cell office:value-type="float" office:value="-36082" table:style-name="ce7">
            <text:p>-36’0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51.35" table:style-name="ce6">
            <text:p>2’251.35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84.25" table:style-name="ce6">
            <text:p>1’284.25</text:p>
          </table:table-cell>
          <table:table-cell table:style-name="ce6"/>
          <table:table-cell office:value-type="float" office:value="-2316" table:style-name="ce7">
            <text:p>-2’3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9934.21" table:style-name="ce6">
            <text:p>919’934.21</text:p>
          </table:table-cell>
          <table:table-cell office:value-type="float" office:value="592100" table:style-name="ce7">
            <text:p>592’1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918699.88" table:style-name="ce6">
            <text:p>918’699.88</text:p>
          </table:table-cell>
          <table:table-cell table:style-name="ce6"/>
          <table:table-cell office:value-type="float" office:value="326600" table:style-name="ce7">
            <text:p>326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2743.26" table:style-name="ce6">
            <text:p>672’743.26</text:p>
          </table:table-cell>
          <table:table-cell office:value-type="float" office:value="568900" table:style-name="ce7">
            <text:p>568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23517.55000000005" table:style-name="ce6">
            <text:p>623’517.55</text:p>
          </table:table-cell>
          <table:table-cell table:style-name="ce6"/>
          <table:table-cell office:value-type="float" office:value="54618" table:style-name="ce7">
            <text:p>54’6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99.2" table:style-name="ce6">
            <text:p>7’899.20</text:p>
          </table:table-cell>
          <table:table-cell office:value-type="float" office:value="7600" table:style-name="ce7">
            <text:p>7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426.8700000000008" table:style-name="ce6">
            <text:p>8’426.87</text:p>
          </table:table-cell>
          <table:table-cell table:style-name="ce6"/>
          <table:table-cell office:value-type="float" office:value="827" table:style-name="ce7">
            <text:p>8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559.2" table:style-name="ce6">
            <text:p>88’559.20</text:p>
          </table:table-cell>
          <table:table-cell office:value-type="float" office:value="97800" table:style-name="ce7">
            <text:p>97’8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83284" table:style-name="ce6">
            <text:p>83’284.00</text:p>
          </table:table-cell>
          <table:table-cell table:style-name="ce6"/>
          <table:table-cell office:value-type="float" office:value="-14516" table:style-name="ce7">
            <text:p>-14’5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5876.19999999995" table:style-name="ce6">
            <text:p>615’876.20</text:p>
          </table:table-cell>
          <table:table-cell office:value-type="float" office:value="656000" table:style-name="ce7">
            <text:p>656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538783.1" table:style-name="ce6">
            <text:p>538’783.10</text:p>
          </table:table-cell>
          <table:table-cell table:style-name="ce6"/>
          <table:table-cell office:value-type="float" office:value="-117217" table:style-name="ce7">
            <text:p>-117’2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28924.3600000003" table:style-name="ce6">
            <text:p>7’128’924.36</text:p>
          </table:table-cell>
          <table:table-cell office:value-type="float" office:value="7554400" table:style-name="ce7">
            <text:p>7’554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344797.5599999996" table:style-name="ce6">
            <text:p>7’344’797.56</text:p>
          </table:table-cell>
          <table:table-cell office:value-type="float" office:value="-209602" table:style-name="ce7">
            <text:p>-209’6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8664.95" table:style-name="ce6">
            <text:p>788’664.95</text:p>
          </table:table-cell>
          <table:table-cell office:value-type="float" office:value="553000" table:style-name="ce7">
            <text:p>553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73783.75" table:style-name="ce6">
            <text:p>573’783.75</text:p>
          </table:table-cell>
          <table:table-cell office:value-type="float" office:value="20784" table:style-name="ce7">
            <text:p>20’7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958.15" table:style-name="ce6">
            <text:p>44’958.15</text:p>
          </table:table-cell>
          <table:table-cell office:value-type="float" office:value="22200" table:style-name="ce7">
            <text:p>22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6714.550000000003" table:style-name="ce6">
            <text:p>36’714.55</text:p>
          </table:table-cell>
          <table:table-cell office:value-type="float" office:value="14515" table:style-name="ce7">
            <text:p>14’5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7600.1" table:style-name="ce6">
            <text:p>227’600.10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style-name="ce6"/>
          <table:table-cell office:value-type="float" office:value="221742.45" table:style-name="ce6">
            <text:p>221’742.45</text:p>
          </table:table-cell>
          <table:table-cell office:value-type="float" office:value="-8258" table:style-name="ce7">
            <text:p>-8’2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602.4" table:style-name="ce6">
            <text:p>97’602.40</text:p>
          </table:table-cell>
          <table:table-cell office:value-type="float" office:value="90700" table:style-name="ce7">
            <text:p>90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98503.25" table:style-name="ce6">
            <text:p>98’503.25</text:p>
          </table:table-cell>
          <table:table-cell office:value-type="float" office:value="7803" table:style-name="ce7">
            <text:p>7’8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2209" table:style-name="ce6">
            <text:p>182’209.00</text:p>
          </table:table-cell>
          <table:table-cell office:value-type="float" office:value="195000" table:style-name="ce7">
            <text:p>195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97874.4" table:style-name="ce6">
            <text:p>197’874.40</text:p>
          </table:table-cell>
          <table:table-cell office:value-type="float" office:value="2874" table:style-name="ce7">
            <text:p>2’8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2</text:p>
          </table:table-cell>
          <table:table-cell office:value-type="string" table:style-name="ce9">
            <text:p>Spezialfinanzierung für die Deponie Tüfentobel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946171" table:style-name="ce10">
            <text:p>11’946’171.00</text:p>
          </table:table-cell>
          <table:table-cell office:value-type="float" office:value="11985600" table:style-name="ce11">
            <text:p>11’985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030024.970000001" table:style-name="ce10">
            <text:p>10’030’024.97</text:p>
          </table:table-cell>
          <table:table-cell table:style-name="ce10"/>
          <table:table-cell office:value-type="float" office:value="-1955575" table:style-name="ce11">
            <text:p>-1’955’57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946171" table:style-name="ce10">
            <text:p>13’946’171.00</text:p>
          </table:table-cell>
          <table:table-cell office:value-type="float" office:value="14685600" table:style-name="ce11">
            <text:p>14’685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730024.970000001" table:style-name="ce10">
            <text:p>12’730’024.97</text:p>
          </table:table-cell>
          <table:table-cell office:value-type="float" office:value="-1955575" table:style-name="ce11">
            <text:p>-1’955’57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00000" table:style-name="ce10">
            <text:p>2’000’000.00</text:p>
          </table:table-cell>
          <table:table-cell office:value-type="float" office:value="2700000" table:style-name="ce11">
            <text:p>2’700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00000" table:style-name="ce10">
            <text:p>2’7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9720.15" table:style-name="ce6">
            <text:p>709’720.15</text:p>
          </table:table-cell>
          <table:table-cell office:value-type="float" office:value="728100" table:style-name="ce7">
            <text:p>728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03855.4" table:style-name="ce6">
            <text:p>703’855.40</text:p>
          </table:table-cell>
          <table:table-cell table:style-name="ce6"/>
          <table:table-cell office:value-type="float" office:value="-24245" table:style-name="ce7">
            <text:p>-24’2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185.3" table:style-name="ce6">
            <text:p>53’185.30</text:p>
          </table:table-cell>
          <table:table-cell office:value-type="float" office:value="52700" table:style-name="ce7">
            <text:p>52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2989.5" table:style-name="ce6">
            <text:p>52’989.50</text:p>
          </table:table-cell>
          <table:table-cell table:style-name="ce6"/>
          <table:table-cell office:value-type="float" office:value="290" table:style-name="ce7">
            <text:p>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858.95" table:style-name="ce6">
            <text:p>67’858.95</text:p>
          </table:table-cell>
          <table:table-cell office:value-type="float" office:value="70300" table:style-name="ce7">
            <text:p>70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3058.899999999994" table:style-name="ce6">
            <text:p>73’058.90</text:p>
          </table:table-cell>
          <table:table-cell table:style-name="ce6"/>
          <table:table-cell office:value-type="float" office:value="2759" table:style-name="ce7">
            <text:p>2’7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866.5" table:style-name="ce6">
            <text:p>9’866.50</text:p>
          </table:table-cell>
          <table:table-cell office:value-type="float" office:value="10300" table:style-name="ce7">
            <text:p>10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137.25" table:style-name="ce6">
            <text:p>10’137.25</text:p>
          </table:table-cell>
          <table:table-cell table:style-name="ce6"/>
          <table:table-cell office:value-type="float" office:value="-163" table:style-name="ce7">
            <text:p>-1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30.2" table:style-name="ce6">
            <text:p>4’330.2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575.9" table:style-name="ce6">
            <text:p>1’575.90</text:p>
          </table:table-cell>
          <table:table-cell table:style-name="ce6"/>
          <table:table-cell office:value-type="float" office:value="-1724" table:style-name="ce7">
            <text:p>-1’7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22.2" table:style-name="ce6">
            <text:p>6’022.20</text:p>
          </table:table-cell>
          <table:table-cell office:value-type="float" office:value="13200" table:style-name="ce7">
            <text:p>13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470.45" table:style-name="ce6">
            <text:p>3’470.45</text:p>
          </table:table-cell>
          <table:table-cell table:style-name="ce6"/>
          <table:table-cell office:value-type="float" office:value="-9730" table:style-name="ce7">
            <text:p>-9’7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87.75" table:style-name="ce6">
            <text:p>1’587.75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36.7" table:style-name="ce6">
            <text:p>836.70</text:p>
          </table:table-cell>
          <table:table-cell table:style-name="ce6"/>
          <table:table-cell office:value-type="float" office:value="-1563" table:style-name="ce7">
            <text:p>-1’5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274.15" table:style-name="ce6">
            <text:p>51’274.15</text:p>
          </table:table-cell>
          <table:table-cell office:value-type="float" office:value="85000" table:style-name="ce7">
            <text:p>8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7434.42" table:style-name="ce6">
            <text:p>87’434.42</text:p>
          </table:table-cell>
          <table:table-cell table:style-name="ce6"/>
          <table:table-cell office:value-type="float" office:value="2434" table:style-name="ce7">
            <text:p>2’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417.649999999994" table:style-name="ce6">
            <text:p>72’417.65</text:p>
          </table:table-cell>
          <table:table-cell office:value-type="float" office:value="111400" table:style-name="ce7">
            <text:p>111’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9474.55" table:style-name="ce6">
            <text:p>59’474.55</text:p>
          </table:table-cell>
          <table:table-cell table:style-name="ce6"/>
          <table:table-cell office:value-type="float" office:value="-51925" table:style-name="ce7">
            <text:p>-51’9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0831.74" table:style-name="ce6">
            <text:p>390’831.74</text:p>
          </table:table-cell>
          <table:table-cell office:value-type="float" office:value="477000" table:style-name="ce7">
            <text:p>477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314161.51" table:style-name="ce6">
            <text:p>314’161.51</text:p>
          </table:table-cell>
          <table:table-cell table:style-name="ce6"/>
          <table:table-cell office:value-type="float" office:value="-162838" table:style-name="ce7">
            <text:p>-162’8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1046.35" table:style-name="ce6">
            <text:p>231’046.35</text:p>
          </table:table-cell>
          <table:table-cell office:value-type="float" office:value="244400" table:style-name="ce7">
            <text:p>244’4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232613.5" table:style-name="ce6">
            <text:p>232’613.50</text:p>
          </table:table-cell>
          <table:table-cell table:style-name="ce6"/>
          <table:table-cell office:value-type="float" office:value="-11787" table:style-name="ce7">
            <text:p>-11’7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3778.49" table:style-name="ce6">
            <text:p>443’778.49</text:p>
          </table:table-cell>
          <table:table-cell office:value-type="float" office:value="462000" table:style-name="ce7">
            <text:p>462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91256.07" table:style-name="ce6">
            <text:p>291’256.07</text:p>
          </table:table-cell>
          <table:table-cell table:style-name="ce6"/>
          <table:table-cell office:value-type="float" office:value="-170744" table:style-name="ce7">
            <text:p>-170’7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.44999999999999" table:style-name="ce6">
            <text:p>144.45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6998.3400000001" table:style-name="ce6">
            <text:p>1’206’998.34</text:p>
          </table:table-cell>
          <table:table-cell office:value-type="float" office:value="2693600" table:style-name="ce7">
            <text:p>2’693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87114.25" table:style-name="ce6">
            <text:p>1’687’114.25</text:p>
          </table:table-cell>
          <table:table-cell table:style-name="ce6"/>
          <table:table-cell office:value-type="float" office:value="-1006486" table:style-name="ce7">
            <text:p>-1’006’4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24.9" table:style-name="ce6">
            <text:p>8’024.90</text:p>
          </table:table-cell>
          <table:table-cell office:value-type="float" office:value="12300" table:style-name="ce7">
            <text:p>12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734.36" table:style-name="ce6">
            <text:p>12’734.36</text:p>
          </table:table-cell>
          <table:table-cell table:style-name="ce6"/>
          <table:table-cell office:value-type="float" office:value="434" table:style-name="ce7">
            <text:p>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5500" table:style-name="ce7">
            <text:p>-5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4910.94" table:style-name="ce6">
            <text:p>1’254’910.94</text:p>
          </table:table-cell>
          <table:table-cell office:value-type="float" office:value="1200000" table:style-name="ce7">
            <text:p>1’200’000</text:p>
          </table:table-cell>
          <table:table-cell table:style-name="ce5"/>
          <table:table-cell office:value-type="string" table:style-name="ce5">
            <text:p>370</text:p>
          </table:table-cell>
          <table:table-cell office:value-type="string" table:style-name="ce5">
            <text:p>Durchlaufende Beiträge auf Bundesebene</text:p>
          </table:table-cell>
          <table:table-cell office:value-type="float" office:value="1042182.06" table:style-name="ce6">
            <text:p>1’042’182.06</text:p>
          </table:table-cell>
          <table:table-cell table:style-name="ce6"/>
          <table:table-cell office:value-type="float" office:value="-157818" table:style-name="ce7">
            <text:p>-157’8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20937.1600000001" table:style-name="ce6">
            <text:p>6’020’937.16</text:p>
          </table:table-cell>
          <table:table-cell office:value-type="float" office:value="4163450" table:style-name="ce7">
            <text:p>4’163’45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3164190.81" table:style-name="ce6">
            <text:p>3’164’190.81</text:p>
          </table:table-cell>
          <table:table-cell table:style-name="ce6"/>
          <table:table-cell office:value-type="float" office:value="-999259" table:style-name="ce7">
            <text:p>-999’2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2239.32999999996" table:style-name="ce6">
            <text:p>542’239.33</text:p>
          </table:table-cell>
          <table:table-cell office:value-type="float" office:value="553900" table:style-name="ce7">
            <text:p>553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62577.71" table:style-name="ce6">
            <text:p>562’577.71</text:p>
          </table:table-cell>
          <table:table-cell table:style-name="ce6"/>
          <table:table-cell office:value-type="float" office:value="8678" table:style-name="ce7">
            <text:p>8’6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768.99" table:style-name="ce6">
            <text:p>39’768.99</text:p>
          </table:table-cell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3563.93" table:style-name="ce6">
            <text:p>43’563.93</text:p>
          </table:table-cell>
          <table:table-cell table:style-name="ce6"/>
          <table:table-cell office:value-type="float" office:value="6564" table:style-name="ce7">
            <text:p>6’5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14.3" table:style-name="ce6">
            <text:p>7’414.30</text:p>
          </table:table-cell>
          <table:table-cell office:value-type="float" office:value="9450" table:style-name="ce7">
            <text:p>9’45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5045.8" table:style-name="ce6">
            <text:p>15’045.80</text:p>
          </table:table-cell>
          <table:table-cell table:style-name="ce6"/>
          <table:table-cell office:value-type="float" office:value="5596" table:style-name="ce7">
            <text:p>5’5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3813.16" table:style-name="ce6">
            <text:p>823’813.16</text:p>
          </table:table-cell>
          <table:table-cell office:value-type="float" office:value="1050000" table:style-name="ce7">
            <text:p>1’050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1671751.9" table:style-name="ce6">
            <text:p>1’671’751.90</text:p>
          </table:table-cell>
          <table:table-cell table:style-name="ce6"/>
          <table:table-cell office:value-type="float" office:value="621752" table:style-name="ce7">
            <text:p>621’7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939365.560000001" table:style-name="ce6">
            <text:p>11’939’365.56</text:p>
          </table:table-cell>
          <table:table-cell office:value-type="float" office:value="12200000" table:style-name="ce7">
            <text:p>12’20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491623.050000001" table:style-name="ce6">
            <text:p>10’491’623.05</text:p>
          </table:table-cell>
          <table:table-cell office:value-type="float" office:value="-1708377" table:style-name="ce7">
            <text:p>-1’708’3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825.75" table:style-name="ce6">
            <text:p>197’825.75</text:p>
          </table:table-cell>
          <table:table-cell office:value-type="float" office:value="590000" table:style-name="ce7">
            <text:p>59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56727.25" table:style-name="ce6">
            <text:p>656’727.25</text:p>
          </table:table-cell>
          <table:table-cell office:value-type="float" office:value="66727" table:style-name="ce7">
            <text:p>66’7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80.5499999999993" table:style-name="ce6">
            <text:p>8’580.5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150" table:style-name="ce6">
            <text:p>5’150.00</text:p>
          </table:table-cell>
          <table:table-cell office:value-type="float" office:value="-7850" table:style-name="ce7">
            <text:p>-7’8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4389.55" table:style-name="ce6">
            <text:p>204’389.55</text:p>
          </table:table-cell>
          <table:table-cell office:value-type="float" office:value="275700" table:style-name="ce7">
            <text:p>275’7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64841" table:style-name="ce6">
            <text:p>164’841.00</text:p>
          </table:table-cell>
          <table:table-cell office:value-type="float" office:value="-110859" table:style-name="ce7">
            <text:p>-110’8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4312.48" table:style-name="ce6">
            <text:p>204’312.48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473</text:p>
          </table:table-cell>
          <table:table-cell office:value-type="string" table:style-name="ce5">
            <text:p>Durchlaufende Beiträge von eigenen Unternehmungen</text:p>
          </table:table-cell>
          <table:table-cell table:style-name="ce6"/>
          <table:table-cell office:value-type="float" office:value="210278.39999999999" table:style-name="ce6">
            <text:p>210’278.40</text:p>
          </table:table-cell>
          <table:table-cell office:value-type="float" office:value="10278" table:style-name="ce7">
            <text:p>10’2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50598.46" table:style-name="ce6">
            <text:p>1’050’598.46</text:p>
          </table:table-cell>
          <table:table-cell office:value-type="float" office:value="1000000" table:style-name="ce7">
            <text:p>1’000’000</text:p>
          </table:table-cell>
          <table:table-cell table:style-name="ce5"/>
          <table:table-cell office:value-type="string" table:style-name="ce5">
            <text:p>475</text:p>
          </table:table-cell>
          <table:table-cell office:value-type="string" table:style-name="ce5">
            <text:p>Durchlaufende Beiträge von privaten Institutionen</text:p>
          </table:table-cell>
          <table:table-cell table:style-name="ce6"/>
          <table:table-cell office:value-type="float" office:value="843800.6" table:style-name="ce6">
            <text:p>843’800.60</text:p>
          </table:table-cell>
          <table:table-cell office:value-type="float" office:value="-156199" table:style-name="ce7">
            <text:p>-156’1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6675.65" table:style-name="ce6">
            <text:p>206’675.65</text:p>
          </table:table-cell>
          <table:table-cell office:value-type="float" office:value="188900" table:style-name="ce7">
            <text:p>188’9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18894.17" table:style-name="ce6">
            <text:p>218’894.17</text:p>
          </table:table-cell>
          <table:table-cell office:value-type="float" office:value="29994" table:style-name="ce7">
            <text:p>29’9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4423" table:style-name="ce6">
            <text:p>134’423.00</text:p>
          </table:table-cell>
          <table:table-cell office:value-type="float" office:value="218000" table:style-name="ce7">
            <text:p>218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38710.5" table:style-name="ce6">
            <text:p>138’710.50</text:p>
          </table:table-cell>
          <table:table-cell office:value-type="float" office:value="-79290" table:style-name="ce7">
            <text:p>-79’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3</text:p>
          </table:table-cell>
          <table:table-cell office:value-type="string" table:style-name="ce9">
            <text:p>Spezialfinanzierung für den Gewässer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905684.890000001" table:style-name="ce10">
            <text:p>19’905’684.89</text:p>
          </table:table-cell>
          <table:table-cell office:value-type="float" office:value="20545700" table:style-name="ce11">
            <text:p>20’545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248271.190000001" table:style-name="ce10">
            <text:p>20’248’271.19</text:p>
          </table:table-cell>
          <table:table-cell table:style-name="ce10"/>
          <table:table-cell office:value-type="float" office:value="-297429" table:style-name="ce11">
            <text:p>-297’42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905684.890000001" table:style-name="ce10">
            <text:p>19’905’684.89</text:p>
          </table:table-cell>
          <table:table-cell office:value-type="float" office:value="20545700" table:style-name="ce11">
            <text:p>20’545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248271.190000001" table:style-name="ce10">
            <text:p>20’248’271.19</text:p>
          </table:table-cell>
          <table:table-cell office:value-type="float" office:value="-297429" table:style-name="ce11">
            <text:p>-297’42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52181.65" table:style-name="ce6">
            <text:p>3’152’181.65</text:p>
          </table:table-cell>
          <table:table-cell office:value-type="float" office:value="3189400" table:style-name="ce7">
            <text:p>3’189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000310.05" table:style-name="ce6">
            <text:p>3’000’310.05</text:p>
          </table:table-cell>
          <table:table-cell table:style-name="ce6"/>
          <table:table-cell office:value-type="float" office:value="-189090" table:style-name="ce7">
            <text:p>-189’0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1580.15" table:style-name="ce6">
            <text:p>231’580.15</text:p>
          </table:table-cell>
          <table:table-cell office:value-type="float" office:value="231600" table:style-name="ce7">
            <text:p>231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23120.95" table:style-name="ce6">
            <text:p>223’120.95</text:p>
          </table:table-cell>
          <table:table-cell table:style-name="ce6"/>
          <table:table-cell office:value-type="float" office:value="-8479" table:style-name="ce7">
            <text:p>-8’4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2250.55" table:style-name="ce6">
            <text:p>302’250.55</text:p>
          </table:table-cell>
          <table:table-cell office:value-type="float" office:value="307500" table:style-name="ce7">
            <text:p>307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10546.45" table:style-name="ce6">
            <text:p>310’546.45</text:p>
          </table:table-cell>
          <table:table-cell table:style-name="ce6"/>
          <table:table-cell office:value-type="float" office:value="3046" table:style-name="ce7">
            <text:p>3’0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540.2" table:style-name="ce6">
            <text:p>42’540.20</text:p>
          </table:table-cell>
          <table:table-cell office:value-type="float" office:value="45300" table:style-name="ce7">
            <text:p>45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2614.400000000001" table:style-name="ce6">
            <text:p>42’614.40</text:p>
          </table:table-cell>
          <table:table-cell table:style-name="ce6"/>
          <table:table-cell office:value-type="float" office:value="-2686" table:style-name="ce7">
            <text:p>-2’6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96.82" table:style-name="ce6">
            <text:p>8’096.82</text:p>
          </table:table-cell>
          <table:table-cell office:value-type="float" office:value="12600" table:style-name="ce7">
            <text:p>12’6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1932.58" table:style-name="ce6">
            <text:p>11’932.58</text:p>
          </table:table-cell>
          <table:table-cell table:style-name="ce6"/>
          <table:table-cell office:value-type="float" office:value="-667" table:style-name="ce7">
            <text:p>-6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544.4" table:style-name="ce6">
            <text:p>46’544.40</text:p>
          </table:table-cell>
          <table:table-cell office:value-type="float" office:value="41700" table:style-name="ce7">
            <text:p>41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055.5" table:style-name="ce6">
            <text:p>28’055.50</text:p>
          </table:table-cell>
          <table:table-cell table:style-name="ce6"/>
          <table:table-cell office:value-type="float" office:value="-13645" table:style-name="ce7">
            <text:p>-13’6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88.0300000000002" table:style-name="ce6">
            <text:p>2’388.03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06.95" table:style-name="ce6">
            <text:p>3’206.95</text:p>
          </table:table-cell>
          <table:table-cell table:style-name="ce6"/>
          <table:table-cell office:value-type="float" office:value="-593" table:style-name="ce7">
            <text:p>-5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082.79999999999" table:style-name="ce6">
            <text:p>162’082.80</text:p>
          </table:table-cell>
          <table:table-cell office:value-type="float" office:value="261100" table:style-name="ce7">
            <text:p>261’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45353.33" table:style-name="ce6">
            <text:p>245’353.33</text:p>
          </table:table-cell>
          <table:table-cell table:style-name="ce6"/>
          <table:table-cell office:value-type="float" office:value="-15747" table:style-name="ce7">
            <text:p>-15’7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8325.05000000005" table:style-name="ce6">
            <text:p>598’325.05</text:p>
          </table:table-cell>
          <table:table-cell office:value-type="float" office:value="739800" table:style-name="ce7">
            <text:p>739’8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91345.5" table:style-name="ce6">
            <text:p>591’345.50</text:p>
          </table:table-cell>
          <table:table-cell table:style-name="ce6"/>
          <table:table-cell office:value-type="float" office:value="-148455" table:style-name="ce7">
            <text:p>-148’4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9236.65" table:style-name="ce6">
            <text:p>569’236.65</text:p>
          </table:table-cell>
          <table:table-cell office:value-type="float" office:value="509200" table:style-name="ce7">
            <text:p>509’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89522.17" table:style-name="ce6">
            <text:p>489’522.17</text:p>
          </table:table-cell>
          <table:table-cell table:style-name="ce6"/>
          <table:table-cell office:value-type="float" office:value="-19678" table:style-name="ce7">
            <text:p>-19’6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7063.55000000005" table:style-name="ce6">
            <text:p>667’063.55</text:p>
          </table:table-cell>
          <table:table-cell office:value-type="float" office:value="742500" table:style-name="ce7">
            <text:p>742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759424.56" table:style-name="ce6">
            <text:p>759’424.56</text:p>
          </table:table-cell>
          <table:table-cell table:style-name="ce6"/>
          <table:table-cell office:value-type="float" office:value="16925" table:style-name="ce7">
            <text:p>16’9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3730.5" table:style-name="ce6">
            <text:p>273’730.50</text:p>
          </table:table-cell>
          <table:table-cell office:value-type="float" office:value="288300" table:style-name="ce7">
            <text:p>288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76642.61" table:style-name="ce6">
            <text:p>276’642.61</text:p>
          </table:table-cell>
          <table:table-cell table:style-name="ce6"/>
          <table:table-cell office:value-type="float" office:value="-11657" table:style-name="ce7">
            <text:p>-11’6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10.4" table:style-name="ce6">
            <text:p>5’810.4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5810.4" table:style-name="ce6">
            <text:p>5’810.40</text:p>
          </table:table-cell>
          <table:table-cell table:style-name="ce6"/>
          <table:table-cell office:value-type="float" office:value="10" table:style-name="ce7">
            <text:p>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2.15" table:style-name="ce6">
            <text:p>3’002.15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459.45" table:style-name="ce6">
            <text:p>4’459.45</text:p>
          </table:table-cell>
          <table:table-cell table:style-name="ce6"/>
          <table:table-cell office:value-type="float" office:value="159" table:style-name="ce7">
            <text:p>1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93955.13" table:style-name="ce6">
            <text:p>2’093’955.13</text:p>
          </table:table-cell>
          <table:table-cell office:value-type="float" office:value="2261700" table:style-name="ce7">
            <text:p>2’261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944818.66" table:style-name="ce6">
            <text:p>1’944’818.66</text:p>
          </table:table-cell>
          <table:table-cell table:style-name="ce6"/>
          <table:table-cell office:value-type="float" office:value="-316881" table:style-name="ce7">
            <text:p>-316’8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6533.17" table:style-name="ce6">
            <text:p>966’533.17</text:p>
          </table:table-cell>
          <table:table-cell office:value-type="float" office:value="947400" table:style-name="ce7">
            <text:p>947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932319.18" table:style-name="ce6">
            <text:p>932’319.18</text:p>
          </table:table-cell>
          <table:table-cell table:style-name="ce6"/>
          <table:table-cell office:value-type="float" office:value="-15081" table:style-name="ce7">
            <text:p>-15’08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.2" table:style-name="ce6">
            <text:p>95.2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192.2" table:style-name="ce6">
            <text:p>70’192.20</text:p>
          </table:table-cell>
          <table:table-cell office:value-type="float" office:value="69800" table:style-name="ce7">
            <text:p>69’8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71416.800000000003" table:style-name="ce6">
            <text:p>71’416.80</text:p>
          </table:table-cell>
          <table:table-cell table:style-name="ce6"/>
          <table:table-cell office:value-type="float" office:value="1617" table:style-name="ce7">
            <text:p>1’6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6310.1399999999" table:style-name="ce6">
            <text:p>1’256’310.14</text:p>
          </table:table-cell>
          <table:table-cell office:value-type="float" office:value="1528000" table:style-name="ce7">
            <text:p>1’528’0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1979313.22" table:style-name="ce6">
            <text:p>1’979’313.22</text:p>
          </table:table-cell>
          <table:table-cell table:style-name="ce6"/>
          <table:table-cell office:value-type="float" office:value="451313" table:style-name="ce7">
            <text:p>451’3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11857.5" table:style-name="ce6">
            <text:p>1’511’857.50</text:p>
          </table:table-cell>
          <table:table-cell office:value-type="float" office:value="1663800" table:style-name="ce7">
            <text:p>1’663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667998.82" table:style-name="ce6">
            <text:p>1’667’998.82</text:p>
          </table:table-cell>
          <table:table-cell table:style-name="ce6"/>
          <table:table-cell office:value-type="float" office:value="4199" table:style-name="ce7">
            <text:p>4’1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4286.77" table:style-name="ce6">
            <text:p>274’286.77</text:p>
          </table:table-cell>
          <table:table-cell office:value-type="float" office:value="256900" table:style-name="ce7">
            <text:p>256’9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70006.52" table:style-name="ce6">
            <text:p>270’006.52</text:p>
          </table:table-cell>
          <table:table-cell table:style-name="ce6"/>
          <table:table-cell office:value-type="float" office:value="13107" table:style-name="ce7">
            <text:p>13’1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1285.8" table:style-name="ce6">
            <text:p>1’151’285.80</text:p>
          </table:table-cell>
          <table:table-cell office:value-type="float" office:value="1079200" table:style-name="ce7">
            <text:p>1’079’2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093550.5" table:style-name="ce6">
            <text:p>1’093’550.50</text:p>
          </table:table-cell>
          <table:table-cell table:style-name="ce6"/>
          <table:table-cell office:value-type="float" office:value="14351" table:style-name="ce7">
            <text:p>14’3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516526.4800000004" table:style-name="ce6">
            <text:p>6’516’526.48</text:p>
          </table:table-cell>
          <table:table-cell office:value-type="float" office:value="6355000" table:style-name="ce7">
            <text:p>6’355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6296502.5899999999" table:style-name="ce6">
            <text:p>6’296’502.59</text:p>
          </table:table-cell>
          <table:table-cell table:style-name="ce6"/>
          <table:table-cell office:value-type="float" office:value="-58497" table:style-name="ce7">
            <text:p>-58’4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2174" table:style-name="ce6">
            <text:p>102’174.00</text:p>
          </table:table-cell>
          <table:table-cell office:value-type="float" office:value="110800" table:style-name="ce7">
            <text:p>110’8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05054" table:style-name="ce6">
            <text:p>105’054.00</text:p>
          </table:table-cell>
          <table:table-cell office:value-type="float" office:value="-5746" table:style-name="ce7">
            <text:p>-5’7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940" table:style-name="ce6">
            <text:p>118’940.00</text:p>
          </table:table-cell>
          <table:table-cell office:value-type="float" office:value="106200" table:style-name="ce7">
            <text:p>106’2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42810" table:style-name="ce6">
            <text:p>142’810.00</text:p>
          </table:table-cell>
          <table:table-cell office:value-type="float" office:value="36610" table:style-name="ce7">
            <text:p>36’6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997130.439999999" table:style-name="ce6">
            <text:p>14’997’130.44</text:p>
          </table:table-cell>
          <table:table-cell office:value-type="float" office:value="15490800" table:style-name="ce7">
            <text:p>15’490’8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4930621.01" table:style-name="ce6">
            <text:p>14’930’621.01</text:p>
          </table:table-cell>
          <table:table-cell office:value-type="float" office:value="-560179" table:style-name="ce7">
            <text:p>-560’1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50257.35" table:style-name="ce6">
            <text:p>1’350’257.35</text:p>
          </table:table-cell>
          <table:table-cell office:value-type="float" office:value="1412800" table:style-name="ce7">
            <text:p>1’412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96500.93" table:style-name="ce6">
            <text:p>1’396’500.93</text:p>
          </table:table-cell>
          <table:table-cell office:value-type="float" office:value="-16299" table:style-name="ce7">
            <text:p>-16’29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483.94" table:style-name="ce6">
            <text:p>123’483.94</text:p>
          </table:table-cell>
          <table:table-cell office:value-type="float" office:value="82900" table:style-name="ce7">
            <text:p>82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3493.28000000003" table:style-name="ce6">
            <text:p>283’493.28</text:p>
          </table:table-cell>
          <table:table-cell office:value-type="float" office:value="200593" table:style-name="ce7">
            <text:p>200’5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398.2" table:style-name="ce6">
            <text:p>88’398.20</text:p>
          </table:table-cell>
          <table:table-cell office:value-type="float" office:value="150000" table:style-name="ce7">
            <text:p>15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74469.2" table:style-name="ce6">
            <text:p>174’469.20</text:p>
          </table:table-cell>
          <table:table-cell office:value-type="float" office:value="24469" table:style-name="ce7">
            <text:p>24’4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000" table:style-name="ce6">
            <text:p>60’000.00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60000" table:style-name="ce6">
            <text:p>6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30524.56" table:style-name="ce6">
            <text:p>2’030’524.56</text:p>
          </table:table-cell>
          <table:table-cell office:value-type="float" office:value="2088700" table:style-name="ce7">
            <text:p>2’088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086538.57" table:style-name="ce6">
            <text:p>2’086’538.57</text:p>
          </table:table-cell>
          <table:table-cell office:value-type="float" office:value="-2161" table:style-name="ce7">
            <text:p>-2’1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3491.4" table:style-name="ce6">
            <text:p>253’491.40</text:p>
          </table:table-cell>
          <table:table-cell office:value-type="float" office:value="248500" table:style-name="ce7">
            <text:p>248’5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6878.8" table:style-name="ce6">
            <text:p>256’878.80</text:p>
          </table:table-cell>
          <table:table-cell office:value-type="float" office:value="8379" table:style-name="ce7">
            <text:p>8’3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1285" table:style-name="ce6">
            <text:p>781’285.00</text:p>
          </table:table-cell>
          <table:table-cell office:value-type="float" office:value="795000" table:style-name="ce7">
            <text:p>795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811905.4" table:style-name="ce6">
            <text:p>811’905.40</text:p>
          </table:table-cell>
          <table:table-cell office:value-type="float" office:value="16905" table:style-name="ce7">
            <text:p>16’9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4</text:p>
          </table:table-cell>
          <table:table-cell office:value-type="string" table:style-name="ce9">
            <text:p>Tierkörpersammel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0664.100000000006" table:style-name="ce10">
            <text:p>70’664.10</text:p>
          </table:table-cell>
          <table:table-cell office:value-type="float" office:value="53300" table:style-name="ce11">
            <text:p>53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3421.35" table:style-name="ce10">
            <text:p>43’421.35</text:p>
          </table:table-cell>
          <table:table-cell table:style-name="ce10"/>
          <table:table-cell office:value-type="float" office:value="-9879" table:style-name="ce11">
            <text:p>-9’8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0664.100000000006" table:style-name="ce10">
            <text:p>70’664.10</text:p>
          </table:table-cell>
          <table:table-cell office:value-type="float" office:value="53300" table:style-name="ce11">
            <text:p>5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421.35" table:style-name="ce10">
            <text:p>43’421.35</text:p>
          </table:table-cell>
          <table:table-cell office:value-type="float" office:value="-9879" table:style-name="ce11">
            <text:p>-9’8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525" table:style-name="ce6">
            <text:p>4’525.00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685.75" table:style-name="ce6">
            <text:p>3’685.75</text:p>
          </table:table-cell>
          <table:table-cell table:style-name="ce6"/>
          <table:table-cell office:value-type="float" office:value="-514" table:style-name="ce7">
            <text:p>-5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41.4" table:style-name="ce6">
            <text:p>8’441.4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186.3000000000002" table:style-name="ce6">
            <text:p>2’186.30</text:p>
          </table:table-cell>
          <table:table-cell table:style-name="ce6"/>
          <table:table-cell office:value-type="float" office:value="-4814" table:style-name="ce7">
            <text:p>-4’8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26.7" table:style-name="ce6">
            <text:p>4’326.70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970.45" table:style-name="ce6">
            <text:p>2’970.45</text:p>
          </table:table-cell>
          <table:table-cell table:style-name="ce6"/>
          <table:table-cell office:value-type="float" office:value="-1530" table:style-name="ce7">
            <text:p>-1’5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2.1500000000001" table:style-name="ce6">
            <text:p>1’212.15</text:p>
          </table:table-cell>
          <table:table-cell office:value-type="float" office:value="2700" table:style-name="ce7">
            <text:p>2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844.7" table:style-name="ce6">
            <text:p>1’844.70</text:p>
          </table:table-cell>
          <table:table-cell table:style-name="ce6"/>
          <table:table-cell office:value-type="float" office:value="-855" table:style-name="ce7">
            <text:p>-8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09.15" table:style-name="ce6">
            <text:p>3’809.15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593.85" table:style-name="ce6">
            <text:p>2’593.85</text:p>
          </table:table-cell>
          <table:table-cell table:style-name="ce6"/>
          <table:table-cell office:value-type="float" office:value="-1706" table:style-name="ce7">
            <text:p>-1’7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66.5" table:style-name="ce6">
            <text:p>17’766.50</text:p>
          </table:table-cell>
          <table:table-cell table:style-name="ce7"/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583.200000000001" table:style-name="ce6">
            <text:p>30’583.20</text:p>
          </table:table-cell>
          <table:table-cell office:value-type="float" office:value="30600" table:style-name="ce7">
            <text:p>30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0140.3" table:style-name="ce6">
            <text:p>30’140.30</text:p>
          </table:table-cell>
          <table:table-cell table:style-name="ce6"/>
          <table:table-cell office:value-type="float" office:value="-460" table:style-name="ce7">
            <text:p>-4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664.100000000006" table:style-name="ce6">
            <text:p>70’664.10</text:p>
          </table:table-cell>
          <table:table-cell office:value-type="float" office:value="53300" table:style-name="ce7">
            <text:p>53’3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43421.35" table:style-name="ce6">
            <text:p>43’421.35</text:p>
          </table:table-cell>
          <table:table-cell office:value-type="float" office:value="-9879" table:style-name="ce7">
            <text:p>-9’8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2</text:p>
          </table:table-cell>
          <table:table-cell office:value-type="string" table:style-name="ce9">
            <text:p>Umwelt und Energ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339410.9000000004" table:style-name="ce10">
            <text:p>5’339’410.90</text:p>
          </table:table-cell>
          <table:table-cell office:value-type="float" office:value="5187600" table:style-name="ce11">
            <text:p>5’187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595081.14" table:style-name="ce10">
            <text:p>3’595’081.14</text:p>
          </table:table-cell>
          <table:table-cell table:style-name="ce10"/>
          <table:table-cell office:value-type="float" office:value="-1895019" table:style-name="ce11">
            <text:p>-1’895’01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54500" table:style-name="ce11">
            <text:p>254’500</text:p>
          </table:table-cell>
          <table:table-cell table:number-columns-repeated="3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8000" table:style-name="ce11">
            <text:p>48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700582.12" table:style-name="ce10">
            <text:p>4’700’582.12</text:p>
          </table:table-cell>
          <table:table-cell office:value-type="float" office:value="4355000" table:style-name="ce11">
            <text:p>4’35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92238.38" table:style-name="ce10">
            <text:p>3’092’238.38</text:p>
          </table:table-cell>
          <table:table-cell office:value-type="float" office:value="-1262762" table:style-name="ce11">
            <text:p>-1’262’76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38828.78" table:style-name="ce10">
            <text:p>638’828.78</text:p>
          </table:table-cell>
          <table:table-cell office:value-type="float" office:value="1135100" table:style-name="ce11">
            <text:p>1’135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02842.76" table:style-name="ce10">
            <text:p>502’842.76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48628.95" table:style-name="ce6">
            <text:p>1’148’628.95</text:p>
          </table:table-cell>
          <table:table-cell office:value-type="float" office:value="1120700" table:style-name="ce7">
            <text:p>1’120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28644.1499999999" table:style-name="ce6">
            <text:p>1’328’644.15</text:p>
          </table:table-cell>
          <table:table-cell table:style-name="ce6"/>
          <table:table-cell office:value-type="float" office:value="-46556" table:style-name="ce7">
            <text:p>-46’5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54500" table:style-name="ce7">
            <text:p>254’500</text:p>
          </table:table-cell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7599.15" table:style-name="ce6">
            <text:p>87’599.15</text:p>
          </table:table-cell>
          <table:table-cell office:value-type="float" office:value="83100" table:style-name="ce7">
            <text:p>83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1632.6" table:style-name="ce6">
            <text:p>101’632.60</text:p>
          </table:table-cell>
          <table:table-cell table:style-name="ce6"/>
          <table:table-cell office:value-type="float" office:value="18533" table:style-name="ce7">
            <text:p>18’5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071.55" table:style-name="ce6">
            <text:p>129’071.55</text:p>
          </table:table-cell>
          <table:table-cell office:value-type="float" office:value="114500" table:style-name="ce7">
            <text:p>114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2192" table:style-name="ce6">
            <text:p>152’192.00</text:p>
          </table:table-cell>
          <table:table-cell table:style-name="ce6"/>
          <table:table-cell office:value-type="float" office:value="37692" table:style-name="ce7">
            <text:p>37’6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20.7" table:style-name="ce6">
            <text:p>13’220.70</text:p>
          </table:table-cell>
          <table:table-cell office:value-type="float" office:value="16200" table:style-name="ce7">
            <text:p>16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087.95" table:style-name="ce6">
            <text:p>15’087.95</text:p>
          </table:table-cell>
          <table:table-cell table:style-name="ce6"/>
          <table:table-cell office:value-type="float" office:value="-1112" table:style-name="ce7">
            <text:p>-1’1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37" table:style-name="ce6">
            <text:p>12’837.0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813.85" table:style-name="ce6">
            <text:p>12’813.85</text:p>
          </table:table-cell>
          <table:table-cell table:style-name="ce6"/>
          <table:table-cell office:value-type="float" office:value="814" table:style-name="ce7">
            <text:p>8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81.7" table:style-name="ce6">
            <text:p>3’181.70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51.17" table:style-name="ce6">
            <text:p>3’251.17</text:p>
          </table:table-cell>
          <table:table-cell table:style-name="ce6"/>
          <table:table-cell office:value-type="float" office:value="451" table:style-name="ce7">
            <text:p>4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55.85" table:style-name="ce6">
            <text:p>1’955.8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16.85" table:style-name="ce6">
            <text:p>1’416.85</text:p>
          </table:table-cell>
          <table:table-cell table:style-name="ce6"/>
          <table:table-cell office:value-type="float" office:value="-1383" table:style-name="ce7">
            <text:p>-1’3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44.95" table:style-name="ce6">
            <text:p>3’944.95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197.9" table:style-name="ce6">
            <text:p>2’197.90</text:p>
          </table:table-cell>
          <table:table-cell table:style-name="ce6"/>
          <table:table-cell office:value-type="float" office:value="-1402" table:style-name="ce7">
            <text:p>-1’4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75.15" table:style-name="ce6">
            <text:p>3’975.15</text:p>
          </table:table-cell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570.6" table:style-name="ce6">
            <text:p>6’570.60</text:p>
          </table:table-cell>
          <table:table-cell table:style-name="ce6"/>
          <table:table-cell office:value-type="float" office:value="971" table:style-name="ce7">
            <text:p>9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9626.34999999998" table:style-name="ce6">
            <text:p>319’626.35</text:p>
          </table:table-cell>
          <table:table-cell office:value-type="float" office:value="399700" table:style-name="ce7">
            <text:p>399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07890.32" table:style-name="ce6">
            <text:p>307’890.32</text:p>
          </table:table-cell>
          <table:table-cell table:style-name="ce6"/>
          <table:table-cell office:value-type="float" office:value="-139810" table:style-name="ce7">
            <text:p>-139’8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8000" table:style-name="ce7">
            <text:p>48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307" table:style-name="ce6">
            <text:p>22’307.00</text:p>
          </table:table-cell>
          <table:table-cell office:value-type="float" office:value="23900" table:style-name="ce7">
            <text:p>23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0830" table:style-name="ce6">
            <text:p>20’830.00</text:p>
          </table:table-cell>
          <table:table-cell table:style-name="ce6"/>
          <table:table-cell office:value-type="float" office:value="-3070" table:style-name="ce7">
            <text:p>-3’0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0" table:style-name="ce6">
            <text:p>30.00</text:p>
          </table:table-cell>
          <table:table-cell table:style-name="ce6"/>
          <table:table-cell office:value-type="float" office:value="-70" table:style-name="ce7">
            <text:p>-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93460.67" table:style-name="ce6">
            <text:p>3’493’460.67</text:p>
          </table:table-cell>
          <table:table-cell office:value-type="float" office:value="3310500" table:style-name="ce7">
            <text:p>3’310’5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557039.76" table:style-name="ce6">
            <text:p>1’557’039.76</text:p>
          </table:table-cell>
          <table:table-cell table:style-name="ce6"/>
          <table:table-cell office:value-type="float" office:value="-1753460" table:style-name="ce7">
            <text:p>-1’753’4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7521.88" table:style-name="ce6">
            <text:p>97’521.88</text:p>
          </table:table-cell>
          <table:table-cell office:value-type="float" office:value="89800" table:style-name="ce7">
            <text:p>89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82983.990000000005" table:style-name="ce6">
            <text:p>82’983.99</text:p>
          </table:table-cell>
          <table:table-cell table:style-name="ce6"/>
          <table:table-cell office:value-type="float" office:value="-6816" table:style-name="ce7">
            <text:p>-6’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0" table:style-name="ce6">
            <text:p>2’080.00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95</text:p>
          </table:table-cell>
          <table:table-cell office:value-type="string" table:style-name="ce5">
            <text:p>Intern verrechneter Aufwand</text:p>
          </table:table-cell>
          <table:table-cell office:value-type="float" office:value="2500" table:style-name="ce6">
            <text:p>2’500.00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3864.15" table:style-name="ce6">
            <text:p>183’864.15</text:p>
          </table:table-cell>
          <table:table-cell office:value-type="float" office:value="200100" table:style-name="ce7">
            <text:p>200’1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241747.15" table:style-name="ce6">
            <text:p>241’747.15</text:p>
          </table:table-cell>
          <table:table-cell office:value-type="float" office:value="41647" table:style-name="ce7">
            <text:p>41’6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433</text:p>
          </table:table-cell>
          <table:table-cell office:value-type="string" table:style-name="ce5">
            <text:p>Schulgelder</text:p>
          </table:table-cell>
          <table:table-cell table:style-name="ce6"/>
          <table:table-cell office:value-type="float" office:value="770" table:style-name="ce6">
            <text:p>770.00</text:p>
          </table:table-cell>
          <table:table-cell office:value-type="float" office:value="-830" table:style-name="ce7">
            <text:p>-8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100" table:style-name="ce6">
            <text:p>42’100.00</text:p>
          </table:table-cell>
          <table:table-cell office:value-type="float" office:value="46000" table:style-name="ce7">
            <text:p>46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4094.67" table:style-name="ce6">
            <text:p>104’094.67</text:p>
          </table:table-cell>
          <table:table-cell office:value-type="float" office:value="58095" table:style-name="ce7">
            <text:p>58’0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33.15" table:style-name="ce6">
            <text:p>3’233.15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23.2" table:style-name="ce6">
            <text:p>1’323.20</text:p>
          </table:table-cell>
          <table:table-cell office:value-type="float" office:value="1123" table:style-name="ce7">
            <text:p>1’1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03248.15" table:style-name="ce6">
            <text:p>3’503’248.15</text:p>
          </table:table-cell>
          <table:table-cell office:value-type="float" office:value="3392100" table:style-name="ce7">
            <text:p>3’392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567430.95" table:style-name="ce6">
            <text:p>1’567’430.95</text:p>
          </table:table-cell>
          <table:table-cell office:value-type="float" office:value="-1824669" table:style-name="ce7">
            <text:p>-1’824’6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9885.25" table:style-name="ce6">
            <text:p>179’885.25</text:p>
          </table:table-cell>
          <table:table-cell office:value-type="float" office:value="120300" table:style-name="ce7">
            <text:p>120’300</text:p>
          </table:table-cell>
          <table:table-cell table:style-name="ce5"/>
          <table:table-cell office:value-type="string" table:style-name="ce5">
            <text:p>440</text:p>
          </table:table-cell>
          <table:table-cell office:value-type="string" table:style-name="ce5">
            <text:p>Anteile an Bundeseinnahmen</text:p>
          </table:table-cell>
          <table:table-cell table:style-name="ce6"/>
          <table:table-cell office:value-type="float" office:value="328171.55" table:style-name="ce6">
            <text:p>328’171.55</text:p>
          </table:table-cell>
          <table:table-cell office:value-type="float" office:value="207872" table:style-name="ce7">
            <text:p>207’8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856" table:style-name="ce6">
            <text:p>27’856.00</text:p>
          </table:table-cell>
          <table:table-cell office:value-type="float" office:value="10300" table:style-name="ce7">
            <text:p>10’3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40762.6" table:style-name="ce6">
            <text:p>40’762.60</text:p>
          </table:table-cell>
          <table:table-cell office:value-type="float" office:value="30463" table:style-name="ce7">
            <text:p>30’4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2695.42" table:style-name="ce6">
            <text:p>742’695.42</text:p>
          </table:table-cell>
          <table:table-cell office:value-type="float" office:value="564700" table:style-name="ce7">
            <text:p>564’700</text:p>
          </table:table-cell>
          <table:table-cell table:style-name="ce5"/>
          <table:table-cell office:value-type="string" table:style-name="ce5">
            <text:p>463</text:p>
          </table:table-cell>
          <table:table-cell office:value-type="string" table:style-name="ce5">
            <text:p>Beiträge von eigenen Unternehmungen</text:p>
          </table:table-cell>
          <table:table-cell table:style-name="ce6"/>
          <table:table-cell office:value-type="float" office:value="538238.26" table:style-name="ce6">
            <text:p>538’238.26</text:p>
          </table:table-cell>
          <table:table-cell office:value-type="float" office:value="-26462" table:style-name="ce7">
            <text:p>-26’4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00" table:style-name="ce6">
            <text:p>17’700.00</text:p>
          </table:table-cell>
          <table:table-cell office:value-type="float" office:value="17700" table:style-name="ce7">
            <text:p>17’7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700" table:style-name="ce6">
            <text:p>17’7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2000" table:style-name="ce6">
            <text:p>252’000.00</text:p>
          </table:table-cell>
          <table:table-cell office:value-type="float" office:value="252000" table:style-name="ce7">
            <text:p>25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</text:p>
          </table:table-cell>
          <table:table-cell office:value-type="string" table:style-name="ce9">
            <text:p>Direktion Planung und Bau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8845471.63999999" table:style-name="ce10">
            <text:p>138’845’471.64</text:p>
          </table:table-cell>
          <table:table-cell office:value-type="float" office:value="136055150" table:style-name="ce11">
            <text:p>136’055’1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5762545.02" table:style-name="ce10">
            <text:p>125’762’545.02</text:p>
          </table:table-cell>
          <table:table-cell table:style-name="ce10"/>
          <table:table-cell office:value-type="float" office:value="-12176905" table:style-name="ce11">
            <text:p>-12’176’90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18300" table:style-name="ce11">
            <text:p>918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66000" table:style-name="ce11">
            <text:p>966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2581588.450000003" table:style-name="ce10">
            <text:p>82’581’588.45</text:p>
          </table:table-cell>
          <table:table-cell office:value-type="float" office:value="79727200" table:style-name="ce11">
            <text:p>79’727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5074204.599999994" table:style-name="ce10">
            <text:p>75’074’204.60</text:p>
          </table:table-cell>
          <table:table-cell office:value-type="float" office:value="-4652995" table:style-name="ce11">
            <text:p>-4’652’99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263883.189999998" table:style-name="ce10">
            <text:p>56’263’883.19</text:p>
          </table:table-cell>
          <table:table-cell office:value-type="float" office:value="58212250" table:style-name="ce11">
            <text:p>58’212’2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0688340.420000002" table:style-name="ce10">
            <text:p>50’688’340.4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</text:p>
          </table:table-cell>
          <table:table-cell office:value-type="string" table:style-name="ce9">
            <text:p>Stab Planung und Bau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93977.86" table:style-name="ce10">
            <text:p>2’193’977.86</text:p>
          </table:table-cell>
          <table:table-cell office:value-type="float" office:value="2109300" table:style-name="ce11">
            <text:p>2’109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22933.91" table:style-name="ce10">
            <text:p>2’122’933.91</text:p>
          </table:table-cell>
          <table:table-cell table:style-name="ce10"/>
          <table:table-cell office:value-type="float" office:value="-46366" table:style-name="ce11">
            <text:p>-46’3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0000" table:style-name="ce11">
            <text:p>6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1734.8" table:style-name="ce10">
            <text:p>181’734.80</text:p>
          </table:table-cell>
          <table:table-cell office:value-type="float" office:value="174700" table:style-name="ce11">
            <text:p>17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8540.4" table:style-name="ce10">
            <text:p>158’540.40</text:p>
          </table:table-cell>
          <table:table-cell office:value-type="float" office:value="-16160" table:style-name="ce11">
            <text:p>-16’16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12243.06" table:style-name="ce10">
            <text:p>2’012’243.06</text:p>
          </table:table-cell>
          <table:table-cell office:value-type="float" office:value="1994600" table:style-name="ce11">
            <text:p>1’994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64393.51" table:style-name="ce10">
            <text:p>1’964’393.5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69770.11" table:style-name="ce10">
            <text:p>1’569’770.11</text:p>
          </table:table-cell>
          <table:table-cell office:value-type="float" office:value="1525800" table:style-name="ce11">
            <text:p>1’525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58716.51" table:style-name="ce10">
            <text:p>1’558’716.51</text:p>
          </table:table-cell>
          <table:table-cell table:style-name="ce10"/>
          <table:table-cell office:value-type="float" office:value="-27083" table:style-name="ce11">
            <text:p>-27’08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60000" table:style-name="ce11">
            <text:p>6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4645" table:style-name="ce10">
            <text:p>44’645.00</text:p>
          </table:table-cell>
          <table:table-cell office:value-type="float" office:value="52400" table:style-name="ce11">
            <text:p>52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2943.8" table:style-name="ce10">
            <text:p>42’943.80</text:p>
          </table:table-cell>
          <table:table-cell office:value-type="float" office:value="-9456" table:style-name="ce11">
            <text:p>-9’45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25125.11" table:style-name="ce10">
            <text:p>1’525’125.11</text:p>
          </table:table-cell>
          <table:table-cell office:value-type="float" office:value="1533400" table:style-name="ce11">
            <text:p>1’533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515772.71" table:style-name="ce10">
            <text:p>1’515’772.7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1494.399999999994" table:style-name="ce6">
            <text:p>81’494.40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70612.149999999994" table:style-name="ce6">
            <text:p>70’612.15</text:p>
          </table:table-cell>
          <table:table-cell table:style-name="ce6"/>
          <table:table-cell office:value-type="float" office:value="-29388" table:style-name="ce7">
            <text:p>-29’3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1734.55" table:style-name="ce6">
            <text:p>1’161’734.55</text:p>
          </table:table-cell>
          <table:table-cell office:value-type="float" office:value="1100400" table:style-name="ce7">
            <text:p>1’100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34295.3" table:style-name="ce6">
            <text:p>1’134’295.30</text:p>
          </table:table-cell>
          <table:table-cell table:style-name="ce6"/>
          <table:table-cell office:value-type="float" office:value="-5" table:style-name="ce7">
            <text:p>-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3900" table:style-name="ce7">
            <text:p>33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164.85" table:style-name="ce6">
            <text:p>88’164.85</text:p>
          </table:table-cell>
          <table:table-cell office:value-type="float" office:value="87200" table:style-name="ce7">
            <text:p>87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6384.5" table:style-name="ce6">
            <text:p>86’384.50</text:p>
          </table:table-cell>
          <table:table-cell table:style-name="ce6"/>
          <table:table-cell office:value-type="float" office:value="-816" table:style-name="ce7">
            <text:p>-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4498.05" table:style-name="ce6">
            <text:p>114’498.05</text:p>
          </table:table-cell>
          <table:table-cell office:value-type="float" office:value="109600" table:style-name="ce7">
            <text:p>109’6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4327.85" table:style-name="ce6">
            <text:p>114’327.85</text:p>
          </table:table-cell>
          <table:table-cell table:style-name="ce6"/>
          <table:table-cell office:value-type="float" office:value="4728" table:style-name="ce7">
            <text:p>4’7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668.3" table:style-name="ce6">
            <text:p>15’668.30</text:p>
          </table:table-cell>
          <table:table-cell office:value-type="float" office:value="17100" table:style-name="ce7">
            <text:p>17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723.3" table:style-name="ce6">
            <text:p>15’723.30</text:p>
          </table:table-cell>
          <table:table-cell table:style-name="ce6"/>
          <table:table-cell office:value-type="float" office:value="-1377" table:style-name="ce7">
            <text:p>-1’3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887.4500000000007" table:style-name="ce6">
            <text:p>9’887.45</text:p>
          </table:table-cell>
          <table:table-cell office:value-type="float" office:value="12800" table:style-name="ce7">
            <text:p>12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109.2" table:style-name="ce6">
            <text:p>6’109.20</text:p>
          </table:table-cell>
          <table:table-cell table:style-name="ce6"/>
          <table:table-cell office:value-type="float" office:value="-6691" table:style-name="ce7">
            <text:p>-6’6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557.95" table:style-name="ce6">
            <text:p>26’557.95</text:p>
          </table:table-cell>
          <table:table-cell office:value-type="float" office:value="20200" table:style-name="ce7">
            <text:p>20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3005.200000000001" table:style-name="ce6">
            <text:p>23’005.20</text:p>
          </table:table-cell>
          <table:table-cell table:style-name="ce6"/>
          <table:table-cell office:value-type="float" office:value="1205" table:style-name="ce7">
            <text:p>1’2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600" table:style-name="ce7">
            <text:p>1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60.85" table:style-name="ce6">
            <text:p>6’960.8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7128.55" table:style-name="ce6">
            <text:p>27’128.55</text:p>
          </table:table-cell>
          <table:table-cell table:style-name="ce6"/>
          <table:table-cell office:value-type="float" office:value="-1371" table:style-name="ce7">
            <text:p>-1’3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4500" table:style-name="ce7">
            <text:p>2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81.6" table:style-name="ce6">
            <text:p>2’981.60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209.1999999999998" table:style-name="ce6">
            <text:p>2’209.20</text:p>
          </table:table-cell>
          <table:table-cell table:style-name="ce6"/>
          <table:table-cell office:value-type="float" office:value="-1391" table:style-name="ce7">
            <text:p>-1’3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45.1" table:style-name="ce6">
            <text:p>8’345.1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882.6" table:style-name="ce6">
            <text:p>8’882.60</text:p>
          </table:table-cell>
          <table:table-cell table:style-name="ce6"/>
          <table:table-cell office:value-type="float" office:value="1883" table:style-name="ce7">
            <text:p>1’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72.15" table:style-name="ce6">
            <text:p>11’872.15</text:p>
          </table:table-cell>
          <table:table-cell office:value-type="float" office:value="12200" table:style-name="ce7">
            <text:p>12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281.15" table:style-name="ce6">
            <text:p>7’281.15</text:p>
          </table:table-cell>
          <table:table-cell table:style-name="ce6"/>
          <table:table-cell office:value-type="float" office:value="-4919" table:style-name="ce7">
            <text:p>-4’9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70.45" table:style-name="ce6">
            <text:p>16’270.45</text:p>
          </table:table-cell>
          <table:table-cell office:value-type="float" office:value="21000" table:style-name="ce7">
            <text:p>2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242.95" table:style-name="ce6">
            <text:p>22’242.95</text:p>
          </table:table-cell>
          <table:table-cell table:style-name="ce6"/>
          <table:table-cell office:value-type="float" office:value="1243" table:style-name="ce7">
            <text:p>1’2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5" table:style-name="ce6">
            <text:p>725.00</text:p>
          </table:table-cell>
          <table:table-cell office:value-type="float" office:value="7700" table:style-name="ce7">
            <text:p>7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325.25" table:style-name="ce6">
            <text:p>4’325.25</text:p>
          </table:table-cell>
          <table:table-cell table:style-name="ce6"/>
          <table:table-cell office:value-type="float" office:value="-3375" table:style-name="ce7">
            <text:p>-3’3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7.9" table:style-name="ce6">
            <text:p>647.9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7687.25" table:style-name="ce6">
            <text:p>7’687.25</text:p>
          </table:table-cell>
          <table:table-cell table:style-name="ce6"/>
          <table:table-cell office:value-type="float" office:value="7687" table:style-name="ce7">
            <text:p>7’6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45.55" table:style-name="ce6">
            <text:p>14’445.5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0854.650000000001" table:style-name="ce6">
            <text:p>20’854.65</text:p>
          </table:table-cell>
          <table:table-cell table:style-name="ce6"/>
          <table:table-cell office:value-type="float" office:value="7855" table:style-name="ce7">
            <text:p>7’8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15.9599999999991" table:style-name="ce6">
            <text:p>8’315.96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447.41" table:style-name="ce6">
            <text:p>6’447.41</text:p>
          </table:table-cell>
          <table:table-cell table:style-name="ce6"/>
          <table:table-cell office:value-type="float" office:value="-2353" table:style-name="ce7">
            <text:p>-2’3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number-columns-repeated="2" table:style-name="ce6"/>
          <table:table-cell office:value-type="float" office:value="-1200" table:style-name="ce7">
            <text:p>-1’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61" table:style-name="ce6">
            <text:p>12’561.00</text:p>
          </table:table-cell>
          <table:table-cell office:value-type="float" office:value="15200" table:style-name="ce7">
            <text:p>15’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4239" table:style-name="ce6">
            <text:p>14’239.00</text:p>
          </table:table-cell>
          <table:table-cell office:value-type="float" office:value="-961" table:style-name="ce7">
            <text:p>-9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084" table:style-name="ce6">
            <text:p>32’084.00</text:p>
          </table:table-cell>
          <table:table-cell office:value-type="float" office:value="36000" table:style-name="ce7">
            <text:p>36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704.799999999999" table:style-name="ce6">
            <text:p>28’704.80</text:p>
          </table:table-cell>
          <table:table-cell office:value-type="float" office:value="-7295" table:style-name="ce7">
            <text:p>-7’2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2</text:p>
          </table:table-cell>
          <table:table-cell office:value-type="string" table:style-name="ce9">
            <text:p>Telefonzentra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8515.8" table:style-name="ce10">
            <text:p>128’515.80</text:p>
          </table:table-cell>
          <table:table-cell office:value-type="float" office:value="122300" table:style-name="ce11">
            <text:p>122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5596.6" table:style-name="ce10">
            <text:p>115’596.60</text:p>
          </table:table-cell>
          <table:table-cell table:style-name="ce10"/>
          <table:table-cell office:value-type="float" office:value="-6703" table:style-name="ce11">
            <text:p>-6’70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8515.8" table:style-name="ce10">
            <text:p>128’515.80</text:p>
          </table:table-cell>
          <table:table-cell office:value-type="float" office:value="122300" table:style-name="ce11">
            <text:p>122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5596.6" table:style-name="ce10">
            <text:p>115’596.60</text:p>
          </table:table-cell>
          <table:table-cell office:value-type="float" office:value="-6703" table:style-name="ce11">
            <text:p>-6’70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538.95" table:style-name="ce6">
            <text:p>109’538.95</text:p>
          </table:table-cell>
          <table:table-cell office:value-type="float" office:value="103100" table:style-name="ce7">
            <text:p>103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99055.45" table:style-name="ce6">
            <text:p>99’055.45</text:p>
          </table:table-cell>
          <table:table-cell table:style-name="ce6"/>
          <table:table-cell office:value-type="float" office:value="-4045" table:style-name="ce7">
            <text:p>-4’0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82.15" table:style-name="ce6">
            <text:p>8’282.15</text:p>
          </table:table-cell>
          <table:table-cell office:value-type="float" office:value="7700" table:style-name="ce7">
            <text:p>7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7513.85" table:style-name="ce6">
            <text:p>7’513.85</text:p>
          </table:table-cell>
          <table:table-cell table:style-name="ce6"/>
          <table:table-cell office:value-type="float" office:value="-186" table:style-name="ce7">
            <text:p>-1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45.85" table:style-name="ce6">
            <text:p>9’145.85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384.95" table:style-name="ce6">
            <text:p>7’384.95</text:p>
          </table:table-cell>
          <table:table-cell table:style-name="ce6"/>
          <table:table-cell office:value-type="float" office:value="-2615" table:style-name="ce7">
            <text:p>-2’6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79.5" table:style-name="ce6">
            <text:p>1’479.5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408.35" table:style-name="ce6">
            <text:p>1’408.35</text:p>
          </table:table-cell>
          <table:table-cell table:style-name="ce6"/>
          <table:table-cell office:value-type="float" office:value="-92" table:style-name="ce7">
            <text:p>-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.349999999999994" table:style-name="ce6">
            <text:p>69.3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34" table:style-name="ce6">
            <text:p>234.00</text:p>
          </table:table-cell>
          <table:table-cell table:style-name="ce6"/>
          <table:table-cell office:value-type="float" office:value="234" table:style-name="ce7">
            <text:p>2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600" table:style-name="ce7">
            <text:p>-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515.8" table:style-name="ce6">
            <text:p>128’515.80</text:p>
          </table:table-cell>
          <table:table-cell office:value-type="float" office:value="121700" table:style-name="ce7">
            <text:p>121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15596.6" table:style-name="ce6">
            <text:p>115’596.60</text:p>
          </table:table-cell>
          <table:table-cell office:value-type="float" office:value="-6103" table:style-name="ce7">
            <text:p>-6’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95691.95" table:style-name="ce10">
            <text:p>495’691.95</text:p>
          </table:table-cell>
          <table:table-cell office:value-type="float" office:value="461200" table:style-name="ce11">
            <text:p>461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8620.79999999999" table:style-name="ce10">
            <text:p>448’620.80</text:p>
          </table:table-cell>
          <table:table-cell table:style-name="ce10"/>
          <table:table-cell office:value-type="float" office:value="-12579" table:style-name="ce11">
            <text:p>-12’57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574" table:style-name="ce10">
            <text:p>8’574.00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7117.95" table:style-name="ce10">
            <text:p>487’117.95</text:p>
          </table:table-cell>
          <table:table-cell office:value-type="float" office:value="461200" table:style-name="ce11">
            <text:p>461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48620.79999999999" table:style-name="ce10">
            <text:p>448’620.8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185" table:style-name="ce6">
            <text:p>104’185.00</text:p>
          </table:table-cell>
          <table:table-cell office:value-type="float" office:value="105500" table:style-name="ce7">
            <text:p>105’5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01171" table:style-name="ce6">
            <text:p>101’171.00</text:p>
          </table:table-cell>
          <table:table-cell table:style-name="ce6"/>
          <table:table-cell office:value-type="float" office:value="-4329" table:style-name="ce7">
            <text:p>-4’3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8027.3" table:style-name="ce6">
            <text:p>358’027.30</text:p>
          </table:table-cell>
          <table:table-cell office:value-type="float" office:value="316400" table:style-name="ce7">
            <text:p>316’4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315796.5" table:style-name="ce6">
            <text:p>315’796.50</text:p>
          </table:table-cell>
          <table:table-cell table:style-name="ce6"/>
          <table:table-cell office:value-type="float" office:value="-604" table:style-name="ce7">
            <text:p>-6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479.65" table:style-name="ce6">
            <text:p>33’479.65</text:p>
          </table:table-cell>
          <table:table-cell office:value-type="float" office:value="39300" table:style-name="ce7">
            <text:p>39’3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1653.3" table:style-name="ce6">
            <text:p>31’653.30</text:p>
          </table:table-cell>
          <table:table-cell table:style-name="ce6"/>
          <table:table-cell office:value-type="float" office:value="-7647" table:style-name="ce7">
            <text:p>-7’6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74" table:style-name="ce6">
            <text:p>8’574.0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</text:p>
          </table:table-cell>
          <table:table-cell office:value-type="string" table:style-name="ce9">
            <text:p>Tiefbau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6626626.700000003" table:style-name="ce10">
            <text:p>76’626’626.70</text:p>
          </table:table-cell>
          <table:table-cell office:value-type="float" office:value="78127900" table:style-name="ce11">
            <text:p>78’127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8051145.340000004" table:style-name="ce10">
            <text:p>68’051’145.34</text:p>
          </table:table-cell>
          <table:table-cell table:style-name="ce10"/>
          <table:table-cell office:value-type="float" office:value="-10128555" table:style-name="ce11">
            <text:p>-10’128’5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1800" table:style-name="ce11">
            <text:p>51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6230910.049999997" table:style-name="ce10">
            <text:p>36’230’910.05</text:p>
          </table:table-cell>
          <table:table-cell office:value-type="float" office:value="33678200" table:style-name="ce11">
            <text:p>33’678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637219.010000002" table:style-name="ce10">
            <text:p>30’637’219.01</text:p>
          </table:table-cell>
          <table:table-cell office:value-type="float" office:value="-3040981" table:style-name="ce11">
            <text:p>-3’040’98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0395716.649999999" table:style-name="ce10">
            <text:p>40’395’716.65</text:p>
          </table:table-cell>
          <table:table-cell office:value-type="float" office:value="44501500" table:style-name="ce11">
            <text:p>44’501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7413926.329999998" table:style-name="ce10">
            <text:p>37’413’926.3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577369.1900000004" table:style-name="ce10">
            <text:p>4’577’369.19</text:p>
          </table:table-cell>
          <table:table-cell office:value-type="float" office:value="4675200" table:style-name="ce11">
            <text:p>4’675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19741.21" table:style-name="ce10">
            <text:p>4’419’741.21</text:p>
          </table:table-cell>
          <table:table-cell table:style-name="ce10"/>
          <table:table-cell office:value-type="float" office:value="-270459" table:style-name="ce11">
            <text:p>-270’45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5000" table:style-name="ce11">
            <text:p>1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27175.15" table:style-name="ce10">
            <text:p>1’527’175.15</text:p>
          </table:table-cell>
          <table:table-cell office:value-type="float" office:value="1186000" table:style-name="ce11">
            <text:p>1’186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42755.7" table:style-name="ce10">
            <text:p>1’342’755.70</text:p>
          </table:table-cell>
          <table:table-cell office:value-type="float" office:value="156756" table:style-name="ce11">
            <text:p>156’75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050194.04" table:style-name="ce10">
            <text:p>3’050’194.04</text:p>
          </table:table-cell>
          <table:table-cell office:value-type="float" office:value="3504200" table:style-name="ce11">
            <text:p>3’504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076985.51" table:style-name="ce10">
            <text:p>3’076’985.51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62557.25" table:style-name="ce6">
            <text:p>3’162’557.25</text:p>
          </table:table-cell>
          <table:table-cell office:value-type="float" office:value="3225500" table:style-name="ce7">
            <text:p>3’225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213593.9" table:style-name="ce6">
            <text:p>3’213’593.90</text:p>
          </table:table-cell>
          <table:table-cell table:style-name="ce6"/>
          <table:table-cell office:value-type="float" office:value="-11906" table:style-name="ce7">
            <text:p>-11’9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6386.65" table:style-name="ce6">
            <text:p>236’386.65</text:p>
          </table:table-cell>
          <table:table-cell office:value-type="float" office:value="235500" table:style-name="ce7">
            <text:p>235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40097.9" table:style-name="ce6">
            <text:p>240’097.90</text:p>
          </table:table-cell>
          <table:table-cell table:style-name="ce6"/>
          <table:table-cell office:value-type="float" office:value="4598" table:style-name="ce7">
            <text:p>4’5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7113.55" table:style-name="ce6">
            <text:p>317’113.55</text:p>
          </table:table-cell>
          <table:table-cell office:value-type="float" office:value="323900" table:style-name="ce7">
            <text:p>323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29417.5" table:style-name="ce6">
            <text:p>329’417.50</text:p>
          </table:table-cell>
          <table:table-cell table:style-name="ce6"/>
          <table:table-cell office:value-type="float" office:value="5518" table:style-name="ce7">
            <text:p>5’5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242.35" table:style-name="ce6">
            <text:p>42’242.35</text:p>
          </table:table-cell>
          <table:table-cell office:value-type="float" office:value="46100" table:style-name="ce7">
            <text:p>46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4291.9" table:style-name="ce6">
            <text:p>44’291.90</text:p>
          </table:table-cell>
          <table:table-cell table:style-name="ce6"/>
          <table:table-cell office:value-type="float" office:value="-1808" table:style-name="ce7">
            <text:p>-1’8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73.4" table:style-name="ce6">
            <text:p>2’273.4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202.7" table:style-name="ce6">
            <text:p>1’202.70</text:p>
          </table:table-cell>
          <table:table-cell table:style-name="ce6"/>
          <table:table-cell office:value-type="float" office:value="303" table:style-name="ce7">
            <text:p>3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77.35" table:style-name="ce6">
            <text:p>6’077.35</text:p>
          </table:table-cell>
          <table:table-cell office:value-type="float" office:value="15900" table:style-name="ce7">
            <text:p>15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912.6" table:style-name="ce6">
            <text:p>5’912.60</text:p>
          </table:table-cell>
          <table:table-cell table:style-name="ce6"/>
          <table:table-cell office:value-type="float" office:value="-9987" table:style-name="ce7">
            <text:p>-9’9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284.5" table:style-name="ce6">
            <text:p>28’284.50</text:p>
          </table:table-cell>
          <table:table-cell office:value-type="float" office:value="30700" table:style-name="ce7">
            <text:p>30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1835.95" table:style-name="ce6">
            <text:p>31’835.95</text:p>
          </table:table-cell>
          <table:table-cell table:style-name="ce6"/>
          <table:table-cell office:value-type="float" office:value="1136" table:style-name="ce7">
            <text:p>1’1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543.199999999997" table:style-name="ce6">
            <text:p>60’543.20</text:p>
          </table:table-cell>
          <table:table-cell office:value-type="float" office:value="55700" table:style-name="ce7">
            <text:p>55’7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9967.9" table:style-name="ce6">
            <text:p>59’967.90</text:p>
          </table:table-cell>
          <table:table-cell table:style-name="ce6"/>
          <table:table-cell office:value-type="float" office:value="4268" table:style-name="ce7">
            <text:p>4’2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839.099999999999" table:style-name="ce6">
            <text:p>19’839.10</text:p>
          </table:table-cell>
          <table:table-cell office:value-type="float" office:value="34800" table:style-name="ce7">
            <text:p>34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386.7" table:style-name="ce6">
            <text:p>6’386.70</text:p>
          </table:table-cell>
          <table:table-cell table:style-name="ce6"/>
          <table:table-cell office:value-type="float" office:value="-28413" table:style-name="ce7">
            <text:p>-28’4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22.55" table:style-name="ce6">
            <text:p>11’522.55</text:p>
          </table:table-cell>
          <table:table-cell office:value-type="float" office:value="14400" table:style-name="ce7">
            <text:p>14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468.45" table:style-name="ce6">
            <text:p>11’468.45</text:p>
          </table:table-cell>
          <table:table-cell table:style-name="ce6"/>
          <table:table-cell office:value-type="float" office:value="-2932" table:style-name="ce7">
            <text:p>-2’9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9632.30000000005" table:style-name="ce6">
            <text:p>619’632.30</text:p>
          </table:table-cell>
          <table:table-cell office:value-type="float" office:value="621300" table:style-name="ce7">
            <text:p>621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10831.61" table:style-name="ce6">
            <text:p>410’831.61</text:p>
          </table:table-cell>
          <table:table-cell table:style-name="ce6"/>
          <table:table-cell office:value-type="float" office:value="-225468" table:style-name="ce7">
            <text:p>-225’4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5000" table:style-name="ce7">
            <text:p>1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30.3" table:style-name="ce6">
            <text:p>6’330.30</text:p>
          </table:table-cell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979.5" table:style-name="ce6">
            <text:p>4’979.50</text:p>
          </table:table-cell>
          <table:table-cell table:style-name="ce6"/>
          <table:table-cell office:value-type="float" office:value="-621" table:style-name="ce7">
            <text:p>-6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295.4" table:style-name="ce6">
            <text:p>42’295.40</text:p>
          </table:table-cell>
          <table:table-cell office:value-type="float" office:value="42200" table:style-name="ce7">
            <text:p>42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3061.2" table:style-name="ce6">
            <text:p>43’061.20</text:p>
          </table:table-cell>
          <table:table-cell table:style-name="ce6"/>
          <table:table-cell office:value-type="float" office:value="861" table:style-name="ce7">
            <text:p>8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00" table:style-name="ce6">
            <text:p>1’600.0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600" table:style-name="ce6">
            <text:p>1’6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671.29" table:style-name="ce6">
            <text:p>20’671.29</text:p>
          </table:table-cell>
          <table:table-cell office:value-type="float" office:value="21100" table:style-name="ce7">
            <text:p>21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5093.4" table:style-name="ce6">
            <text:p>15’093.40</text:p>
          </table:table-cell>
          <table:table-cell table:style-name="ce6"/>
          <table:table-cell office:value-type="float" office:value="-6007" table:style-name="ce7">
            <text:p>-6’0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00" table:style-name="ce6">
            <text:p>900.0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3700" table:style-name="ce6">
            <text:p>3’700.00</text:p>
          </table:table-cell>
          <table:table-cell office:value-type="float" office:value="2500" table:style-name="ce7">
            <text:p>2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852.45" table:style-name="ce6">
            <text:p>56’852.45</text:p>
          </table:table-cell>
          <table:table-cell office:value-type="float" office:value="55900" table:style-name="ce7">
            <text:p>55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7985.85" table:style-name="ce6">
            <text:p>37’985.85</text:p>
          </table:table-cell>
          <table:table-cell office:value-type="float" office:value="-17914" table:style-name="ce7">
            <text:p>-17’9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985.7" table:style-name="ce6">
            <text:p>56’985.70</text:p>
          </table:table-cell>
          <table:table-cell office:value-type="float" office:value="73900" table:style-name="ce7">
            <text:p>73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3075.4" table:style-name="ce6">
            <text:p>63’075.40</text:p>
          </table:table-cell>
          <table:table-cell office:value-type="float" office:value="-10825" table:style-name="ce7">
            <text:p>-10’8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7437" table:style-name="ce6">
            <text:p>1’157’437.00</text:p>
          </table:table-cell>
          <table:table-cell office:value-type="float" office:value="800000" table:style-name="ce7">
            <text:p>80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982994.45" table:style-name="ce6">
            <text:p>982’994.45</text:p>
          </table:table-cell>
          <table:table-cell office:value-type="float" office:value="182994" table:style-name="ce7">
            <text:p>182’9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5000" table:style-name="ce6">
            <text:p>255’000.00</text:p>
          </table:table-cell>
          <table:table-cell office:value-type="float" office:value="255000" table:style-name="ce7">
            <text:p>255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5000" table:style-name="ce6">
            <text:p>255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1</text:p>
          </table:table-cell>
          <table:table-cell office:value-type="string" table:style-name="ce9">
            <text:p>Strasseninspektora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8130406.210000001" table:style-name="ce10">
            <text:p>48’130’406.21</text:p>
          </table:table-cell>
          <table:table-cell office:value-type="float" office:value="46518700" table:style-name="ce11">
            <text:p>46’518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418964.729999997" table:style-name="ce10">
            <text:p>41’418’964.73</text:p>
          </table:table-cell>
          <table:table-cell table:style-name="ce10"/>
          <table:table-cell office:value-type="float" office:value="-5136535" table:style-name="ce11">
            <text:p>-5’136’5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6800" table:style-name="ce11">
            <text:p>36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150837.25" table:style-name="ce10">
            <text:p>33’150’837.25</text:p>
          </table:table-cell>
          <table:table-cell office:value-type="float" office:value="30958100" table:style-name="ce11">
            <text:p>30’958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7892296.210000001" table:style-name="ce10">
            <text:p>27’892’296.21</text:p>
          </table:table-cell>
          <table:table-cell office:value-type="float" office:value="-3065804" table:style-name="ce11">
            <text:p>-3’065’80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979568.960000001" table:style-name="ce10">
            <text:p>14’979’568.96</text:p>
          </table:table-cell>
          <table:table-cell office:value-type="float" office:value="15597400" table:style-name="ce11">
            <text:p>15’597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3526668.52" table:style-name="ce10">
            <text:p>13’526’668.5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348200.949999999" table:style-name="ce6">
            <text:p>11’348’200.95</text:p>
          </table:table-cell>
          <table:table-cell office:value-type="float" office:value="11635700" table:style-name="ce7">
            <text:p>11’635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189091.949999999" table:style-name="ce6">
            <text:p>11’189’091.95</text:p>
          </table:table-cell>
          <table:table-cell table:style-name="ce6"/>
          <table:table-cell office:value-type="float" office:value="-446608" table:style-name="ce7">
            <text:p>-446’6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0600.7" table:style-name="ce6">
            <text:p>830’600.70</text:p>
          </table:table-cell>
          <table:table-cell office:value-type="float" office:value="848300" table:style-name="ce7">
            <text:p>848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30168.2" table:style-name="ce6">
            <text:p>830’168.20</text:p>
          </table:table-cell>
          <table:table-cell table:style-name="ce6"/>
          <table:table-cell office:value-type="float" office:value="-18132" table:style-name="ce7">
            <text:p>-18’1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1790.1" table:style-name="ce6">
            <text:p>1’001’790.10</text:p>
          </table:table-cell>
          <table:table-cell office:value-type="float" office:value="1050000" table:style-name="ce7">
            <text:p>1’05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057154.1000000001" table:style-name="ce6">
            <text:p>1’057’154.10</text:p>
          </table:table-cell>
          <table:table-cell table:style-name="ce6"/>
          <table:table-cell office:value-type="float" office:value="7154" table:style-name="ce7">
            <text:p>7’1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3570.1" table:style-name="ce6">
            <text:p>153’570.10</text:p>
          </table:table-cell>
          <table:table-cell office:value-type="float" office:value="166100" table:style-name="ce7">
            <text:p>166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8477.6" table:style-name="ce6">
            <text:p>158’477.60</text:p>
          </table:table-cell>
          <table:table-cell table:style-name="ce6"/>
          <table:table-cell office:value-type="float" office:value="-7622" table:style-name="ce7">
            <text:p>-7’6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750.15" table:style-name="ce6">
            <text:p>63’750.15</text:p>
          </table:table-cell>
          <table:table-cell office:value-type="float" office:value="101400" table:style-name="ce7">
            <text:p>101’4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69553.3" table:style-name="ce6">
            <text:p>69’553.30</text:p>
          </table:table-cell>
          <table:table-cell table:style-name="ce6"/>
          <table:table-cell office:value-type="float" office:value="-31847" table:style-name="ce7">
            <text:p>-31’8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233.85" table:style-name="ce6">
            <text:p>41’233.85</text:p>
          </table:table-cell>
          <table:table-cell office:value-type="float" office:value="61000" table:style-name="ce7">
            <text:p>61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0022.449999999997" table:style-name="ce6">
            <text:p>40’022.45</text:p>
          </table:table-cell>
          <table:table-cell table:style-name="ce6"/>
          <table:table-cell office:value-type="float" office:value="-20978" table:style-name="ce7">
            <text:p>-20’9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75.35" table:style-name="ce6">
            <text:p>13’675.35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484.2999999999993" table:style-name="ce6">
            <text:p>9’484.30</text:p>
          </table:table-cell>
          <table:table-cell table:style-name="ce6"/>
          <table:table-cell office:value-type="float" office:value="-5816" table:style-name="ce7">
            <text:p>-5’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2810.25" table:style-name="ce6">
            <text:p>1’432’810.25</text:p>
          </table:table-cell>
          <table:table-cell office:value-type="float" office:value="1388000" table:style-name="ce7">
            <text:p>1’388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367296.4" table:style-name="ce6">
            <text:p>1’367’296.40</text:p>
          </table:table-cell>
          <table:table-cell table:style-name="ce6"/>
          <table:table-cell office:value-type="float" office:value="-20704" table:style-name="ce7">
            <text:p>-20’7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832.05" table:style-name="ce6">
            <text:p>85’832.05</text:p>
          </table:table-cell>
          <table:table-cell office:value-type="float" office:value="91500" table:style-name="ce7">
            <text:p>91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9503.05" table:style-name="ce6">
            <text:p>79’503.05</text:p>
          </table:table-cell>
          <table:table-cell table:style-name="ce6"/>
          <table:table-cell office:value-type="float" office:value="-11997" table:style-name="ce7">
            <text:p>-11’99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29922.98" table:style-name="ce6">
            <text:p>2’629’922.98</text:p>
          </table:table-cell>
          <table:table-cell office:value-type="float" office:value="2749700" table:style-name="ce7">
            <text:p>2’749’7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217015.0099999998" table:style-name="ce6">
            <text:p>2’217’015.01</text:p>
          </table:table-cell>
          <table:table-cell table:style-name="ce6"/>
          <table:table-cell office:value-type="float" office:value="-532685" table:style-name="ce7">
            <text:p>-532’6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45312" table:style-name="ce6">
            <text:p>7’945’312.00</text:p>
          </table:table-cell>
          <table:table-cell office:value-type="float" office:value="6504000" table:style-name="ce7">
            <text:p>6’504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5712248.1500000004" table:style-name="ce6">
            <text:p>5’712’248.15</text:p>
          </table:table-cell>
          <table:table-cell table:style-name="ce6"/>
          <table:table-cell office:value-type="float" office:value="-791752" table:style-name="ce7">
            <text:p>-791’7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7772.09" table:style-name="ce6">
            <text:p>407’772.09</text:p>
          </table:table-cell>
          <table:table-cell office:value-type="float" office:value="350500" table:style-name="ce7">
            <text:p>350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87283.73" table:style-name="ce6">
            <text:p>387’283.73</text:p>
          </table:table-cell>
          <table:table-cell table:style-name="ce6"/>
          <table:table-cell office:value-type="float" office:value="-16" table:style-name="ce7">
            <text:p>-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6800" table:style-name="ce7">
            <text:p>36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5484.35" table:style-name="ce6">
            <text:p>205’484.35</text:p>
          </table:table-cell>
          <table:table-cell office:value-type="float" office:value="215900" table:style-name="ce7">
            <text:p>215’9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12465.75" table:style-name="ce6">
            <text:p>212’465.75</text:p>
          </table:table-cell>
          <table:table-cell table:style-name="ce6"/>
          <table:table-cell office:value-type="float" office:value="-3434" table:style-name="ce7">
            <text:p>-3’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42.2" table:style-name="ce6">
            <text:p>1’842.20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237.8499999999999" table:style-name="ce6">
            <text:p>1’237.85</text:p>
          </table:table-cell>
          <table:table-cell table:style-name="ce6"/>
          <table:table-cell office:value-type="float" office:value="-2462" table:style-name="ce7">
            <text:p>-2’4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13173.35" table:style-name="ce6">
            <text:p>2’813’173.35</text:p>
          </table:table-cell>
          <table:table-cell office:value-type="float" office:value="2495400" table:style-name="ce7">
            <text:p>2’495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97361.01" table:style-name="ce6">
            <text:p>1’697’361.01</text:p>
          </table:table-cell>
          <table:table-cell table:style-name="ce6"/>
          <table:table-cell office:value-type="float" office:value="-798039" table:style-name="ce7">
            <text:p>-798’0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85.3500000000004" table:style-name="ce6">
            <text:p>4’485.35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671.0600000000004" table:style-name="ce6">
            <text:p>4’671.06</text:p>
          </table:table-cell>
          <table:table-cell table:style-name="ce6"/>
          <table:table-cell office:value-type="float" office:value="-1729" table:style-name="ce7">
            <text:p>-1’7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0.15" table:style-name="ce6">
            <text:p>1’360.1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29118.879999999" table:style-name="ce6">
            <text:p>17’729’118.88</text:p>
          </table:table-cell>
          <table:table-cell office:value-type="float" office:value="17384000" table:style-name="ce7">
            <text:p>17’384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4939555.23" table:style-name="ce6">
            <text:p>14’939’555.23</text:p>
          </table:table-cell>
          <table:table-cell table:style-name="ce6"/>
          <table:table-cell office:value-type="float" office:value="-2444445" table:style-name="ce7">
            <text:p>-2’444’4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80272.05" table:style-name="ce6">
            <text:p>1’080’272.05</text:p>
          </table:table-cell>
          <table:table-cell office:value-type="float" office:value="1106400" table:style-name="ce7">
            <text:p>1’106’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158144.7" table:style-name="ce6">
            <text:p>1’158’144.70</text:p>
          </table:table-cell>
          <table:table-cell table:style-name="ce6"/>
          <table:table-cell office:value-type="float" office:value="51745" table:style-name="ce7">
            <text:p>51’7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0199.31" table:style-name="ce6">
            <text:p>340’199.31</text:p>
          </table:table-cell>
          <table:table-cell office:value-type="float" office:value="345400" table:style-name="ce7">
            <text:p>345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88230.89" table:style-name="ce6">
            <text:p>288’230.89</text:p>
          </table:table-cell>
          <table:table-cell table:style-name="ce6"/>
          <table:table-cell office:value-type="float" office:value="-57169" table:style-name="ce7">
            <text:p>-57’1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60057.15" table:style-name="ce6">
            <text:p>11’260’057.15</text:p>
          </table:table-cell>
          <table:table-cell office:value-type="float" office:value="9568700" table:style-name="ce7">
            <text:p>9’568’7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9542163.4499999993" table:style-name="ce6">
            <text:p>9’542’163.45</text:p>
          </table:table-cell>
          <table:table-cell office:value-type="float" office:value="-26537" table:style-name="ce7">
            <text:p>-26’5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3031.1" table:style-name="ce6">
            <text:p>113’031.10</text:p>
          </table:table-cell>
          <table:table-cell office:value-type="float" office:value="67000" table:style-name="ce7">
            <text:p>67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96024.05" table:style-name="ce6">
            <text:p>96’024.05</text:p>
          </table:table-cell>
          <table:table-cell office:value-type="float" office:value="29024" table:style-name="ce7">
            <text:p>29’0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19750.2" table:style-name="ce6">
            <text:p>919’750.20</text:p>
          </table:table-cell>
          <table:table-cell office:value-type="float" office:value="1113200" table:style-name="ce7">
            <text:p>1’113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46481.95" table:style-name="ce6">
            <text:p>846’481.95</text:p>
          </table:table-cell>
          <table:table-cell office:value-type="float" office:value="-266718" table:style-name="ce7">
            <text:p>-266’7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0601.05" table:style-name="ce6">
            <text:p>110’601.05</text:p>
          </table:table-cell>
          <table:table-cell office:value-type="float" office:value="87000" table:style-name="ce7">
            <text:p>87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-375633.4" table:style-name="ce6">
            <text:p>-375’633.40</text:p>
          </table:table-cell>
          <table:table-cell office:value-type="float" office:value="462633" table:style-name="ce7">
            <text:p>462’6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07031.3500000001" table:style-name="ce6">
            <text:p>1’307’031.35</text:p>
          </table:table-cell>
          <table:table-cell office:value-type="float" office:value="1235000" table:style-name="ce7">
            <text:p>1’235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251925.1499999999" table:style-name="ce6">
            <text:p>1’251’925.15</text:p>
          </table:table-cell>
          <table:table-cell office:value-type="float" office:value="16925" table:style-name="ce7">
            <text:p>16’9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29085" table:style-name="ce6">
            <text:p>1’029’085.00</text:p>
          </table:table-cell>
          <table:table-cell office:value-type="float" office:value="960000" table:style-name="ce7">
            <text:p>96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1057176" table:style-name="ce6">
            <text:p>1’057’176.00</text:p>
          </table:table-cell>
          <table:table-cell office:value-type="float" office:value="97176" table:style-name="ce7">
            <text:p>97’1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411281.399999999" table:style-name="ce6">
            <text:p>18’411’281.40</text:p>
          </table:table-cell>
          <table:table-cell office:value-type="float" office:value="17927200" table:style-name="ce7">
            <text:p>17’927’2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5474159.01" table:style-name="ce6">
            <text:p>15’474’159.01</text:p>
          </table:table-cell>
          <table:table-cell office:value-type="float" office:value="-2453041" table:style-name="ce7">
            <text:p>-2’453’0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4</text:p>
          </table:table-cell>
          <table:table-cell office:value-type="string" table:style-name="ce9">
            <text:p>Baulicher Unterhal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8014.7" table:style-name="ce10">
            <text:p>1’128’014.70</text:p>
          </table:table-cell>
          <table:table-cell office:value-type="float" office:value="2398900" table:style-name="ce11">
            <text:p>2’398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69778.44999999995" table:style-name="ce10">
            <text:p>669’778.45</text:p>
          </table:table-cell>
          <table:table-cell table:style-name="ce10"/>
          <table:table-cell office:value-type="float" office:value="-1729122" table:style-name="ce11">
            <text:p>-1’729’12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28014.7" table:style-name="ce10">
            <text:p>1’128’014.70</text:p>
          </table:table-cell>
          <table:table-cell office:value-type="float" office:value="2398900" table:style-name="ce11">
            <text:p>2’398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69778.44999999995" table:style-name="ce10">
            <text:p>669’778.4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8014.7" table:style-name="ce6">
            <text:p>1’128’014.70</text:p>
          </table:table-cell>
          <table:table-cell office:value-type="float" office:value="2398900" table:style-name="ce7">
            <text:p>2’398’9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69778.44999999995" table:style-name="ce6">
            <text:p>669’778.45</text:p>
          </table:table-cell>
          <table:table-cell table:style-name="ce6"/>
          <table:table-cell office:value-type="float" office:value="-1729122" table:style-name="ce7">
            <text:p>-1’729’1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5</text:p>
          </table:table-cell>
          <table:table-cell office:value-type="string" table:style-name="ce9">
            <text:p>Öffentliche Beleuch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128820.1" table:style-name="ce10">
            <text:p>4’128’820.10</text:p>
          </table:table-cell>
          <table:table-cell office:value-type="float" office:value="4216100" table:style-name="ce11">
            <text:p>4’216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58660.25" table:style-name="ce10">
            <text:p>4’058’660.25</text:p>
          </table:table-cell>
          <table:table-cell table:style-name="ce10"/>
          <table:table-cell office:value-type="float" office:value="-157440" table:style-name="ce11">
            <text:p>-157’4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9083.4" table:style-name="ce10">
            <text:p>149’083.40</text:p>
          </table:table-cell>
          <table:table-cell office:value-type="float" office:value="149100" table:style-name="ce11">
            <text:p>14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8982.6" table:style-name="ce10">
            <text:p>148’982.60</text:p>
          </table:table-cell>
          <table:table-cell office:value-type="float" office:value="-117" table:style-name="ce11">
            <text:p>-11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79736.7" table:style-name="ce10">
            <text:p>3’979’736.70</text:p>
          </table:table-cell>
          <table:table-cell office:value-type="float" office:value="4067000" table:style-name="ce11">
            <text:p>4’06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909677.65" table:style-name="ce10">
            <text:p>3’909’677.6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4261.1" table:style-name="ce6">
            <text:p>664’261.10</text:p>
          </table:table-cell>
          <table:table-cell office:value-type="float" office:value="716000" table:style-name="ce7">
            <text:p>716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661054.19999999995" table:style-name="ce6">
            <text:p>661’054.20</text:p>
          </table:table-cell>
          <table:table-cell table:style-name="ce6"/>
          <table:table-cell office:value-type="float" office:value="-54946" table:style-name="ce7">
            <text:p>-54’9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84559" table:style-name="ce6">
            <text:p>2’784’559.00</text:p>
          </table:table-cell>
          <table:table-cell office:value-type="float" office:value="2800100" table:style-name="ce7">
            <text:p>2’800’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778846.15" table:style-name="ce6">
            <text:p>2’778’846.15</text:p>
          </table:table-cell>
          <table:table-cell table:style-name="ce6"/>
          <table:table-cell office:value-type="float" office:value="-21254" table:style-name="ce7">
            <text:p>-21’2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0000" table:style-name="ce6">
            <text:p>680’000.00</text:p>
          </table:table-cell>
          <table:table-cell office:value-type="float" office:value="700000" table:style-name="ce7">
            <text:p>700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618759.9" table:style-name="ce6">
            <text:p>618’759.90</text:p>
          </table:table-cell>
          <table:table-cell table:style-name="ce6"/>
          <table:table-cell office:value-type="float" office:value="-81240" table:style-name="ce7">
            <text:p>-81’2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9083.4" table:style-name="ce6">
            <text:p>149’083.40</text:p>
          </table:table-cell>
          <table:table-cell office:value-type="float" office:value="149100" table:style-name="ce7">
            <text:p>149’1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148982.6" table:style-name="ce6">
            <text:p>148’982.60</text:p>
          </table:table-cell>
          <table:table-cell office:value-type="float" office:value="-117" table:style-name="ce7">
            <text:p>-1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6</text:p>
          </table:table-cell>
          <table:table-cell office:value-type="string" table:style-name="ce9">
            <text:p>Öffentlicher Verkeh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662016.5" table:style-name="ce10">
            <text:p>18’662’016.50</text:p>
          </table:table-cell>
          <table:table-cell office:value-type="float" office:value="20319000" table:style-name="ce11">
            <text:p>20’319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484000.699999999" table:style-name="ce10">
            <text:p>17’484’000.70</text:p>
          </table:table-cell>
          <table:table-cell table:style-name="ce10"/>
          <table:table-cell office:value-type="float" office:value="-2834999" table:style-name="ce11">
            <text:p>-2’834’99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03814.25" table:style-name="ce10">
            <text:p>1’403’814.25</text:p>
          </table:table-cell>
          <table:table-cell office:value-type="float" office:value="1385000" table:style-name="ce11">
            <text:p>1’38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53184.5" table:style-name="ce10">
            <text:p>1’253’184.50</text:p>
          </table:table-cell>
          <table:table-cell office:value-type="float" office:value="-131816" table:style-name="ce11">
            <text:p>-131’81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7258202.25" table:style-name="ce10">
            <text:p>17’258’202.25</text:p>
          </table:table-cell>
          <table:table-cell office:value-type="float" office:value="18934000" table:style-name="ce11">
            <text:p>18’934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230816.199999999" table:style-name="ce10">
            <text:p>16’230’816.2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0" table:style-name="ce6">
            <text:p>300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00" table:style-name="ce6">
            <text:p>3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535919" table:style-name="ce6">
            <text:p>18’535’919.00</text:p>
          </table:table-cell>
          <table:table-cell office:value-type="float" office:value="20193700" table:style-name="ce7">
            <text:p>20’193’7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7352557" table:style-name="ce6">
            <text:p>17’352’557.00</text:p>
          </table:table-cell>
          <table:table-cell table:style-name="ce6"/>
          <table:table-cell office:value-type="float" office:value="-2841143" table:style-name="ce7">
            <text:p>-2’841’1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797.5" table:style-name="ce6">
            <text:p>125’797.50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31143.70000000001" table:style-name="ce6">
            <text:p>131’143.70</text:p>
          </table:table-cell>
          <table:table-cell table:style-name="ce6"/>
          <table:table-cell office:value-type="float" office:value="6144" table:style-name="ce7">
            <text:p>6’1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8016.75" table:style-name="ce6">
            <text:p>398’016.75</text:p>
          </table:table-cell>
          <table:table-cell office:value-type="float" office:value="380000" table:style-name="ce7">
            <text:p>38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22040.8" table:style-name="ce6">
            <text:p>422’040.80</text:p>
          </table:table-cell>
          <table:table-cell office:value-type="float" office:value="42041" table:style-name="ce7">
            <text:p>42’0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5797.5" table:style-name="ce6">
            <text:p>1’005’797.50</text:p>
          </table:table-cell>
          <table:table-cell office:value-type="float" office:value="1005000" table:style-name="ce7">
            <text:p>1’005’000</text:p>
          </table:table-cell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831143.7" table:style-name="ce6">
            <text:p>831’143.70</text:p>
          </table:table-cell>
          <table:table-cell office:value-type="float" office:value="-173856" table:style-name="ce7">
            <text:p>-173’8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</text:p>
          </table:table-cell>
          <table:table-cell office:value-type="string" table:style-name="ce9">
            <text:p>Hochbau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098749.690000001" table:style-name="ce10">
            <text:p>22’098’749.69</text:p>
          </table:table-cell>
          <table:table-cell office:value-type="float" office:value="22124700" table:style-name="ce11">
            <text:p>22’124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027164" table:style-name="ce10">
            <text:p>22’027’164.00</text:p>
          </table:table-cell>
          <table:table-cell table:style-name="ce10"/>
          <table:table-cell office:value-type="float" office:value="-1128536" table:style-name="ce11">
            <text:p>-1’128’53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53000" table:style-name="ce11">
            <text:p>253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778000" table:style-name="ce11">
            <text:p>778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190793.27" table:style-name="ce10">
            <text:p>13’190’793.27</text:p>
          </table:table-cell>
          <table:table-cell office:value-type="float" office:value="13965600" table:style-name="ce11">
            <text:p>13’965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897156.449999999" table:style-name="ce10">
            <text:p>11’897’156.45</text:p>
          </table:table-cell>
          <table:table-cell office:value-type="float" office:value="-2068444" table:style-name="ce11">
            <text:p>-2’068’44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907956.4199999999" table:style-name="ce10">
            <text:p>8’907’956.42</text:p>
          </table:table-cell>
          <table:table-cell office:value-type="float" office:value="9190100" table:style-name="ce11">
            <text:p>9’190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130007.550000001" table:style-name="ce10">
            <text:p>10’130’007.5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388513.29" table:style-name="ce10">
            <text:p>3’388’513.29</text:p>
          </table:table-cell>
          <table:table-cell office:value-type="float" office:value="3362000" table:style-name="ce11">
            <text:p>3’36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41461.2" table:style-name="ce10">
            <text:p>4’041’461.20</text:p>
          </table:table-cell>
          <table:table-cell table:style-name="ce10"/>
          <table:table-cell office:value-type="float" office:value="69261" table:style-name="ce11">
            <text:p>69’26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54200" table:style-name="ce11">
            <text:p>154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56000" table:style-name="ce11">
            <text:p>456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68648.65" table:style-name="ce10">
            <text:p>768’648.65</text:p>
          </table:table-cell>
          <table:table-cell office:value-type="float" office:value="794900" table:style-name="ce11">
            <text:p>79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04736.35" table:style-name="ce10">
            <text:p>904’736.35</text:p>
          </table:table-cell>
          <table:table-cell office:value-type="float" office:value="109836" table:style-name="ce11">
            <text:p>109’83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619864.64" table:style-name="ce10">
            <text:p>2’619’864.64</text:p>
          </table:table-cell>
          <table:table-cell office:value-type="float" office:value="3177300" table:style-name="ce11">
            <text:p>3’177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136724.85" table:style-name="ce10">
            <text:p>3’136’724.8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56327.7000000002" table:style-name="ce6">
            <text:p>2’656’327.70</text:p>
          </table:table-cell>
          <table:table-cell office:value-type="float" office:value="2651400" table:style-name="ce7">
            <text:p>2’651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107393.65" table:style-name="ce6">
            <text:p>3’107’393.65</text:p>
          </table:table-cell>
          <table:table-cell table:style-name="ce6"/>
          <table:table-cell office:value-type="float" office:value="-6" table:style-name="ce7">
            <text:p>-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56000" table:style-name="ce7">
            <text:p>456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8522.85" table:style-name="ce6">
            <text:p>198’522.85</text:p>
          </table:table-cell>
          <table:table-cell office:value-type="float" office:value="194100" table:style-name="ce7">
            <text:p>194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34436.2" table:style-name="ce6">
            <text:p>234’436.20</text:p>
          </table:table-cell>
          <table:table-cell table:style-name="ce6"/>
          <table:table-cell office:value-type="float" office:value="40336" table:style-name="ce7">
            <text:p>40’3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3554.3" table:style-name="ce6">
            <text:p>283’554.30</text:p>
          </table:table-cell>
          <table:table-cell office:value-type="float" office:value="267900" table:style-name="ce7">
            <text:p>267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46704.55" table:style-name="ce6">
            <text:p>346’704.55</text:p>
          </table:table-cell>
          <table:table-cell table:style-name="ce6"/>
          <table:table-cell office:value-type="float" office:value="78805" table:style-name="ce7">
            <text:p>78’8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055.9" table:style-name="ce6">
            <text:p>36’055.90</text:p>
          </table:table-cell>
          <table:table-cell office:value-type="float" office:value="38000" table:style-name="ce7">
            <text:p>38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873" table:style-name="ce6">
            <text:p>43’873.00</text:p>
          </table:table-cell>
          <table:table-cell table:style-name="ce6"/>
          <table:table-cell office:value-type="float" office:value="5873" table:style-name="ce7">
            <text:p>5’8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162.6" table:style-name="ce6">
            <text:p>16’162.60</text:p>
          </table:table-cell>
          <table:table-cell office:value-type="float" office:value="18300" table:style-name="ce7">
            <text:p>18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95.65" table:style-name="ce6">
            <text:p>2’895.65</text:p>
          </table:table-cell>
          <table:table-cell table:style-name="ce6"/>
          <table:table-cell office:value-type="float" office:value="-15404" table:style-name="ce7">
            <text:p>-15’4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298.5" table:style-name="ce6">
            <text:p>17’298.5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989.85" table:style-name="ce6">
            <text:p>9’989.85</text:p>
          </table:table-cell>
          <table:table-cell table:style-name="ce6"/>
          <table:table-cell office:value-type="float" office:value="-10" table:style-name="ce7">
            <text:p>-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9.55" table:style-name="ce6">
            <text:p>3’849.55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564.7" table:style-name="ce6">
            <text:p>5’564.70</text:p>
          </table:table-cell>
          <table:table-cell table:style-name="ce6"/>
          <table:table-cell office:value-type="float" office:value="-35" table:style-name="ce7">
            <text:p>-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200" table:style-name="ce7">
            <text:p>4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4.75" table:style-name="ce6">
            <text:p>564.75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444" table:style-name="ce6">
            <text:p>444.00</text:p>
          </table:table-cell>
          <table:table-cell table:style-name="ce6"/>
          <table:table-cell office:value-type="float" office:value="-156" table:style-name="ce7">
            <text:p>-1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38.45" table:style-name="ce6">
            <text:p>3’638.45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569.2" table:style-name="ce6">
            <text:p>6’569.20</text:p>
          </table:table-cell>
          <table:table-cell table:style-name="ce6"/>
          <table:table-cell office:value-type="float" office:value="-731" table:style-name="ce7">
            <text:p>-7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7183.6" table:style-name="ce6">
            <text:p>147’183.60</text:p>
          </table:table-cell>
          <table:table-cell office:value-type="float" office:value="146100" table:style-name="ce7">
            <text:p>146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57890.4" table:style-name="ce6">
            <text:p>257’890.40</text:p>
          </table:table-cell>
          <table:table-cell table:style-name="ce6"/>
          <table:table-cell office:value-type="float" office:value="-38210" table:style-name="ce7">
            <text:p>-38’2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50000" table:style-name="ce7">
            <text:p>15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85" table:style-name="ce6">
            <text:p>7’485.00</text:p>
          </table:table-cell>
          <table:table-cell office:value-type="float" office:value="9300" table:style-name="ce7">
            <text:p>9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331.75" table:style-name="ce6">
            <text:p>8’331.75</text:p>
          </table:table-cell>
          <table:table-cell table:style-name="ce6"/>
          <table:table-cell office:value-type="float" office:value="-968" table:style-name="ce7">
            <text:p>-9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189.95" table:style-name="ce6">
            <text:p>1’189.95</text:p>
          </table:table-cell>
          <table:table-cell table:style-name="ce6"/>
          <table:table-cell office:value-type="float" office:value="290" table:style-name="ce7">
            <text:p>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870.09" table:style-name="ce6">
            <text:p>17’870.09</text:p>
          </table:table-cell>
          <table:table-cell office:value-type="float" office:value="16700" table:style-name="ce7">
            <text:p>16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178.3" table:style-name="ce6">
            <text:p>16’178.30</text:p>
          </table:table-cell>
          <table:table-cell table:style-name="ce6"/>
          <table:table-cell office:value-type="float" office:value="-522" table:style-name="ce7">
            <text:p>-5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0" table:style-name="ce6">
            <text:p>2’290.0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490" table:style-name="ce6">
            <text:p>1’490.00</text:p>
          </table:table-cell>
          <table:table-cell office:value-type="float" office:value="590" table:style-name="ce7">
            <text:p>5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267.199999999997" table:style-name="ce6">
            <text:p>53’267.20</text:p>
          </table:table-cell>
          <table:table-cell office:value-type="float" office:value="31000" table:style-name="ce7">
            <text:p>31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4174.75" table:style-name="ce6">
            <text:p>84’174.75</text:p>
          </table:table-cell>
          <table:table-cell office:value-type="float" office:value="53175" table:style-name="ce7">
            <text:p>53’1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8300" table:style-name="ce6">
            <text:p>278’300.00</text:p>
          </table:table-cell>
          <table:table-cell office:value-type="float" office:value="360000" table:style-name="ce7">
            <text:p>36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405235" table:style-name="ce6">
            <text:p>405’235.00</text:p>
          </table:table-cell>
          <table:table-cell office:value-type="float" office:value="45235" table:style-name="ce7">
            <text:p>45’2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4791.45" table:style-name="ce6">
            <text:p>434’791.45</text:p>
          </table:table-cell>
          <table:table-cell office:value-type="float" office:value="403000" table:style-name="ce7">
            <text:p>403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3836.6" table:style-name="ce6">
            <text:p>413’836.60</text:p>
          </table:table-cell>
          <table:table-cell office:value-type="float" office:value="10837" table:style-name="ce7">
            <text:p>10’83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1</text:p>
          </table:table-cell>
          <table:table-cell office:value-type="string" table:style-name="ce9">
            <text:p>Öffentliche 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481351.4000000004" table:style-name="ce10">
            <text:p>9’481’351.40</text:p>
          </table:table-cell>
          <table:table-cell office:value-type="float" office:value="9508000" table:style-name="ce11">
            <text:p>9’508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867678.0500000007" table:style-name="ce10">
            <text:p>8’867’678.05</text:p>
          </table:table-cell>
          <table:table-cell table:style-name="ce10"/>
          <table:table-cell office:value-type="float" office:value="-730322" table:style-name="ce11">
            <text:p>-730’32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90000" table:style-name="ce11">
            <text:p>9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275046.21" table:style-name="ce10">
            <text:p>3’275’046.21</text:p>
          </table:table-cell>
          <table:table-cell office:value-type="float" office:value="3198300" table:style-name="ce11">
            <text:p>3’198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39653.45" table:style-name="ce10">
            <text:p>939’653.45</text:p>
          </table:table-cell>
          <table:table-cell office:value-type="float" office:value="-2258647" table:style-name="ce11">
            <text:p>-2’258’64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206305.1900000004" table:style-name="ce10">
            <text:p>6’206’305.19</text:p>
          </table:table-cell>
          <table:table-cell office:value-type="float" office:value="6399700" table:style-name="ce11">
            <text:p>6’399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928024.5999999996" table:style-name="ce10">
            <text:p>7’928’024.6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37573.95" table:style-name="ce6">
            <text:p>1’637’573.95</text:p>
          </table:table-cell>
          <table:table-cell office:value-type="float" office:value="1622000" table:style-name="ce7">
            <text:p>1’622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44714.1" table:style-name="ce6">
            <text:p>1’644’714.10</text:p>
          </table:table-cell>
          <table:table-cell table:style-name="ce6"/>
          <table:table-cell office:value-type="float" office:value="22714" table:style-name="ce7">
            <text:p>22’7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007" table:style-name="ce6">
            <text:p>120’007.00</text:p>
          </table:table-cell>
          <table:table-cell office:value-type="float" office:value="114800" table:style-name="ce7">
            <text:p>114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0027" table:style-name="ce6">
            <text:p>120’027.00</text:p>
          </table:table-cell>
          <table:table-cell table:style-name="ce6"/>
          <table:table-cell office:value-type="float" office:value="5227" table:style-name="ce7">
            <text:p>5’2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852.8" table:style-name="ce6">
            <text:p>117’852.80</text:p>
          </table:table-cell>
          <table:table-cell office:value-type="float" office:value="152900" table:style-name="ce7">
            <text:p>152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4974.39999999999" table:style-name="ce6">
            <text:p>124’974.40</text:p>
          </table:table-cell>
          <table:table-cell table:style-name="ce6"/>
          <table:table-cell office:value-type="float" office:value="-27926" table:style-name="ce7">
            <text:p>-27’9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303.25" table:style-name="ce6">
            <text:p>22’303.25</text:p>
          </table:table-cell>
          <table:table-cell office:value-type="float" office:value="22800" table:style-name="ce7">
            <text:p>22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2868.95" table:style-name="ce6">
            <text:p>22’868.95</text:p>
          </table:table-cell>
          <table:table-cell table:style-name="ce6"/>
          <table:table-cell office:value-type="float" office:value="69" table:style-name="ce7">
            <text:p>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6" table:style-name="ce6">
            <text:p>1’156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588.25" table:style-name="ce6">
            <text:p>588.25</text:p>
          </table:table-cell>
          <table:table-cell table:style-name="ce6"/>
          <table:table-cell office:value-type="float" office:value="88" table:style-name="ce7">
            <text:p>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55.6" table:style-name="ce6">
            <text:p>5’455.60</text:p>
          </table:table-cell>
          <table:table-cell office:value-type="float" office:value="9400" table:style-name="ce7">
            <text:p>9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541.2" table:style-name="ce6">
            <text:p>1’541.20</text:p>
          </table:table-cell>
          <table:table-cell table:style-name="ce6"/>
          <table:table-cell office:value-type="float" office:value="-7859" table:style-name="ce7">
            <text:p>-7’8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124.05" table:style-name="ce6">
            <text:p>61’124.05</text:p>
          </table:table-cell>
          <table:table-cell office:value-type="float" office:value="98400" table:style-name="ce7">
            <text:p>98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2157.7" table:style-name="ce6">
            <text:p>82’157.70</text:p>
          </table:table-cell>
          <table:table-cell table:style-name="ce6"/>
          <table:table-cell office:value-type="float" office:value="-16242" table:style-name="ce7">
            <text:p>-16’2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6991.15" table:style-name="ce6">
            <text:p>1’576’991.15</text:p>
          </table:table-cell>
          <table:table-cell office:value-type="float" office:value="1502100" table:style-name="ce7">
            <text:p>1’502’1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707042.95" table:style-name="ce6">
            <text:p>1’707’042.95</text:p>
          </table:table-cell>
          <table:table-cell table:style-name="ce6"/>
          <table:table-cell office:value-type="float" office:value="114943" table:style-name="ce7">
            <text:p>114’9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90000" table:style-name="ce7">
            <text:p>9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182.05" table:style-name="ce6">
            <text:p>84’182.05</text:p>
          </table:table-cell>
          <table:table-cell office:value-type="float" office:value="81000" table:style-name="ce7">
            <text:p>81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88105.7" table:style-name="ce6">
            <text:p>88’105.70</text:p>
          </table:table-cell>
          <table:table-cell table:style-name="ce6"/>
          <table:table-cell office:value-type="float" office:value="7106" table:style-name="ce7">
            <text:p>7’1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85273.6500000004" table:style-name="ce6">
            <text:p>4’385’273.65</text:p>
          </table:table-cell>
          <table:table-cell office:value-type="float" office:value="4580000" table:style-name="ce7">
            <text:p>4’58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729977.95" table:style-name="ce6">
            <text:p>3’729’977.95</text:p>
          </table:table-cell>
          <table:table-cell table:style-name="ce6"/>
          <table:table-cell office:value-type="float" office:value="-850022" table:style-name="ce7">
            <text:p>-850’0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346.050000000003" table:style-name="ce6">
            <text:p>35’346.05</text:p>
          </table:table-cell>
          <table:table-cell office:value-type="float" office:value="36800" table:style-name="ce7">
            <text:p>36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2878.65" table:style-name="ce6">
            <text:p>32’878.65</text:p>
          </table:table-cell>
          <table:table-cell table:style-name="ce6"/>
          <table:table-cell office:value-type="float" office:value="-3921" table:style-name="ce7">
            <text:p>-3’9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6683.3" table:style-name="ce6">
            <text:p>746’683.30</text:p>
          </table:table-cell>
          <table:table-cell office:value-type="float" office:value="665100" table:style-name="ce7">
            <text:p>665’1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664714.9" table:style-name="ce6">
            <text:p>664’714.90</text:p>
          </table:table-cell>
          <table:table-cell table:style-name="ce6"/>
          <table:table-cell office:value-type="float" office:value="-385" table:style-name="ce7">
            <text:p>-38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6.10000000000002" table:style-name="ce6">
            <text:p>266.10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350" table:style-name="ce6">
            <text:p>1’350.00</text:p>
          </table:table-cell>
          <table:table-cell table:style-name="ce6"/>
          <table:table-cell office:value-type="float" office:value="-50" table:style-name="ce7">
            <text:p>-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5796.1" table:style-name="ce6">
            <text:p>395’796.10</text:p>
          </table:table-cell>
          <table:table-cell office:value-type="float" office:value="370300" table:style-name="ce7">
            <text:p>370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84928.85" table:style-name="ce6">
            <text:p>384’928.85</text:p>
          </table:table-cell>
          <table:table-cell table:style-name="ce6"/>
          <table:table-cell office:value-type="float" office:value="14629" table:style-name="ce7">
            <text:p>14’6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242.6" table:style-name="ce6">
            <text:p>31’242.60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82.15" table:style-name="ce6">
            <text:p>382.15</text:p>
          </table:table-cell>
          <table:table-cell table:style-name="ce6"/>
          <table:table-cell office:value-type="float" office:value="-8118" table:style-name="ce7">
            <text:p>-8’1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881.95" table:style-name="ce6">
            <text:p>82’881.95</text:p>
          </table:table-cell>
          <table:table-cell office:value-type="float" office:value="65400" table:style-name="ce7">
            <text:p>65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84043.3" table:style-name="ce6">
            <text:p>84’043.30</text:p>
          </table:table-cell>
          <table:table-cell table:style-name="ce6"/>
          <table:table-cell office:value-type="float" office:value="18643" table:style-name="ce7">
            <text:p>18’6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7341.1" table:style-name="ce6">
            <text:p>47’341.10</text:p>
          </table:table-cell>
          <table:table-cell office:value-type="float" office:value="46700" table:style-name="ce7">
            <text:p>46’7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7507.3" table:style-name="ce6">
            <text:p>47’507.30</text:p>
          </table:table-cell>
          <table:table-cell table:style-name="ce6"/>
          <table:table-cell office:value-type="float" office:value="807" table:style-name="ce7">
            <text:p>8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874.7" table:style-name="ce6">
            <text:p>129’874.70</text:p>
          </table:table-cell>
          <table:table-cell office:value-type="float" office:value="129900" table:style-name="ce7">
            <text:p>129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29874.7" table:style-name="ce6">
            <text:p>129’874.70</text:p>
          </table:table-cell>
          <table:table-cell table:style-name="ce6"/>
          <table:table-cell office:value-type="float" office:value="-25" table:style-name="ce7">
            <text:p>-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12861.54" table:style-name="ce6">
            <text:p>1’712’861.54</text:p>
          </table:table-cell>
          <table:table-cell office:value-type="float" office:value="1717800" table:style-name="ce7">
            <text:p>1’717’8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-527782.15" table:style-name="ce6">
            <text:p>-527’782.15</text:p>
          </table:table-cell>
          <table:table-cell office:value-type="float" office:value="2245582" table:style-name="ce7">
            <text:p>2’245’5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492.300000000003" table:style-name="ce6">
            <text:p>35’492.30</text:p>
          </table:table-cell>
          <table:table-cell office:value-type="float" office:value="33000" table:style-name="ce7">
            <text:p>33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9988.6" table:style-name="ce6">
            <text:p>39’988.60</text:p>
          </table:table-cell>
          <table:table-cell office:value-type="float" office:value="6989" table:style-name="ce7">
            <text:p>6’9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9814.9" table:style-name="ce6">
            <text:p>249’814.90</text:p>
          </table:table-cell>
          <table:table-cell office:value-type="float" office:value="255900" table:style-name="ce7">
            <text:p>255’9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44218.1" table:style-name="ce6">
            <text:p>244’218.10</text:p>
          </table:table-cell>
          <table:table-cell office:value-type="float" office:value="-11682" table:style-name="ce7">
            <text:p>-11’6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5943.42" table:style-name="ce6">
            <text:p>325’943.42</text:p>
          </table:table-cell>
          <table:table-cell office:value-type="float" office:value="269300" table:style-name="ce7">
            <text:p>269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64412.79999999999" table:style-name="ce6">
            <text:p>264’412.80</text:p>
          </table:table-cell>
          <table:table-cell office:value-type="float" office:value="-4887" table:style-name="ce7">
            <text:p>-4’88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71.25" table:style-name="ce6">
            <text:p>4’871.25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15218.65" table:style-name="ce6">
            <text:p>15’218.65</text:p>
          </table:table-cell>
          <table:table-cell office:value-type="float" office:value="15219" table:style-name="ce7">
            <text:p>15’2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584.85" table:style-name="ce6">
            <text:p>3’584.85</text:p>
          </table:table-cell>
          <table:table-cell table:style-name="ce7"/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388.9" table:style-name="ce6">
            <text:p>2’388.90</text:p>
          </table:table-cell>
          <table:table-cell office:value-type="float" office:value="2389" table:style-name="ce7">
            <text:p>2’3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693.849999999999" table:style-name="ce6">
            <text:p>18’693.85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18227.8" table:style-name="ce6">
            <text:p>18’227.80</text:p>
          </table:table-cell>
          <table:table-cell office:value-type="float" office:value="18228" table:style-name="ce7">
            <text:p>18’2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1925.05" table:style-name="ce6">
            <text:p>741’925.05</text:p>
          </table:table-cell>
          <table:table-cell office:value-type="float" office:value="741700" table:style-name="ce7">
            <text:p>741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98829.8" table:style-name="ce6">
            <text:p>698’829.80</text:p>
          </table:table-cell>
          <table:table-cell office:value-type="float" office:value="-42870" table:style-name="ce7">
            <text:p>-42’8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1859.05" table:style-name="ce6">
            <text:p>181’859.05</text:p>
          </table:table-cell>
          <table:table-cell office:value-type="float" office:value="180600" table:style-name="ce7">
            <text:p>180’6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4150.95" table:style-name="ce6">
            <text:p>184’150.95</text:p>
          </table:table-cell>
          <table:table-cell office:value-type="float" office:value="3551" table:style-name="ce7">
            <text:p>3’5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4</text:p>
          </table:table-cell>
          <table:table-cell office:value-type="string" table:style-name="ce9">
            <text:p>Schul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011941.0499999998" table:style-name="ce10">
            <text:p>7’011’941.05</text:p>
          </table:table-cell>
          <table:table-cell office:value-type="float" office:value="6991700" table:style-name="ce11">
            <text:p>6’991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068812.0999999996" table:style-name="ce10">
            <text:p>7’068’812.10</text:p>
          </table:table-cell>
          <table:table-cell table:style-name="ce10"/>
          <table:table-cell office:value-type="float" office:value="-253688" table:style-name="ce11">
            <text:p>-253’68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8800" table:style-name="ce11">
            <text:p>8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22000" table:style-name="ce11">
            <text:p>322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612053.9100000001" table:style-name="ce10">
            <text:p>7’612’053.91</text:p>
          </table:table-cell>
          <table:table-cell office:value-type="float" office:value="8245800" table:style-name="ce11">
            <text:p>8’245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539392.75" table:style-name="ce10">
            <text:p>8’539’392.75</text:p>
          </table:table-cell>
          <table:table-cell office:value-type="float" office:value="293593" table:style-name="ce11">
            <text:p>293’59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00112.86" table:style-name="ce10">
            <text:p>600’112.86</text:p>
          </table:table-cell>
          <table:table-cell office:value-type="float" office:value="923300" table:style-name="ce11">
            <text:p>923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470580.65" table:style-name="ce10">
            <text:p>1’470’580.6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724.400000000001" table:style-name="ce6">
            <text:p>29’724.40</text:p>
          </table:table-cell>
          <table:table-cell office:value-type="float" office:value="34000" table:style-name="ce7">
            <text:p>34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6191.95" table:style-name="ce6">
            <text:p>26’191.95</text:p>
          </table:table-cell>
          <table:table-cell table:style-name="ce6"/>
          <table:table-cell office:value-type="float" office:value="-7808" table:style-name="ce7">
            <text:p>-7’8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4057.45" table:style-name="ce6">
            <text:p>754’057.45</text:p>
          </table:table-cell>
          <table:table-cell office:value-type="float" office:value="907000" table:style-name="ce7">
            <text:p>907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862693.6" table:style-name="ce6">
            <text:p>862’693.60</text:p>
          </table:table-cell>
          <table:table-cell table:style-name="ce6"/>
          <table:table-cell office:value-type="float" office:value="-44306" table:style-name="ce7">
            <text:p>-44’3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493.400000000001" table:style-name="ce6">
            <text:p>16’493.4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8468.099999999999" table:style-name="ce6">
            <text:p>18’468.10</text:p>
          </table:table-cell>
          <table:table-cell table:style-name="ce6"/>
          <table:table-cell office:value-type="float" office:value="-11532" table:style-name="ce7">
            <text:p>-11’5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24517.05" table:style-name="ce6">
            <text:p>4’124’517.05</text:p>
          </table:table-cell>
          <table:table-cell office:value-type="float" office:value="3904000" table:style-name="ce7">
            <text:p>3’904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4010493.35" table:style-name="ce6">
            <text:p>4’010’493.35</text:p>
          </table:table-cell>
          <table:table-cell table:style-name="ce6"/>
          <table:table-cell office:value-type="float" office:value="-215507" table:style-name="ce7">
            <text:p>-215’5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22000" table:style-name="ce7">
            <text:p>322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184.400000000001" table:style-name="ce6">
            <text:p>41’184.40</text:p>
          </table:table-cell>
          <table:table-cell office:value-type="float" office:value="37600" table:style-name="ce7">
            <text:p>37’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4176.800000000003" table:style-name="ce6">
            <text:p>34’176.80</text:p>
          </table:table-cell>
          <table:table-cell table:style-name="ce6"/>
          <table:table-cell office:value-type="float" office:value="-3423" table:style-name="ce7">
            <text:p>-3’4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8426.85" table:style-name="ce6">
            <text:p>1’438’426.85</text:p>
          </table:table-cell>
          <table:table-cell office:value-type="float" office:value="1486300" table:style-name="ce7">
            <text:p>1’486’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510200.95" table:style-name="ce6">
            <text:p>1’510’200.95</text:p>
          </table:table-cell>
          <table:table-cell table:style-name="ce6"/>
          <table:table-cell office:value-type="float" office:value="15101" table:style-name="ce7">
            <text:p>15’1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800" table:style-name="ce7">
            <text:p>8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949.7" table:style-name="ce6">
            <text:p>125’949.70</text:p>
          </table:table-cell>
          <table:table-cell office:value-type="float" office:value="126000" table:style-name="ce7">
            <text:p>12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3179.15" table:style-name="ce6">
            <text:p>133’179.15</text:p>
          </table:table-cell>
          <table:table-cell table:style-name="ce6"/>
          <table:table-cell office:value-type="float" office:value="7179" table:style-name="ce7">
            <text:p>7’1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1312" table:style-name="ce6">
            <text:p>331’312.00</text:p>
          </table:table-cell>
          <table:table-cell office:value-type="float" office:value="314800" table:style-name="ce7">
            <text:p>314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22137.84999999998" table:style-name="ce6">
            <text:p>322’137.85</text:p>
          </table:table-cell>
          <table:table-cell table:style-name="ce6"/>
          <table:table-cell office:value-type="float" office:value="7338" table:style-name="ce7">
            <text:p>7’3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625.25" table:style-name="ce6">
            <text:p>85’625.25</text:p>
          </table:table-cell>
          <table:table-cell office:value-type="float" office:value="87300" table:style-name="ce7">
            <text:p>87’3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6619.8" table:style-name="ce6">
            <text:p>86’619.80</text:p>
          </table:table-cell>
          <table:table-cell table:style-name="ce6"/>
          <table:table-cell office:value-type="float" office:value="-680" table:style-name="ce7">
            <text:p>-6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650.55" table:style-name="ce6">
            <text:p>64’650.55</text:p>
          </table:table-cell>
          <table:table-cell office:value-type="float" office:value="64700" table:style-name="ce7">
            <text:p>64’7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64650.55" table:style-name="ce6">
            <text:p>64’650.55</text:p>
          </table:table-cell>
          <table:table-cell table:style-name="ce6"/>
          <table:table-cell office:value-type="float" office:value="-49" table:style-name="ce7">
            <text:p>-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2637.6000000001" table:style-name="ce6">
            <text:p>1’232’637.60</text:p>
          </table:table-cell>
          <table:table-cell office:value-type="float" office:value="1646200" table:style-name="ce7">
            <text:p>1’646’2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2142562.2999999998" table:style-name="ce6">
            <text:p>2’142’562.30</text:p>
          </table:table-cell>
          <table:table-cell office:value-type="float" office:value="496362" table:style-name="ce7">
            <text:p>496’3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885" table:style-name="ce6">
            <text:p>40’885.0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1630" table:style-name="ce6">
            <text:p>41’630.00</text:p>
          </table:table-cell>
          <table:table-cell office:value-type="float" office:value="1630" table:style-name="ce7">
            <text:p>1’6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930.509999999995" table:style-name="ce6">
            <text:p>68’930.51</text:p>
          </table:table-cell>
          <table:table-cell office:value-type="float" office:value="103300" table:style-name="ce7">
            <text:p>103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4255.7" table:style-name="ce6">
            <text:p>74’255.70</text:p>
          </table:table-cell>
          <table:table-cell office:value-type="float" office:value="-29044" table:style-name="ce7">
            <text:p>-29’0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80" table:style-name="ce6">
            <text:p>6’480.00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4500" table:style-name="ce6">
            <text:p>4’500.00</text:p>
          </table:table-cell>
          <table:table-cell office:value-type="float" office:value="4500" table:style-name="ce7">
            <text:p>4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63120.7999999998" table:style-name="ce6">
            <text:p>6’263’120.80</text:p>
          </table:table-cell>
          <table:table-cell office:value-type="float" office:value="6456300" table:style-name="ce7">
            <text:p>6’456’3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276444.75" table:style-name="ce6">
            <text:p>6’276’444.75</text:p>
          </table:table-cell>
          <table:table-cell office:value-type="float" office:value="-179855" table:style-name="ce7">
            <text:p>-179’8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5</text:p>
          </table:table-cell>
          <table:table-cell office:value-type="string" table:style-name="ce9">
            <text:p>Sport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16943.9500000002" table:style-name="ce10">
            <text:p>2’216’943.95</text:p>
          </table:table-cell>
          <table:table-cell office:value-type="float" office:value="2263000" table:style-name="ce11">
            <text:p>2’26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49212.65" table:style-name="ce10">
            <text:p>2’049’212.65</text:p>
          </table:table-cell>
          <table:table-cell table:style-name="ce10"/>
          <table:table-cell office:value-type="float" office:value="-213787" table:style-name="ce11">
            <text:p>-213’78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35044.5" table:style-name="ce10">
            <text:p>1’535’044.50</text:p>
          </table:table-cell>
          <table:table-cell office:value-type="float" office:value="1726600" table:style-name="ce11">
            <text:p>1’726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13373.9" table:style-name="ce10">
            <text:p>1’513’373.90</text:p>
          </table:table-cell>
          <table:table-cell office:value-type="float" office:value="-213226" table:style-name="ce11">
            <text:p>-213’22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81899.45" table:style-name="ce10">
            <text:p>681’899.45</text:p>
          </table:table-cell>
          <table:table-cell office:value-type="float" office:value="536400" table:style-name="ce11">
            <text:p>536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35838.75" table:style-name="ce10">
            <text:p>535’838.7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6940.9" table:style-name="ce6">
            <text:p>406’940.90</text:p>
          </table:table-cell>
          <table:table-cell office:value-type="float" office:value="455500" table:style-name="ce7">
            <text:p>455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48882.3" table:style-name="ce6">
            <text:p>348’882.30</text:p>
          </table:table-cell>
          <table:table-cell table:style-name="ce6"/>
          <table:table-cell office:value-type="float" office:value="-106618" table:style-name="ce7">
            <text:p>-106’6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82.65" table:style-name="ce6">
            <text:p>5’582.6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42.35" table:style-name="ce6">
            <text:p>1’342.35</text:p>
          </table:table-cell>
          <table:table-cell table:style-name="ce6"/>
          <table:table-cell office:value-type="float" office:value="-3658" table:style-name="ce7">
            <text:p>-3’6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03809.95" table:style-name="ce6">
            <text:p>1’703’809.95</text:p>
          </table:table-cell>
          <table:table-cell office:value-type="float" office:value="1700000" table:style-name="ce7">
            <text:p>1’70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600397.45" table:style-name="ce6">
            <text:p>1’600’397.45</text:p>
          </table:table-cell>
          <table:table-cell table:style-name="ce6"/>
          <table:table-cell office:value-type="float" office:value="-99603" table:style-name="ce7">
            <text:p>-99’6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313.95" table:style-name="ce6">
            <text:p>16’313.95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3043.7" table:style-name="ce6">
            <text:p>13’043.70</text:p>
          </table:table-cell>
          <table:table-cell table:style-name="ce6"/>
          <table:table-cell office:value-type="float" office:value="-1956" table:style-name="ce7">
            <text:p>-1’9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88" table:style-name="ce6">
            <text:p>10’488.00</text:p>
          </table:table-cell>
          <table:table-cell office:value-type="float" office:value="10500" table:style-name="ce7">
            <text:p>10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0477.200000000001" table:style-name="ce6">
            <text:p>10’477.20</text:p>
          </table:table-cell>
          <table:table-cell table:style-name="ce6"/>
          <table:table-cell office:value-type="float" office:value="-23" table:style-name="ce7">
            <text:p>-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266.05" table:style-name="ce6">
            <text:p>43’266.05</text:p>
          </table:table-cell>
          <table:table-cell office:value-type="float" office:value="44000" table:style-name="ce7">
            <text:p>44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3157.75" table:style-name="ce6">
            <text:p>43’157.75</text:p>
          </table:table-cell>
          <table:table-cell table:style-name="ce6"/>
          <table:table-cell office:value-type="float" office:value="-842" table:style-name="ce7">
            <text:p>-8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2.5" table:style-name="ce6">
            <text:p>1’012.50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17.5" table:style-name="ce6">
            <text:p>1’717.50</text:p>
          </table:table-cell>
          <table:table-cell table:style-name="ce6"/>
          <table:table-cell office:value-type="float" office:value="-83" table:style-name="ce7">
            <text:p>-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529.95" table:style-name="ce6">
            <text:p>29’529.95</text:p>
          </table:table-cell>
          <table:table-cell office:value-type="float" office:value="31200" table:style-name="ce7">
            <text:p>31’2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30194.400000000001" table:style-name="ce6">
            <text:p>30’194.40</text:p>
          </table:table-cell>
          <table:table-cell table:style-name="ce6"/>
          <table:table-cell office:value-type="float" office:value="-1006" table:style-name="ce7">
            <text:p>-1’0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925" table:style-name="ce6">
            <text:p>71’925.00</text:p>
          </table:table-cell>
          <table:table-cell office:value-type="float" office:value="72700" table:style-name="ce7">
            <text:p>72’7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21064.05" table:style-name="ce6">
            <text:p>121’064.05</text:p>
          </table:table-cell>
          <table:table-cell office:value-type="float" office:value="48364" table:style-name="ce7">
            <text:p>48’3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7742.9" table:style-name="ce6">
            <text:p>227’742.90</text:p>
          </table:table-cell>
          <table:table-cell office:value-type="float" office:value="181900" table:style-name="ce7">
            <text:p>181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74368.3" table:style-name="ce6">
            <text:p>174’368.30</text:p>
          </table:table-cell>
          <table:table-cell office:value-type="float" office:value="-7532" table:style-name="ce7">
            <text:p>-7’5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5376.6000000001" table:style-name="ce6">
            <text:p>1’235’376.60</text:p>
          </table:table-cell>
          <table:table-cell office:value-type="float" office:value="1472000" table:style-name="ce7">
            <text:p>1’472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17941.55" table:style-name="ce6">
            <text:p>1’217’941.55</text:p>
          </table:table-cell>
          <table:table-cell office:value-type="float" office:value="-254058" table:style-name="ce7">
            <text:p>-254’0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</text:p>
          </table:table-cell>
          <table:table-cell office:value-type="string" table:style-name="ce9">
            <text:p>Stadtgrü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941473.9000000004" table:style-name="ce10">
            <text:p>9’941’473.90</text:p>
          </table:table-cell>
          <table:table-cell office:value-type="float" office:value="10141200" table:style-name="ce11">
            <text:p>10’141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246877.24" table:style-name="ce10">
            <text:p>10’246’877.24</text:p>
          </table:table-cell>
          <table:table-cell table:style-name="ce10"/>
          <table:table-cell office:value-type="float" office:value="30177" table:style-name="ce11">
            <text:p>30’17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75500" table:style-name="ce11">
            <text:p>75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089101.05" table:style-name="ce10">
            <text:p>4’089’101.05</text:p>
          </table:table-cell>
          <table:table-cell office:value-type="float" office:value="4111600" table:style-name="ce11">
            <text:p>4’111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60665.4000000004" table:style-name="ce10">
            <text:p>4’360’665.40</text:p>
          </table:table-cell>
          <table:table-cell office:value-type="float" office:value="249065" table:style-name="ce11">
            <text:p>249’06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852372.8499999996" table:style-name="ce10">
            <text:p>5’852’372.85</text:p>
          </table:table-cell>
          <table:table-cell office:value-type="float" office:value="6105100" table:style-name="ce11">
            <text:p>6’105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886211.8399999999" table:style-name="ce10">
            <text:p>5’886’211.84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21408.7" table:style-name="ce10">
            <text:p>921’408.70</text:p>
          </table:table-cell>
          <table:table-cell office:value-type="float" office:value="878200" table:style-name="ce11">
            <text:p>878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36263.18" table:style-name="ce10">
            <text:p>936’263.18</text:p>
          </table:table-cell>
          <table:table-cell table:style-name="ce10"/>
          <table:table-cell office:value-type="float" office:value="13763" table:style-name="ce11">
            <text:p>13’76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4300" table:style-name="ce11">
            <text:p>44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3021.85" table:style-name="ce10">
            <text:p>43’021.85</text:p>
          </table:table-cell>
          <table:table-cell office:value-type="float" office:value="19300" table:style-name="ce11">
            <text:p>19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7944" table:style-name="ce10">
            <text:p>27’944.00</text:p>
          </table:table-cell>
          <table:table-cell office:value-type="float" office:value="8644" table:style-name="ce11">
            <text:p>8’64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78386.85" table:style-name="ce10">
            <text:p>878’386.85</text:p>
          </table:table-cell>
          <table:table-cell office:value-type="float" office:value="903200" table:style-name="ce11">
            <text:p>903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908319.18" table:style-name="ce10">
            <text:p>908’319.1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1124.65" table:style-name="ce6">
            <text:p>691’124.65</text:p>
          </table:table-cell>
          <table:table-cell office:value-type="float" office:value="655900" table:style-name="ce7">
            <text:p>655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00106.05" table:style-name="ce6">
            <text:p>700’106.05</text:p>
          </table:table-cell>
          <table:table-cell table:style-name="ce6"/>
          <table:table-cell office:value-type="float" office:value="-94" table:style-name="ce7">
            <text:p>-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4300" table:style-name="ce7">
            <text:p>44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767.7" table:style-name="ce6">
            <text:p>50’767.70</text:p>
          </table:table-cell>
          <table:table-cell office:value-type="float" office:value="48200" table:style-name="ce7">
            <text:p>48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2390.55" table:style-name="ce6">
            <text:p>52’390.55</text:p>
          </table:table-cell>
          <table:table-cell table:style-name="ce6"/>
          <table:table-cell office:value-type="float" office:value="4191" table:style-name="ce7">
            <text:p>4’1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075.649999999994" table:style-name="ce6">
            <text:p>72’075.65</text:p>
          </table:table-cell>
          <table:table-cell office:value-type="float" office:value="67000" table:style-name="ce7">
            <text:p>67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6565.649999999994" table:style-name="ce6">
            <text:p>76’565.65</text:p>
          </table:table-cell>
          <table:table-cell table:style-name="ce6"/>
          <table:table-cell office:value-type="float" office:value="9566" table:style-name="ce7">
            <text:p>9’5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96.9500000000007" table:style-name="ce6">
            <text:p>8’996.95</text:p>
          </table:table-cell>
          <table:table-cell office:value-type="float" office:value="9400" table:style-name="ce7">
            <text:p>9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468.2999999999993" table:style-name="ce6">
            <text:p>9’468.30</text:p>
          </table:table-cell>
          <table:table-cell table:style-name="ce6"/>
          <table:table-cell office:value-type="float" office:value="68" table:style-name="ce7">
            <text:p>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82.55" table:style-name="ce6">
            <text:p>6’882.55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611.75" table:style-name="ce6">
            <text:p>5’611.75</text:p>
          </table:table-cell>
          <table:table-cell table:style-name="ce6"/>
          <table:table-cell office:value-type="float" office:value="-788" table:style-name="ce7">
            <text:p>-7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933.7" table:style-name="ce6">
            <text:p>13’933.7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0034.15" table:style-name="ce6">
            <text:p>10’034.15</text:p>
          </table:table-cell>
          <table:table-cell table:style-name="ce6"/>
          <table:table-cell office:value-type="float" office:value="34" table:style-name="ce7">
            <text:p>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73.8" table:style-name="ce6">
            <text:p>473.80</text:p>
          </table:table-cell>
          <table:table-cell table:style-name="ce6"/>
          <table:table-cell office:value-type="float" office:value="-526" table:style-name="ce7">
            <text:p>-5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01.35" table:style-name="ce6">
            <text:p>2’901.35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07" table:style-name="ce6">
            <text:p>607.00</text:p>
          </table:table-cell>
          <table:table-cell table:style-name="ce6"/>
          <table:table-cell office:value-type="float" office:value="-1393" table:style-name="ce7">
            <text:p>-1’3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591.7" table:style-name="ce6">
            <text:p>14’591.70</text:p>
          </table:table-cell>
          <table:table-cell office:value-type="float" office:value="24900" table:style-name="ce7">
            <text:p>24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8532.009999999998" table:style-name="ce6">
            <text:p>18’532.01</text:p>
          </table:table-cell>
          <table:table-cell table:style-name="ce6"/>
          <table:table-cell office:value-type="float" office:value="-6368" table:style-name="ce7">
            <text:p>-6’3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59" table:style-name="ce6">
            <text:p>5’359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132" table:style-name="ce6">
            <text:p>5’132.00</text:p>
          </table:table-cell>
          <table:table-cell table:style-name="ce6"/>
          <table:table-cell office:value-type="float" office:value="132" table:style-name="ce7">
            <text:p>1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775.45" table:style-name="ce6">
            <text:p>54’775.45</text:p>
          </table:table-cell>
          <table:table-cell office:value-type="float" office:value="48400" table:style-name="ce7">
            <text:p>48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7341.919999999998" table:style-name="ce6">
            <text:p>57’341.92</text:p>
          </table:table-cell>
          <table:table-cell table:style-name="ce6"/>
          <table:table-cell office:value-type="float" office:value="8942" table:style-name="ce7">
            <text:p>8’9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979.85" table:style-name="ce6">
            <text:p>27’979.85</text:p>
          </table:table-cell>
          <table:table-cell office:value-type="float" office:value="9300" table:style-name="ce7">
            <text:p>9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350" table:style-name="ce6">
            <text:p>12’350.00</text:p>
          </table:table-cell>
          <table:table-cell office:value-type="float" office:value="3050" table:style-name="ce7">
            <text:p>3’0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42" table:style-name="ce6">
            <text:p>15’042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5594" table:style-name="ce6">
            <text:p>15’594.00</text:p>
          </table:table-cell>
          <table:table-cell office:value-type="float" office:value="5594" table:style-name="ce7">
            <text:p>5’5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1</text:p>
          </table:table-cell>
          <table:table-cell office:value-type="string" table:style-name="ce9">
            <text:p>Fahrzeuge, Maschinen und Werkstät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25441.85" table:style-name="ce10">
            <text:p>825’441.85</text:p>
          </table:table-cell>
          <table:table-cell office:value-type="float" office:value="856200" table:style-name="ce11">
            <text:p>856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76733.8" table:style-name="ce10">
            <text:p>876’733.80</text:p>
          </table:table-cell>
          <table:table-cell table:style-name="ce10"/>
          <table:table-cell office:value-type="float" office:value="20534" table:style-name="ce11">
            <text:p>20’53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362.65" table:style-name="ce10">
            <text:p>15’362.65</text:p>
          </table:table-cell>
          <table:table-cell office:value-type="float" office:value="6000" table:style-name="ce11">
            <text:p>6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214.85" table:style-name="ce10">
            <text:p>6’214.85</text:p>
          </table:table-cell>
          <table:table-cell office:value-type="float" office:value="215" table:style-name="ce11">
            <text:p>21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10079.2" table:style-name="ce10">
            <text:p>810’079.20</text:p>
          </table:table-cell>
          <table:table-cell office:value-type="float" office:value="850200" table:style-name="ce11">
            <text:p>850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70518.95" table:style-name="ce10">
            <text:p>870’518.9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40370.05" table:style-name="ce6">
            <text:p>340’370.05</text:p>
          </table:table-cell>
          <table:table-cell office:value-type="float" office:value="345700" table:style-name="ce7">
            <text:p>345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6826.55" table:style-name="ce6">
            <text:p>346’826.55</text:p>
          </table:table-cell>
          <table:table-cell table:style-name="ce6"/>
          <table:table-cell office:value-type="float" office:value="1127" table:style-name="ce7">
            <text:p>1’1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147.75" table:style-name="ce6">
            <text:p>26’147.75</text:p>
          </table:table-cell>
          <table:table-cell office:value-type="float" office:value="26000" table:style-name="ce7">
            <text:p>26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6860.75" table:style-name="ce6">
            <text:p>26’860.75</text:p>
          </table:table-cell>
          <table:table-cell table:style-name="ce6"/>
          <table:table-cell office:value-type="float" office:value="861" table:style-name="ce7">
            <text:p>8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943.949999999997" table:style-name="ce6">
            <text:p>36’943.95</text:p>
          </table:table-cell>
          <table:table-cell office:value-type="float" office:value="36300" table:style-name="ce7">
            <text:p>36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0371.15" table:style-name="ce6">
            <text:p>40’371.15</text:p>
          </table:table-cell>
          <table:table-cell table:style-name="ce6"/>
          <table:table-cell office:value-type="float" office:value="4071" table:style-name="ce7">
            <text:p>4’0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58.1000000000004" table:style-name="ce6">
            <text:p>4’858.1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154.7" table:style-name="ce6">
            <text:p>5’154.70</text:p>
          </table:table-cell>
          <table:table-cell table:style-name="ce6"/>
          <table:table-cell office:value-type="float" office:value="55" table:style-name="ce7">
            <text:p>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18.3000000000002" table:style-name="ce6">
            <text:p>2’218.3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336.4" table:style-name="ce6">
            <text:p>3’336.40</text:p>
          </table:table-cell>
          <table:table-cell table:style-name="ce6"/>
          <table:table-cell office:value-type="float" office:value="36" table:style-name="ce7">
            <text:p>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09.3" table:style-name="ce6">
            <text:p>409.30</text:p>
          </table:table-cell>
          <table:table-cell table:style-name="ce6"/>
          <table:table-cell office:value-type="float" office:value="-91" table:style-name="ce7">
            <text:p>-9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801.55" table:style-name="ce6">
            <text:p>88’801.55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03354.45" table:style-name="ce6">
            <text:p>103’354.45</text:p>
          </table:table-cell>
          <table:table-cell table:style-name="ce6"/>
          <table:table-cell office:value-type="float" office:value="3354" table:style-name="ce7">
            <text:p>3’35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457.04999999999" table:style-name="ce6">
            <text:p>150’457.05</text:p>
          </table:table-cell>
          <table:table-cell office:value-type="float" office:value="156000" table:style-name="ce7">
            <text:p>156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4815.95000000001" table:style-name="ce6">
            <text:p>164’815.95</text:p>
          </table:table-cell>
          <table:table-cell table:style-name="ce6"/>
          <table:table-cell office:value-type="float" office:value="8816" table:style-name="ce7">
            <text:p>8’8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5735" table:style-name="ce6">
            <text:p>55’735.00</text:p>
          </table:table-cell>
          <table:table-cell office:value-type="float" office:value="53500" table:style-name="ce7">
            <text:p>53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6375.199999999997" table:style-name="ce6">
            <text:p>56’375.20</text:p>
          </table:table-cell>
          <table:table-cell table:style-name="ce6"/>
          <table:table-cell office:value-type="float" office:value="2875" table:style-name="ce7">
            <text:p>2’8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3" table:style-name="ce6">
            <text:p>83.00</text:p>
          </table:table-cell>
          <table:table-cell table:style-name="ce6"/>
          <table:table-cell office:value-type="float" office:value="83" table:style-name="ce7">
            <text:p>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834.85" table:style-name="ce6">
            <text:p>30’834.85</text:p>
          </table:table-cell>
          <table:table-cell office:value-type="float" office:value="34400" table:style-name="ce7">
            <text:p>34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3687.699999999997" table:style-name="ce6">
            <text:p>33’687.70</text:p>
          </table:table-cell>
          <table:table-cell table:style-name="ce6"/>
          <table:table-cell office:value-type="float" office:value="-712" table:style-name="ce7">
            <text:p>-7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675.25" table:style-name="ce6">
            <text:p>88’675.25</text:p>
          </table:table-cell>
          <table:table-cell office:value-type="float" office:value="95000" table:style-name="ce7">
            <text:p>9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95058.65" table:style-name="ce6">
            <text:p>95’058.65</text:p>
          </table:table-cell>
          <table:table-cell table:style-name="ce6"/>
          <table:table-cell office:value-type="float" office:value="59" table:style-name="ce7">
            <text:p>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74.55" table:style-name="ce6">
            <text:p>5’174.55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776" table:style-name="ce6">
            <text:p>2’776.00</text:p>
          </table:table-cell>
          <table:table-cell office:value-type="float" office:value="776" table:style-name="ce7">
            <text:p>7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943.5" table:style-name="ce6">
            <text:p>2’943.5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44.6" table:style-name="ce6">
            <text:p>7’244.6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3438.85" table:style-name="ce6">
            <text:p>3’438.85</text:p>
          </table:table-cell>
          <table:table-cell office:value-type="float" office:value="-561" table:style-name="ce7">
            <text:p>-5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2</text:p>
          </table:table-cell>
          <table:table-cell office:value-type="string" table:style-name="ce9">
            <text:p>Öffentliche 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764746.86" table:style-name="ce10">
            <text:p>3’764’746.86</text:p>
          </table:table-cell>
          <table:table-cell office:value-type="float" office:value="3909500" table:style-name="ce11">
            <text:p>3’909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799306.18" table:style-name="ce10">
            <text:p>3’799’306.18</text:p>
          </table:table-cell>
          <table:table-cell table:style-name="ce10"/>
          <table:table-cell office:value-type="float" office:value="-110194" table:style-name="ce11">
            <text:p>-110’19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73343.7" table:style-name="ce10">
            <text:p>1’873’343.70</text:p>
          </table:table-cell>
          <table:table-cell office:value-type="float" office:value="1891900" table:style-name="ce11">
            <text:p>1’891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02222.4" table:style-name="ce10">
            <text:p>2’002’222.40</text:p>
          </table:table-cell>
          <table:table-cell office:value-type="float" office:value="110322" table:style-name="ce11">
            <text:p>110’32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91403.16" table:style-name="ce10">
            <text:p>1’891’403.16</text:p>
          </table:table-cell>
          <table:table-cell office:value-type="float" office:value="2017600" table:style-name="ce11">
            <text:p>2’017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797083.78" table:style-name="ce10">
            <text:p>1’797’083.7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692542.6" table:style-name="ce6">
            <text:p>2’692’542.60</text:p>
          </table:table-cell>
          <table:table-cell office:value-type="float" office:value="2805900" table:style-name="ce7">
            <text:p>2’805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725260.65" table:style-name="ce6">
            <text:p>2’725’260.65</text:p>
          </table:table-cell>
          <table:table-cell table:style-name="ce6"/>
          <table:table-cell office:value-type="float" office:value="-80639" table:style-name="ce7">
            <text:p>-80’6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8489.4" table:style-name="ce6">
            <text:p>198’489.40</text:p>
          </table:table-cell>
          <table:table-cell office:value-type="float" office:value="204100" table:style-name="ce7">
            <text:p>204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00671.25" table:style-name="ce6">
            <text:p>200’671.25</text:p>
          </table:table-cell>
          <table:table-cell table:style-name="ce6"/>
          <table:table-cell office:value-type="float" office:value="-3429" table:style-name="ce7">
            <text:p>-3’4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6080.05" table:style-name="ce6">
            <text:p>236’080.05</text:p>
          </table:table-cell>
          <table:table-cell office:value-type="float" office:value="260000" table:style-name="ce7">
            <text:p>26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53676.75" table:style-name="ce6">
            <text:p>253’676.75</text:p>
          </table:table-cell>
          <table:table-cell table:style-name="ce6"/>
          <table:table-cell office:value-type="float" office:value="-6323" table:style-name="ce7">
            <text:p>-6’3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853.050000000003" table:style-name="ce6">
            <text:p>36’853.05</text:p>
          </table:table-cell>
          <table:table-cell office:value-type="float" office:value="39900" table:style-name="ce7">
            <text:p>39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8485.65" table:style-name="ce6">
            <text:p>38’485.65</text:p>
          </table:table-cell>
          <table:table-cell table:style-name="ce6"/>
          <table:table-cell office:value-type="float" office:value="-1414" table:style-name="ce7">
            <text:p>-1’4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95.25" table:style-name="ce6">
            <text:p>7’895.2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0882.7" table:style-name="ce6">
            <text:p>20’882.70</text:p>
          </table:table-cell>
          <table:table-cell table:style-name="ce6"/>
          <table:table-cell office:value-type="float" office:value="883" table:style-name="ce7">
            <text:p>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86.75" table:style-name="ce6">
            <text:p>17’786.75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4294.95" table:style-name="ce6">
            <text:p>14’294.95</text:p>
          </table:table-cell>
          <table:table-cell table:style-name="ce6"/>
          <table:table-cell office:value-type="float" office:value="-1705" table:style-name="ce7">
            <text:p>-1’70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8364.2" table:style-name="ce6">
            <text:p>88’364.2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7553.05" table:style-name="ce6">
            <text:p>87’553.05</text:p>
          </table:table-cell>
          <table:table-cell table:style-name="ce6"/>
          <table:table-cell office:value-type="float" office:value="-2447" table:style-name="ce7">
            <text:p>-2’4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49.55" table:style-name="ce6">
            <text:p>13’249.55</text:p>
          </table:table-cell>
          <table:table-cell office:value-type="float" office:value="17000" table:style-name="ce7">
            <text:p>17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6135.85" table:style-name="ce6">
            <text:p>16’135.85</text:p>
          </table:table-cell>
          <table:table-cell table:style-name="ce6"/>
          <table:table-cell office:value-type="float" office:value="-864" table:style-name="ce7">
            <text:p>-8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729.3" table:style-name="ce6">
            <text:p>200’729.30</text:p>
          </table:table-cell>
          <table:table-cell office:value-type="float" office:value="205000" table:style-name="ce7">
            <text:p>205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10548.55" table:style-name="ce6">
            <text:p>210’548.55</text:p>
          </table:table-cell>
          <table:table-cell table:style-name="ce6"/>
          <table:table-cell office:value-type="float" office:value="5549" table:style-name="ce7">
            <text:p>5’5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9750.35" table:style-name="ce6">
            <text:p>179’750.35</text:p>
          </table:table-cell>
          <table:table-cell office:value-type="float" office:value="170000" table:style-name="ce7">
            <text:p>17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62409.75" table:style-name="ce6">
            <text:p>162’409.75</text:p>
          </table:table-cell>
          <table:table-cell table:style-name="ce6"/>
          <table:table-cell office:value-type="float" office:value="-7590" table:style-name="ce7">
            <text:p>-7’5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70.4" table:style-name="ce6">
            <text:p>2’070.4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578.9" table:style-name="ce6">
            <text:p>1’578.90</text:p>
          </table:table-cell>
          <table:table-cell table:style-name="ce6"/>
          <table:table-cell office:value-type="float" office:value="279" table:style-name="ce7">
            <text:p>2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4.4" table:style-name="ce6">
            <text:p>384.4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69.8" table:style-name="ce6">
            <text:p>769.80</text:p>
          </table:table-cell>
          <table:table-cell table:style-name="ce6"/>
          <table:table-cell office:value-type="float" office:value="-230" table:style-name="ce7">
            <text:p>-2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68.7" table:style-name="ce6">
            <text:p>11’668.70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180.75" table:style-name="ce6">
            <text:p>5’180.75</text:p>
          </table:table-cell>
          <table:table-cell table:style-name="ce6"/>
          <table:table-cell office:value-type="float" office:value="-10819" table:style-name="ce7">
            <text:p>-10’8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89.8" table:style-name="ce6">
            <text:p>4’089.8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837.3" table:style-name="ce6">
            <text:p>3’837.30</text:p>
          </table:table-cell>
          <table:table-cell table:style-name="ce6"/>
          <table:table-cell office:value-type="float" office:value="-2163" table:style-name="ce7">
            <text:p>-2’1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13.75" table:style-name="ce6">
            <text:p>15’713.75</text:p>
          </table:table-cell>
          <table:table-cell office:value-type="float" office:value="11800" table:style-name="ce7">
            <text:p>11’8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2109.4" table:style-name="ce6">
            <text:p>12’109.40</text:p>
          </table:table-cell>
          <table:table-cell table:style-name="ce6"/>
          <table:table-cell office:value-type="float" office:value="309" table:style-name="ce7">
            <text:p>3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079.31" table:style-name="ce6">
            <text:p>59’079.31</text:p>
          </table:table-cell>
          <table:table-cell office:value-type="float" office:value="45500" table:style-name="ce7">
            <text:p>45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5910.879999999997" table:style-name="ce6">
            <text:p>45’910.88</text:p>
          </table:table-cell>
          <table:table-cell table:style-name="ce6"/>
          <table:table-cell office:value-type="float" office:value="411" table:style-name="ce7">
            <text:p>41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1072.05" table:style-name="ce6">
            <text:p>1’072.05</text:p>
          </table:table-cell>
          <table:table-cell office:value-type="float" office:value="1072" table:style-name="ce7">
            <text:p>1’0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4101.7" table:style-name="ce6">
            <text:p>74’101.70</text:p>
          </table:table-cell>
          <table:table-cell office:value-type="float" office:value="75000" table:style-name="ce7">
            <text:p>75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6529.600000000006" table:style-name="ce6">
            <text:p>66’529.60</text:p>
          </table:table-cell>
          <table:table-cell office:value-type="float" office:value="-8470" table:style-name="ce7">
            <text:p>-8’47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446.1" table:style-name="ce6">
            <text:p>104’446.10</text:p>
          </table:table-cell>
          <table:table-cell office:value-type="float" office:value="128800" table:style-name="ce7">
            <text:p>128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2471" table:style-name="ce6">
            <text:p>112’471.00</text:p>
          </table:table-cell>
          <table:table-cell office:value-type="float" office:value="-16329" table:style-name="ce7">
            <text:p>-16’32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686.399999999994" table:style-name="ce6">
            <text:p>66’686.40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7346.150000000001" table:style-name="ce6">
            <text:p>17’346.15</text:p>
          </table:table-cell>
          <table:table-cell office:value-type="float" office:value="2346" table:style-name="ce7">
            <text:p>2’3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8109.5" table:style-name="ce6">
            <text:p>1’628’109.50</text:p>
          </table:table-cell>
          <table:table-cell office:value-type="float" office:value="1673000" table:style-name="ce7">
            <text:p>1’673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04803.6" table:style-name="ce6">
            <text:p>1’804’803.60</text:p>
          </table:table-cell>
          <table:table-cell office:value-type="float" office:value="131804" table:style-name="ce7">
            <text:p>131’8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3</text:p>
          </table:table-cell>
          <table:table-cell office:value-type="string" table:style-name="ce9">
            <text:p>Schul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51602.6000000001" table:style-name="ce10">
            <text:p>1’151’602.60</text:p>
          </table:table-cell>
          <table:table-cell office:value-type="float" office:value="1182800" table:style-name="ce11">
            <text:p>1’182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57225.3" table:style-name="ce10">
            <text:p>1’257’225.30</text:p>
          </table:table-cell>
          <table:table-cell table:style-name="ce10"/>
          <table:table-cell office:value-type="float" office:value="74425" table:style-name="ce11">
            <text:p>74’4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51602.6000000001" table:style-name="ce10">
            <text:p>1’151’602.60</text:p>
          </table:table-cell>
          <table:table-cell office:value-type="float" office:value="1181400" table:style-name="ce11">
            <text:p>1’181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57225.3" table:style-name="ce10">
            <text:p>1’257’225.30</text:p>
          </table:table-cell>
          <table:table-cell office:value-type="float" office:value="75825" table:style-name="ce11">
            <text:p>75’82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400" table:style-name="ce11">
            <text:p>1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550.6" table:style-name="ce6">
            <text:p>61’550.60</text:p>
          </table:table-cell>
          <table:table-cell office:value-type="float" office:value="61000" table:style-name="ce7">
            <text:p>6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3156.800000000003" table:style-name="ce6">
            <text:p>63’156.80</text:p>
          </table:table-cell>
          <table:table-cell table:style-name="ce6"/>
          <table:table-cell office:value-type="float" office:value="2157" table:style-name="ce7">
            <text:p>2’1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368.4" table:style-name="ce6">
            <text:p>62’368.40</text:p>
          </table:table-cell>
          <table:table-cell office:value-type="float" office:value="70000" table:style-name="ce7">
            <text:p>7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4080.2" table:style-name="ce6">
            <text:p>64’080.20</text:p>
          </table:table-cell>
          <table:table-cell table:style-name="ce6"/>
          <table:table-cell office:value-type="float" office:value="-5920" table:style-name="ce7">
            <text:p>-5’9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995.8" table:style-name="ce6">
            <text:p>71’995.80</text:p>
          </table:table-cell>
          <table:table-cell office:value-type="float" office:value="85000" table:style-name="ce7">
            <text:p>85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74921.5" table:style-name="ce6">
            <text:p>74’921.50</text:p>
          </table:table-cell>
          <table:table-cell table:style-name="ce6"/>
          <table:table-cell office:value-type="float" office:value="-10079" table:style-name="ce7">
            <text:p>-10’0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53" table:style-name="ce6">
            <text:p>853.00</text:p>
          </table:table-cell>
          <table:table-cell table:style-name="ce6"/>
          <table:table-cell office:value-type="float" office:value="553" table:style-name="ce7">
            <text:p>5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5687.8" table:style-name="ce6">
            <text:p>955’687.80</text:p>
          </table:table-cell>
          <table:table-cell office:value-type="float" office:value="966500" table:style-name="ce7">
            <text:p>966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054213.8" table:style-name="ce6">
            <text:p>1’054’213.80</text:p>
          </table:table-cell>
          <table:table-cell table:style-name="ce6"/>
          <table:table-cell office:value-type="float" office:value="87714" table:style-name="ce7">
            <text:p>87’7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265.8" table:style-name="ce6">
            <text:p>25’265.80</text:p>
          </table:table-cell>
          <table:table-cell office:value-type="float" office:value="27400" table:style-name="ce7">
            <text:p>27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3370.1" table:style-name="ce6">
            <text:p>23’370.10</text:p>
          </table:table-cell>
          <table:table-cell office:value-type="float" office:value="-4030" table:style-name="ce7">
            <text:p>-4’0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6336.8" table:style-name="ce6">
            <text:p>1’126’336.80</text:p>
          </table:table-cell>
          <table:table-cell office:value-type="float" office:value="1154000" table:style-name="ce7">
            <text:p>1’154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33855.2" table:style-name="ce6">
            <text:p>1’233’855.20</text:p>
          </table:table-cell>
          <table:table-cell office:value-type="float" office:value="79855" table:style-name="ce7">
            <text:p>79’8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4</text:p>
          </table:table-cell>
          <table:table-cell office:value-type="string" table:style-name="ce9">
            <text:p>Botanischer Gar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98418.81" table:style-name="ce10">
            <text:p>698’418.81</text:p>
          </table:table-cell>
          <table:table-cell office:value-type="float" office:value="643800" table:style-name="ce11">
            <text:p>643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80327.43" table:style-name="ce10">
            <text:p>680’327.43</text:p>
          </table:table-cell>
          <table:table-cell table:style-name="ce10"/>
          <table:table-cell office:value-type="float" office:value="5327" table:style-name="ce11">
            <text:p>5’327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1200" table:style-name="ce11">
            <text:p>31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4832.15" table:style-name="ce10">
            <text:p>64’832.15</text:p>
          </table:table-cell>
          <table:table-cell office:value-type="float" office:value="63200" table:style-name="ce11">
            <text:p>63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3865.599999999999" table:style-name="ce10">
            <text:p>63’865.60</text:p>
          </table:table-cell>
          <table:table-cell office:value-type="float" office:value="666" table:style-name="ce11">
            <text:p>6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33586.66" table:style-name="ce10">
            <text:p>633’586.66</text:p>
          </table:table-cell>
          <table:table-cell office:value-type="float" office:value="611800" table:style-name="ce11">
            <text:p>611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16461.82999999996" table:style-name="ce10">
            <text:p>616’461.83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30311.6" table:style-name="ce6">
            <text:p>530’311.60</text:p>
          </table:table-cell>
          <table:table-cell office:value-type="float" office:value="485200" table:style-name="ce7">
            <text:p>485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16303.55" table:style-name="ce6">
            <text:p>516’303.55</text:p>
          </table:table-cell>
          <table:table-cell table:style-name="ce6"/>
          <table:table-cell office:value-type="float" office:value="-96" table:style-name="ce7">
            <text:p>-9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1200" table:style-name="ce7">
            <text:p>31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439.449999999997" table:style-name="ce6">
            <text:p>40’439.45</text:p>
          </table:table-cell>
          <table:table-cell office:value-type="float" office:value="35800" table:style-name="ce7">
            <text:p>35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902.050000000003" table:style-name="ce6">
            <text:p>38’902.05</text:p>
          </table:table-cell>
          <table:table-cell table:style-name="ce6"/>
          <table:table-cell office:value-type="float" office:value="3102" table:style-name="ce7">
            <text:p>3’10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8085.2" table:style-name="ce6">
            <text:p>48’085.20</text:p>
          </table:table-cell>
          <table:table-cell office:value-type="float" office:value="45200" table:style-name="ce7">
            <text:p>45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8517.45" table:style-name="ce6">
            <text:p>48’517.45</text:p>
          </table:table-cell>
          <table:table-cell table:style-name="ce6"/>
          <table:table-cell office:value-type="float" office:value="3317" table:style-name="ce7">
            <text:p>3’3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51.8" table:style-name="ce6">
            <text:p>7’351.8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338.65" table:style-name="ce6">
            <text:p>7’338.65</text:p>
          </table:table-cell>
          <table:table-cell table:style-name="ce6"/>
          <table:table-cell office:value-type="float" office:value="339" table:style-name="ce7">
            <text:p>3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75.55" table:style-name="ce6">
            <text:p>1’075.5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849.25" table:style-name="ce6">
            <text:p>2’849.25</text:p>
          </table:table-cell>
          <table:table-cell table:style-name="ce6"/>
          <table:table-cell office:value-type="float" office:value="49" table:style-name="ce7">
            <text:p>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017.05" table:style-name="ce6">
            <text:p>4’017.05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788.35" table:style-name="ce6">
            <text:p>1’788.35</text:p>
          </table:table-cell>
          <table:table-cell table:style-name="ce6"/>
          <table:table-cell office:value-type="float" office:value="-2112" table:style-name="ce7">
            <text:p>-2’1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675.5" table:style-name="ce6">
            <text:p>9’675.50</text:p>
          </table:table-cell>
          <table:table-cell office:value-type="float" office:value="9200" table:style-name="ce7">
            <text:p>9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909.85" table:style-name="ce6">
            <text:p>8’909.85</text:p>
          </table:table-cell>
          <table:table-cell table:style-name="ce6"/>
          <table:table-cell office:value-type="float" office:value="-290" table:style-name="ce7">
            <text:p>-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956.8" table:style-name="ce6">
            <text:p>3’956.8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238.65" table:style-name="ce6">
            <text:p>2’238.65</text:p>
          </table:table-cell>
          <table:table-cell table:style-name="ce6"/>
          <table:table-cell office:value-type="float" office:value="-261" table:style-name="ce7">
            <text:p>-2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211.150000000001" table:style-name="ce6">
            <text:p>18’211.15</text:p>
          </table:table-cell>
          <table:table-cell office:value-type="float" office:value="16500" table:style-name="ce7">
            <text:p>16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933.650000000001" table:style-name="ce6">
            <text:p>16’933.65</text:p>
          </table:table-cell>
          <table:table-cell table:style-name="ce6"/>
          <table:table-cell office:value-type="float" office:value="434" table:style-name="ce7">
            <text:p>4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929.7" table:style-name="ce6">
            <text:p>6’929.70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934.95" table:style-name="ce6">
            <text:p>6’934.95</text:p>
          </table:table-cell>
          <table:table-cell table:style-name="ce6"/>
          <table:table-cell office:value-type="float" office:value="435" table:style-name="ce7">
            <text:p>4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.4" table:style-name="ce6">
            <text:p>50.4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09.9" table:style-name="ce6">
            <text:p>409.90</text:p>
          </table:table-cell>
          <table:table-cell table:style-name="ce6"/>
          <table:table-cell office:value-type="float" office:value="10" table:style-name="ce7">
            <text:p>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621.8" table:style-name="ce6">
            <text:p>19’621.80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1188" table:style-name="ce6">
            <text:p>21’188.00</text:p>
          </table:table-cell>
          <table:table-cell table:style-name="ce6"/>
          <table:table-cell office:value-type="float" office:value="-312" table:style-name="ce7">
            <text:p>-3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92.81" table:style-name="ce6">
            <text:p>8’692.81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8013.13" table:style-name="ce6">
            <text:p>8’013.13</text:p>
          </table:table-cell>
          <table:table-cell table:style-name="ce6"/>
          <table:table-cell office:value-type="float" office:value="713" table:style-name="ce7">
            <text:p>7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762.15" table:style-name="ce6">
            <text:p>31’762.15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4632.400000000001" table:style-name="ce6">
            <text:p>24’632.40</text:p>
          </table:table-cell>
          <table:table-cell office:value-type="float" office:value="-5368" table:style-name="ce7">
            <text:p>-5’3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00" table:style-name="ce6">
            <text:p>4’600.0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763.2" table:style-name="ce6">
            <text:p>10’763.20</text:p>
          </table:table-cell>
          <table:table-cell office:value-type="float" office:value="6063" table:style-name="ce7">
            <text:p>6’0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0000" table:style-name="ce6">
            <text:p>1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70" table:style-name="ce6">
            <text:p>6’470.00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6470" table:style-name="ce6">
            <text:p>6’470.00</text:p>
          </table:table-cell>
          <table:table-cell office:value-type="float" office:value="-30" table:style-name="ce7">
            <text:p>-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000" table:style-name="ce6">
            <text:p>12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5</text:p>
          </table:table-cell>
          <table:table-cell office:value-type="string" table:style-name="ce9">
            <text:p>Friedhö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51689.97" table:style-name="ce10">
            <text:p>1’651’689.97</text:p>
          </table:table-cell>
          <table:table-cell office:value-type="float" office:value="1643200" table:style-name="ce11">
            <text:p>1’643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39199.77" table:style-name="ce10">
            <text:p>1’639’199.77</text:p>
          </table:table-cell>
          <table:table-cell table:style-name="ce10"/>
          <table:table-cell office:value-type="float" office:value="-4000" table:style-name="ce11">
            <text:p>-4’00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83921.8" table:style-name="ce10">
            <text:p>283’921.80</text:p>
          </table:table-cell>
          <table:table-cell office:value-type="float" office:value="224700" table:style-name="ce11">
            <text:p>22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35260.15" table:style-name="ce10">
            <text:p>235’260.15</text:p>
          </table:table-cell>
          <table:table-cell office:value-type="float" office:value="10560" table:style-name="ce11">
            <text:p>10’56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67768.17" table:style-name="ce10">
            <text:p>1’367’768.17</text:p>
          </table:table-cell>
          <table:table-cell office:value-type="float" office:value="1418500" table:style-name="ce11">
            <text:p>1’418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03939.62" table:style-name="ce10">
            <text:p>1’403’939.62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4125.8" table:style-name="ce6">
            <text:p>1’184’125.80</text:p>
          </table:table-cell>
          <table:table-cell office:value-type="float" office:value="1176000" table:style-name="ce7">
            <text:p>1’176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57341.2" table:style-name="ce6">
            <text:p>1’157’341.20</text:p>
          </table:table-cell>
          <table:table-cell table:style-name="ce6"/>
          <table:table-cell office:value-type="float" office:value="-18659" table:style-name="ce7">
            <text:p>-18’65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616.85" table:style-name="ce6">
            <text:p>85’616.85</text:p>
          </table:table-cell>
          <table:table-cell office:value-type="float" office:value="84600" table:style-name="ce7">
            <text:p>84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5060.2" table:style-name="ce6">
            <text:p>85’060.20</text:p>
          </table:table-cell>
          <table:table-cell table:style-name="ce6"/>
          <table:table-cell office:value-type="float" office:value="460" table:style-name="ce7">
            <text:p>46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805.65" table:style-name="ce6">
            <text:p>103’805.65</text:p>
          </table:table-cell>
          <table:table-cell office:value-type="float" office:value="116400" table:style-name="ce7">
            <text:p>116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0550.9" table:style-name="ce6">
            <text:p>110’550.90</text:p>
          </table:table-cell>
          <table:table-cell table:style-name="ce6"/>
          <table:table-cell office:value-type="float" office:value="-5849" table:style-name="ce7">
            <text:p>-5’8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886.65" table:style-name="ce6">
            <text:p>15’886.65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6310.15" table:style-name="ce6">
            <text:p>16’310.15</text:p>
          </table:table-cell>
          <table:table-cell table:style-name="ce6"/>
          <table:table-cell office:value-type="float" office:value="-290" table:style-name="ce7">
            <text:p>-2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48.6000000000004" table:style-name="ce6">
            <text:p>5’148.6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0221.299999999999" table:style-name="ce6">
            <text:p>10’221.30</text:p>
          </table:table-cell>
          <table:table-cell table:style-name="ce6"/>
          <table:table-cell office:value-type="float" office:value="221" table:style-name="ce7">
            <text:p>2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14.8" table:style-name="ce6">
            <text:p>1’314.8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693.8" table:style-name="ce6">
            <text:p>1’693.80</text:p>
          </table:table-cell>
          <table:table-cell table:style-name="ce6"/>
          <table:table-cell office:value-type="float" office:value="-706" table:style-name="ce7">
            <text:p>-7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481.55" table:style-name="ce6">
            <text:p>15’481.55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785.85" table:style-name="ce6">
            <text:p>7’785.85</text:p>
          </table:table-cell>
          <table:table-cell table:style-name="ce6"/>
          <table:table-cell office:value-type="float" office:value="-714" table:style-name="ce7">
            <text:p>-7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08.4" table:style-name="ce6">
            <text:p>7’108.4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978.35" table:style-name="ce6">
            <text:p>7’978.35</text:p>
          </table:table-cell>
          <table:table-cell table:style-name="ce6"/>
          <table:table-cell office:value-type="float" office:value="1978" table:style-name="ce7">
            <text:p>1’97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441.45" table:style-name="ce6">
            <text:p>60’441.45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4050.45" table:style-name="ce6">
            <text:p>54’050.45</text:p>
          </table:table-cell>
          <table:table-cell table:style-name="ce6"/>
          <table:table-cell office:value-type="float" office:value="-5950" table:style-name="ce7">
            <text:p>-5’9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4273.95" table:style-name="ce6">
            <text:p>124’273.95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15073.15" table:style-name="ce6">
            <text:p>115’073.15</text:p>
          </table:table-cell>
          <table:table-cell table:style-name="ce6"/>
          <table:table-cell office:value-type="float" office:value="-9927" table:style-name="ce7">
            <text:p>-9’9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.9" table:style-name="ce6">
            <text:p>60.90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14.4" table:style-name="ce6">
            <text:p>1’014.4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96.3" table:style-name="ce6">
            <text:p>896.30</text:p>
          </table:table-cell>
          <table:table-cell table:style-name="ce6"/>
          <table:table-cell office:value-type="float" office:value="-404" table:style-name="ce7">
            <text:p>-40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08.85" table:style-name="ce6">
            <text:p>15’708.85</text:p>
          </table:table-cell>
          <table:table-cell office:value-type="float" office:value="14500" table:style-name="ce7">
            <text:p>14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866.3" table:style-name="ce6">
            <text:p>14’866.30</text:p>
          </table:table-cell>
          <table:table-cell table:style-name="ce6"/>
          <table:table-cell office:value-type="float" office:value="366" table:style-name="ce7">
            <text:p>3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60.9" table:style-name="ce6">
            <text:p>560.9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14.6" table:style-name="ce6">
            <text:p>8’914.6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0034.6" table:style-name="ce6">
            <text:p>10’034.60</text:p>
          </table:table-cell>
          <table:table-cell table:style-name="ce6"/>
          <table:table-cell office:value-type="float" office:value="4535" table:style-name="ce7">
            <text:p>4’5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04.25" table:style-name="ce6">
            <text:p>8’604.25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542.35" table:style-name="ce6">
            <text:p>8’542.35</text:p>
          </table:table-cell>
          <table:table-cell table:style-name="ce6"/>
          <table:table-cell office:value-type="float" office:value="-458" table:style-name="ce7">
            <text:p>-45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622.37" table:style-name="ce6">
            <text:p>13’622.37</text:p>
          </table:table-cell>
          <table:table-cell office:value-type="float" office:value="7400" table:style-name="ce7">
            <text:p>7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8794.870000000003" table:style-name="ce6">
            <text:p>38’794.87</text:p>
          </table:table-cell>
          <table:table-cell table:style-name="ce6"/>
          <table:table-cell office:value-type="float" office:value="31395" table:style-name="ce7">
            <text:p>31’3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1249.75" table:style-name="ce6">
            <text:p>221’249.75</text:p>
          </table:table-cell>
          <table:table-cell office:value-type="float" office:value="145000" table:style-name="ce7">
            <text:p>145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91600.95" table:style-name="ce6">
            <text:p>191’600.95</text:p>
          </table:table-cell>
          <table:table-cell office:value-type="float" office:value="46601" table:style-name="ce7">
            <text:p>46’60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00" table:style-name="ce6">
            <text:p>900.0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900" table:style-name="ce6">
            <text:p>900.00</text:p>
          </table:table-cell>
          <table:table-cell office:value-type="float" office:value="700" table:style-name="ce7">
            <text:p>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772.05" table:style-name="ce6">
            <text:p>61’772.05</text:p>
          </table:table-cell>
          <table:table-cell office:value-type="float" office:value="79500" table:style-name="ce7">
            <text:p>79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2759.199999999997" table:style-name="ce6">
            <text:p>42’759.20</text:p>
          </table:table-cell>
          <table:table-cell office:value-type="float" office:value="-36741" table:style-name="ce7">
            <text:p>-36’7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6</text:p>
          </table:table-cell>
          <table:table-cell office:value-type="string" table:style-name="ce9">
            <text:p>Sport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4395.35" table:style-name="ce10">
            <text:p>614’395.35</text:p>
          </table:table-cell>
          <table:table-cell office:value-type="float" office:value="694900" table:style-name="ce11">
            <text:p>694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35755.05" table:style-name="ce10">
            <text:p>735’755.05</text:p>
          </table:table-cell>
          <table:table-cell table:style-name="ce10"/>
          <table:table-cell office:value-type="float" office:value="40855" table:style-name="ce11">
            <text:p>40’8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614395.35" table:style-name="ce10">
            <text:p>614’395.35</text:p>
          </table:table-cell>
          <table:table-cell office:value-type="float" office:value="695000" table:style-name="ce11">
            <text:p>69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35755.05" table:style-name="ce10">
            <text:p>735’755.05</text:p>
          </table:table-cell>
          <table:table-cell office:value-type="float" office:value="40755" table:style-name="ce11">
            <text:p>40’75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00" table:style-name="ce11">
            <text:p>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834.9" table:style-name="ce6">
            <text:p>14’834.90</text:p>
          </table:table-cell>
          <table:table-cell office:value-type="float" office:value="15500" table:style-name="ce7">
            <text:p>15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2928.3" table:style-name="ce6">
            <text:p>12’928.30</text:p>
          </table:table-cell>
          <table:table-cell table:style-name="ce6"/>
          <table:table-cell office:value-type="float" office:value="-2572" table:style-name="ce7">
            <text:p>-2’5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4570.2" table:style-name="ce6">
            <text:p>44’570.20</text:p>
          </table:table-cell>
          <table:table-cell office:value-type="float" office:value="33000" table:style-name="ce7">
            <text:p>33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80693.2" table:style-name="ce6">
            <text:p>80’693.20</text:p>
          </table:table-cell>
          <table:table-cell table:style-name="ce6"/>
          <table:table-cell office:value-type="float" office:value="47693" table:style-name="ce7">
            <text:p>47’6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3165.05" table:style-name="ce6">
            <text:p>83’165.05</text:p>
          </table:table-cell>
          <table:table-cell office:value-type="float" office:value="115500" table:style-name="ce7">
            <text:p>115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96456.65" table:style-name="ce6">
            <text:p>96’456.65</text:p>
          </table:table-cell>
          <table:table-cell table:style-name="ce6"/>
          <table:table-cell office:value-type="float" office:value="-19043" table:style-name="ce7">
            <text:p>-19’0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6118.350000000006" table:style-name="ce6">
            <text:p>76’118.35</text:p>
          </table:table-cell>
          <table:table-cell office:value-type="float" office:value="80500" table:style-name="ce7">
            <text:p>80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4719.7" table:style-name="ce6">
            <text:p>64’719.70</text:p>
          </table:table-cell>
          <table:table-cell table:style-name="ce6"/>
          <table:table-cell office:value-type="float" office:value="-15780" table:style-name="ce7">
            <text:p>-15’7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48.9" table:style-name="ce6">
            <text:p>848.90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82741" table:style-name="ce6">
            <text:p>382’741.00</text:p>
          </table:table-cell>
          <table:table-cell office:value-type="float" office:value="437400" table:style-name="ce7">
            <text:p>437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68840.25" table:style-name="ce6">
            <text:p>468’840.25</text:p>
          </table:table-cell>
          <table:table-cell table:style-name="ce6"/>
          <table:table-cell office:value-type="float" office:value="31440" table:style-name="ce7">
            <text:p>31’4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16.95" table:style-name="ce6">
            <text:p>12’116.9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2116.95" table:style-name="ce6">
            <text:p>12’116.95</text:p>
          </table:table-cell>
          <table:table-cell table:style-name="ce6"/>
          <table:table-cell office:value-type="float" office:value="-883" table:style-name="ce7">
            <text:p>-88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000" table:style-name="ce6">
            <text:p>20’000.0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20000" table:style-name="ce6">
            <text:p>2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4395.35" table:style-name="ce6">
            <text:p>594’395.35</text:p>
          </table:table-cell>
          <table:table-cell office:value-type="float" office:value="675000" table:style-name="ce7">
            <text:p>675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715755.05" table:style-name="ce6">
            <text:p>715’755.05</text:p>
          </table:table-cell>
          <table:table-cell office:value-type="float" office:value="40755" table:style-name="ce7">
            <text:p>40’7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8</text:p>
          </table:table-cell>
          <table:table-cell office:value-type="string" table:style-name="ce9">
            <text:p>Anzuchtgärtner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13769.76" table:style-name="ce10">
            <text:p>313’769.76</text:p>
          </table:table-cell>
          <table:table-cell office:value-type="float" office:value="332600" table:style-name="ce11">
            <text:p>332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22066.53000000003" table:style-name="ce10">
            <text:p>322’066.53</text:p>
          </table:table-cell>
          <table:table-cell table:style-name="ce10"/>
          <table:table-cell office:value-type="float" office:value="-10533" table:style-name="ce11">
            <text:p>-10’53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2620.95" table:style-name="ce10">
            <text:p>42’620.95</text:p>
          </table:table-cell>
          <table:table-cell office:value-type="float" office:value="30100" table:style-name="ce11">
            <text:p>30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2178.05" table:style-name="ce10">
            <text:p>32’178.05</text:p>
          </table:table-cell>
          <table:table-cell office:value-type="float" office:value="2078" table:style-name="ce11">
            <text:p>2’07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71148.81" table:style-name="ce10">
            <text:p>271’148.81</text:p>
          </table:table-cell>
          <table:table-cell office:value-type="float" office:value="302500" table:style-name="ce11">
            <text:p>30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89888.48" table:style-name="ce10">
            <text:p>289’888.4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5629.20000000001" table:style-name="ce6">
            <text:p>165’629.20</text:p>
          </table:table-cell>
          <table:table-cell office:value-type="float" office:value="168300" table:style-name="ce7">
            <text:p>168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70187.7" table:style-name="ce6">
            <text:p>170’187.70</text:p>
          </table:table-cell>
          <table:table-cell table:style-name="ce6"/>
          <table:table-cell office:value-type="float" office:value="1888" table:style-name="ce7">
            <text:p>1’8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960.45" table:style-name="ce6">
            <text:p>11’960.45</text:p>
          </table:table-cell>
          <table:table-cell office:value-type="float" office:value="12100" table:style-name="ce7">
            <text:p>12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649.4" table:style-name="ce6">
            <text:p>12’649.40</text:p>
          </table:table-cell>
          <table:table-cell table:style-name="ce6"/>
          <table:table-cell office:value-type="float" office:value="549" table:style-name="ce7">
            <text:p>5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99.6" table:style-name="ce6">
            <text:p>14’199.60</text:p>
          </table:table-cell>
          <table:table-cell office:value-type="float" office:value="15900" table:style-name="ce7">
            <text:p>15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108" table:style-name="ce6">
            <text:p>15’108.00</text:p>
          </table:table-cell>
          <table:table-cell table:style-name="ce6"/>
          <table:table-cell office:value-type="float" office:value="-792" table:style-name="ce7">
            <text:p>-79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22.15" table:style-name="ce6">
            <text:p>2’222.15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427.25" table:style-name="ce6">
            <text:p>2’427.25</text:p>
          </table:table-cell>
          <table:table-cell table:style-name="ce6"/>
          <table:table-cell office:value-type="float" office:value="127" table:style-name="ce7">
            <text:p>1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2.2" table:style-name="ce6">
            <text:p>672.2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496.5" table:style-name="ce6">
            <text:p>1’496.50</text:p>
          </table:table-cell>
          <table:table-cell table:style-name="ce6"/>
          <table:table-cell office:value-type="float" office:value="-4" table:style-name="ce7">
            <text:p>-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5" table:style-name="ce6">
            <text:p>435.00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11.35" table:style-name="ce6">
            <text:p>411.35</text:p>
          </table:table-cell>
          <table:table-cell table:style-name="ce6"/>
          <table:table-cell office:value-type="float" office:value="-689" table:style-name="ce7">
            <text:p>-6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4265.7" table:style-name="ce6">
            <text:p>104’265.70</text:p>
          </table:table-cell>
          <table:table-cell office:value-type="float" office:value="120000" table:style-name="ce7">
            <text:p>12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07902.05" table:style-name="ce6">
            <text:p>107’902.05</text:p>
          </table:table-cell>
          <table:table-cell table:style-name="ce6"/>
          <table:table-cell office:value-type="float" office:value="-12098" table:style-name="ce7">
            <text:p>-12’0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.6" table:style-name="ce6">
            <text:p>50.6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949.9" table:style-name="ce6">
            <text:p>949.90</text:p>
          </table:table-cell>
          <table:table-cell table:style-name="ce6"/>
          <table:table-cell office:value-type="float" office:value="-50" table:style-name="ce7">
            <text:p>-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34.86" table:style-name="ce6">
            <text:p>14’334.86</text:p>
          </table:table-cell>
          <table:table-cell office:value-type="float" office:value="10300" table:style-name="ce7">
            <text:p>10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934.38" table:style-name="ce6">
            <text:p>10’934.38</text:p>
          </table:table-cell>
          <table:table-cell table:style-name="ce6"/>
          <table:table-cell office:value-type="float" office:value="634" table:style-name="ce7">
            <text:p>6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575.349999999999" table:style-name="ce6">
            <text:p>19’575.35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5116.4" table:style-name="ce6">
            <text:p>15’116.40</text:p>
          </table:table-cell>
          <table:table-cell office:value-type="float" office:value="116" table:style-name="ce7">
            <text:p>1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7.35" table:style-name="ce6">
            <text:p>627.3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70" table:style-name="ce6">
            <text:p>270.00</text:p>
          </table:table-cell>
          <table:table-cell office:value-type="float" office:value="-230" table:style-name="ce7">
            <text:p>-2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17" table:style-name="ce6">
            <text:p>9’517.0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4800" table:style-name="ce7">
            <text:p>4’8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01.25" table:style-name="ce6">
            <text:p>12’901.25</text:p>
          </table:table-cell>
          <table:table-cell office:value-type="float" office:value="14600" table:style-name="ce7">
            <text:p>14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1991.65" table:style-name="ce6">
            <text:p>11’991.65</text:p>
          </table:table-cell>
          <table:table-cell office:value-type="float" office:value="-2608" table:style-name="ce7">
            <text:p>-2’6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</text:p>
          </table:table-cell>
          <table:table-cell office:value-type="string" table:style-name="ce9">
            <text:p>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018886.109999999" table:style-name="ce10">
            <text:p>18’018’886.11</text:p>
          </table:table-cell>
          <table:table-cell office:value-type="float" office:value="13179400" table:style-name="ce11">
            <text:p>13’179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786622.1" table:style-name="ce10">
            <text:p>12’786’622.10</text:p>
          </table:table-cell>
          <table:table-cell table:style-name="ce10"/>
          <table:table-cell office:value-type="float" office:value="-657178" table:style-name="ce11">
            <text:p>-657’17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76400" table:style-name="ce11">
            <text:p>76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88000" table:style-name="ce11">
            <text:p>188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640753.640000001" table:style-name="ce10">
            <text:p>20’640’753.64</text:p>
          </table:table-cell>
          <table:table-cell office:value-type="float" office:value="19547300" table:style-name="ce11">
            <text:p>19’547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9525264.850000001" table:style-name="ce10">
            <text:p>19’525’264.85</text:p>
          </table:table-cell>
          <table:table-cell office:value-type="float" office:value="-22035" table:style-name="ce11">
            <text:p>-22’03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621867.5299999998" table:style-name="ce10">
            <text:p>2’621’867.53</text:p>
          </table:table-cell>
          <table:table-cell office:value-type="float" office:value="6103500" table:style-name="ce11">
            <text:p>6’103’5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6738642.75" table:style-name="ce10">
            <text:p>6’738’642.7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04163.9099999999" table:style-name="ce10">
            <text:p>1’104’163.91</text:p>
          </table:table-cell>
          <table:table-cell office:value-type="float" office:value="1108200" table:style-name="ce11">
            <text:p>1’108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4927.44" table:style-name="ce10">
            <text:p>444’927.44</text:p>
          </table:table-cell>
          <table:table-cell table:style-name="ce10"/>
          <table:table-cell office:value-type="float" office:value="-663273" table:style-name="ce11">
            <text:p>-663’27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0274.32999999996" table:style-name="ce10">
            <text:p>560’274.33</text:p>
          </table:table-cell>
          <table:table-cell office:value-type="float" office:value="508700" table:style-name="ce11">
            <text:p>508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54237.75" table:style-name="ce10">
            <text:p>554’237.75</text:p>
          </table:table-cell>
          <table:table-cell office:value-type="float" office:value="45538" table:style-name="ce11">
            <text:p>45’53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43889.57999999996" table:style-name="ce10">
            <text:p>543’889.58</text:p>
          </table:table-cell>
          <table:table-cell office:value-type="float" office:value="599500" table:style-name="ce11">
            <text:p>599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09310.31" table:style-name="ce10">
            <text:p>109’310.3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20023.4" table:style-name="ce6">
            <text:p>820’023.40</text:p>
          </table:table-cell>
          <table:table-cell office:value-type="float" office:value="806700" table:style-name="ce7">
            <text:p>806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15457.84999999998" table:style-name="ce6">
            <text:p>315’457.85</text:p>
          </table:table-cell>
          <table:table-cell table:style-name="ce6"/>
          <table:table-cell office:value-type="float" office:value="-491242" table:style-name="ce7">
            <text:p>-491’2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237.600000000006" table:style-name="ce6">
            <text:p>67’237.60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4834.400000000001" table:style-name="ce6">
            <text:p>24’834.40</text:p>
          </table:table-cell>
          <table:table-cell table:style-name="ce6"/>
          <table:table-cell office:value-type="float" office:value="-35166" table:style-name="ce7">
            <text:p>-35’1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236.149999999994" table:style-name="ce6">
            <text:p>72’236.15</text:p>
          </table:table-cell>
          <table:table-cell office:value-type="float" office:value="82800" table:style-name="ce7">
            <text:p>82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0138.799999999999" table:style-name="ce6">
            <text:p>30’138.80</text:p>
          </table:table-cell>
          <table:table-cell table:style-name="ce6"/>
          <table:table-cell office:value-type="float" office:value="-52661" table:style-name="ce7">
            <text:p>-52’6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49.95" table:style-name="ce6">
            <text:p>11’849.95</text:p>
          </table:table-cell>
          <table:table-cell office:value-type="float" office:value="11700" table:style-name="ce7">
            <text:p>11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412.25" table:style-name="ce6">
            <text:p>4’412.25</text:p>
          </table:table-cell>
          <table:table-cell table:style-name="ce6"/>
          <table:table-cell office:value-type="float" office:value="-7288" table:style-name="ce7">
            <text:p>-7’2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289.85" table:style-name="ce6">
            <text:p>16’289.85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-7548.35" table:style-name="ce6">
            <text:p>-7’548.35</text:p>
          </table:table-cell>
          <table:table-cell table:style-name="ce6"/>
          <table:table-cell office:value-type="float" office:value="29048" table:style-name="ce7">
            <text:p>29’04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831" table:style-name="ce6">
            <text:p>5’831.00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360.7" table:style-name="ce6">
            <text:p>7’360.70</text:p>
          </table:table-cell>
          <table:table-cell table:style-name="ce6"/>
          <table:table-cell office:value-type="float" office:value="-1139" table:style-name="ce7">
            <text:p>-1’1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950" table:style-name="ce6">
            <text:p>9’950.00</text:p>
          </table:table-cell>
          <table:table-cell table:style-name="ce6"/>
          <table:table-cell office:value-type="float" office:value="1950" table:style-name="ce7">
            <text:p>1’9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90.75" table:style-name="ce6">
            <text:p>3’790.7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37.75" table:style-name="ce6">
            <text:p>737.75</text:p>
          </table:table-cell>
          <table:table-cell table:style-name="ce6"/>
          <table:table-cell office:value-type="float" office:value="-3262" table:style-name="ce7">
            <text:p>-3’2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16.96" table:style-name="ce6">
            <text:p>14’116.96</text:p>
          </table:table-cell>
          <table:table-cell office:value-type="float" office:value="22000" table:style-name="ce7">
            <text:p>2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074.04" table:style-name="ce6">
            <text:p>16’074.04</text:p>
          </table:table-cell>
          <table:table-cell table:style-name="ce6"/>
          <table:table-cell office:value-type="float" office:value="-5926" table:style-name="ce7">
            <text:p>-5’92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130.7" table:style-name="ce6">
            <text:p>3’130.70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26.25" table:style-name="ce6">
            <text:p>1’826.25</text:p>
          </table:table-cell>
          <table:table-cell table:style-name="ce6"/>
          <table:table-cell office:value-type="float" office:value="-974" table:style-name="ce7">
            <text:p>-9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9657.55" table:style-name="ce6">
            <text:p>89’657.55</text:p>
          </table:table-cell>
          <table:table-cell office:value-type="float" office:value="79200" table:style-name="ce7">
            <text:p>79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1683.75" table:style-name="ce6">
            <text:p>41’683.75</text:p>
          </table:table-cell>
          <table:table-cell table:style-name="ce6"/>
          <table:table-cell office:value-type="float" office:value="-37516" table:style-name="ce7">
            <text:p>-37’51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843.86" table:style-name="ce6">
            <text:p>77’843.86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81463" table:style-name="ce6">
            <text:p>81’463.00</text:p>
          </table:table-cell>
          <table:table-cell office:value-type="float" office:value="1463" table:style-name="ce7">
            <text:p>1’4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863.72" table:style-name="ce6">
            <text:p>14’863.72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072.55" table:style-name="ce6">
            <text:p>3’072.55</text:p>
          </table:table-cell>
          <table:table-cell office:value-type="float" office:value="-5927" table:style-name="ce7">
            <text:p>-5’9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056.05" table:style-name="ce6">
            <text:p>57’056.05</text:p>
          </table:table-cell>
          <table:table-cell office:value-type="float" office:value="42000" table:style-name="ce7">
            <text:p>42’0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53768.95" table:style-name="ce6">
            <text:p>53’768.95</text:p>
          </table:table-cell>
          <table:table-cell office:value-type="float" office:value="11769" table:style-name="ce7">
            <text:p>11’7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0510.7" table:style-name="ce6">
            <text:p>410’510.70</text:p>
          </table:table-cell>
          <table:table-cell office:value-type="float" office:value="377700" table:style-name="ce7">
            <text:p>377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5933.25" table:style-name="ce6">
            <text:p>415’933.25</text:p>
          </table:table-cell>
          <table:table-cell office:value-type="float" office:value="38233" table:style-name="ce7">
            <text:p>38’2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1</text:p>
          </table:table-cell>
          <table:table-cell office:value-type="string" table:style-name="ce9">
            <text:p>Wohn- und Geschäfts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552595.24" table:style-name="ce10">
            <text:p>13’552’595.24</text:p>
          </table:table-cell>
          <table:table-cell office:value-type="float" office:value="8508900" table:style-name="ce11">
            <text:p>8’508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984444.1600000001" table:style-name="ce10">
            <text:p>8’984’444.16</text:p>
          </table:table-cell>
          <table:table-cell table:style-name="ce10"/>
          <table:table-cell office:value-type="float" office:value="232544" table:style-name="ce11">
            <text:p>232’54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55000" table:style-name="ce11">
            <text:p>5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88000" table:style-name="ce11">
            <text:p>188’0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4113031.560000001" table:style-name="ce10">
            <text:p>14’113’031.56</text:p>
          </table:table-cell>
          <table:table-cell office:value-type="float" office:value="13247000" table:style-name="ce11">
            <text:p>13’247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195218.050000001" table:style-name="ce10">
            <text:p>14’195’218.05</text:p>
          </table:table-cell>
          <table:table-cell office:value-type="float" office:value="948218" table:style-name="ce11">
            <text:p>948’21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0436.31999999995" table:style-name="ce10">
            <text:p>560’436.32</text:p>
          </table:table-cell>
          <table:table-cell office:value-type="float" office:value="4495100" table:style-name="ce11">
            <text:p>4’495’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5210773.8899999997" table:style-name="ce10">
            <text:p>5’210’773.89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62.6" table:style-name="ce6">
            <text:p>662.6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1884.78" table:style-name="ce6">
            <text:p>221’884.78</text:p>
          </table:table-cell>
          <table:table-cell office:value-type="float" office:value="210000" table:style-name="ce7">
            <text:p>210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97993.65" table:style-name="ce6">
            <text:p>397’993.65</text:p>
          </table:table-cell>
          <table:table-cell table:style-name="ce6"/>
          <table:table-cell office:value-type="float" office:value="-6" table:style-name="ce7">
            <text:p>-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88000" table:style-name="ce7">
            <text:p>188’0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5.25" table:style-name="ce6">
            <text:p>105.25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3.4" table:style-name="ce6">
            <text:p>133.40</text:p>
          </table:table-cell>
          <table:table-cell table:style-name="ce6"/>
          <table:table-cell office:value-type="float" office:value="-67" table:style-name="ce7">
            <text:p>-6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335308.29" table:style-name="ce6">
            <text:p>3’335’308.29</text:p>
          </table:table-cell>
          <table:table-cell office:value-type="float" office:value="2879800" table:style-name="ce7">
            <text:p>2’879’8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2610801.7999999998" table:style-name="ce6">
            <text:p>2’610’801.80</text:p>
          </table:table-cell>
          <table:table-cell table:style-name="ce6"/>
          <table:table-cell office:value-type="float" office:value="-268998" table:style-name="ce7">
            <text:p>-268’9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1660.9" table:style-name="ce6">
            <text:p>221’660.90</text:p>
          </table:table-cell>
          <table:table-cell office:value-type="float" office:value="213500" table:style-name="ce7">
            <text:p>213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32389.7" table:style-name="ce6">
            <text:p>232’389.70</text:p>
          </table:table-cell>
          <table:table-cell table:style-name="ce6"/>
          <table:table-cell office:value-type="float" office:value="1890" table:style-name="ce7">
            <text:p>1’89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7000" table:style-name="ce7">
            <text:p>1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6199.67" table:style-name="ce6">
            <text:p>126’199.67</text:p>
          </table:table-cell>
          <table:table-cell office:value-type="float" office:value="169400" table:style-name="ce7">
            <text:p>169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07595.19" table:style-name="ce6">
            <text:p>207’595.19</text:p>
          </table:table-cell>
          <table:table-cell table:style-name="ce6"/>
          <table:table-cell office:value-type="float" office:value="195" table:style-name="ce7">
            <text:p>19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8000" table:style-name="ce7">
            <text:p>38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88115.4" table:style-name="ce6">
            <text:p>3’088’115.40</text:p>
          </table:table-cell>
          <table:table-cell office:value-type="float" office:value="17800" table:style-name="ce7">
            <text:p>17’8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47805.67" table:style-name="ce6">
            <text:p>347’805.67</text:p>
          </table:table-cell>
          <table:table-cell table:style-name="ce6"/>
          <table:table-cell office:value-type="float" office:value="330006" table:style-name="ce7">
            <text:p>330’00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0000" table:style-name="ce6">
            <text:p>1’500’000.00</text:p>
          </table:table-cell>
          <table:table-cell table:style-name="ce7"/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6424.05000000005" table:style-name="ce6">
            <text:p>616’424.05</text:p>
          </table:table-cell>
          <table:table-cell office:value-type="float" office:value="560000" table:style-name="ce7">
            <text:p>56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05170.80000000005" table:style-name="ce6">
            <text:p>605’170.80</text:p>
          </table:table-cell>
          <table:table-cell table:style-name="ce6"/>
          <table:table-cell office:value-type="float" office:value="45171" table:style-name="ce7">
            <text:p>45’1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1356.15" table:style-name="ce6">
            <text:p>241’356.15</text:p>
          </table:table-cell>
          <table:table-cell office:value-type="float" office:value="247600" table:style-name="ce7">
            <text:p>247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55339.3" table:style-name="ce6">
            <text:p>255’339.30</text:p>
          </table:table-cell>
          <table:table-cell table:style-name="ce6"/>
          <table:table-cell office:value-type="float" office:value="7739" table:style-name="ce7">
            <text:p>7’7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00878.1500000004" table:style-name="ce6">
            <text:p>4’200’878.15</text:p>
          </table:table-cell>
          <table:table-cell office:value-type="float" office:value="4207600" table:style-name="ce7">
            <text:p>4’207’6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4327214.6500000004" table:style-name="ce6">
            <text:p>4’327’214.65</text:p>
          </table:table-cell>
          <table:table-cell table:style-name="ce6"/>
          <table:table-cell office:value-type="float" office:value="119615" table:style-name="ce7">
            <text:p>119’6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90575.75" table:style-name="ce6">
            <text:p>12’890’575.75</text:p>
          </table:table-cell>
          <table:table-cell office:value-type="float" office:value="12591300" table:style-name="ce7">
            <text:p>12’591’3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12853284.15" table:style-name="ce6">
            <text:p>12’853’284.15</text:p>
          </table:table-cell>
          <table:table-cell office:value-type="float" office:value="261984" table:style-name="ce7">
            <text:p>261’9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0525" table:style-name="ce6">
            <text:p>570’525.00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580000" table:style-name="ce6">
            <text:p>580’000.00</text:p>
          </table:table-cell>
          <table:table-cell office:value-type="float" office:value="380000" table:style-name="ce7">
            <text:p>380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522.24000000001" table:style-name="ce6">
            <text:p>128’522.24</text:p>
          </table:table-cell>
          <table:table-cell office:value-type="float" office:value="136400" table:style-name="ce7">
            <text:p>136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70814" table:style-name="ce6">
            <text:p>170’814.00</text:p>
          </table:table-cell>
          <table:table-cell office:value-type="float" office:value="34414" table:style-name="ce7">
            <text:p>34’4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6698.95" table:style-name="ce6">
            <text:p>756’698.95</text:p>
          </table:table-cell>
          <table:table-cell office:value-type="float" office:value="317300" table:style-name="ce7">
            <text:p>317’3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587603.35" table:style-name="ce6">
            <text:p>587’603.35</text:p>
          </table:table-cell>
          <table:table-cell office:value-type="float" office:value="270303" table:style-name="ce7">
            <text:p>270’3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754.1" table:style-name="ce6">
            <text:p>23’754.1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516.55" table:style-name="ce6">
            <text:p>3’516.55</text:p>
          </table:table-cell>
          <table:table-cell office:value-type="float" office:value="1517" table:style-name="ce7">
            <text:p>1’5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2</text:p>
          </table:table-cell>
          <table:table-cell office:value-type="string" table:style-name="ce9">
            <text:p>Landwirtschaftliche 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444014.76" table:style-name="ce10">
            <text:p>444’014.76</text:p>
          </table:table-cell>
          <table:table-cell office:value-type="float" office:value="572600" table:style-name="ce11">
            <text:p>572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5659.6" table:style-name="ce10">
            <text:p>415’659.60</text:p>
          </table:table-cell>
          <table:table-cell table:style-name="ce10"/>
          <table:table-cell office:value-type="float" office:value="-178340" table:style-name="ce11">
            <text:p>-178’3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21400" table:style-name="ce11">
            <text:p>21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9469.95" table:style-name="ce10">
            <text:p>249’469.95</text:p>
          </table:table-cell>
          <table:table-cell office:value-type="float" office:value="220500" table:style-name="ce11">
            <text:p>220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10611.5" table:style-name="ce10">
            <text:p>310’611.50</text:p>
          </table:table-cell>
          <table:table-cell office:value-type="float" office:value="90112" table:style-name="ce11">
            <text:p>90’11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4544.81" table:style-name="ce10">
            <text:p>194’544.81</text:p>
          </table:table-cell>
          <table:table-cell office:value-type="float" office:value="373500" table:style-name="ce11">
            <text:p>373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5048.1" table:style-name="ce10">
            <text:p>105’048.10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94.8000000000002" table:style-name="ce6">
            <text:p>2’494.8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329.7" table:style-name="ce6">
            <text:p>1’329.70</text:p>
          </table:table-cell>
          <table:table-cell table:style-name="ce6"/>
          <table:table-cell office:value-type="float" office:value="830" table:style-name="ce7">
            <text:p>83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3099.26" table:style-name="ce6">
            <text:p>183’099.26</text:p>
          </table:table-cell>
          <table:table-cell office:value-type="float" office:value="350000" table:style-name="ce7">
            <text:p>35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72437" table:style-name="ce6">
            <text:p>172’437.00</text:p>
          </table:table-cell>
          <table:table-cell table:style-name="ce6"/>
          <table:table-cell office:value-type="float" office:value="-177563" table:style-name="ce7">
            <text:p>-177’5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632.9" table:style-name="ce6">
            <text:p>10’632.90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4876.65" table:style-name="ce6">
            <text:p>34’876.65</text:p>
          </table:table-cell>
          <table:table-cell table:style-name="ce6"/>
          <table:table-cell office:value-type="float" office:value="477" table:style-name="ce7">
            <text:p>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1400" table:style-name="ce7">
            <text:p>21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3.1500000000001" table:style-name="ce6">
            <text:p>1’033.15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1600" table:style-name="ce7">
            <text:p>-1’6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43.75" table:style-name="ce6">
            <text:p>7’843.7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50" table:style-name="ce6">
            <text:p>150.00</text:p>
          </table:table-cell>
          <table:table-cell table:style-name="ce6"/>
          <table:table-cell office:value-type="float" office:value="150" table:style-name="ce7">
            <text:p>15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897.699999999997" table:style-name="ce6">
            <text:p>36’897.7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726.65" table:style-name="ce6">
            <text:p>2’726.65</text:p>
          </table:table-cell>
          <table:table-cell table:style-name="ce6"/>
          <table:table-cell office:value-type="float" office:value="-2773" table:style-name="ce7">
            <text:p>-2’7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103.2" table:style-name="ce6">
            <text:p>4’103.2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3996.95" table:style-name="ce6">
            <text:p>3’996.95</text:p>
          </table:table-cell>
          <table:table-cell table:style-name="ce6"/>
          <table:table-cell office:value-type="float" office:value="-103" table:style-name="ce7">
            <text:p>-10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7910" table:style-name="ce6">
            <text:p>197’910.00</text:p>
          </table:table-cell>
          <table:table-cell office:value-type="float" office:value="197900" table:style-name="ce7">
            <text:p>197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200142.65" table:style-name="ce6">
            <text:p>200’142.65</text:p>
          </table:table-cell>
          <table:table-cell table:style-name="ce6"/>
          <table:table-cell office:value-type="float" office:value="2243" table:style-name="ce7">
            <text:p>2’2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3919.55" table:style-name="ce6">
            <text:p>223’919.55</text:p>
          </table:table-cell>
          <table:table-cell office:value-type="float" office:value="216700" table:style-name="ce7">
            <text:p>216’7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228860.6" table:style-name="ce6">
            <text:p>228’860.60</text:p>
          </table:table-cell>
          <table:table-cell office:value-type="float" office:value="12161" table:style-name="ce7">
            <text:p>12’1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0.4" table:style-name="ce6">
            <text:p>50.40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0.9" table:style-name="ce6">
            <text:p>50.90</text:p>
          </table:table-cell>
          <table:table-cell office:value-type="float" office:value="-3749" table:style-name="ce7">
            <text:p>-3’7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500" table:style-name="ce6">
            <text:p>25’500.00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81700" table:style-name="ce6">
            <text:p>81’700.00</text:p>
          </table:table-cell>
          <table:table-cell office:value-type="float" office:value="81700" table:style-name="ce7">
            <text:p>81’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3</text:p>
          </table:table-cell>
          <table:table-cell office:value-type="string" table:style-name="ce9">
            <text:p>Bauplätz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93229.3999999999" table:style-name="ce10">
            <text:p>1’293’229.40</text:p>
          </table:table-cell>
          <table:table-cell office:value-type="float" office:value="1302700" table:style-name="ce11">
            <text:p>1’302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30333.55" table:style-name="ce10">
            <text:p>1’330’333.55</text:p>
          </table:table-cell>
          <table:table-cell table:style-name="ce10"/>
          <table:table-cell office:value-type="float" office:value="27634" table:style-name="ce11">
            <text:p>27’63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259249.6" table:style-name="ce10">
            <text:p>3’259’249.60</text:p>
          </table:table-cell>
          <table:table-cell office:value-type="float" office:value="2534100" table:style-name="ce11">
            <text:p>2’534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06533.75" table:style-name="ce10">
            <text:p>1’406’533.75</text:p>
          </table:table-cell>
          <table:table-cell office:value-type="float" office:value="-1127566" table:style-name="ce11">
            <text:p>-1’127’56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66020.2" table:style-name="ce10">
            <text:p>1’966’020.20</text:p>
          </table:table-cell>
          <table:table-cell office:value-type="float" office:value="1231400" table:style-name="ce11">
            <text:p>1’231’4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76200.2" table:style-name="ce10">
            <text:p>76’200.2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74.1" table:style-name="ce6">
            <text:p>374.1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698.3" table:style-name="ce6">
            <text:p>698.30</text:p>
          </table:table-cell>
          <table:table-cell table:style-name="ce6"/>
          <table:table-cell office:value-type="float" office:value="298" table:style-name="ce7">
            <text:p>2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9368.05" table:style-name="ce6">
            <text:p>109’368.05</text:p>
          </table:table-cell>
          <table:table-cell office:value-type="float" office:value="86500" table:style-name="ce7">
            <text:p>86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56359.35" table:style-name="ce6">
            <text:p>56’359.35</text:p>
          </table:table-cell>
          <table:table-cell table:style-name="ce6"/>
          <table:table-cell office:value-type="float" office:value="-30141" table:style-name="ce7">
            <text:p>-30’14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347.5" table:style-name="ce6">
            <text:p>25’347.50</text:p>
          </table:table-cell>
          <table:table-cell office:value-type="float" office:value="25500" table:style-name="ce7">
            <text:p>25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5416" table:style-name="ce6">
            <text:p>25’416.00</text:p>
          </table:table-cell>
          <table:table-cell table:style-name="ce6"/>
          <table:table-cell office:value-type="float" office:value="-84" table:style-name="ce7">
            <text:p>-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.1" table:style-name="ce6">
            <text:p>120.1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49" table:style-name="ce6">
            <text:p>149.00</text:p>
          </table:table-cell>
          <table:table-cell table:style-name="ce6"/>
          <table:table-cell office:value-type="float" office:value="-1451" table:style-name="ce7">
            <text:p>-1’45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7.05" table:style-name="ce6">
            <text:p>237.0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141.3" table:style-name="ce6">
            <text:p>14’141.30</text:p>
          </table:table-cell>
          <table:table-cell office:value-type="float" office:value="37300" table:style-name="ce7">
            <text:p>37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489.7" table:style-name="ce6">
            <text:p>6’489.70</text:p>
          </table:table-cell>
          <table:table-cell table:style-name="ce6"/>
          <table:table-cell office:value-type="float" office:value="-30810" table:style-name="ce7">
            <text:p>-30’8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8464.8" table:style-name="ce6">
            <text:p>108’464.80</text:p>
          </table:table-cell>
          <table:table-cell office:value-type="float" office:value="112400" table:style-name="ce7">
            <text:p>112’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06156.65" table:style-name="ce6">
            <text:p>106’156.65</text:p>
          </table:table-cell>
          <table:table-cell table:style-name="ce6"/>
          <table:table-cell office:value-type="float" office:value="-6243" table:style-name="ce7">
            <text:p>-6’24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3976.5" table:style-name="ce6">
            <text:p>1’033’976.50</text:p>
          </table:table-cell>
          <table:table-cell office:value-type="float" office:value="1037800" table:style-name="ce7">
            <text:p>1’037’8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133864.55" table:style-name="ce6">
            <text:p>1’133’864.55</text:p>
          </table:table-cell>
          <table:table-cell table:style-name="ce6"/>
          <table:table-cell office:value-type="float" office:value="96065" table:style-name="ce7">
            <text:p>96’06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4064.6" table:style-name="ce6">
            <text:p>424’064.60</text:p>
          </table:table-cell>
          <table:table-cell office:value-type="float" office:value="358800" table:style-name="ce7">
            <text:p>358’8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495361.6" table:style-name="ce6">
            <text:p>495’361.60</text:p>
          </table:table-cell>
          <table:table-cell office:value-type="float" office:value="136562" table:style-name="ce7">
            <text:p>136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74498.95" table:style-name="ce6">
            <text:p>2’774’498.95</text:p>
          </table:table-cell>
          <table:table-cell office:value-type="float" office:value="2150000" table:style-name="ce7">
            <text:p>2’150’000</text:p>
          </table:table-cell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829411.35" table:style-name="ce6">
            <text:p>829’411.35</text:p>
          </table:table-cell>
          <table:table-cell office:value-type="float" office:value="-1320589" table:style-name="ce7">
            <text:p>-1’320’58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0400" table:style-name="ce6">
            <text:p>60’400.00</text:p>
          </table:table-cell>
          <table:table-cell office:value-type="float" office:value="60400" table:style-name="ce7">
            <text:p>60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98.3" table:style-name="ce6">
            <text:p>5’798.3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860.8" table:style-name="ce6">
            <text:p>6’860.80</text:p>
          </table:table-cell>
          <table:table-cell office:value-type="float" office:value="1461" table:style-name="ce7">
            <text:p>1’4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887.75" table:style-name="ce6">
            <text:p>54’887.75</text:p>
          </table:table-cell>
          <table:table-cell office:value-type="float" office:value="19900" table:style-name="ce7">
            <text:p>19’9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14500" table:style-name="ce6">
            <text:p>14’500.00</text:p>
          </table:table-cell>
          <table:table-cell office:value-type="float" office:value="-5400" table:style-name="ce7">
            <text:p>-5’4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4</text:p>
          </table:table-cell>
          <table:table-cell office:value-type="string" table:style-name="ce9">
            <text:p>Baurechtsparze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531420.5" table:style-name="ce10">
            <text:p>1’531’420.50</text:p>
          </table:table-cell>
          <table:table-cell office:value-type="float" office:value="1535400" table:style-name="ce11">
            <text:p>1’535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42746.15" table:style-name="ce10">
            <text:p>1’542’746.15</text:p>
          </table:table-cell>
          <table:table-cell table:style-name="ce10"/>
          <table:table-cell office:value-type="float" office:value="7346" table:style-name="ce11">
            <text:p>7’346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325719.7999999998" table:style-name="ce10">
            <text:p>2’325’719.80</text:p>
          </table:table-cell>
          <table:table-cell office:value-type="float" office:value="2404700" table:style-name="ce11">
            <text:p>2’40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497023.9500000002" table:style-name="ce10">
            <text:p>2’497’023.95</text:p>
          </table:table-cell>
          <table:table-cell office:value-type="float" office:value="92324" table:style-name="ce11">
            <text:p>92’32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94299.3" table:style-name="ce10">
            <text:p>794’299.30</text:p>
          </table:table-cell>
          <table:table-cell office:value-type="float" office:value="869300" table:style-name="ce11">
            <text:p>869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954277.8" table:style-name="ce10">
            <text:p>954’277.8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394.4" table:style-name="ce6">
            <text:p>6’394.40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744.9" table:style-name="ce6">
            <text:p>7’744.90</text:p>
          </table:table-cell>
          <table:table-cell table:style-name="ce6"/>
          <table:table-cell office:value-type="float" office:value="1345" table:style-name="ce7">
            <text:p>1’3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.45" table:style-name="ce6">
            <text:p>17.45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7" table:style-name="ce6">
            <text:p>17.00</text:p>
          </table:table-cell>
          <table:table-cell table:style-name="ce6"/>
          <table:table-cell office:value-type="float" office:value="17" table:style-name="ce7">
            <text:p>1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8970.399999999994" table:style-name="ce6">
            <text:p>78’970.40</text:p>
          </table:table-cell>
          <table:table-cell office:value-type="float" office:value="83000" table:style-name="ce7">
            <text:p>83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1644.800000000003" table:style-name="ce6">
            <text:p>81’644.80</text:p>
          </table:table-cell>
          <table:table-cell table:style-name="ce6"/>
          <table:table-cell office:value-type="float" office:value="-1355" table:style-name="ce7">
            <text:p>-1’3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46038.25" table:style-name="ce6">
            <text:p>1’446’038.25</text:p>
          </table:table-cell>
          <table:table-cell office:value-type="float" office:value="1446000" table:style-name="ce7">
            <text:p>1’446’0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453339.45" table:style-name="ce6">
            <text:p>1’453’339.45</text:p>
          </table:table-cell>
          <table:table-cell table:style-name="ce6"/>
          <table:table-cell office:value-type="float" office:value="7339" table:style-name="ce7">
            <text:p>7’3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25719.7999999998" table:style-name="ce6">
            <text:p>2’325’719.80</text:p>
          </table:table-cell>
          <table:table-cell office:value-type="float" office:value="2404700" table:style-name="ce7">
            <text:p>2’404’7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2497023.9500000002" table:style-name="ce6">
            <text:p>2’497’023.95</text:p>
          </table:table-cell>
          <table:table-cell office:value-type="float" office:value="92324" table:style-name="ce7">
            <text:p>92’32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5</text:p>
          </table:table-cell>
          <table:table-cell office:value-type="string" table:style-name="ce9">
            <text:p>Bodenabschnit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93462.3" table:style-name="ce10">
            <text:p>93’462.30</text:p>
          </table:table-cell>
          <table:table-cell office:value-type="float" office:value="151600" table:style-name="ce11">
            <text:p>151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8511.199999999997" table:style-name="ce10">
            <text:p>68’511.20</text:p>
          </table:table-cell>
          <table:table-cell table:style-name="ce10"/>
          <table:table-cell office:value-type="float" office:value="-83089" table:style-name="ce11">
            <text:p>-83’08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33008.4" table:style-name="ce10">
            <text:p>133’008.40</text:p>
          </table:table-cell>
          <table:table-cell office:value-type="float" office:value="632300" table:style-name="ce11">
            <text:p>632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61639.85" table:style-name="ce10">
            <text:p>561’639.85</text:p>
          </table:table-cell>
          <table:table-cell office:value-type="float" office:value="-70660" table:style-name="ce11">
            <text:p>-70’66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546.1" table:style-name="ce10">
            <text:p>39’546.10</text:p>
          </table:table-cell>
          <table:table-cell office:value-type="float" office:value="480700" table:style-name="ce11">
            <text:p>480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93128.65" table:style-name="ce10">
            <text:p>493’128.6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623.6" table:style-name="ce6">
            <text:p>52’623.60</text:p>
          </table:table-cell>
          <table:table-cell office:value-type="float" office:value="105700" table:style-name="ce7">
            <text:p>105’7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26087.35" table:style-name="ce6">
            <text:p>26’087.35</text:p>
          </table:table-cell>
          <table:table-cell table:style-name="ce6"/>
          <table:table-cell office:value-type="float" office:value="-79613" table:style-name="ce7">
            <text:p>-79’6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73.2" table:style-name="ce6">
            <text:p>673.20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27.25" table:style-name="ce6">
            <text:p>527.25</text:p>
          </table:table-cell>
          <table:table-cell table:style-name="ce6"/>
          <table:table-cell office:value-type="float" office:value="-1173" table:style-name="ce7">
            <text:p>-1’1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-0.7" table:style-name="ce6">
            <text:p>-0.70</text:p>
          </table:table-cell>
          <table:table-cell table:style-name="ce6"/>
          <table:table-cell office:value-type="float" office:value="1" table:style-name="ce7">
            <text:p>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922.25" table:style-name="ce6">
            <text:p>5’922.25</text:p>
          </table:table-cell>
          <table:table-cell office:value-type="float" office:value="9400" table:style-name="ce7">
            <text:p>9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714" table:style-name="ce6">
            <text:p>7’714.00</text:p>
          </table:table-cell>
          <table:table-cell table:style-name="ce6"/>
          <table:table-cell office:value-type="float" office:value="-1686" table:style-name="ce7">
            <text:p>-1’68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916.85" table:style-name="ce6">
            <text:p>14’916.85</text:p>
          </table:table-cell>
          <table:table-cell office:value-type="float" office:value="15500" table:style-name="ce7">
            <text:p>15’5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4928.15" table:style-name="ce6">
            <text:p>14’928.15</text:p>
          </table:table-cell>
          <table:table-cell table:style-name="ce6"/>
          <table:table-cell office:value-type="float" office:value="-572" table:style-name="ce7">
            <text:p>-5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326.400000000001" table:style-name="ce6">
            <text:p>19’326.40</text:p>
          </table:table-cell>
          <table:table-cell office:value-type="float" office:value="19300" table:style-name="ce7">
            <text:p>19’3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9255.150000000001" table:style-name="ce6">
            <text:p>19’255.15</text:p>
          </table:table-cell>
          <table:table-cell table:style-name="ce6"/>
          <table:table-cell office:value-type="float" office:value="-45" table:style-name="ce7">
            <text:p>-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0663.45" table:style-name="ce6">
            <text:p>90’663.45</text:p>
          </table:table-cell>
          <table:table-cell office:value-type="float" office:value="102500" table:style-name="ce7">
            <text:p>102’5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97087.15" table:style-name="ce6">
            <text:p>97’087.15</text:p>
          </table:table-cell>
          <table:table-cell office:value-type="float" office:value="-5413" table:style-name="ce7">
            <text:p>-5’4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250" table:style-name="ce6">
            <text:p>30’250.00</text:p>
          </table:table-cell>
          <table:table-cell office:value-type="float" office:value="521400" table:style-name="ce7">
            <text:p>521’400</text:p>
          </table:table-cell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444725" table:style-name="ce6">
            <text:p>444’725.00</text:p>
          </table:table-cell>
          <table:table-cell office:value-type="float" office:value="-76675" table:style-name="ce7">
            <text:p>-76’6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93.45" table:style-name="ce6">
            <text:p>12’093.45</text:p>
          </table:table-cell>
          <table:table-cell office:value-type="float" office:value="8200" table:style-name="ce7">
            <text:p>8’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9181.9500000000007" table:style-name="ce6">
            <text:p>9’181.95</text:p>
          </table:table-cell>
          <table:table-cell office:value-type="float" office:value="982" table:style-name="ce7">
            <text:p>9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.5" table:style-name="ce6">
            <text:p>1.5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45.75" table:style-name="ce6">
            <text:p>645.75</text:p>
          </table:table-cell>
          <table:table-cell office:value-type="float" office:value="446" table:style-name="ce7">
            <text:p>44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5</text:p>
          </table:table-cell>
          <table:table-cell office:value-type="string" table:style-name="ce9">
            <text:p>Amt für Baubewillig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03699.2799999998" table:style-name="ce10">
            <text:p>2’203’699.28</text:p>
          </table:table-cell>
          <table:table-cell office:value-type="float" office:value="2305000" table:style-name="ce11">
            <text:p>2’305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15877.0099999998" table:style-name="ce10">
            <text:p>2’415’877.01</text:p>
          </table:table-cell>
          <table:table-cell table:style-name="ce10"/>
          <table:table-cell office:value-type="float" office:value="-39823" table:style-name="ce11">
            <text:p>-39’82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50700" table:style-name="ce11">
            <text:p>150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34712.55" table:style-name="ce10">
            <text:p>1’634’712.55</text:p>
          </table:table-cell>
          <table:table-cell office:value-type="float" office:value="1676700" table:style-name="ce11">
            <text:p>1’676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22006.45" table:style-name="ce10">
            <text:p>1’422’006.45</text:p>
          </table:table-cell>
          <table:table-cell office:value-type="float" office:value="-254694" table:style-name="ce11">
            <text:p>-254’69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568986.73" table:style-name="ce10">
            <text:p>568’986.73</text:p>
          </table:table-cell>
          <table:table-cell office:value-type="float" office:value="779000" table:style-name="ce11">
            <text:p>779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993870.56" table:style-name="ce10">
            <text:p>993’870.56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0016.85" table:style-name="ce6">
            <text:p>1’670’016.85</text:p>
          </table:table-cell>
          <table:table-cell office:value-type="float" office:value="1693900" table:style-name="ce7">
            <text:p>1’693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19772.85" table:style-name="ce6">
            <text:p>1’819’772.85</text:p>
          </table:table-cell>
          <table:table-cell table:style-name="ce6"/>
          <table:table-cell office:value-type="float" office:value="-27" table:style-name="ce7">
            <text:p>-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25900" table:style-name="ce7">
            <text:p>125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5230.8" table:style-name="ce6">
            <text:p>125’230.80</text:p>
          </table:table-cell>
          <table:table-cell office:value-type="float" office:value="124200" table:style-name="ce7">
            <text:p>124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5428.29999999999" table:style-name="ce6">
            <text:p>135’428.30</text:p>
          </table:table-cell>
          <table:table-cell table:style-name="ce6"/>
          <table:table-cell office:value-type="float" office:value="11228" table:style-name="ce7">
            <text:p>11’2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366.79999999999" table:style-name="ce6">
            <text:p>167’366.80</text:p>
          </table:table-cell>
          <table:table-cell office:value-type="float" office:value="180000" table:style-name="ce7">
            <text:p>18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2538.45" table:style-name="ce6">
            <text:p>192’538.45</text:p>
          </table:table-cell>
          <table:table-cell table:style-name="ce6"/>
          <table:table-cell office:value-type="float" office:value="12538" table:style-name="ce7">
            <text:p>12’53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516.75" table:style-name="ce6">
            <text:p>22’516.75</text:p>
          </table:table-cell>
          <table:table-cell office:value-type="float" office:value="24300" table:style-name="ce7">
            <text:p>24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5527.1" table:style-name="ce6">
            <text:p>25’527.10</text:p>
          </table:table-cell>
          <table:table-cell table:style-name="ce6"/>
          <table:table-cell office:value-type="float" office:value="1227" table:style-name="ce7">
            <text:p>1’22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776.4" table:style-name="ce6">
            <text:p>776.40</text:p>
          </table:table-cell>
          <table:table-cell table:style-name="ce6"/>
          <table:table-cell office:value-type="float" office:value="776" table:style-name="ce7">
            <text:p>7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015.299999999999" table:style-name="ce6">
            <text:p>10’015.3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1886.35" table:style-name="ce6">
            <text:p>11’886.35</text:p>
          </table:table-cell>
          <table:table-cell table:style-name="ce6"/>
          <table:table-cell office:value-type="float" office:value="-114" table:style-name="ce7">
            <text:p>-1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735.3" table:style-name="ce6">
            <text:p>14’735.30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3107.75" table:style-name="ce6">
            <text:p>33’107.75</text:p>
          </table:table-cell>
          <table:table-cell table:style-name="ce6"/>
          <table:table-cell office:value-type="float" office:value="308" table:style-name="ce7">
            <text:p>30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4800" table:style-name="ce7">
            <text:p>24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40.85" table:style-name="ce6">
            <text:p>2’140.85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369.25" table:style-name="ce6">
            <text:p>6’369.25</text:p>
          </table:table-cell>
          <table:table-cell table:style-name="ce6"/>
          <table:table-cell office:value-type="float" office:value="869" table:style-name="ce7">
            <text:p>86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3.6500000000001" table:style-name="ce6">
            <text:p>1’123.65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652.75" table:style-name="ce6">
            <text:p>2’652.75</text:p>
          </table:table-cell>
          <table:table-cell table:style-name="ce6"/>
          <table:table-cell office:value-type="float" office:value="1353" table:style-name="ce7">
            <text:p>1’35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577.05" table:style-name="ce6">
            <text:p>11’577.05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116.1499999999996" table:style-name="ce6">
            <text:p>5’116.15</text:p>
          </table:table-cell>
          <table:table-cell table:style-name="ce6"/>
          <table:table-cell office:value-type="float" office:value="-3884" table:style-name="ce7">
            <text:p>-3’8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6994.550000000003" table:style-name="ce6">
            <text:p>36’994.55</text:p>
          </table:table-cell>
          <table:table-cell office:value-type="float" office:value="44100" table:style-name="ce7">
            <text:p>44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5968" table:style-name="ce6">
            <text:p>45’968.00</text:p>
          </table:table-cell>
          <table:table-cell table:style-name="ce6"/>
          <table:table-cell office:value-type="float" office:value="1868" table:style-name="ce7">
            <text:p>1’8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590.95" table:style-name="ce6">
            <text:p>7’590.95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0" table:style-name="ce6">
            <text:p>100.00</text:p>
          </table:table-cell>
          <table:table-cell table:style-name="ce6"/>
          <table:table-cell office:value-type="float" office:value="-4500" table:style-name="ce7">
            <text:p>-4’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72" table:style-name="ce6">
            <text:p>1’672.0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800" table:style-name="ce6">
            <text:p>800.00</text:p>
          </table:table-cell>
          <table:table-cell table:style-name="ce6"/>
          <table:table-cell office:value-type="float" office:value="700" table:style-name="ce7">
            <text:p>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32718.43" table:style-name="ce6">
            <text:p>132’718.43</text:p>
          </table:table-cell>
          <table:table-cell office:value-type="float" office:value="198000" table:style-name="ce7">
            <text:p>198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35833.66" table:style-name="ce6">
            <text:p>135’833.66</text:p>
          </table:table-cell>
          <table:table-cell table:style-name="ce6"/>
          <table:table-cell office:value-type="float" office:value="-62166" table:style-name="ce7">
            <text:p>-62’1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34074.95" table:style-name="ce6">
            <text:p>1’434’074.95</text:p>
          </table:table-cell>
          <table:table-cell office:value-type="float" office:value="1471600" table:style-name="ce7">
            <text:p>1’471’6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269064.55" table:style-name="ce6">
            <text:p>1’269’064.55</text:p>
          </table:table-cell>
          <table:table-cell office:value-type="float" office:value="-202535" table:style-name="ce7">
            <text:p>-202’5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2827.6" table:style-name="ce6">
            <text:p>172’827.60</text:p>
          </table:table-cell>
          <table:table-cell office:value-type="float" office:value="170000" table:style-name="ce7">
            <text:p>17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5166.1" table:style-name="ce6">
            <text:p>105’166.10</text:p>
          </table:table-cell>
          <table:table-cell office:value-type="float" office:value="-64834" table:style-name="ce7">
            <text:p>-64’8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3330" table:style-name="ce6">
            <text:p>23’330.00</text:p>
          </table:table-cell>
          <table:table-cell office:value-type="float" office:value="25300" table:style-name="ce7">
            <text:p>2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1675.800000000003" table:style-name="ce6">
            <text:p>41’675.80</text:p>
          </table:table-cell>
          <table:table-cell office:value-type="float" office:value="16376" table:style-name="ce7">
            <text:p>16’37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00" table:style-name="ce6">
            <text:p>2’400.00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3600" table:style-name="ce6">
            <text:p>3’600.00</text:p>
          </table:table-cell>
          <table:table-cell office:value-type="float" office:value="-3900" table:style-name="ce7">
            <text:p>-3’9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80" table:style-name="ce6">
            <text:p>2’080.00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495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00" table:style-name="ce6">
            <text:p>2’500.00</text:p>
          </table:table-cell>
          <table:table-cell office:value-type="float" office:value="200" table:style-name="ce7">
            <text:p>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</text:p>
          </table:table-cell>
          <table:table-cell office:value-type="string" table:style-name="ce9">
            <text:p>Geomatik und Vermess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33037.3199999998" table:style-name="ce10">
            <text:p>2’233’037.32</text:p>
          </table:table-cell>
          <table:table-cell office:value-type="float" office:value="2331000" table:style-name="ce11">
            <text:p>2’331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15857" table:style-name="ce10">
            <text:p>2’315’857.00</text:p>
          </table:table-cell>
          <table:table-cell table:style-name="ce10"/>
          <table:table-cell office:value-type="float" office:value="-181643" table:style-name="ce11">
            <text:p>-181’64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66500" table:style-name="ce11">
            <text:p>166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227170.25" table:style-name="ce10">
            <text:p>1’227’170.25</text:p>
          </table:table-cell>
          <table:table-cell office:value-type="float" office:value="1320000" table:style-name="ce11">
            <text:p>1’32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36322.95" table:style-name="ce10">
            <text:p>1’536’322.95</text:p>
          </table:table-cell>
          <table:table-cell office:value-type="float" office:value="216323" table:style-name="ce11">
            <text:p>216’32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005867.07" table:style-name="ce10">
            <text:p>1’005’867.07</text:p>
          </table:table-cell>
          <table:table-cell office:value-type="float" office:value="1177500" table:style-name="ce11">
            <text:p>1’177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79534.05" table:style-name="ce10">
            <text:p>779’534.05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0</text:p>
          </table:table-cell>
          <table:table-cell office:value-type="string" table:style-name="ce9">
            <text:p>Vermessung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14672.8700000001" table:style-name="ce10">
            <text:p>1’114’672.87</text:p>
          </table:table-cell>
          <table:table-cell office:value-type="float" office:value="1057800" table:style-name="ce11">
            <text:p>1’057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86407.03" table:style-name="ce10">
            <text:p>1’086’407.03</text:p>
          </table:table-cell>
          <table:table-cell table:style-name="ce10"/>
          <table:table-cell office:value-type="float" office:value="-7893" table:style-name="ce11">
            <text:p>-7’893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36500" table:style-name="ce11">
            <text:p>36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868469.55" table:style-name="ce10">
            <text:p>868’469.55</text:p>
          </table:table-cell>
          <table:table-cell office:value-type="float" office:value="954000" table:style-name="ce11">
            <text:p>95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39130.55" table:style-name="ce10">
            <text:p>939’130.55</text:p>
          </table:table-cell>
          <table:table-cell office:value-type="float" office:value="-14869" table:style-name="ce11">
            <text:p>-14’86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46203.32" table:style-name="ce10">
            <text:p>246’203.32</text:p>
          </table:table-cell>
          <table:table-cell office:value-type="float" office:value="140300" table:style-name="ce11">
            <text:p>140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7276.48000000001" table:style-name="ce10">
            <text:p>147’276.4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1622.3" table:style-name="ce6">
            <text:p>801’622.30</text:p>
          </table:table-cell>
          <table:table-cell office:value-type="float" office:value="763000" table:style-name="ce7">
            <text:p>763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99460.1" table:style-name="ce6">
            <text:p>799’460.10</text:p>
          </table:table-cell>
          <table:table-cell table:style-name="ce6"/>
          <table:table-cell office:value-type="float" office:value="-40" table:style-name="ce7">
            <text:p>-4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6500" table:style-name="ce7">
            <text:p>36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0499.75" table:style-name="ce6">
            <text:p>60’499.75</text:p>
          </table:table-cell>
          <table:table-cell office:value-type="float" office:value="56800" table:style-name="ce7">
            <text:p>56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60815.05" table:style-name="ce6">
            <text:p>60’815.05</text:p>
          </table:table-cell>
          <table:table-cell table:style-name="ce6"/>
          <table:table-cell office:value-type="float" office:value="4015" table:style-name="ce7">
            <text:p>4’0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114.95" table:style-name="ce6">
            <text:p>85’114.95</text:p>
          </table:table-cell>
          <table:table-cell office:value-type="float" office:value="78400" table:style-name="ce7">
            <text:p>78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2831.5" table:style-name="ce6">
            <text:p>82’831.50</text:p>
          </table:table-cell>
          <table:table-cell table:style-name="ce6"/>
          <table:table-cell office:value-type="float" office:value="4432" table:style-name="ce7">
            <text:p>4’4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363.85" table:style-name="ce6">
            <text:p>10’363.85</text:p>
          </table:table-cell>
          <table:table-cell office:value-type="float" office:value="11200" table:style-name="ce7">
            <text:p>11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536.25" table:style-name="ce6">
            <text:p>11’536.25</text:p>
          </table:table-cell>
          <table:table-cell table:style-name="ce6"/>
          <table:table-cell office:value-type="float" office:value="336" table:style-name="ce7">
            <text:p>33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2.6" table:style-name="ce6">
            <text:p>992.6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041.6500000000001" table:style-name="ce6">
            <text:p>1’041.65</text:p>
          </table:table-cell>
          <table:table-cell table:style-name="ce6"/>
          <table:table-cell office:value-type="float" office:value="142" table:style-name="ce7">
            <text:p>1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18.65" table:style-name="ce6">
            <text:p>2’518.65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438.8" table:style-name="ce6">
            <text:p>3’438.80</text:p>
          </table:table-cell>
          <table:table-cell table:style-name="ce6"/>
          <table:table-cell office:value-type="float" office:value="-761" table:style-name="ce7">
            <text:p>-7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601.8" table:style-name="ce6">
            <text:p>4’601.80</text:p>
          </table:table-cell>
          <table:table-cell office:value-type="float" office:value="5700" table:style-name="ce7">
            <text:p>5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126.15" table:style-name="ce6">
            <text:p>3’126.15</text:p>
          </table:table-cell>
          <table:table-cell table:style-name="ce6"/>
          <table:table-cell office:value-type="float" office:value="-2574" table:style-name="ce7">
            <text:p>-2’57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459.65" table:style-name="ce6">
            <text:p>2’459.65</text:p>
          </table:table-cell>
          <table:table-cell office:value-type="float" office:value="51700" table:style-name="ce7">
            <text:p>51’7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7337.1" table:style-name="ce6">
            <text:p>47’337.10</text:p>
          </table:table-cell>
          <table:table-cell table:style-name="ce6"/>
          <table:table-cell office:value-type="float" office:value="-4363" table:style-name="ce7">
            <text:p>-4’36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633.3" table:style-name="ce6">
            <text:p>12’633.30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275.5" table:style-name="ce6">
            <text:p>13’275.50</text:p>
          </table:table-cell>
          <table:table-cell table:style-name="ce6"/>
          <table:table-cell office:value-type="float" office:value="-2025" table:style-name="ce7">
            <text:p>-2’02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094.45" table:style-name="ce6">
            <text:p>7’094.45</text:p>
          </table:table-cell>
          <table:table-cell office:value-type="float" office:value="10100" table:style-name="ce7">
            <text:p>10’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978.15" table:style-name="ce6">
            <text:p>6’978.15</text:p>
          </table:table-cell>
          <table:table-cell table:style-name="ce6"/>
          <table:table-cell office:value-type="float" office:value="-3122" table:style-name="ce7">
            <text:p>-3’1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47.35" table:style-name="ce6">
            <text:p>1’747.35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747.75" table:style-name="ce6">
            <text:p>747.75</text:p>
          </table:table-cell>
          <table:table-cell table:style-name="ce6"/>
          <table:table-cell office:value-type="float" office:value="-652" table:style-name="ce7">
            <text:p>-65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439.7" table:style-name="ce6">
            <text:p>6’439.7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055.5" table:style-name="ce6">
            <text:p>6’055.50</text:p>
          </table:table-cell>
          <table:table-cell table:style-name="ce6"/>
          <table:table-cell office:value-type="float" office:value="56" table:style-name="ce7">
            <text:p>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1" table:style-name="ce6">
            <text:p>121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87.3" table:style-name="ce6">
            <text:p>287.30</text:p>
          </table:table-cell>
          <table:table-cell table:style-name="ce6"/>
          <table:table-cell office:value-type="float" office:value="-13" table:style-name="ce7">
            <text:p>-1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71.3" table:style-name="ce6">
            <text:p>5’471.30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418.2" table:style-name="ce6">
            <text:p>5’418.20</text:p>
          </table:table-cell>
          <table:table-cell table:style-name="ce6"/>
          <table:table-cell office:value-type="float" office:value="-2582" table:style-name="ce7">
            <text:p>-2’58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0" table:style-name="ce6">
            <text:p>800.0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00" table:style-name="ce6">
            <text:p>8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192.22" table:style-name="ce6">
            <text:p>112’192.22</text:p>
          </table:table-cell>
          <table:table-cell office:value-type="float" office:value="44000" table:style-name="ce7">
            <text:p>44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3258.03" table:style-name="ce6">
            <text:p>43’258.03</text:p>
          </table:table-cell>
          <table:table-cell table:style-name="ce6"/>
          <table:table-cell office:value-type="float" office:value="-742" table:style-name="ce7">
            <text:p>-74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71155.4" table:style-name="ce6">
            <text:p>571’155.40</text:p>
          </table:table-cell>
          <table:table-cell office:value-type="float" office:value="543500" table:style-name="ce7">
            <text:p>543’5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498666.55" table:style-name="ce6">
            <text:p>498’666.55</text:p>
          </table:table-cell>
          <table:table-cell office:value-type="float" office:value="-44833" table:style-name="ce7">
            <text:p>-44’83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6884.75" table:style-name="ce6">
            <text:p>116’884.75</text:p>
          </table:table-cell>
          <table:table-cell office:value-type="float" office:value="111700" table:style-name="ce7">
            <text:p>111’7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04876.85" table:style-name="ce6">
            <text:p>104’876.85</text:p>
          </table:table-cell>
          <table:table-cell office:value-type="float" office:value="-6823" table:style-name="ce7">
            <text:p>-6’82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934.7999999999993" table:style-name="ce6">
            <text:p>9’934.80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388.5" table:style-name="ce6">
            <text:p>8’388.50</text:p>
          </table:table-cell>
          <table:table-cell office:value-type="float" office:value="-6912" table:style-name="ce7">
            <text:p>-6’91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5396.6" table:style-name="ce6">
            <text:p>85’396.60</text:p>
          </table:table-cell>
          <table:table-cell office:value-type="float" office:value="183700" table:style-name="ce7">
            <text:p>183’7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79556.3" table:style-name="ce6">
            <text:p>179’556.30</text:p>
          </table:table-cell>
          <table:table-cell office:value-type="float" office:value="-4144" table:style-name="ce7">
            <text:p>-4’14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298" table:style-name="ce6">
            <text:p>5’298.0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223" table:style-name="ce6">
            <text:p>1’223.00</text:p>
          </table:table-cell>
          <table:table-cell office:value-type="float" office:value="-6077" table:style-name="ce7">
            <text:p>-6’0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800" table:style-name="ce6">
            <text:p>79’800.00</text:p>
          </table:table-cell>
          <table:table-cell office:value-type="float" office:value="92500" table:style-name="ce7">
            <text:p>92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46419.35" table:style-name="ce6">
            <text:p>146’419.35</text:p>
          </table:table-cell>
          <table:table-cell office:value-type="float" office:value="53919" table:style-name="ce7">
            <text:p>53’9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1</text:p>
          </table:table-cell>
          <table:table-cell office:value-type="string" table:style-name="ce9">
            <text:p>Rauminformationszentrum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118364.45" table:style-name="ce10">
            <text:p>1’118’364.45</text:p>
          </table:table-cell>
          <table:table-cell office:value-type="float" office:value="1273200" table:style-name="ce11">
            <text:p>1’273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29449.97" table:style-name="ce10">
            <text:p>1’229’449.97</text:p>
          </table:table-cell>
          <table:table-cell table:style-name="ce10"/>
          <table:table-cell office:value-type="float" office:value="-173750" table:style-name="ce11">
            <text:p>-173’75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130000" table:style-name="ce11">
            <text:p>13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58700.7" table:style-name="ce10">
            <text:p>358’700.70</text:p>
          </table:table-cell>
          <table:table-cell office:value-type="float" office:value="366000" table:style-name="ce11">
            <text:p>366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97192.4" table:style-name="ce10">
            <text:p>597’192.40</text:p>
          </table:table-cell>
          <table:table-cell office:value-type="float" office:value="231192" table:style-name="ce11">
            <text:p>231’192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759663.75" table:style-name="ce10">
            <text:p>759’663.75</text:p>
          </table:table-cell>
          <table:table-cell office:value-type="float" office:value="1037200" table:style-name="ce11">
            <text:p>1’037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32257.56999999995" table:style-name="ce10">
            <text:p>632’257.57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83747.95" table:style-name="ce6">
            <text:p>683’747.95</text:p>
          </table:table-cell>
          <table:table-cell office:value-type="float" office:value="691200" table:style-name="ce7">
            <text:p>691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74693.35" table:style-name="ce6">
            <text:p>574’693.35</text:p>
          </table:table-cell>
          <table:table-cell table:style-name="ce6"/>
          <table:table-cell office:value-type="float" office:value="-116507" table:style-name="ce7">
            <text:p>-116’50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1254.65" table:style-name="ce6">
            <text:p>51’254.65</text:p>
          </table:table-cell>
          <table:table-cell office:value-type="float" office:value="50500" table:style-name="ce7">
            <text:p>50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3023.35" table:style-name="ce6">
            <text:p>43’023.35</text:p>
          </table:table-cell>
          <table:table-cell table:style-name="ce6"/>
          <table:table-cell office:value-type="float" office:value="-7477" table:style-name="ce7">
            <text:p>-7’4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3744.75" table:style-name="ce6">
            <text:p>73’744.75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1216.5" table:style-name="ce6">
            <text:p>61’216.50</text:p>
          </table:table-cell>
          <table:table-cell table:style-name="ce6"/>
          <table:table-cell office:value-type="float" office:value="-18784" table:style-name="ce7">
            <text:p>-18’7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515.25" table:style-name="ce6">
            <text:p>9’515.25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8255.1" table:style-name="ce6">
            <text:p>8’255.10</text:p>
          </table:table-cell>
          <table:table-cell table:style-name="ce6"/>
          <table:table-cell office:value-type="float" office:value="-1545" table:style-name="ce7">
            <text:p>-1’54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291.9499999999998" table:style-name="ce6">
            <text:p>2’291.95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568.95" table:style-name="ce6">
            <text:p>7’568.95</text:p>
          </table:table-cell>
          <table:table-cell table:style-name="ce6"/>
          <table:table-cell office:value-type="float" office:value="-931" table:style-name="ce7">
            <text:p>-9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507.85" table:style-name="ce6">
            <text:p>6’507.85</text:p>
          </table:table-cell>
          <table:table-cell office:value-type="float" office:value="25000" table:style-name="ce7">
            <text:p>2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890.95" table:style-name="ce6">
            <text:p>15’890.95</text:p>
          </table:table-cell>
          <table:table-cell table:style-name="ce6"/>
          <table:table-cell office:value-type="float" office:value="-9109" table:style-name="ce7">
            <text:p>-9’10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09466.8" table:style-name="ce6">
            <text:p>209’466.80</text:p>
          </table:table-cell>
          <table:table-cell office:value-type="float" office:value="222900" table:style-name="ce7">
            <text:p>222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34243.55" table:style-name="ce6">
            <text:p>334’243.55</text:p>
          </table:table-cell>
          <table:table-cell table:style-name="ce6"/>
          <table:table-cell office:value-type="float" office:value="-18656" table:style-name="ce7">
            <text:p>-18’6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130000" table:style-name="ce7">
            <text:p>13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467.5" table:style-name="ce6">
            <text:p>1’467.5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789.75" table:style-name="ce6">
            <text:p>1’789.75</text:p>
          </table:table-cell>
          <table:table-cell table:style-name="ce6"/>
          <table:table-cell office:value-type="float" office:value="-110" table:style-name="ce7">
            <text:p>-1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367.75" table:style-name="ce6">
            <text:p>80’367.75</text:p>
          </table:table-cell>
          <table:table-cell office:value-type="float" office:value="130800" table:style-name="ce7">
            <text:p>130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3134.75" table:style-name="ce6">
            <text:p>133’134.75</text:p>
          </table:table-cell>
          <table:table-cell table:style-name="ce6"/>
          <table:table-cell office:value-type="float" office:value="2335" table:style-name="ce7">
            <text:p>2’33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2600" table:style-name="ce7">
            <text:p>52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9633.72" table:style-name="ce6">
            <text:p>49’633.72</text:p>
          </table:table-cell>
          <table:table-cell table:style-name="ce6"/>
          <table:table-cell office:value-type="float" office:value="-2966" table:style-name="ce7">
            <text:p>-2’96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28738.5" table:style-name="ce6">
            <text:p>128’738.50</text:p>
          </table:table-cell>
          <table:table-cell office:value-type="float" office:value="128739" table:style-name="ce7">
            <text:p>128’73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80718.90000000002" table:style-name="ce6">
            <text:p>280’718.90</text:p>
          </table:table-cell>
          <table:table-cell office:value-type="float" office:value="271300" table:style-name="ce7">
            <text:p>271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33198.40000000002" table:style-name="ce6">
            <text:p>333’198.40</text:p>
          </table:table-cell>
          <table:table-cell office:value-type="float" office:value="61898" table:style-name="ce7">
            <text:p>61’89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7981.8" table:style-name="ce6">
            <text:p>77’981.80</text:p>
          </table:table-cell>
          <table:table-cell office:value-type="float" office:value="94700" table:style-name="ce7">
            <text:p>94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5255.5" table:style-name="ce6">
            <text:p>135’255.50</text:p>
          </table:table-cell>
          <table:table-cell office:value-type="float" office:value="40556" table:style-name="ce7">
            <text:p>40’556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7</text:p>
          </table:table-cell>
          <table:table-cell office:value-type="string" table:style-name="ce9">
            <text:p>Grundbuch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20943.55" table:style-name="ce10">
            <text:p>1’620’943.55</text:p>
          </table:table-cell>
          <table:table-cell office:value-type="float" office:value="1669000" table:style-name="ce11">
            <text:p>1’669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05712.19" table:style-name="ce10">
            <text:p>1’705’712.19</text:p>
          </table:table-cell>
          <table:table-cell table:style-name="ce10"/>
          <table:table-cell office:value-type="float" office:value="-7688" table:style-name="ce11">
            <text:p>-7’68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4400" table:style-name="ce11">
            <text:p>44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483428.24" table:style-name="ce10">
            <text:p>3’483’428.24</text:p>
          </table:table-cell>
          <table:table-cell office:value-type="float" office:value="3283100" table:style-name="ce11">
            <text:p>3’283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453639.64" table:style-name="ce10">
            <text:p>3’453’639.64</text:p>
          </table:table-cell>
          <table:table-cell office:value-type="float" office:value="170540" table:style-name="ce11">
            <text:p>170’540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862484.69" table:style-name="ce10">
            <text:p>1’862’484.69</text:p>
          </table:table-cell>
          <table:table-cell office:value-type="float" office:value="1569700" table:style-name="ce11">
            <text:p>1’569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747927.45" table:style-name="ce10">
            <text:p>1’747’927.4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84133.6499999999" table:style-name="ce6">
            <text:p>1’184’133.65</text:p>
          </table:table-cell>
          <table:table-cell office:value-type="float" office:value="1199100" table:style-name="ce7">
            <text:p>1’199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239852.7" table:style-name="ce6">
            <text:p>1’239’852.70</text:p>
          </table:table-cell>
          <table:table-cell table:style-name="ce6"/>
          <table:table-cell office:value-type="float" office:value="-47" table:style-name="ce7">
            <text:p>-4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800" table:style-name="ce7">
            <text:p>40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7601.05" table:style-name="ce6">
            <text:p>87’601.05</text:p>
          </table:table-cell>
          <table:table-cell office:value-type="float" office:value="87600" table:style-name="ce7">
            <text:p>87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3554.8" table:style-name="ce6">
            <text:p>93’554.80</text:p>
          </table:table-cell>
          <table:table-cell table:style-name="ce6"/>
          <table:table-cell office:value-type="float" office:value="5955" table:style-name="ce7">
            <text:p>5’95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06626.5" table:style-name="ce6">
            <text:p>106’626.50</text:p>
          </table:table-cell>
          <table:table-cell office:value-type="float" office:value="120800" table:style-name="ce7">
            <text:p>120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8567.65" table:style-name="ce6">
            <text:p>118’567.65</text:p>
          </table:table-cell>
          <table:table-cell table:style-name="ce6"/>
          <table:table-cell office:value-type="float" office:value="-2232" table:style-name="ce7">
            <text:p>-2’23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758.15" table:style-name="ce6">
            <text:p>15’758.15</text:p>
          </table:table-cell>
          <table:table-cell office:value-type="float" office:value="17100" table:style-name="ce7">
            <text:p>17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7257.25" table:style-name="ce6">
            <text:p>17’257.25</text:p>
          </table:table-cell>
          <table:table-cell table:style-name="ce6"/>
          <table:table-cell office:value-type="float" office:value="157" table:style-name="ce7">
            <text:p>1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21.35" table:style-name="ce6">
            <text:p>1’821.35</text:p>
          </table:table-cell>
          <table:table-cell office:value-type="float" office:value="5600" table:style-name="ce7">
            <text:p>5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106.2000000000007" table:style-name="ce6">
            <text:p>9’106.20</text:p>
          </table:table-cell>
          <table:table-cell table:style-name="ce6"/>
          <table:table-cell office:value-type="float" office:value="-94" table:style-name="ce7">
            <text:p>-9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600" table:style-name="ce7">
            <text:p>3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0249.45" table:style-name="ce6">
            <text:p>30’249.45</text:p>
          </table:table-cell>
          <table:table-cell office:value-type="float" office:value="31500" table:style-name="ce7">
            <text:p>31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376.55" table:style-name="ce6">
            <text:p>32’376.55</text:p>
          </table:table-cell>
          <table:table-cell table:style-name="ce6"/>
          <table:table-cell office:value-type="float" office:value="877" table:style-name="ce7">
            <text:p>87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548.5" table:style-name="ce6">
            <text:p>548.5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080.4000000000001" table:style-name="ce6">
            <text:p>1’080.40</text:p>
          </table:table-cell>
          <table:table-cell table:style-name="ce6"/>
          <table:table-cell office:value-type="float" office:value="-420" table:style-name="ce7">
            <text:p>-42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56.95" table:style-name="ce6">
            <text:p>656.95</text:p>
          </table:table-cell>
          <table:table-cell table:style-name="ce6"/>
          <table:table-cell office:value-type="float" office:value="157" table:style-name="ce7">
            <text:p>157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807.4" table:style-name="ce6">
            <text:p>1’807.4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06.8" table:style-name="ce6">
            <text:p>906.80</text:p>
          </table:table-cell>
          <table:table-cell table:style-name="ce6"/>
          <table:table-cell office:value-type="float" office:value="-393" table:style-name="ce7">
            <text:p>-39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4059.15" table:style-name="ce6">
            <text:p>124’059.15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21316.4" table:style-name="ce6">
            <text:p>121’316.40</text:p>
          </table:table-cell>
          <table:table-cell table:style-name="ce6"/>
          <table:table-cell office:value-type="float" office:value="-3684" table:style-name="ce7">
            <text:p>-3’68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0" table:style-name="ce6">
            <text:p>150.0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700" table:style-name="ce7">
            <text:p>-7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1831.05" table:style-name="ce6">
            <text:p>71’831.05</text:p>
          </table:table-cell>
          <table:table-cell office:value-type="float" office:value="78100" table:style-name="ce7">
            <text:p>78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1036.490000000005" table:style-name="ce6">
            <text:p>71’036.49</text:p>
          </table:table-cell>
          <table:table-cell table:style-name="ce6"/>
          <table:table-cell office:value-type="float" office:value="-7064" table:style-name="ce7">
            <text:p>-7’06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3279253.1" table:style-name="ce6">
            <text:p>3’279’253.10</text:p>
          </table:table-cell>
          <table:table-cell office:value-type="float" office:value="3001400" table:style-name="ce7">
            <text:p>3’001’4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3160021.5" table:style-name="ce6">
            <text:p>3’160’021.50</text:p>
          </table:table-cell>
          <table:table-cell office:value-type="float" office:value="158622" table:style-name="ce7">
            <text:p>158’62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9745.2" table:style-name="ce6">
            <text:p>49’745.20</text:p>
          </table:table-cell>
          <table:table-cell office:value-type="float" office:value="29800" table:style-name="ce7">
            <text:p>29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6190" table:style-name="ce6">
            <text:p>26’190.00</text:p>
          </table:table-cell>
          <table:table-cell office:value-type="float" office:value="-3610" table:style-name="ce7">
            <text:p>-3’6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3779.19" table:style-name="ce6">
            <text:p>153’779.19</text:p>
          </table:table-cell>
          <table:table-cell office:value-type="float" office:value="250000" table:style-name="ce7">
            <text:p>25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66528.14" table:style-name="ce6">
            <text:p>266’528.14</text:p>
          </table:table-cell>
          <table:table-cell office:value-type="float" office:value="16528" table:style-name="ce7">
            <text:p>16’5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50.75" table:style-name="ce6">
            <text:p>650.75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900" table:style-name="ce6">
            <text:p>900.00</text:p>
          </table:table-cell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</text:p>
          </table:table-cell>
          <table:table-cell office:value-type="string" table:style-name="ce9">
            <text:p>Stadtplan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3908077.23" table:style-name="ce10">
            <text:p>3’908’077.23</text:p>
          </table:table-cell>
          <table:table-cell office:value-type="float" office:value="4067650" table:style-name="ce11">
            <text:p>4’067’6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90356.23" table:style-name="ce10">
            <text:p>4’090’356.23</text:p>
          </table:table-cell>
          <table:table-cell table:style-name="ce10"/>
          <table:table-cell office:value-type="float" office:value="-17294" table:style-name="ce11">
            <text:p>-17’294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0000" table:style-name="ce11">
            <text:p>4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902984.6" table:style-name="ce10">
            <text:p>1’902’984.60</text:p>
          </table:table-cell>
          <table:table-cell office:value-type="float" office:value="1970000" table:style-name="ce11">
            <text:p>1’97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83389.45" table:style-name="ce10">
            <text:p>2’083’389.45</text:p>
          </table:table-cell>
          <table:table-cell office:value-type="float" office:value="113389" table:style-name="ce11">
            <text:p>113’389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05092.63" table:style-name="ce10">
            <text:p>2’005’092.63</text:p>
          </table:table-cell>
          <table:table-cell office:value-type="float" office:value="2137650" table:style-name="ce11">
            <text:p>2’137’6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06966.78" table:style-name="ce10">
            <text:p>2’006’966.7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215361.6800000002" table:style-name="ce10">
            <text:p>2’215’361.68</text:p>
          </table:table-cell>
          <table:table-cell office:value-type="float" office:value="2328950" table:style-name="ce11">
            <text:p>2’328’9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95455.08" table:style-name="ce10">
            <text:p>2’295’455.08</text:p>
          </table:table-cell>
          <table:table-cell table:style-name="ce10"/>
          <table:table-cell office:value-type="float" office:value="-73495" table:style-name="ce11">
            <text:p>-73’495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office:value-type="float" office:value="40000" table:style-name="ce11">
            <text:p>4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10269.05" table:style-name="ce10">
            <text:p>210’269.05</text:p>
          </table:table-cell>
          <table:table-cell office:value-type="float" office:value="231300" table:style-name="ce11">
            <text:p>231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8488.3" table:style-name="ce10">
            <text:p>288’488.30</text:p>
          </table:table-cell>
          <table:table-cell office:value-type="float" office:value="57188" table:style-name="ce11">
            <text:p>57’188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2005092.63" table:style-name="ce10">
            <text:p>2’005’092.63</text:p>
          </table:table-cell>
          <table:table-cell office:value-type="float" office:value="2137650" table:style-name="ce11">
            <text:p>2’137’6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06966.78" table:style-name="ce10">
            <text:p>2’006’966.78</text:p>
          </table:table-cell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62312.2" table:style-name="ce6">
            <text:p>1’562’312.20</text:p>
          </table:table-cell>
          <table:table-cell office:value-type="float" office:value="1623200" table:style-name="ce7">
            <text:p>1’623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43881.7" table:style-name="ce6">
            <text:p>1’643’881.70</text:p>
          </table:table-cell>
          <table:table-cell table:style-name="ce6"/>
          <table:table-cell office:value-type="float" office:value="-19318" table:style-name="ce7">
            <text:p>-19’31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40000" table:style-name="ce7">
            <text:p>4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7162.65" table:style-name="ce6">
            <text:p>117’162.65</text:p>
          </table:table-cell>
          <table:table-cell office:value-type="float" office:value="118900" table:style-name="ce7">
            <text:p>118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2060.7" table:style-name="ce6">
            <text:p>122’060.70</text:p>
          </table:table-cell>
          <table:table-cell table:style-name="ce6"/>
          <table:table-cell office:value-type="float" office:value="3161" table:style-name="ce7">
            <text:p>3’16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1397.4" table:style-name="ce6">
            <text:p>161’397.40</text:p>
          </table:table-cell>
          <table:table-cell office:value-type="float" office:value="170000" table:style-name="ce7">
            <text:p>17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80372.1" table:style-name="ce6">
            <text:p>180’372.10</text:p>
          </table:table-cell>
          <table:table-cell table:style-name="ce6"/>
          <table:table-cell office:value-type="float" office:value="10372" table:style-name="ce7">
            <text:p>10’3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1233.25" table:style-name="ce6">
            <text:p>21’233.25</text:p>
          </table:table-cell>
          <table:table-cell office:value-type="float" office:value="23300" table:style-name="ce7">
            <text:p>23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2532.35" table:style-name="ce6">
            <text:p>22’532.35</text:p>
          </table:table-cell>
          <table:table-cell table:style-name="ce6"/>
          <table:table-cell office:value-type="float" office:value="-768" table:style-name="ce7">
            <text:p>-76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9075.400000000001" table:style-name="ce6">
            <text:p>19’075.40</text:p>
          </table:table-cell>
          <table:table-cell office:value-type="float" office:value="29150" table:style-name="ce7">
            <text:p>29’15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819.3" table:style-name="ce6">
            <text:p>28’819.30</text:p>
          </table:table-cell>
          <table:table-cell table:style-name="ce6"/>
          <table:table-cell office:value-type="float" office:value="-331" table:style-name="ce7">
            <text:p>-33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850.2" table:style-name="ce6">
            <text:p>17’850.20</text:p>
          </table:table-cell>
          <table:table-cell office:value-type="float" office:value="16100" table:style-name="ce7">
            <text:p>16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3479.25" table:style-name="ce6">
            <text:p>13’479.25</text:p>
          </table:table-cell>
          <table:table-cell table:style-name="ce6"/>
          <table:table-cell office:value-type="float" office:value="-2621" table:style-name="ce7">
            <text:p>-2’62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201.6000000000004" table:style-name="ce6">
            <text:p>4’201.6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149.3" table:style-name="ce6">
            <text:p>3’149.30</text:p>
          </table:table-cell>
          <table:table-cell table:style-name="ce6"/>
          <table:table-cell office:value-type="float" office:value="149" table:style-name="ce7">
            <text:p>14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92802.1" table:style-name="ce6">
            <text:p>92’802.10</text:p>
          </table:table-cell>
          <table:table-cell office:value-type="float" office:value="105000" table:style-name="ce7">
            <text:p>105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91890.5" table:style-name="ce6">
            <text:p>91’890.50</text:p>
          </table:table-cell>
          <table:table-cell table:style-name="ce6"/>
          <table:table-cell office:value-type="float" office:value="-13110" table:style-name="ce7">
            <text:p>-13’11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18.65" table:style-name="ce6">
            <text:p>218.65</text:p>
          </table:table-cell>
          <table:table-cell table:style-name="ce6"/>
          <table:table-cell office:value-type="float" office:value="219" table:style-name="ce7">
            <text:p>21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680.2999999999993" table:style-name="ce6">
            <text:p>8’680.30</text:p>
          </table:table-cell>
          <table:table-cell office:value-type="float" office:value="7900" table:style-name="ce7">
            <text:p>7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479.9" table:style-name="ce6">
            <text:p>8’479.90</text:p>
          </table:table-cell>
          <table:table-cell table:style-name="ce6"/>
          <table:table-cell office:value-type="float" office:value="580" table:style-name="ce7">
            <text:p>58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77833.7" table:style-name="ce6">
            <text:p>177’833.70</text:p>
          </table:table-cell>
          <table:table-cell office:value-type="float" office:value="200400" table:style-name="ce7">
            <text:p>200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53328.29999999999" table:style-name="ce6">
            <text:p>153’328.30</text:p>
          </table:table-cell>
          <table:table-cell table:style-name="ce6"/>
          <table:table-cell office:value-type="float" office:value="-47072" table:style-name="ce7">
            <text:p>-47’07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1257.9" table:style-name="ce6">
            <text:p>11’257.90</text:p>
          </table:table-cell>
          <table:table-cell office:value-type="float" office:value="11500" table:style-name="ce7">
            <text:p>1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1928.1" table:style-name="ce6">
            <text:p>11’928.10</text:p>
          </table:table-cell>
          <table:table-cell table:style-name="ce6"/>
          <table:table-cell office:value-type="float" office:value="428" table:style-name="ce7">
            <text:p>42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274.7" table:style-name="ce6">
            <text:p>6’274.7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385.5500000000002" table:style-name="ce6">
            <text:p>2’385.55</text:p>
          </table:table-cell>
          <table:table-cell table:style-name="ce6"/>
          <table:table-cell office:value-type="float" office:value="-3414" table:style-name="ce7">
            <text:p>-3’41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5280.28" table:style-name="ce6">
            <text:p>15’280.28</text:p>
          </table:table-cell>
          <table:table-cell office:value-type="float" office:value="14700" table:style-name="ce7">
            <text:p>14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929.38" table:style-name="ce6">
            <text:p>12’929.38</text:p>
          </table:table-cell>
          <table:table-cell table:style-name="ce6"/>
          <table:table-cell office:value-type="float" office:value="-1771" table:style-name="ce7">
            <text:p>-1’771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9034.05" table:style-name="ce6">
            <text:p>129’034.05</text:p>
          </table:table-cell>
          <table:table-cell office:value-type="float" office:value="150800" table:style-name="ce7">
            <text:p>150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08488.3" table:style-name="ce6">
            <text:p>208’488.30</text:p>
          </table:table-cell>
          <table:table-cell office:value-type="float" office:value="57688" table:style-name="ce7">
            <text:p>57’688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35" table:style-name="ce6">
            <text:p>1’235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80000" table:style-name="ce6">
            <text:p>80’000.00</text:p>
          </table:table-cell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1</text:p>
          </table:table-cell>
          <table:table-cell office:value-type="string" table:style-name="ce9">
            <text:p>Spezialfinanzierung für Altstadt-, Ortsbild und Denkmalpfle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92715.55" table:style-name="ce10">
            <text:p>1’692’715.55</text:p>
          </table:table-cell>
          <table:table-cell office:value-type="float" office:value="1738700" table:style-name="ce11">
            <text:p>1’738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94901.15" table:style-name="ce10">
            <text:p>1’794’901.15</text:p>
          </table:table-cell>
          <table:table-cell table:style-name="ce10"/>
          <table:table-cell office:value-type="float" office:value="56201" table:style-name="ce11">
            <text:p>56’20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F</text:p>
          </table:table-cell>
          <table:table-cell office:value-type="float" office:value="1692715.55" table:style-name="ce10">
            <text:p>1’692’715.55</text:p>
          </table:table-cell>
          <table:table-cell office:value-type="float" office:value="1738700" table:style-name="ce11">
            <text:p>1’738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94901.15" table:style-name="ce10">
            <text:p>1’794’901.15</text:p>
          </table:table-cell>
          <table:table-cell office:value-type="float" office:value="56201" table:style-name="ce11">
            <text:p>56’201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724.75" table:style-name="ce6">
            <text:p>2’724.75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61329.85" table:style-name="ce6">
            <text:p>61’329.85</text:p>
          </table:table-cell>
          <table:table-cell office:value-type="float" office:value="47600" table:style-name="ce7">
            <text:p>47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7720.6" table:style-name="ce6">
            <text:p>37’720.60</text:p>
          </table:table-cell>
          <table:table-cell table:style-name="ce6"/>
          <table:table-cell office:value-type="float" office:value="-9879" table:style-name="ce7">
            <text:p>-9’879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table:number-columns-repeated="2" table:style-name="ce6"/>
          <table:table-cell office:value-type="float" office:value="-35000" table:style-name="ce7">
            <text:p>-35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2769" table:style-name="ce6">
            <text:p>72’769.00</text:p>
          </table:table-cell>
          <table:table-cell office:value-type="float" office:value="105000" table:style-name="ce7">
            <text:p>105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7700" table:style-name="ce6">
            <text:p>17’700.00</text:p>
          </table:table-cell>
          <table:table-cell table:style-name="ce6"/>
          <table:table-cell office:value-type="float" office:value="-87300" table:style-name="ce7">
            <text:p>-87’3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0928" table:style-name="ce6">
            <text:p>120’928.00</text:p>
          </table:table-cell>
          <table:table-cell office:value-type="float" office:value="140000" table:style-name="ce7">
            <text:p>140’0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71325" table:style-name="ce6">
            <text:p>71’325.00</text:p>
          </table:table-cell>
          <table:table-cell table:style-name="ce6"/>
          <table:table-cell office:value-type="float" office:value="-68675" table:style-name="ce7">
            <text:p>-68’67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430974.75" table:style-name="ce6">
            <text:p>430’974.75</text:p>
          </table:table-cell>
          <table:table-cell office:value-type="float" office:value="263700" table:style-name="ce7">
            <text:p>263’7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700261.8" table:style-name="ce6">
            <text:p>700’261.80</text:p>
          </table:table-cell>
          <table:table-cell table:style-name="ce6"/>
          <table:table-cell office:value-type="float" office:value="436562" table:style-name="ce7">
            <text:p>436’562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80000" table:style-name="ce6">
            <text:p>8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28408.2" table:style-name="ce6">
            <text:p>128’408.20</text:p>
          </table:table-cell>
          <table:table-cell office:value-type="float" office:value="156400" table:style-name="ce7">
            <text:p>156’4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30066.4" table:style-name="ce6">
            <text:p>130’066.40</text:p>
          </table:table-cell>
          <table:table-cell table:style-name="ce6"/>
          <table:table-cell office:value-type="float" office:value="-26334" table:style-name="ce7">
            <text:p>-26’334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795581" table:style-name="ce6">
            <text:p>795’581.00</text:p>
          </table:table-cell>
          <table:table-cell office:value-type="float" office:value="906000" table:style-name="ce7">
            <text:p>906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757827.35" table:style-name="ce6">
            <text:p>757’827.35</text:p>
          </table:table-cell>
          <table:table-cell table:style-name="ce6"/>
          <table:table-cell office:value-type="float" office:value="-148173" table:style-name="ce7">
            <text:p>-148’173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69</text:p>
          </table:table-cell>
          <table:table-cell office:value-type="string" table:style-name="ce5">
            <text:p>Übrige Beiträge</text:p>
          </table:table-cell>
          <table:table-cell table:style-name="ce6"/>
          <table:table-cell office:value-type="float" office:value="30000" table:style-name="ce6">
            <text:p>30’000.00</text:p>
          </table:table-cell>
          <table:table-cell office:value-type="float" office:value="30000" table:style-name="ce7">
            <text:p>30’000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1666961.55" table:style-name="ce6">
            <text:p>1’666’961.55</text:p>
          </table:table-cell>
          <table:table-cell office:value-type="float" office:value="1713300" table:style-name="ce7">
            <text:p>1’713’3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30814.95" table:style-name="ce6">
            <text:p>1’730’814.95</text:p>
          </table:table-cell>
          <table:table-cell office:value-type="float" office:value="17515" table:style-name="ce7">
            <text:p>17’515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5">
            <text:p>N</text:p>
          </table:table-cell>
          <table:table-cell office:value-type="float" office:value="25754" table:style-name="ce6">
            <text:p>25’754.00</text:p>
          </table:table-cell>
          <table:table-cell office:value-type="float" office:value="25400" table:style-name="ce7">
            <text:p>25’4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34086.199999999997" table:style-name="ce6">
            <text:p>34’086.20</text:p>
          </table:table-cell>
          <table:table-cell office:value-type="float" office:value="8686" table:style-name="ce7">
            <text:p>8’686</text:p>
          </table:table-cell>
          <table:table-cell table:number-columns-repeated="16375" table:style-name="ce8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2">
          <table:table-cell table:style-name="ce2"/>
          <table:table-cell table:style-name="ce3"/>
          <table:table-cell table:style-name="ce4"/>
          <table:table-cell table:number-columns-repeated="3" table:style-name="ce2"/>
          <table:table-cell table:number-columns-repeated="2" table:style-name="ce3"/>
          <table:table-cell table:style-name="ce4"/>
          <table:table-cell table:number-columns-repeated="16375"/>
        </table:table-row>
        <table:table-row table:number-rows-repeated="1045973" table:style-name="ro2">
          <table:table-cell table:number-columns-repeated="16384"/>
        </table:table-row>
      </table:table>
      <table:table table:name="Tabelle2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G0REHEL</meta:initial-creator>
    <dc:creator>Wullschleger Nicola</dc:creator>
    <meta:creation-date>2019-08-13T08:51:49Z</meta:creation-date>
    <dc:date>2019-08-20T12:54:03Z</dc:date>
    <meta:editing-duration>PT0S</meta:editing-duration>
  </office:meta>
</office:document-meta>
</file>